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00A0000000A36182673571669CF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7.6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map style:condition="is-true-formula([$data.$G2]=0)" style:apply-style-name="ClusterRows_5f_N4_5f_Cluster_5f_0" style:base-cell-address="data.E2"/>
      <style:map style:condition="is-true-formula([$data.$G2]=1)" style:apply-style-name="ClusterRows_5f_N4_5f_Cluster_5f_1" style:base-cell-address="data.E2"/>
      <style:map style:condition="is-true-formula([$data.$G2]=2)" style:apply-style-name="ClusterRows_5f_N4_5f_Cluster_5f_2" style:base-cell-address="data.E2"/>
      <style:map style:condition="is-true-formula([$data.$G2]=3)" style:apply-style-name="ClusterRows_5f_N4_5f_Cluster_5f_3" style:base-cell-address="data.E2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 style:data-style-name="N99"/>
    <style:style style:name="ce1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Real ClusterIdx</text:p>
          </table:table-cell>
          <table:table-cell/>
          <table:table-cell table:style-name="ce4" office:value-type="string" calcext:value-type="string">
            <text:p>X0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ClusterId</text:p>
          </table:table-cell>
          <table:table-cell table:style-name="ce4" office:value-type="string" calcext:value-type="string">
            <text:p>Confidence</text:p>
          </table:table-cell>
          <table:table-cell table:number-columns-repeated="8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2.205" calcext:value-type="float">
            <text:p>2.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2.205" calcext:value-type="float">
            <text:p>2.205</text:p>
          </table:table-cell>
          <table:table-cell table:number-matrix-columns-spanned="2" table:number-matrix-rows-spanned="300" table:formula="of:=COM.GITHUB.DENNISFRANCIS.DATACLUSTER.GMMCLUSTER([$data.$E$2:.$F$301];4;10;100)" office:value-type="float" office:value="1" calcext:value-type="float">
            <text:p>1</text:p>
          </table:table-cell>
          <table:table-cell office:value-type="float" office:value="0.999769770541792" calcext:value-type="float">
            <text:p>0.999769770541792</text:p>
          </table:table-cell>
          <table:table-cell table:number-columns-repeated="2"/>
          <table:table-cell table:style-name="ce6" office:value-type="string" calcext:value-type="string">
            <text:p>True ClusterIdx / Computed ClusterIdx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orrectly labeled</text:p>
          </table:table-cell>
        </table:table-row>
        <table:table-row table:style-name="ro1">
          <table:table-cell office:value-type="float" office:value="3.688" calcext:value-type="float">
            <text:p>3.688</text:p>
          </table:table-cell>
          <table:table-cell office:value-type="float" office:value="1.482" calcext:value-type="float">
            <text:p>1.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8" calcext:value-type="float">
            <text:p>3.688</text:p>
          </table:table-cell>
          <table:table-cell office:value-type="float" office:value="1.482" calcext:value-type="float">
            <text:p>1.482</text:p>
          </table:table-cell>
          <table:table-cell office:value-type="float" office:value="1" calcext:value-type="float">
            <text:p>1</text:p>
          </table:table-cell>
          <table:table-cell office:value-type="float" office:value="0.988053811426744" calcext:value-type="float">
            <text:p>0.988053811426744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formula="of:=COUNTIFS([.$C$2:.$C$301];&quot;=0&quot;;[.$G$2:.$G$301];&quot;=0&quot;)" office:value-type="float" office:value="0" calcext:value-type="float">
            <text:p>0</text:p>
          </table:table-cell>
          <table:table-cell table:formula="of:=COUNTIFS([.$C$2:.$C$301];&quot;=0&quot;;[.$G$2:.$G$301];&quot;=1&quot;)" office:value-type="float" office:value="1" calcext:value-type="float">
            <text:p>1</text:p>
          </table:table-cell>
          <table:table-cell table:formula="of:=COUNTIFS([.$C$2:.$C$301];&quot;=0&quot;;[.$G$2:.$G$301];&quot;=2&quot;)" office:value-type="float" office:value="0" calcext:value-type="float">
            <text:p>0</text:p>
          </table:table-cell>
          <table:table-cell table:formula="of:=COUNTIFS([.$C$2:.$C$301];&quot;=0&quot;;[.$G$2:.$G$301];&quot;=3&quot;)" office:value-type="float" office:value="74" calcext:value-type="float">
            <text:p>74</text:p>
          </table:table-cell>
          <table:table-cell table:style-name="ce15" table:formula="of:=MAX([.L3:.O3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.783" calcext:value-type="float">
            <text:p>3.783</text:p>
          </table:table-cell>
          <table:table-cell office:value-type="float" office:value="1.816" calcext:value-type="float">
            <text:p>1.8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783" calcext:value-type="float">
            <text:p>3.783</text:p>
          </table:table-cell>
          <table:table-cell office:value-type="float" office:value="1.816" calcext:value-type="float">
            <text:p>1.816</text:p>
          </table:table-cell>
          <table:table-cell office:value-type="float" office:value="1" calcext:value-type="float">
            <text:p>1</text:p>
          </table:table-cell>
          <table:table-cell office:value-type="float" office:value="0.998705219894665" calcext:value-type="float">
            <text:p>0.998705219894665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formula="of:=COUNTIFS([.$C$2:.$C$301];&quot;=1&quot;;[.$G$2:.$G$301];&quot;=0&quot;)" office:value-type="float" office:value="1" calcext:value-type="float">
            <text:p>1</text:p>
          </table:table-cell>
          <table:table-cell table:formula="of:=COUNTIFS([.$C$2:.$C$301];&quot;=1&quot;;[.$G$2:.$G$301];&quot;=1&quot;)" office:value-type="float" office:value="63" calcext:value-type="float">
            <text:p>63</text:p>
          </table:table-cell>
          <table:table-cell table:formula="of:=COUNTIFS([.$C$2:.$C$301];&quot;=1&quot;;[.$G$2:.$G$301];&quot;=2&quot;)" office:value-type="float" office:value="11" calcext:value-type="float">
            <text:p>11</text:p>
          </table:table-cell>
          <table:table-cell table:formula="of:=COUNTIFS([.$C$2:.$C$301];&quot;=1&quot;;[.$G$2:.$G$301];&quot;=3&quot;)" office:value-type="float" office:value="0" calcext:value-type="float">
            <text:p>0</text:p>
          </table:table-cell>
          <table:table-cell table:style-name="ce15" table:formula="of:=MAX([.L4:.O4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.947" calcext:value-type="float">
            <text:p>5.9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5.947" calcext:value-type="float">
            <text:p>5.947</text:p>
          </table:table-cell>
          <table:table-cell office:value-type="float" office:value="0" calcext:value-type="float">
            <text:p>0</text:p>
          </table:table-cell>
          <table:table-cell office:value-type="float" office:value="0.999999279070541" calcext:value-type="float">
            <text:p>0.999999279070541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11" table:formula="of:=COUNTIFS([.$C$2:.$C$301];&quot;=2&quot;;[.$G$2:.$G$301];&quot;=0&quot;)" office:value-type="float" office:value="0" calcext:value-type="float">
            <text:p>0</text:p>
          </table:table-cell>
          <table:table-cell table:style-name="ce11" table:formula="of:=COUNTIFS([.$C$2:.$C$301];&quot;=2&quot;;[.$G$2:.$G$301];&quot;=1&quot;)" office:value-type="float" office:value="0" calcext:value-type="float">
            <text:p>0</text:p>
          </table:table-cell>
          <table:table-cell table:style-name="ce11" table:formula="of:=COUNTIFS([.$C$2:.$C$301];&quot;=2&quot;;[.$G$2:.$G$301];&quot;=2&quot;)" office:value-type="float" office:value="75" calcext:value-type="float">
            <text:p>75</text:p>
          </table:table-cell>
          <table:table-cell table:style-name="ce11" table:formula="of:=COUNTIFS([.$C$2:.$C$301];&quot;=2&quot;;[.$G$2:.$G$301];&quot;=3&quot;)" office:value-type="float" office:value="0" calcext:value-type="float">
            <text:p>0</text:p>
          </table:table-cell>
          <table:table-cell table:style-name="ce15" table:formula="of:=MAX([.L5:.O5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0.448" calcext:value-type="float">
            <text:p>-0.448</text:p>
          </table:table-cell>
          <table:table-cell office:value-type="float" office:value="5.324" calcext:value-type="float">
            <text:p>5.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48" calcext:value-type="float">
            <text:p>-0.448</text:p>
          </table:table-cell>
          <table:table-cell office:value-type="float" office:value="5.324" calcext:value-type="float">
            <text:p>5.324</text:p>
          </table:table-cell>
          <table:table-cell office:value-type="float" office:value="0" calcext:value-type="float">
            <text:p>0</text:p>
          </table:table-cell>
          <table:table-cell office:value-type="float" office:value="0.999997578245983" calcext:value-type="float">
            <text:p>0.999997578245983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2" table:formula="of:=COUNTIFS([.$C$2:.$C$301];&quot;=3&quot;;[.$G$2:.$G$301];&quot;=0&quot;)" office:value-type="float" office:value="75" calcext:value-type="float">
            <text:p>75</text:p>
          </table:table-cell>
          <table:table-cell table:style-name="ce12" table:formula="of:=COUNTIFS([.$C$2:.$C$301];&quot;=3&quot;;[.$G$2:.$G$301];&quot;=1&quot;)" office:value-type="float" office:value="0" calcext:value-type="float">
            <text:p>0</text:p>
          </table:table-cell>
          <table:table-cell table:style-name="ce12" table:formula="of:=COUNTIFS([.$C$2:.$C$301];&quot;=3&quot;;[.$G$2:.$G$301];&quot;=2&quot;)" office:value-type="float" office:value="0" calcext:value-type="float">
            <text:p>0</text:p>
          </table:table-cell>
          <table:table-cell table:style-name="ce12" table:formula="of:=COUNTIFS([.$C$2:.$C$301];&quot;=3&quot;;[.$G$2:.$G$301];&quot;=3&quot;)" office:value-type="float" office:value="0" calcext:value-type="float">
            <text:p>0</text:p>
          </table:table-cell>
          <table:table-cell table:style-name="ce16" table:formula="of:=MAX([.L6:.O6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6.002" calcext:value-type="float">
            <text:p>6.0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6" calcext:value-type="float">
            <text:p>0.806</text:p>
          </table:table-cell>
          <table:table-cell office:value-type="float" office:value="6.002" calcext:value-type="float">
            <text:p>6.002</text:p>
          </table:table-cell>
          <table:table-cell office:value-type="float" office:value="0" calcext:value-type="float">
            <text:p>0</text:p>
          </table:table-cell>
          <table:table-cell office:value-type="float" office:value="0.999986703108045" calcext:value-type="float">
            <text:p>0.999986703108045</text:p>
          </table:table-cell>
          <table:table-cell table:number-columns-repeated="8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575" calcext:value-type="float">
            <text:p>2.5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2.575" calcext:value-type="float">
            <text:p>2.575</text:p>
          </table:table-cell>
          <table:table-cell office:value-type="float" office:value="1" calcext:value-type="float">
            <text:p>1</text:p>
          </table:table-cell>
          <table:table-cell office:value-type="float" office:value="0.999967056390775" calcext:value-type="float">
            <text:p>0.999967056390775</text:p>
          </table:table-cell>
          <table:table-cell table:number-columns-repeated="8"/>
        </table:table-row>
        <table:table-row table:style-name="ro1">
          <table:table-cell office:value-type="float" office:value="3.564" calcext:value-type="float">
            <text:p>3.564</text:p>
          </table:table-cell>
          <table:table-cell office:value-type="float" office:value="2.325" calcext:value-type="float">
            <text:p>2.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564" calcext:value-type="float">
            <text:p>3.564</text:p>
          </table:table-cell>
          <table:table-cell office:value-type="float" office:value="2.325" calcext:value-type="float">
            <text:p>2.325</text:p>
          </table:table-cell>
          <table:table-cell office:value-type="float" office:value="1" calcext:value-type="float">
            <text:p>1</text:p>
          </table:table-cell>
          <table:table-cell office:value-type="float" office:value="0.999848730022101" calcext:value-type="float">
            <text:p>0.999848730022101</text:p>
          </table:table-cell>
          <table:table-cell table:number-columns-repeated="2"/>
          <table:table-cell table:style-name="ce9" office:value-type="string" calcext:value-type="string">
            <text:p>Clustering Accuracy</text:p>
          </table:table-cell>
          <table:table-cell table:style-name="ce13" table:formula="of:=SUM([.$P$3:.$P$6])*100/300" office:value-type="float" office:value="95.6666666666667" calcext:value-type="float">
            <text:p>95.6666666666667</text:p>
          </table:table-cell>
          <table:table-cell table:number-columns-repeated="4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.021" calcext:value-type="float">
            <text:p>1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1.021" calcext:value-type="float">
            <text:p>1.021</text:p>
          </table:table-cell>
          <table:table-cell office:value-type="float" office:value="3" calcext:value-type="float">
            <text:p>3</text:p>
          </table:table-cell>
          <table:table-cell office:value-type="float" office:value="0.788457023014247" calcext:value-type="float">
            <text:p>0.788457023014247</text:p>
          </table:table-cell>
          <table:table-cell table:number-columns-repeated="8"/>
        </table:table-row>
        <table:table-row table:style-name="ro1">
          <table:table-cell office:value-type="float" office:value="2.333" calcext:value-type="float">
            <text:p>2.333</text:p>
          </table:table-cell>
          <table:table-cell office:value-type="float" office:value="-0.425" calcext:value-type="float">
            <text:p>-0.4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333" calcext:value-type="float">
            <text:p>2.333</text:p>
          </table:table-cell>
          <table:table-cell office:value-type="float" office:value="-0.425" calcext:value-type="float">
            <text:p>-0.425</text:p>
          </table:table-cell>
          <table:table-cell office:value-type="float" office:value="2" calcext:value-type="float">
            <text:p>2</text:p>
          </table:table-cell>
          <table:table-cell office:value-type="float" office:value="0.645922843035844" calcext:value-type="float">
            <text:p>0.645922843035844</text:p>
          </table:table-cell>
          <table:table-cell table:number-columns-repeated="8"/>
        </table:table-row>
        <table:table-row table:style-name="ro1">
          <table:table-cell office:value-type="float" office:value="-0.401" calcext:value-type="float">
            <text:p>-0.401</text:p>
          </table:table-cell>
          <table:table-cell office:value-type="float" office:value="3.011" calcext:value-type="float">
            <text:p>3.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01" calcext:value-type="float">
            <text:p>-0.401</text:p>
          </table:table-cell>
          <table:table-cell office:value-type="float" office:value="3.011" calcext:value-type="float">
            <text:p>3.011</text:p>
          </table:table-cell>
          <table:table-cell office:value-type="float" office:value="0" calcext:value-type="float">
            <text:p>0</text:p>
          </table:table-cell>
          <table:table-cell office:value-type="float" office:value="0.961034842013926" calcext:value-type="float">
            <text:p>0.961034842013926</text:p>
          </table:table-cell>
          <table:table-cell table:number-columns-repeated="8"/>
        </table:table-row>
        <table:table-row table:style-name="ro1">
          <table:table-cell office:value-type="float" office:value="-0.873" calcext:value-type="float">
            <text:p>-0.873</text:p>
          </table:table-cell>
          <table:table-cell office:value-type="float" office:value="5.702" calcext:value-type="float">
            <text:p>5.7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873" calcext:value-type="float">
            <text:p>-0.873</text:p>
          </table:table-cell>
          <table:table-cell office:value-type="float" office:value="5.702" calcext:value-type="float">
            <text:p>5.702</text:p>
          </table:table-cell>
          <table:table-cell office:value-type="float" office:value="0" calcext:value-type="float">
            <text:p>0</text:p>
          </table:table-cell>
          <table:table-cell office:value-type="float" office:value="0.999999641339916" calcext:value-type="float">
            <text:p>0.999999641339916</text:p>
          </table:table-cell>
          <table:table-cell table:number-columns-repeated="8"/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1.329" calcext:value-type="float">
            <text:p>1.3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3" calcext:value-type="float">
            <text:p>0.053</text:p>
          </table:table-cell>
          <table:table-cell office:value-type="float" office:value="1.329" calcext:value-type="float">
            <text:p>1.329</text:p>
          </table:table-cell>
          <table:table-cell office:value-type="float" office:value="2" calcext:value-type="float">
            <text:p>2</text:p>
          </table:table-cell>
          <table:table-cell office:value-type="float" office:value="0.970633464150126" calcext:value-type="float">
            <text:p>0.970633464150126</text:p>
          </table:table-cell>
          <table:table-cell table:number-columns-repeated="8"/>
        </table:table-row>
        <table:table-row table:style-name="ro1">
          <table:table-cell office:value-type="float" office:value="-0.097" calcext:value-type="float">
            <text:p>-0.097</text:p>
          </table:table-cell>
          <table:table-cell office:value-type="float" office:value="0.143" calcext:value-type="float">
            <text:p>0.1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097" calcext:value-type="float">
            <text:p>-0.097</text:p>
          </table:table-cell>
          <table:table-cell office:value-type="float" office:value="0.143" calcext:value-type="float">
            <text:p>0.143</text:p>
          </table:table-cell>
          <table:table-cell office:value-type="float" office:value="2" calcext:value-type="float">
            <text:p>2</text:p>
          </table:table-cell>
          <table:table-cell office:value-type="float" office:value="0.999357457411832" calcext:value-type="float">
            <text:p>0.999357457411832</text:p>
          </table:table-cell>
          <table:table-cell table:number-columns-repeated="8"/>
        </table:table-row>
        <table:table-row table:style-name="ro1">
          <table:table-cell office:value-type="float" office:value="5.431" calcext:value-type="float">
            <text:p>5.431</text:p>
          </table:table-cell>
          <table:table-cell office:value-type="float" office:value="0.759" calcext:value-type="float">
            <text:p>0.7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31" calcext:value-type="float">
            <text:p>5.431</text:p>
          </table:table-cell>
          <table:table-cell office:value-type="float" office:value="0.759" calcext:value-type="float">
            <text:p>0.759</text:p>
          </table:table-cell>
          <table:table-cell office:value-type="float" office:value="3" calcext:value-type="float">
            <text:p>3</text:p>
          </table:table-cell>
          <table:table-cell office:value-type="float" office:value="0.930205660361004" calcext:value-type="float">
            <text:p>0.930205660361004</text:p>
          </table:table-cell>
          <table:table-cell table:number-columns-repeated="8"/>
        </table:table-row>
        <table:table-row table:style-name="ro1">
          <table:table-cell office:value-type="float" office:value="-1.462" calcext:value-type="float">
            <text:p>-1.462</text:p>
          </table:table-cell>
          <table:table-cell office:value-type="float" office:value="2.141" calcext:value-type="float">
            <text:p>2.1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462" calcext:value-type="float">
            <text:p>-1.462</text:p>
          </table:table-cell>
          <table:table-cell office:value-type="float" office:value="2.141" calcext:value-type="float">
            <text:p>2.141</text:p>
          </table:table-cell>
          <table:table-cell office:value-type="float" office:value="2" calcext:value-type="float">
            <text:p>2</text:p>
          </table:table-cell>
          <table:table-cell office:value-type="float" office:value="0.912067016930096" calcext:value-type="float">
            <text:p>0.912067016930096</text:p>
          </table:table-cell>
          <table:table-cell table:number-columns-repeated="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3.497" calcext:value-type="float">
            <text:p>3.4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3.497" calcext:value-type="float">
            <text:p>3.497</text:p>
          </table:table-cell>
          <table:table-cell office:value-type="float" office:value="0" calcext:value-type="float">
            <text:p>0</text:p>
          </table:table-cell>
          <table:table-cell office:value-type="float" office:value="0.99374892639593" calcext:value-type="float">
            <text:p>0.99374892639593</text:p>
          </table:table-cell>
          <table:table-cell table:number-columns-repeated="8"/>
        </table:table-row>
        <table:table-row table:style-name="ro1">
          <table:table-cell office:value-type="float" office:value="3.586" calcext:value-type="float">
            <text:p>3.586</text:p>
          </table:table-cell>
          <table:table-cell office:value-type="float" office:value="2.331" calcext:value-type="float">
            <text:p>2.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586" calcext:value-type="float">
            <text:p>3.586</text:p>
          </table:table-cell>
          <table:table-cell office:value-type="float" office:value="2.331" calcext:value-type="float">
            <text:p>2.331</text:p>
          </table:table-cell>
          <table:table-cell office:value-type="float" office:value="1" calcext:value-type="float">
            <text:p>1</text:p>
          </table:table-cell>
          <table:table-cell office:value-type="float" office:value="0.999861432773721" calcext:value-type="float">
            <text:p>0.999861432773721</text:p>
          </table:table-cell>
          <table:table-cell table:number-columns-repeated="8"/>
        </table:table-row>
        <table:table-row table:style-name="ro1">
          <table:table-cell office:value-type="float" office:value="3.392" calcext:value-type="float">
            <text:p>3.392</text:p>
          </table:table-cell>
          <table:table-cell office:value-type="float" office:value="-0.011" calcext:value-type="float">
            <text:p>-0.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92" calcext:value-type="float">
            <text:p>3.392</text:p>
          </table:table-cell>
          <table:table-cell office:value-type="float" office:value="-0.011" calcext:value-type="float">
            <text:p>-0.011</text:p>
          </table:table-cell>
          <table:table-cell office:value-type="float" office:value="3" calcext:value-type="float">
            <text:p>3</text:p>
          </table:table-cell>
          <table:table-cell office:value-type="float" office:value="0.849607379321197" calcext:value-type="float">
            <text:p>0.849607379321197</text:p>
          </table:table-cell>
          <table:table-cell table:number-columns-repeated="8"/>
        </table:table-row>
        <table:table-row table:style-name="ro1">
          <table:table-cell office:value-type="float" office:value="5.802" calcext:value-type="float">
            <text:p>5.8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02" calcext:value-type="float">
            <text:p>5.80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996596866041734" calcext:value-type="float">
            <text:p>0.996596866041734</text:p>
          </table:table-cell>
          <table:table-cell table:number-columns-repeated="8"/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716" calcext:value-type="float">
            <text:p>1.716</text:p>
          </table:table-cell>
          <table:table-cell office:value-type="float" office:value="0.999" calcext:value-type="float">
            <text:p>0.999</text:p>
          </table:table-cell>
          <table:table-cell office:value-type="float" office:value="2" calcext:value-type="float">
            <text:p>2</text:p>
          </table:table-cell>
          <table:table-cell office:value-type="float" office:value="0.567404931839026" calcext:value-type="float">
            <text:p>0.567404931839026</text:p>
          </table:table-cell>
          <table:table-cell table:number-columns-repeated="8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-1.662" calcext:value-type="float">
            <text:p>-1.6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-1.662" calcext:value-type="float">
            <text:p>-1.662</text:p>
          </table:table-cell>
          <table:table-cell office:value-type="float" office:value="2" calcext:value-type="float">
            <text:p>2</text:p>
          </table:table-cell>
          <table:table-cell office:value-type="float" office:value="0.999965836363227" calcext:value-type="float">
            <text:p>0.999965836363227</text:p>
          </table:table-cell>
          <table:table-cell table:number-columns-repeated="8"/>
        </table:table-row>
        <table:table-row table:style-name="ro1">
          <table:table-cell office:value-type="float" office:value="3.157" calcext:value-type="float">
            <text:p>3.157</text:p>
          </table:table-cell>
          <table:table-cell office:value-type="float" office:value="2.127" calcext:value-type="float">
            <text:p>2.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57" calcext:value-type="float">
            <text:p>3.157</text:p>
          </table:table-cell>
          <table:table-cell office:value-type="float" office:value="2.127" calcext:value-type="float">
            <text:p>2.127</text:p>
          </table:table-cell>
          <table:table-cell office:value-type="float" office:value="1" calcext:value-type="float">
            <text:p>1</text:p>
          </table:table-cell>
          <table:table-cell office:value-type="float" office:value="0.999059502262932" calcext:value-type="float">
            <text:p>0.999059502262932</text:p>
          </table:table-cell>
          <table:table-cell table:number-columns-repeated="8"/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5.776" calcext:value-type="float">
            <text:p>5.7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5.776" calcext:value-type="float">
            <text:p>5.776</text:p>
          </table:table-cell>
          <table:table-cell office:value-type="float" office:value="0" calcext:value-type="float">
            <text:p>0</text:p>
          </table:table-cell>
          <table:table-cell office:value-type="float" office:value="0.999996688308337" calcext:value-type="float">
            <text:p>0.999996688308337</text:p>
          </table:table-cell>
          <table:table-cell table:number-columns-repeated="8"/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-1.379" calcext:value-type="float">
            <text:p>-1.3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96" calcext:value-type="float">
            <text:p>1.096</text:p>
          </table:table-cell>
          <table:table-cell office:value-type="float" office:value="-1.379" calcext:value-type="float">
            <text:p>-1.379</text:p>
          </table:table-cell>
          <table:table-cell office:value-type="float" office:value="2" calcext:value-type="float">
            <text:p>2</text:p>
          </table:table-cell>
          <table:table-cell office:value-type="float" office:value="0.999601176623469" calcext:value-type="float">
            <text:p>0.999601176623469</text:p>
          </table:table-cell>
          <table:table-cell table:number-columns-repeated="8"/>
        </table:table-row>
        <table:table-row table:style-name="ro1">
          <table:table-cell office:value-type="float" office:value="-0.032" calcext:value-type="float">
            <text:p>-0.032</text:p>
          </table:table-cell>
          <table:table-cell office:value-type="float" office:value="0.721" calcext:value-type="float">
            <text:p>0.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32" calcext:value-type="float">
            <text:p>-0.032</text:p>
          </table:table-cell>
          <table:table-cell office:value-type="float" office:value="0.721" calcext:value-type="float">
            <text:p>0.721</text:p>
          </table:table-cell>
          <table:table-cell office:value-type="float" office:value="2" calcext:value-type="float">
            <text:p>2</text:p>
          </table:table-cell>
          <table:table-cell office:value-type="float" office:value="0.996167378327675" calcext:value-type="float">
            <text:p>0.996167378327675</text:p>
          </table:table-cell>
          <table:table-cell table:number-columns-repeated="8"/>
        </table:table-row>
        <table:table-row table:style-name="ro1">
          <table:table-cell office:value-type="float" office:value="4.947" calcext:value-type="float">
            <text:p>4.947</text:p>
          </table:table-cell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47" calcext:value-type="float">
            <text:p>4.947</text:p>
          </table:table-cell>
          <table:table-cell office:value-type="float" office:value="0.676" calcext:value-type="float">
            <text:p>0.676</text:p>
          </table:table-cell>
          <table:table-cell office:value-type="float" office:value="3" calcext:value-type="float">
            <text:p>3</text:p>
          </table:table-cell>
          <table:table-cell office:value-type="float" office:value="0.900948335434861" calcext:value-type="float">
            <text:p>0.900948335434861</text:p>
          </table:table-cell>
          <table:table-cell table:number-columns-repeated="8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.076" calcext:value-type="float">
            <text:p>6.0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6.076" calcext:value-type="float">
            <text:p>6.076</text:p>
          </table:table-cell>
          <table:table-cell office:value-type="float" office:value="0" calcext:value-type="float">
            <text:p>0</text:p>
          </table:table-cell>
          <table:table-cell office:value-type="float" office:value="0.999991683304535" calcext:value-type="float">
            <text:p>0.999991683304535</text:p>
          </table:table-cell>
          <table:table-cell table:number-columns-repeated="8"/>
        </table:table-row>
        <table:table-row table:style-name="ro1">
          <table:table-cell office:value-type="float" office:value="-0.343" calcext:value-type="float">
            <text:p>-0.343</text:p>
          </table:table-cell>
          <table:table-cell office:value-type="float" office:value="-0.623" calcext:value-type="float">
            <text:p>-0.6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343" calcext:value-type="float">
            <text:p>-0.343</text:p>
          </table:table-cell>
          <table:table-cell office:value-type="float" office:value="-0.623" calcext:value-type="float">
            <text:p>-0.623</text:p>
          </table:table-cell>
          <table:table-cell office:value-type="float" office:value="2" calcext:value-type="float">
            <text:p>2</text:p>
          </table:table-cell>
          <table:table-cell office:value-type="float" office:value="0.999952741963976" calcext:value-type="float">
            <text:p>0.999952741963976</text:p>
          </table:table-cell>
          <table:table-cell table:number-columns-repeated="8"/>
        </table:table-row>
        <table:table-row table:style-name="ro1">
          <table:table-cell office:value-type="float" office:value="3.245" calcext:value-type="float">
            <text:p>3.245</text:p>
          </table:table-cell>
          <table:table-cell office:value-type="float" office:value="1.199" calcext:value-type="float">
            <text:p>1.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245" calcext:value-type="float">
            <text:p>3.245</text:p>
          </table:table-cell>
          <table:table-cell office:value-type="float" office:value="1.199" calcext:value-type="float">
            <text:p>1.199</text:p>
          </table:table-cell>
          <table:table-cell office:value-type="float" office:value="1" calcext:value-type="float">
            <text:p>1</text:p>
          </table:table-cell>
          <table:table-cell office:value-type="float" office:value="0.963905193862512" calcext:value-type="float">
            <text:p>0.963905193862512</text:p>
          </table:table-cell>
          <table:table-cell table:number-columns-repeated="8"/>
        </table:table-row>
        <table:table-row table:style-name="ro1">
          <table:table-cell office:value-type="float" office:value="5.978" calcext:value-type="float">
            <text:p>5.978</text:p>
          </table:table-cell>
          <table:table-cell office:value-type="float" office:value="-0.933" calcext:value-type="float">
            <text:p>-0.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78" calcext:value-type="float">
            <text:p>5.978</text:p>
          </table:table-cell>
          <table:table-cell office:value-type="float" office:value="-0.933" calcext:value-type="float">
            <text:p>-0.933</text:p>
          </table:table-cell>
          <table:table-cell office:value-type="float" office:value="3" calcext:value-type="float">
            <text:p>3</text:p>
          </table:table-cell>
          <table:table-cell office:value-type="float" office:value="0.998541184422316" calcext:value-type="float">
            <text:p>0.998541184422316</text:p>
          </table:table-cell>
          <table:table-cell table:number-columns-repeated="8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0.552" calcext:value-type="float">
            <text:p>0.552</text:p>
          </table:table-cell>
          <table:table-cell office:value-type="float" office:value="3" calcext:value-type="float">
            <text:p>3</text:p>
          </table:table-cell>
          <table:table-cell office:value-type="float" office:value="0.98140486206771" calcext:value-type="float">
            <text:p>0.98140486206771</text:p>
          </table:table-cell>
          <table:table-cell table:number-columns-repeated="8"/>
        </table:table-row>
        <table:table-row table:style-name="ro1">
          <table:table-cell office:value-type="float" office:value="-0.677" calcext:value-type="float">
            <text:p>-0.677</text:p>
          </table:table-cell>
          <table:table-cell office:value-type="float" office:value="0.257" calcext:value-type="float">
            <text:p>0.2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677" calcext:value-type="float">
            <text:p>-0.677</text:p>
          </table:table-cell>
          <table:table-cell office:value-type="float" office:value="0.257" calcext:value-type="float">
            <text:p>0.257</text:p>
          </table:table-cell>
          <table:table-cell office:value-type="float" office:value="2" calcext:value-type="float">
            <text:p>2</text:p>
          </table:table-cell>
          <table:table-cell office:value-type="float" office:value="0.999648592284417" calcext:value-type="float">
            <text:p>0.999648592284417</text:p>
          </table:table-cell>
          <table:table-cell table:number-columns-repeated="8"/>
        </table:table-row>
        <table:table-row table:style-name="ro1">
          <table:table-cell office:value-type="float" office:value="5.994" calcext:value-type="float">
            <text:p>5.994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94" calcext:value-type="float">
            <text:p>5.994</text:p>
          </table:table-cell>
          <table:table-cell office:value-type="float" office:value="0.038" calcext:value-type="float">
            <text:p>0.038</text:p>
          </table:table-cell>
          <table:table-cell office:value-type="float" office:value="3" calcext:value-type="float">
            <text:p>3</text:p>
          </table:table-cell>
          <table:table-cell office:value-type="float" office:value="0.997260189858491" calcext:value-type="float">
            <text:p>0.997260189858491</text:p>
          </table:table-cell>
          <table:table-cell table:number-columns-repeated="8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-0.214" calcext:value-type="float">
            <text:p>-0.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-0.214" calcext:value-type="float">
            <text:p>-0.214</text:p>
          </table:table-cell>
          <table:table-cell office:value-type="float" office:value="3" calcext:value-type="float">
            <text:p>3</text:p>
          </table:table-cell>
          <table:table-cell office:value-type="float" office:value="0.997648744189479" calcext:value-type="float">
            <text:p>0.997648744189479</text:p>
          </table:table-cell>
          <table:table-cell table:number-columns-repeated="8"/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5.268" calcext:value-type="float">
            <text:p>5.2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5.268" calcext:value-type="float">
            <text:p>5.268</text:p>
          </table:table-cell>
          <table:table-cell office:value-type="float" office:value="0" calcext:value-type="float">
            <text:p>0</text:p>
          </table:table-cell>
          <table:table-cell office:value-type="float" office:value="0.999991278229111" calcext:value-type="float">
            <text:p>0.999991278229111</text:p>
          </table:table-cell>
          <table:table-cell table:number-columns-repeated="8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4.865" calcext:value-type="float">
            <text:p>4.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64" calcext:value-type="float">
            <text:p>0.264</text:p>
          </table:table-cell>
          <table:table-cell office:value-type="float" office:value="4.865" calcext:value-type="float">
            <text:p>4.865</text:p>
          </table:table-cell>
          <table:table-cell office:value-type="float" office:value="0" calcext:value-type="float">
            <text:p>0</text:p>
          </table:table-cell>
          <table:table-cell office:value-type="float" office:value="0.999917473985856" calcext:value-type="float">
            <text:p>0.999917473985856</text:p>
          </table:table-cell>
          <table:table-cell table:number-columns-repeated="8"/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5.364" calcext:value-type="float">
            <text:p>5.3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5.364" calcext:value-type="float">
            <text:p>5.364</text:p>
          </table:table-cell>
          <table:table-cell office:value-type="float" office:value="0" calcext:value-type="float">
            <text:p>0</text:p>
          </table:table-cell>
          <table:table-cell office:value-type="float" office:value="0.999991502504892" calcext:value-type="float">
            <text:p>0.999991502504892</text:p>
          </table:table-cell>
          <table:table-cell table:number-columns-repeated="8"/>
        </table:table-row>
        <table:table-row table:style-name="ro1">
          <table:table-cell office:value-type="float" office:value="3.546" calcext:value-type="float">
            <text:p>3.546</text:p>
          </table:table-cell>
          <table:table-cell office:value-type="float" office:value="-0.614" calcext:value-type="float">
            <text:p>-0.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-0.614" calcext:value-type="float">
            <text:p>-0.614</text:p>
          </table:table-cell>
          <table:table-cell office:value-type="float" office:value="3" calcext:value-type="float">
            <text:p>3</text:p>
          </table:table-cell>
          <table:table-cell office:value-type="float" office:value="0.932506981043233" calcext:value-type="float">
            <text:p>0.932506981043233</text:p>
          </table:table-cell>
          <table:table-cell table:number-columns-repeated="8"/>
        </table:table-row>
        <table:table-row table:style-name="ro1">
          <table:table-cell office:value-type="float" office:value="-0.807" calcext:value-type="float">
            <text:p>-0.807</text:p>
          </table:table-cell>
          <table:table-cell office:value-type="float" office:value="0.372" calcext:value-type="float">
            <text:p>0.3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807" calcext:value-type="float">
            <text:p>-0.807</text:p>
          </table:table-cell>
          <table:table-cell office:value-type="float" office:value="0.372" calcext:value-type="float">
            <text:p>0.372</text:p>
          </table:table-cell>
          <table:table-cell office:value-type="float" office:value="2" calcext:value-type="float">
            <text:p>2</text:p>
          </table:table-cell>
          <table:table-cell office:value-type="float" office:value="0.999584668020784" calcext:value-type="float">
            <text:p>0.999584668020784</text:p>
          </table:table-cell>
          <table:table-cell table:number-columns-repeated="8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3.248" calcext:value-type="float">
            <text:p>3.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3.248" calcext:value-type="float">
            <text:p>3.248</text:p>
          </table:table-cell>
          <table:table-cell office:value-type="float" office:value="1" calcext:value-type="float">
            <text:p>1</text:p>
          </table:table-cell>
          <table:table-cell office:value-type="float" office:value="0.999729068231878" calcext:value-type="float">
            <text:p>0.999729068231878</text:p>
          </table:table-cell>
          <table:table-cell table:number-columns-repeated="8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5.071" calcext:value-type="float">
            <text:p>5.0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5.071" calcext:value-type="float">
            <text:p>5.071</text:p>
          </table:table-cell>
          <table:table-cell office:value-type="float" office:value="0" calcext:value-type="float">
            <text:p>0</text:p>
          </table:table-cell>
          <table:table-cell office:value-type="float" office:value="0.999962913053075" calcext:value-type="float">
            <text:p>0.999962913053075</text:p>
          </table:table-cell>
          <table:table-cell table:number-columns-repeated="8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-1.238" calcext:value-type="float">
            <text:p>-1.2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14" calcext:value-type="float">
            <text:p>0.414</text:p>
          </table:table-cell>
          <table:table-cell office:value-type="float" office:value="-1.238" calcext:value-type="float">
            <text:p>-1.238</text:p>
          </table:table-cell>
          <table:table-cell office:value-type="float" office:value="2" calcext:value-type="float">
            <text:p>2</text:p>
          </table:table-cell>
          <table:table-cell office:value-type="float" office:value="0.999930643499707" calcext:value-type="float">
            <text:p>0.999930643499707</text:p>
          </table:table-cell>
          <table:table-cell table:number-columns-repeated="8"/>
        </table:table-row>
        <table:table-row table:style-name="ro1">
          <table:table-cell office:value-type="float" office:value="-0.532" calcext:value-type="float">
            <text:p>-0.532</text:p>
          </table:table-cell>
          <table:table-cell office:value-type="float" office:value="0.144" calcext:value-type="float">
            <text:p>0.1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532" calcext:value-type="float">
            <text:p>-0.532</text:p>
          </table:table-cell>
          <table:table-cell office:value-type="float" office:value="0.144" calcext:value-type="float">
            <text:p>0.144</text:p>
          </table:table-cell>
          <table:table-cell office:value-type="float" office:value="2" calcext:value-type="float">
            <text:p>2</text:p>
          </table:table-cell>
          <table:table-cell office:value-type="float" office:value="0.999691001037569" calcext:value-type="float">
            <text:p>0.999691001037569</text:p>
          </table:table-cell>
          <table:table-cell table:number-columns-repeated="8"/>
        </table:table-row>
        <table:table-row table:style-name="ro1">
          <table:table-cell office:value-type="float" office:value="-0.815" calcext:value-type="float">
            <text:p>-0.815</text:p>
          </table:table-cell>
          <table:table-cell office:value-type="float" office:value="0.563" calcext:value-type="float">
            <text:p>0.5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815" calcext:value-type="float">
            <text:p>-0.815</text:p>
          </table:table-cell>
          <table:table-cell office:value-type="float" office:value="0.563" calcext:value-type="float">
            <text:p>0.563</text:p>
          </table:table-cell>
          <table:table-cell office:value-type="float" office:value="2" calcext:value-type="float">
            <text:p>2</text:p>
          </table:table-cell>
          <table:table-cell office:value-type="float" office:value="0.999203556341064" calcext:value-type="float">
            <text:p>0.999203556341064</text:p>
          </table:table-cell>
          <table:table-cell table:number-columns-repeated="8"/>
        </table:table-row>
        <table:table-row table:style-name="ro1">
          <table:table-cell office:value-type="float" office:value="-0.241" calcext:value-type="float">
            <text:p>-0.241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241" calcext:value-type="float">
            <text:p>-0.241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0.999592368866477" calcext:value-type="float">
            <text:p>0.999592368866477</text:p>
          </table:table-cell>
          <table:table-cell table:number-columns-repeated="8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1.131" calcext:value-type="float">
            <text:p>-1.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-1.131" calcext:value-type="float">
            <text:p>-1.131</text:p>
          </table:table-cell>
          <table:table-cell office:value-type="float" office:value="2" calcext:value-type="float">
            <text:p>2</text:p>
          </table:table-cell>
          <table:table-cell office:value-type="float" office:value="0.99975432295341" calcext:value-type="float">
            <text:p>0.99975432295341</text:p>
          </table:table-cell>
          <table:table-cell table:number-columns-repeated="8"/>
        </table:table-row>
        <table:table-row table:style-name="ro1">
          <table:table-cell office:value-type="float" office:value="3.773" calcext:value-type="float">
            <text:p>3.773</text:p>
          </table:table-cell>
          <table:table-cell office:value-type="float" office:value="-0.447" calcext:value-type="float">
            <text:p>-0.4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73" calcext:value-type="float">
            <text:p>3.773</text:p>
          </table:table-cell>
          <table:table-cell office:value-type="float" office:value="-0.447" calcext:value-type="float">
            <text:p>-0.447</text:p>
          </table:table-cell>
          <table:table-cell office:value-type="float" office:value="3" calcext:value-type="float">
            <text:p>3</text:p>
          </table:table-cell>
          <table:table-cell office:value-type="float" office:value="0.953799790333619" calcext:value-type="float">
            <text:p>0.953799790333619</text:p>
          </table:table-cell>
          <table:table-cell table:number-columns-repeated="8"/>
        </table:table-row>
        <table:table-row table:style-name="ro1">
          <table:table-cell office:value-type="float" office:value="3.166" calcext:value-type="float">
            <text:p>3.166</text:p>
          </table:table-cell>
          <table:table-cell office:value-type="float" office:value="2.414" calcext:value-type="float">
            <text:p>2.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66" calcext:value-type="float">
            <text:p>3.166</text:p>
          </table:table-cell>
          <table:table-cell office:value-type="float" office:value="2.414" calcext:value-type="float">
            <text:p>2.414</text:p>
          </table:table-cell>
          <table:table-cell office:value-type="float" office:value="1" calcext:value-type="float">
            <text:p>1</text:p>
          </table:table-cell>
          <table:table-cell office:value-type="float" office:value="0.999497788988034" calcext:value-type="float">
            <text:p>0.999497788988034</text:p>
          </table:table-cell>
          <table:table-cell table:number-columns-repeated="8"/>
        </table:table-row>
        <table:table-row table:style-name="ro1">
          <table:table-cell office:value-type="float" office:value="-0.513" calcext:value-type="float">
            <text:p>-0.513</text:p>
          </table:table-cell>
          <table:table-cell office:value-type="float" office:value="0.41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513" calcext:value-type="float">
            <text:p>-0.513</text:p>
          </table:table-cell>
          <table:table-cell office:value-type="float" office:value="0.41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0.99924907188465" calcext:value-type="float">
            <text:p>0.99924907188465</text:p>
          </table:table-cell>
          <table:table-cell table:number-columns-repeated="8"/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017" calcext:value-type="float">
            <text:p>2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765170019744238" calcext:value-type="float">
            <text:p>0.765170019744238</text:p>
          </table:table-cell>
          <table:table-cell table:number-columns-repeated="8"/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626" calcext:value-type="float">
            <text:p>0.6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04" calcext:value-type="float">
            <text:p>-1.04</text:p>
          </table:table-cell>
          <table:table-cell office:value-type="float" office:value="0.626" calcext:value-type="float">
            <text:p>0.626</text:p>
          </table:table-cell>
          <table:table-cell office:value-type="float" office:value="2" calcext:value-type="float">
            <text:p>2</text:p>
          </table:table-cell>
          <table:table-cell office:value-type="float" office:value="0.999343560254494" calcext:value-type="float">
            <text:p>0.999343560254494</text:p>
          </table:table-cell>
          <table:table-cell table:number-columns-repeated="8"/>
        </table:table-row>
        <table:table-row table:style-name="ro1">
          <table:table-cell office:value-type="float" office:value="-0.453" calcext:value-type="float">
            <text:p>-0.453</text:p>
          </table:table-cell>
          <table:table-cell office:value-type="float" office:value="3.42" calcext:value-type="float">
            <text:p>3.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53" calcext:value-type="float">
            <text:p>-0.453</text:p>
          </table:table-cell>
          <table:table-cell office:value-type="float" office:value="3.42" calcext:value-type="float">
            <text:p>3.42</text:p>
          </table:table-cell>
          <table:table-cell office:value-type="float" office:value="0" calcext:value-type="float">
            <text:p>0</text:p>
          </table:table-cell>
          <table:table-cell office:value-type="float" office:value="0.993170960614794" calcext:value-type="float">
            <text:p>0.993170960614794</text:p>
          </table:table-cell>
          <table:table-cell table:number-columns-repeated="8"/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12" calcext:value-type="float">
            <text:p>7.512</text:p>
          </table:table-cell>
          <table:table-cell office:value-type="float" office:value="0.963" calcext:value-type="float">
            <text:p>0.963</text:p>
          </table:table-cell>
          <table:table-cell office:value-type="float" office:value="3" calcext:value-type="float">
            <text:p>3</text:p>
          </table:table-cell>
          <table:table-cell office:value-type="float" office:value="0.988351689010292" calcext:value-type="float">
            <text:p>0.988351689010292</text:p>
          </table:table-cell>
          <table:table-cell table:number-columns-repeated="8"/>
        </table:table-row>
        <table:table-row table:style-name="ro1">
          <table:table-cell office:value-type="float" office:value="-0.731" calcext:value-type="float">
            <text:p>-0.731</text:p>
          </table:table-cell>
          <table:table-cell office:value-type="float" office:value="0.598" calcext:value-type="float">
            <text:p>0.5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31" calcext:value-type="float">
            <text:p>-0.731</text:p>
          </table:table-cell>
          <table:table-cell office:value-type="float" office:value="0.598" calcext:value-type="float">
            <text:p>0.598</text:p>
          </table:table-cell>
          <table:table-cell office:value-type="float" office:value="2" calcext:value-type="float">
            <text:p>2</text:p>
          </table:table-cell>
          <table:table-cell office:value-type="float" office:value="0.998966671179836" calcext:value-type="float">
            <text:p>0.998966671179836</text:p>
          </table:table-cell>
          <table:table-cell table:number-columns-repeated="8"/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6.178" calcext:value-type="float">
            <text:p>6.1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88" calcext:value-type="float">
            <text:p>0.188</text:p>
          </table:table-cell>
          <table:table-cell office:value-type="float" office:value="6.178" calcext:value-type="float">
            <text:p>6.178</text:p>
          </table:table-cell>
          <table:table-cell office:value-type="float" office:value="0" calcext:value-type="float">
            <text:p>0</text:p>
          </table:table-cell>
          <table:table-cell office:value-type="float" office:value="0.999999536875124" calcext:value-type="float">
            <text:p>0.999999536875124</text:p>
          </table:table-cell>
          <table:table-cell table:number-columns-repeated="8"/>
        </table:table-row>
        <table:table-row table:style-name="ro1">
          <table:table-cell office:value-type="float" office:value="3.237" calcext:value-type="float">
            <text:p>3.237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237" calcext:value-type="float">
            <text:p>3.237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office:value-type="float" office:value="0.999636419583255" calcext:value-type="float">
            <text:p>0.999636419583255</text:p>
          </table:table-cell>
          <table:table-cell table:number-columns-repeated="8"/>
        </table:table-row>
        <table:table-row table:style-name="ro1">
          <table:table-cell office:value-type="float" office:value="-0.569" calcext:value-type="float">
            <text:p>-0.569</text:p>
          </table:table-cell>
          <table:table-cell office:value-type="float" office:value="6.441" calcext:value-type="float">
            <text:p>6.4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569" calcext:value-type="float">
            <text:p>-0.569</text:p>
          </table:table-cell>
          <table:table-cell office:value-type="float" office:value="6.441" calcext:value-type="float">
            <text:p>6.441</text:p>
          </table:table-cell>
          <table:table-cell office:value-type="float" office:value="0" calcext:value-type="float">
            <text:p>0</text:p>
          </table:table-cell>
          <table:table-cell office:value-type="float" office:value="0.999999978282589" calcext:value-type="float">
            <text:p>0.999999978282589</text:p>
          </table:table-cell>
          <table:table-cell table:number-columns-repeated="8"/>
        </table:table-row>
        <table:table-row table:style-name="ro1">
          <table:table-cell office:value-type="float" office:value="2.757" calcext:value-type="float">
            <text:p>2.757</text:p>
          </table:table-cell>
          <table:table-cell office:value-type="float" office:value="1.953" calcext:value-type="float">
            <text:p>1.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757" calcext:value-type="float">
            <text:p>2.757</text:p>
          </table:table-cell>
          <table:table-cell office:value-type="float" office:value="1.953" calcext:value-type="float">
            <text:p>1.953</text:p>
          </table:table-cell>
          <table:table-cell office:value-type="float" office:value="1" calcext:value-type="float">
            <text:p>1</text:p>
          </table:table-cell>
          <table:table-cell office:value-type="float" office:value="0.994669043265234" calcext:value-type="float">
            <text:p>0.994669043265234</text:p>
          </table:table-cell>
          <table:table-cell table:number-columns-repeated="8"/>
        </table:table-row>
        <table:table-row table:style-name="ro1">
          <table:table-cell office:value-type="float" office:value="5.458" calcext:value-type="float">
            <text:p>5.458</text:p>
          </table:table-cell>
          <table:table-cell office:value-type="float" office:value="-0.601" calcext:value-type="float">
            <text:p>-0.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58" calcext:value-type="float">
            <text:p>5.458</text:p>
          </table:table-cell>
          <table:table-cell office:value-type="float" office:value="-0.601" calcext:value-type="float">
            <text:p>-0.601</text:p>
          </table:table-cell>
          <table:table-cell office:value-type="float" office:value="3" calcext:value-type="float">
            <text:p>3</text:p>
          </table:table-cell>
          <table:table-cell office:value-type="float" office:value="0.997214280293592" calcext:value-type="float">
            <text:p>0.997214280293592</text:p>
          </table:table-cell>
          <table:table-cell table:number-columns-repeated="8"/>
        </table:table-row>
        <table:table-row table:style-name="ro1">
          <table:table-cell office:value-type="float" office:value="-0.327" calcext:value-type="float">
            <text:p>-0.327</text:p>
          </table:table-cell>
          <table:table-cell office:value-type="float" office:value="-0.104" calcext:value-type="float">
            <text:p>-0.1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327" calcext:value-type="float">
            <text:p>-0.327</text:p>
          </table:table-cell>
          <table:table-cell office:value-type="float" office:value="-0.104" calcext:value-type="float">
            <text:p>-0.104</text:p>
          </table:table-cell>
          <table:table-cell office:value-type="float" office:value="2" calcext:value-type="float">
            <text:p>2</text:p>
          </table:table-cell>
          <table:table-cell office:value-type="float" office:value="0.999791843288682" calcext:value-type="float">
            <text:p>0.999791843288682</text:p>
          </table:table-cell>
          <table:table-cell table:number-columns-repeated="8"/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5.553" calcext:value-type="float">
            <text:p>5.5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5.553" calcext:value-type="float">
            <text:p>5.553</text:p>
          </table:table-cell>
          <table:table-cell office:value-type="float" office:value="0" calcext:value-type="float">
            <text:p>0</text:p>
          </table:table-cell>
          <table:table-cell office:value-type="float" office:value="0.999982670855542" calcext:value-type="float">
            <text:p>0.999982670855542</text:p>
          </table:table-cell>
          <table:table-cell table:number-columns-repeated="8"/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481" calcext:value-type="float">
            <text:p>0.4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4" calcext:value-type="float">
            <text:p>0.064</text:p>
          </table:table-cell>
          <table:table-cell office:value-type="float" office:value="0.481" calcext:value-type="float">
            <text:p>0.481</text:p>
          </table:table-cell>
          <table:table-cell office:value-type="float" office:value="2" calcext:value-type="float">
            <text:p>2</text:p>
          </table:table-cell>
          <table:table-cell office:value-type="float" office:value="0.997789344410656" calcext:value-type="float">
            <text:p>0.997789344410656</text:p>
          </table:table-cell>
          <table:table-cell table:number-columns-repeated="8"/>
        </table:table-row>
        <table:table-row table:style-name="ro1">
          <table:table-cell office:value-type="float" office:value="2.943" calcext:value-type="float">
            <text:p>2.943</text:p>
          </table:table-cell>
          <table:table-cell office:value-type="float" office:value="2.081" calcext:value-type="float">
            <text:p>2.0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943" calcext:value-type="float">
            <text:p>2.943</text:p>
          </table:table-cell>
          <table:table-cell office:value-type="float" office:value="2.081" calcext:value-type="float">
            <text:p>2.081</text:p>
          </table:table-cell>
          <table:table-cell office:value-type="float" office:value="1" calcext:value-type="float">
            <text:p>1</text:p>
          </table:table-cell>
          <table:table-cell office:value-type="float" office:value="0.99784068508505" calcext:value-type="float">
            <text:p>0.99784068508505</text:p>
          </table:table-cell>
          <table:table-cell table:number-columns-repeated="8"/>
        </table:table-row>
        <table:table-row table:style-name="ro1">
          <table:table-cell office:value-type="float" office:value="-0.239" calcext:value-type="float">
            <text:p>-0.239</text:p>
          </table:table-cell>
          <table:table-cell office:value-type="float" office:value="5.603" calcext:value-type="float">
            <text:p>5.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239" calcext:value-type="float">
            <text:p>-0.239</text:p>
          </table:table-cell>
          <table:table-cell office:value-type="float" office:value="5.603" calcext:value-type="float">
            <text:p>5.603</text:p>
          </table:table-cell>
          <table:table-cell office:value-type="float" office:value="0" calcext:value-type="float">
            <text:p>0</text:p>
          </table:table-cell>
          <table:table-cell office:value-type="float" office:value="0.999998779764704" calcext:value-type="float">
            <text:p>0.999998779764704</text:p>
          </table:table-cell>
          <table:table-cell table:number-columns-repeated="8"/>
        </table:table-row>
        <table:table-row table:style-name="ro1">
          <table:table-cell office:value-type="float" office:value="5.147" calcext:value-type="float">
            <text:p>5.147</text:p>
          </table:table-cell>
          <table:table-cell office:value-type="float" office:value="1.306" calcext:value-type="float">
            <text:p>1.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147" calcext:value-type="float">
            <text:p>5.147</text:p>
          </table:table-cell>
          <table:table-cell office:value-type="float" office:value="1.306" calcext:value-type="float">
            <text:p>1.306</text:p>
          </table:table-cell>
          <table:table-cell office:value-type="float" office:value="1" calcext:value-type="float">
            <text:p>1</text:p>
          </table:table-cell>
          <table:table-cell office:value-type="float" office:value="0.701434328406487" calcext:value-type="float">
            <text:p>0.701434328406487</text:p>
          </table:table-cell>
          <table:table-cell table:number-columns-repeated="8"/>
        </table:table-row>
        <table:table-row table:style-name="ro1">
          <table:table-cell office:value-type="float" office:value="6.163" calcext:value-type="float">
            <text:p>6.163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63" calcext:value-type="float">
            <text:p>6.163</text:p>
          </table:table-cell>
          <table:table-cell office:value-type="float" office:value="0.103" calcext:value-type="float">
            <text:p>0.103</text:p>
          </table:table-cell>
          <table:table-cell office:value-type="float" office:value="3" calcext:value-type="float">
            <text:p>3</text:p>
          </table:table-cell>
          <table:table-cell office:value-type="float" office:value="0.99749052118311" calcext:value-type="float">
            <text:p>0.99749052118311</text:p>
          </table:table-cell>
          <table:table-cell table:number-columns-repeated="8"/>
        </table:table-row>
        <table:table-row table:style-name="ro1">
          <table:table-cell office:value-type="float" office:value="-0.109" calcext:value-type="float">
            <text:p>-0.109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109" calcext:value-type="float">
            <text:p>-0.109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9577126891287" calcext:value-type="float">
            <text:p>0.999577126891287</text:p>
          </table:table-cell>
          <table:table-cell table:number-columns-repeated="8"/>
        </table:table-row>
        <table:table-row table:style-name="ro1">
          <table:table-cell office:value-type="float" office:value="1.351" calcext:value-type="float">
            <text:p>1.351</text:p>
          </table:table-cell>
          <table:table-cell office:value-type="float" office:value="1.164" calcext:value-type="float">
            <text:p>1.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351" calcext:value-type="float">
            <text:p>1.351</text:p>
          </table:table-cell>
          <table:table-cell office:value-type="float" office:value="1.164" calcext:value-type="float">
            <text:p>1.164</text:p>
          </table:table-cell>
          <table:table-cell office:value-type="float" office:value="2" calcext:value-type="float">
            <text:p>2</text:p>
          </table:table-cell>
          <table:table-cell office:value-type="float" office:value="0.74828739652589" calcext:value-type="float">
            <text:p>0.74828739652589</text:p>
          </table:table-cell>
          <table:table-cell table:number-columns-repeated="8"/>
        </table:table-row>
        <table:table-row table:style-name="ro1">
          <table:table-cell office:value-type="float" office:value="5.739" calcext:value-type="float">
            <text:p>5.7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9" calcext:value-type="float">
            <text:p>5.739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99540796760023" calcext:value-type="float">
            <text:p>0.99540796760023</text:p>
          </table:table-cell>
          <table:table-cell table:number-columns-repeated="8"/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318" calcext:value-type="float">
            <text:p>1.318</text:p>
          </table:table-cell>
          <table:table-cell office:value-type="float" office:value="1.39" calcext:value-type="float">
            <text:p>1.39</text:p>
          </table:table-cell>
          <table:table-cell office:value-type="float" office:value="2" calcext:value-type="float">
            <text:p>2</text:p>
          </table:table-cell>
          <table:table-cell office:value-type="float" office:value="0.669963329708304" calcext:value-type="float">
            <text:p>0.669963329708304</text:p>
          </table:table-cell>
          <table:table-cell table:number-columns-repeated="8"/>
        </table:table-row>
        <table:table-row table:style-name="ro1">
          <table:table-cell office:value-type="float" office:value="4.523" calcext:value-type="float">
            <text:p>4.523</text:p>
          </table:table-cell>
          <table:table-cell office:value-type="float" office:value="2.617" calcext:value-type="float">
            <text:p>2.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23" calcext:value-type="float">
            <text:p>4.523</text:p>
          </table:table-cell>
          <table:table-cell office:value-type="float" office:value="2.617" calcext:value-type="float">
            <text:p>2.617</text:p>
          </table:table-cell>
          <table:table-cell office:value-type="float" office:value="1" calcext:value-type="float">
            <text:p>1</text:p>
          </table:table-cell>
          <table:table-cell office:value-type="float" office:value="0.999995545934822" calcext:value-type="float">
            <text:p>0.999995545934822</text:p>
          </table:table-cell>
          <table:table-cell table:number-columns-repeated="8"/>
        </table:table-row>
        <table:table-row table:style-name="ro1">
          <table:table-cell office:value-type="float" office:value="-0.362" calcext:value-type="float">
            <text:p>-0.362</text:p>
          </table:table-cell>
          <table:table-cell office:value-type="float" office:value="5.658" calcext:value-type="float">
            <text:p>5.6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362" calcext:value-type="float">
            <text:p>-0.362</text:p>
          </table:table-cell>
          <table:table-cell office:value-type="float" office:value="5.658" calcext:value-type="float">
            <text:p>5.658</text:p>
          </table:table-cell>
          <table:table-cell office:value-type="float" office:value="0" calcext:value-type="float">
            <text:p>0</text:p>
          </table:table-cell>
          <table:table-cell office:value-type="float" office:value="0.999999244902112" calcext:value-type="float">
            <text:p>0.999999244902112</text:p>
          </table:table-cell>
          <table:table-cell table:number-columns-repeated="8"/>
        </table:table-row>
        <table:table-row table:style-name="ro1">
          <table:table-cell office:value-type="float" office:value="-0.415" calcext:value-type="float">
            <text:p>-0.415</text:p>
          </table:table-cell>
          <table:table-cell office:value-type="float" office:value="7.064" calcext:value-type="float">
            <text:p>7.0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15" calcext:value-type="float">
            <text:p>-0.415</text:p>
          </table:table-cell>
          <table:table-cell office:value-type="float" office:value="7.064" calcext:value-type="float">
            <text:p>7.064</text:p>
          </table:table-cell>
          <table:table-cell office:value-type="float" office:value="0" calcext:value-type="float">
            <text:p>0</text:p>
          </table:table-cell>
          <table:table-cell office:value-type="float" office:value="0.999999997962788" calcext:value-type="float">
            <text:p>0.999999997962788</text:p>
          </table:table-cell>
          <table:table-cell table:number-columns-repeated="8"/>
        </table:table-row>
        <table:table-row table:style-name="ro1">
          <table:table-cell office:value-type="float" office:value="-0.275" calcext:value-type="float">
            <text:p>-0.275</text:p>
          </table:table-cell>
          <table:table-cell office:value-type="float" office:value="6.675" calcext:value-type="float">
            <text:p>6.6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275" calcext:value-type="float">
            <text:p>-0.275</text:p>
          </table:table-cell>
          <table:table-cell office:value-type="float" office:value="6.675" calcext:value-type="float">
            <text:p>6.675</text:p>
          </table:table-cell>
          <table:table-cell office:value-type="float" office:value="0" calcext:value-type="float">
            <text:p>0</text:p>
          </table:table-cell>
          <table:table-cell office:value-type="float" office:value="0.999999985066768" calcext:value-type="float">
            <text:p>0.999999985066768</text:p>
          </table:table-cell>
          <table:table-cell table:number-columns-repeated="8"/>
        </table:table-row>
        <table:table-row table:style-name="ro1">
          <table:table-cell office:value-type="float" office:value="-0.116" calcext:value-type="float">
            <text:p>-0.116</text:p>
          </table:table-cell>
          <table:table-cell office:value-type="float" office:value="5.553" calcext:value-type="float">
            <text:p>5.5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116" calcext:value-type="float">
            <text:p>-0.116</text:p>
          </table:table-cell>
          <table:table-cell office:value-type="float" office:value="5.553" calcext:value-type="float">
            <text:p>5.553</text:p>
          </table:table-cell>
          <table:table-cell office:value-type="float" office:value="0" calcext:value-type="float">
            <text:p>0</text:p>
          </table:table-cell>
          <table:table-cell office:value-type="float" office:value="0.999997986094853" calcext:value-type="float">
            <text:p>0.999997986094853</text:p>
          </table:table-cell>
          <table:table-cell table:number-columns-repeated="8"/>
        </table:table-row>
        <table:table-row table:style-name="ro1">
          <table:table-cell office:value-type="float" office:value="-0.402" calcext:value-type="float">
            <text:p>-0.402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02" calcext:value-type="float">
            <text:p>-0.402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0.99991881306507" calcext:value-type="float">
            <text:p>0.99991881306507</text:p>
          </table:table-cell>
          <table:table-cell table:number-columns-repeated="8"/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829" calcext:value-type="float">
            <text:p>0.8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76" calcext:value-type="float">
            <text:p>0.176</text:p>
          </table:table-cell>
          <table:table-cell office:value-type="float" office:value="0.829" calcext:value-type="float">
            <text:p>0.829</text:p>
          </table:table-cell>
          <table:table-cell office:value-type="float" office:value="2" calcext:value-type="float">
            <text:p>2</text:p>
          </table:table-cell>
          <table:table-cell office:value-type="float" office:value="0.992915018351622" calcext:value-type="float">
            <text:p>0.992915018351622</text:p>
          </table:table-cell>
          <table:table-cell table:number-columns-repeated="8"/>
        </table:table-row>
        <table:table-row table:style-name="ro1">
          <table:table-cell office:value-type="float" office:value="3.669" calcext:value-type="float">
            <text:p>3.669</text:p>
          </table:table-cell>
          <table:table-cell office:value-type="float" office:value="-0.237" calcext:value-type="float">
            <text:p>-0.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69" calcext:value-type="float">
            <text:p>3.669</text:p>
          </table:table-cell>
          <table:table-cell office:value-type="float" office:value="-0.237" calcext:value-type="float">
            <text:p>-0.237</text:p>
          </table:table-cell>
          <table:table-cell office:value-type="float" office:value="3" calcext:value-type="float">
            <text:p>3</text:p>
          </table:table-cell>
          <table:table-cell office:value-type="float" office:value="0.93298187762749" calcext:value-type="float">
            <text:p>0.93298187762749</text:p>
          </table:table-cell>
          <table:table-cell table:number-columns-repeated="8"/>
        </table:table-row>
        <table:table-row table:style-name="ro1">
          <table:table-cell office:value-type="float" office:value="4.463" calcext:value-type="float">
            <text:p>4.4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463" calcext:value-type="float">
            <text:p>4.46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966980750635237" calcext:value-type="float">
            <text:p>0.966980750635237</text:p>
          </table:table-cell>
          <table:table-cell table:number-columns-repeated="8"/>
        </table:table-row>
        <table:table-row table:style-name="ro1">
          <table:table-cell office:value-type="float" office:value="4.758" calcext:value-type="float">
            <text:p>4.758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58" calcext:value-type="float">
            <text:p>4.758</text:p>
          </table:table-cell>
          <table:table-cell office:value-type="float" office:value="0.396" calcext:value-type="float">
            <text:p>0.396</text:p>
          </table:table-cell>
          <table:table-cell office:value-type="float" office:value="3" calcext:value-type="float">
            <text:p>3</text:p>
          </table:table-cell>
          <table:table-cell office:value-type="float" office:value="0.952146076187613" calcext:value-type="float">
            <text:p>0.952146076187613</text:p>
          </table:table-cell>
          <table:table-cell table:number-columns-repeated="8"/>
        </table:table-row>
        <table:table-row table:style-name="ro1">
          <table:table-cell office:value-type="float" office:value="-1.578" calcext:value-type="float">
            <text:p>-1.578</text:p>
          </table:table-cell>
          <table:table-cell office:value-type="float" office:value="1.371" calcext:value-type="float">
            <text:p>1.3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578" calcext:value-type="float">
            <text:p>-1.578</text:p>
          </table:table-cell>
          <table:table-cell office:value-type="float" office:value="1.371" calcext:value-type="float">
            <text:p>1.371</text:p>
          </table:table-cell>
          <table:table-cell office:value-type="float" office:value="2" calcext:value-type="float">
            <text:p>2</text:p>
          </table:table-cell>
          <table:table-cell office:value-type="float" office:value="0.997123318002969" calcext:value-type="float">
            <text:p>0.997123318002969</text:p>
          </table:table-cell>
          <table:table-cell table:number-columns-repeated="8"/>
        </table:table-row>
        <table:table-row table:style-name="ro1">
          <table:table-cell office:value-type="float" office:value="6.079" calcext:value-type="float">
            <text:p>6.079</text:p>
          </table:table-cell>
          <table:table-cell office:value-type="float" office:value="0.341" calcext:value-type="float">
            <text:p>0.3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079" calcext:value-type="float">
            <text:p>6.079</text:p>
          </table:table-cell>
          <table:table-cell office:value-type="float" office:value="0.341" calcext:value-type="float">
            <text:p>0.341</text:p>
          </table:table-cell>
          <table:table-cell office:value-type="float" office:value="3" calcext:value-type="float">
            <text:p>3</text:p>
          </table:table-cell>
          <table:table-cell office:value-type="float" office:value="0.994437040422768" calcext:value-type="float">
            <text:p>0.994437040422768</text:p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092" calcext:value-type="float">
            <text:p>-0.09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-0.092" calcext:value-type="float">
            <text:p>-0.092</text:p>
          </table:table-cell>
          <table:table-cell office:value-type="float" office:value="2" calcext:value-type="float">
            <text:p>2</text:p>
          </table:table-cell>
          <table:table-cell office:value-type="float" office:value="0.998621258412625" calcext:value-type="float">
            <text:p>0.998621258412625</text:p>
          </table:table-cell>
          <table:table-cell table:number-columns-repeated="8"/>
        </table:table-row>
        <table:table-row table:style-name="ro1">
          <table:table-cell office:value-type="float" office:value="-0.323" calcext:value-type="float">
            <text:p>-0.323</text:p>
          </table:table-cell>
          <table:table-cell office:value-type="float" office:value="1.111" calcext:value-type="float">
            <text:p>1.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323" calcext:value-type="float">
            <text:p>-0.323</text:p>
          </table:table-cell>
          <table:table-cell office:value-type="float" office:value="1.111" calcext:value-type="float">
            <text:p>1.111</text:p>
          </table:table-cell>
          <table:table-cell office:value-type="float" office:value="2" calcext:value-type="float">
            <text:p>2</text:p>
          </table:table-cell>
          <table:table-cell office:value-type="float" office:value="0.989412990919049" calcext:value-type="float">
            <text:p>0.989412990919049</text:p>
          </table:table-cell>
          <table:table-cell table:number-columns-repeated="8"/>
        </table:table-row>
        <table:table-row table:style-name="ro1">
          <table:table-cell office:value-type="float" office:value="-0.561" calcext:value-type="float">
            <text:p>-0.561</text:p>
          </table:table-cell>
          <table:table-cell office:value-type="float" office:value="-1.146" calcext:value-type="float">
            <text:p>-1.1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561" calcext:value-type="float">
            <text:p>-0.561</text:p>
          </table:table-cell>
          <table:table-cell office:value-type="float" office:value="-1.146" calcext:value-type="float">
            <text:p>-1.146</text:p>
          </table:table-cell>
          <table:table-cell office:value-type="float" office:value="2" calcext:value-type="float">
            <text:p>2</text:p>
          </table:table-cell>
          <table:table-cell office:value-type="float" office:value="0.999993058030227" calcext:value-type="float">
            <text:p>0.999993058030227</text:p>
          </table:table-cell>
          <table:table-cell table:number-columns-repeated="8"/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2.747" calcext:value-type="float">
            <text:p>2.7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64" calcext:value-type="float">
            <text:p>0.464</text:p>
          </table:table-cell>
          <table:table-cell office:value-type="float" office:value="2.747" calcext:value-type="float">
            <text:p>2.747</text:p>
          </table:table-cell>
          <table:table-cell office:value-type="float" office:value="0" calcext:value-type="float">
            <text:p>0</text:p>
          </table:table-cell>
          <table:table-cell office:value-type="float" office:value="0.797972290560173" calcext:value-type="float">
            <text:p>0.797972290560173</text:p>
          </table:table-cell>
          <table:table-cell table:number-columns-repeated="8"/>
        </table:table-row>
        <table:table-row table:style-name="ro1">
          <table:table-cell office:value-type="float" office:value="-0.743" calcext:value-type="float">
            <text:p>-0.743</text:p>
          </table:table-cell>
          <table:table-cell office:value-type="float" office:value="0.464" calcext:value-type="float">
            <text:p>0.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43" calcext:value-type="float">
            <text:p>-0.743</text:p>
          </table:table-cell>
          <table:table-cell office:value-type="float" office:value="0.464" calcext:value-type="float">
            <text:p>0.464</text:p>
          </table:table-cell>
          <table:table-cell office:value-type="float" office:value="2" calcext:value-type="float">
            <text:p>2</text:p>
          </table:table-cell>
          <table:table-cell office:value-type="float" office:value="0.999365023447609" calcext:value-type="float">
            <text:p>0.999365023447609</text:p>
          </table:table-cell>
          <table:table-cell table:number-columns-repeated="8"/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5.223" calcext:value-type="float">
            <text:p>5.2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5.223" calcext:value-type="float">
            <text:p>5.223</text:p>
          </table:table-cell>
          <table:table-cell office:value-type="float" office:value="0" calcext:value-type="float">
            <text:p>0</text:p>
          </table:table-cell>
          <table:table-cell office:value-type="float" office:value="0.999932103551169" calcext:value-type="float">
            <text:p>0.999932103551169</text:p>
          </table:table-cell>
          <table:table-cell table:number-columns-repeated="8"/>
        </table:table-row>
        <table:table-row table:style-name="ro1">
          <table:table-cell office:value-type="float" office:value="2.829" calcext:value-type="float">
            <text:p>2.829</text:p>
          </table:table-cell>
          <table:table-cell office:value-type="float" office:value="1.908" calcext:value-type="float">
            <text:p>1.9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829" calcext:value-type="float">
            <text:p>2.829</text:p>
          </table:table-cell>
          <table:table-cell office:value-type="float" office:value="1.908" calcext:value-type="float">
            <text:p>1.908</text:p>
          </table:table-cell>
          <table:table-cell office:value-type="float" office:value="1" calcext:value-type="float">
            <text:p>1</text:p>
          </table:table-cell>
          <table:table-cell office:value-type="float" office:value="0.995400912385602" calcext:value-type="float">
            <text:p>0.995400912385602</text:p>
          </table:table-cell>
          <table:table-cell table:number-columns-repeated="8"/>
        </table:table-row>
        <table:table-row table:style-name="ro1">
          <table:table-cell office:value-type="float" office:value="5.814" calcext:value-type="float">
            <text:p>5.814</text:p>
          </table:table-cell>
          <table:table-cell office:value-type="float" office:value="4.287" calcext:value-type="float">
            <text:p>4.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814" calcext:value-type="float">
            <text:p>5.814</text:p>
          </table:table-cell>
          <table:table-cell office:value-type="float" office:value="4.287" calcext:value-type="float">
            <text:p>4.287</text:p>
          </table:table-cell>
          <table:table-cell office:value-type="float" office:value="1" calcext:value-type="float">
            <text:p>1</text:p>
          </table:table-cell>
          <table:table-cell office:value-type="float" office:value="0.999999999339705" calcext:value-type="float">
            <text:p>0.999999999339705</text:p>
          </table:table-cell>
          <table:table-cell table:number-columns-repeated="8"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3.458" calcext:value-type="float">
            <text:p>3.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3.458" calcext:value-type="float">
            <text:p>3.458</text:p>
          </table:table-cell>
          <table:table-cell office:value-type="float" office:value="1" calcext:value-type="float">
            <text:p>1</text:p>
          </table:table-cell>
          <table:table-cell office:value-type="float" office:value="0.999999429682852" calcext:value-type="float">
            <text:p>0.999999429682852</text:p>
          </table:table-cell>
          <table:table-cell table:number-columns-repeated="8"/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-1.057" calcext:value-type="float">
            <text:p>-1.0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71" calcext:value-type="float">
            <text:p>1.071</text:p>
          </table:table-cell>
          <table:table-cell office:value-type="float" office:value="-1.057" calcext:value-type="float">
            <text:p>-1.057</text:p>
          </table:table-cell>
          <table:table-cell office:value-type="float" office:value="2" calcext:value-type="float">
            <text:p>2</text:p>
          </table:table-cell>
          <table:table-cell office:value-type="float" office:value="0.999140654870422" calcext:value-type="float">
            <text:p>0.999140654870422</text:p>
          </table:table-cell>
          <table:table-cell table:number-columns-repeated="8"/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-0.369" calcext:value-type="float">
            <text:p>-0.3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92" calcext:value-type="float">
            <text:p>4.392</text:p>
          </table:table-cell>
          <table:table-cell office:value-type="float" office:value="-0.369" calcext:value-type="float">
            <text:p>-0.369</text:p>
          </table:table-cell>
          <table:table-cell office:value-type="float" office:value="3" calcext:value-type="float">
            <text:p>3</text:p>
          </table:table-cell>
          <table:table-cell office:value-type="float" office:value="0.982902743970863" calcext:value-type="float">
            <text:p>0.982902743970863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23" calcext:value-type="float">
            <text:p>-0.0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23" calcext:value-type="float">
            <text:p>-0.023</text:p>
          </table:table-cell>
          <table:table-cell office:value-type="float" office:value="2" calcext:value-type="float">
            <text:p>2</text:p>
          </table:table-cell>
          <table:table-cell office:value-type="float" office:value="0.999376267959395" calcext:value-type="float">
            <text:p>0.999376267959395</text:p>
          </table:table-cell>
          <table:table-cell table:number-columns-repeated="8"/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077" calcext:value-type="float">
            <text:p>0.0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077" calcext:value-type="float">
            <text:p>0.077</text:p>
          </table:table-cell>
          <table:table-cell office:value-type="float" office:value="2" calcext:value-type="float">
            <text:p>2</text:p>
          </table:table-cell>
          <table:table-cell office:value-type="float" office:value="0.998381300722859" calcext:value-type="float">
            <text:p>0.998381300722859</text:p>
          </table:table-cell>
          <table:table-cell table:number-columns-repeated="8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.719" calcext:value-type="float">
            <text:p>1.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1.719" calcext:value-type="float">
            <text:p>1.719</text:p>
          </table:table-cell>
          <table:table-cell office:value-type="float" office:value="1" calcext:value-type="float">
            <text:p>1</text:p>
          </table:table-cell>
          <table:table-cell office:value-type="float" office:value="0.996297980565165" calcext:value-type="float">
            <text:p>0.996297980565165</text:p>
          </table:table-cell>
          <table:table-cell table:number-columns-repeated="8"/>
        </table:table-row>
        <table:table-row table:style-name="ro1">
          <table:table-cell office:value-type="float" office:value="2.854" calcext:value-type="float">
            <text:p>2.854</text:p>
          </table:table-cell>
          <table:table-cell office:value-type="float" office:value="1.313" calcext:value-type="float">
            <text:p>1.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854" calcext:value-type="float">
            <text:p>2.854</text:p>
          </table:table-cell>
          <table:table-cell office:value-type="float" office:value="1.313" calcext:value-type="float">
            <text:p>1.313</text:p>
          </table:table-cell>
          <table:table-cell office:value-type="float" office:value="1" calcext:value-type="float">
            <text:p>1</text:p>
          </table:table-cell>
          <table:table-cell office:value-type="float" office:value="0.97826997504691" calcext:value-type="float">
            <text:p>0.97826997504691</text:p>
          </table:table-cell>
          <table:table-cell table:number-columns-repeated="8"/>
        </table:table-row>
        <table:table-row table:style-name="ro1">
          <table:table-cell office:value-type="float" office:value="4.162" calcext:value-type="float">
            <text:p>4.162</text:p>
          </table:table-cell>
          <table:table-cell office:value-type="float" office:value="2.368" calcext:value-type="float">
            <text:p>2.3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162" calcext:value-type="float">
            <text:p>4.162</text:p>
          </table:table-cell>
          <table:table-cell office:value-type="float" office:value="2.368" calcext:value-type="float">
            <text:p>2.368</text:p>
          </table:table-cell>
          <table:table-cell office:value-type="float" office:value="1" calcext:value-type="float">
            <text:p>1</text:p>
          </table:table-cell>
          <table:table-cell office:value-type="float" office:value="0.999970159927737" calcext:value-type="float">
            <text:p>0.999970159927737</text:p>
          </table:table-cell>
          <table:table-cell table:number-columns-repeated="8"/>
        </table:table-row>
        <table:table-row table:style-name="ro1">
          <table:table-cell office:value-type="float" office:value="3.472" calcext:value-type="float">
            <text:p>3.472</text:p>
          </table:table-cell>
          <table:table-cell office:value-type="float" office:value="1.536" calcext:value-type="float">
            <text:p>1.5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72" calcext:value-type="float">
            <text:p>3.472</text:p>
          </table:table-cell>
          <table:table-cell office:value-type="float" office:value="1.536" calcext:value-type="float">
            <text:p>1.536</text:p>
          </table:table-cell>
          <table:table-cell office:value-type="float" office:value="1" calcext:value-type="float">
            <text:p>1</text:p>
          </table:table-cell>
          <table:table-cell office:value-type="float" office:value="0.99365674338632" calcext:value-type="float">
            <text:p>0.99365674338632</text:p>
          </table:table-cell>
          <table:table-cell table:number-columns-repeated="8"/>
        </table:table-row>
        <table:table-row table:style-name="ro1">
          <table:table-cell office:value-type="float" office:value="4.014" calcext:value-type="float">
            <text:p>4.014</text:p>
          </table:table-cell>
          <table:table-cell office:value-type="float" office:value="3.134" calcext:value-type="float">
            <text:p>3.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014" calcext:value-type="float">
            <text:p>4.014</text:p>
          </table:table-cell>
          <table:table-cell office:value-type="float" office:value="3.134" calcext:value-type="float">
            <text:p>3.134</text:p>
          </table:table-cell>
          <table:table-cell office:value-type="float" office:value="1" calcext:value-type="float">
            <text:p>1</text:p>
          </table:table-cell>
          <table:table-cell office:value-type="float" office:value="0.999994230051902" calcext:value-type="float">
            <text:p>0.999994230051902</text:p>
          </table:table-cell>
          <table:table-cell table:number-columns-repeated="8"/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1.159" calcext:value-type="float">
            <text:p>1.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93" calcext:value-type="float">
            <text:p>2.393</text:p>
          </table:table-cell>
          <table:table-cell office:value-type="float" office:value="1.159" calcext:value-type="float">
            <text:p>1.159</text:p>
          </table:table-cell>
          <table:table-cell office:value-type="float" office:value="1" calcext:value-type="float">
            <text:p>1</text:p>
          </table:table-cell>
          <table:table-cell office:value-type="float" office:value="0.903877047814687" calcext:value-type="float">
            <text:p>0.903877047814687</text:p>
          </table:table-cell>
          <table:table-cell table:number-columns-repeated="8"/>
        </table:table-row>
        <table:table-row table:style-name="ro1">
          <table:table-cell office:value-type="float" office:value="2.371" calcext:value-type="float">
            <text:p>2.371</text:p>
          </table:table-cell>
          <table:table-cell office:value-type="float" office:value="1.113" calcext:value-type="float">
            <text:p>1.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71" calcext:value-type="float">
            <text:p>2.371</text:p>
          </table:table-cell>
          <table:table-cell office:value-type="float" office:value="1.113" calcext:value-type="float">
            <text:p>1.113</text:p>
          </table:table-cell>
          <table:table-cell office:value-type="float" office:value="1" calcext:value-type="float">
            <text:p>1</text:p>
          </table:table-cell>
          <table:table-cell office:value-type="float" office:value="0.887235440529671" calcext:value-type="float">
            <text:p>0.887235440529671</text:p>
          </table:table-cell>
          <table:table-cell table:number-columns-repeated="8"/>
        </table:table-row>
        <table:table-row table:style-name="ro1">
          <table:table-cell office:value-type="float" office:value="3.897" calcext:value-type="float">
            <text:p>3.897</text:p>
          </table:table-cell>
          <table:table-cell office:value-type="float" office:value="2.242" calcext:value-type="float">
            <text:p>2.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897" calcext:value-type="float">
            <text:p>3.897</text:p>
          </table:table-cell>
          <table:table-cell office:value-type="float" office:value="2.242" calcext:value-type="float">
            <text:p>2.242</text:p>
          </table:table-cell>
          <table:table-cell office:value-type="float" office:value="1" calcext:value-type="float">
            <text:p>1</text:p>
          </table:table-cell>
          <table:table-cell office:value-type="float" office:value="0.999917325405208" calcext:value-type="float">
            <text:p>0.999917325405208</text:p>
          </table:table-cell>
          <table:table-cell table:number-columns-repeated="8"/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-0.122" calcext:value-type="float">
            <text:p>-0.1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11" calcext:value-type="float">
            <text:p>-1.11</text:p>
          </table:table-cell>
          <table:table-cell office:value-type="float" office:value="-0.122" calcext:value-type="float">
            <text:p>-0.122</text:p>
          </table:table-cell>
          <table:table-cell office:value-type="float" office:value="2" calcext:value-type="float">
            <text:p>2</text:p>
          </table:table-cell>
          <table:table-cell office:value-type="float" office:value="0.99995655456482" calcext:value-type="float">
            <text:p>0.99995655456482</text:p>
          </table:table-cell>
          <table:table-cell table:number-columns-repeated="8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-0.523" calcext:value-type="float">
            <text:p>-0.5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523" calcext:value-type="float">
            <text:p>-0.523</text:p>
          </table:table-cell>
          <table:table-cell office:value-type="float" office:value="2" calcext:value-type="float">
            <text:p>2</text:p>
          </table:table-cell>
          <table:table-cell office:value-type="float" office:value="0.999741814857789" calcext:value-type="float">
            <text:p>0.999741814857789</text:p>
          </table:table-cell>
          <table:table-cell table:number-columns-repeated="8"/>
        </table:table-row>
        <table:table-row table:style-name="ro1">
          <table:table-cell office:value-type="float" office:value="4.019" calcext:value-type="float">
            <text:p>4.019</text:p>
          </table:table-cell>
          <table:table-cell office:value-type="float" office:value="1.254" calcext:value-type="float">
            <text:p>1.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019" calcext:value-type="float">
            <text:p>4.019</text:p>
          </table:table-cell>
          <table:table-cell office:value-type="float" office:value="1.254" calcext:value-type="float">
            <text:p>1.254</text:p>
          </table:table-cell>
          <table:table-cell office:value-type="float" office:value="1" calcext:value-type="float">
            <text:p>1</text:p>
          </table:table-cell>
          <table:table-cell office:value-type="float" office:value="0.914970142323618" calcext:value-type="float">
            <text:p>0.914970142323618</text:p>
          </table:table-cell>
          <table:table-cell table:number-columns-repeated="8"/>
        </table:table-row>
        <table:table-row table:style-name="ro1">
          <table:table-cell office:value-type="float" office:value="6.132" calcext:value-type="float">
            <text:p>6.132</text:p>
          </table:table-cell>
          <table:table-cell office:value-type="float" office:value="-0.397" calcext:value-type="float">
            <text:p>-0.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32" calcext:value-type="float">
            <text:p>6.132</text:p>
          </table:table-cell>
          <table:table-cell office:value-type="float" office:value="-0.397" calcext:value-type="float">
            <text:p>-0.397</text:p>
          </table:table-cell>
          <table:table-cell office:value-type="float" office:value="3" calcext:value-type="float">
            <text:p>3</text:p>
          </table:table-cell>
          <table:table-cell office:value-type="float" office:value="0.998851038496362" calcext:value-type="float">
            <text:p>0.998851038496362</text:p>
          </table:table-cell>
          <table:table-cell table:number-columns-repeated="8"/>
        </table:table-row>
        <table:table-row table:style-name="ro1">
          <table:table-cell office:value-type="float" office:value="-0.308" calcext:value-type="float">
            <text:p>-0.308</text:p>
          </table:table-cell>
          <table:table-cell office:value-type="float" office:value="-0.852" calcext:value-type="float">
            <text:p>-0.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308" calcext:value-type="float">
            <text:p>-0.308</text:p>
          </table:table-cell>
          <table:table-cell office:value-type="float" office:value="-0.852" calcext:value-type="float">
            <text:p>-0.852</text:p>
          </table:table-cell>
          <table:table-cell office:value-type="float" office:value="2" calcext:value-type="float">
            <text:p>2</text:p>
          </table:table-cell>
          <table:table-cell office:value-type="float" office:value="0.99997248009159" calcext:value-type="float">
            <text:p>0.99997248009159</text:p>
          </table:table-cell>
          <table:table-cell table:number-columns-repeated="8"/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1.618" calcext:value-type="float">
            <text:p>1.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815" calcext:value-type="float">
            <text:p>1.815</text:p>
          </table:table-cell>
          <table:table-cell office:value-type="float" office:value="1.618" calcext:value-type="float">
            <text:p>1.618</text:p>
          </table:table-cell>
          <table:table-cell office:value-type="float" office:value="1" calcext:value-type="float">
            <text:p>1</text:p>
          </table:table-cell>
          <table:table-cell office:value-type="float" office:value="0.797108529055493" calcext:value-type="float">
            <text:p>0.797108529055493</text:p>
          </table:table-cell>
          <table:table-cell table:number-columns-repeated="8"/>
        </table:table-row>
        <table:table-row table:style-name="ro1">
          <table:table-cell office:value-type="float" office:value="-0.018" calcext:value-type="float">
            <text:p>-0.018</text:p>
          </table:table-cell>
          <table:table-cell office:value-type="float" office:value="0.939" calcext:value-type="float">
            <text:p>0.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18" calcext:value-type="float">
            <text:p>-0.018</text:p>
          </table:table-cell>
          <table:table-cell office:value-type="float" office:value="0.939" calcext:value-type="float">
            <text:p>0.939</text:p>
          </table:table-cell>
          <table:table-cell office:value-type="float" office:value="2" calcext:value-type="float">
            <text:p>2</text:p>
          </table:table-cell>
          <table:table-cell office:value-type="float" office:value="0.992305025868247" calcext:value-type="float">
            <text:p>0.992305025868247</text:p>
          </table:table-cell>
          <table:table-cell table:number-columns-repeated="8"/>
        </table:table-row>
        <table:table-row table:style-name="ro1">
          <table:table-cell office:value-type="float" office:value="-0.424" calcext:value-type="float">
            <text:p>-0.424</text:p>
          </table:table-cell>
          <table:table-cell office:value-type="float" office:value="4.276" calcext:value-type="float">
            <text:p>4.2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24" calcext:value-type="float">
            <text:p>-0.424</text:p>
          </table:table-cell>
          <table:table-cell office:value-type="float" office:value="4.276" calcext:value-type="float">
            <text:p>4.276</text:p>
          </table:table-cell>
          <table:table-cell office:value-type="float" office:value="0" calcext:value-type="float">
            <text:p>0</text:p>
          </table:table-cell>
          <table:table-cell office:value-type="float" office:value="0.999828624574306" calcext:value-type="float">
            <text:p>0.999828624574306</text:p>
          </table:table-cell>
          <table:table-cell table:number-columns-repeated="8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435" calcext:value-type="float">
            <text:p>3.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3.435" calcext:value-type="float">
            <text:p>3.435</text:p>
          </table:table-cell>
          <table:table-cell office:value-type="float" office:value="1" calcext:value-type="float">
            <text:p>1</text:p>
          </table:table-cell>
          <table:table-cell office:value-type="float" office:value="0.999985332521764" calcext:value-type="float">
            <text:p>0.999985332521764</text:p>
          </table:table-cell>
          <table:table-cell table:number-columns-repeated="8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265" calcext:value-type="float">
            <text:p>0.265</text:p>
          </table:table-cell>
          <table:table-cell office:value-type="float" office:value="3" calcext:value-type="float">
            <text:p>3</text:p>
          </table:table-cell>
          <table:table-cell office:value-type="float" office:value="0.910078394489428" calcext:value-type="float">
            <text:p>0.910078394489428</text:p>
          </table:table-cell>
          <table:table-cell table:number-columns-repeated="8"/>
        </table:table-row>
        <table:table-row table:style-name="ro1">
          <table:table-cell office:value-type="float" office:value="-0.016" calcext:value-type="float">
            <text:p>-0.016</text:p>
          </table:table-cell>
          <table:table-cell office:value-type="float" office:value="4.138" calcext:value-type="float">
            <text:p>4.1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016" calcext:value-type="float">
            <text:p>-0.016</text:p>
          </table:table-cell>
          <table:table-cell office:value-type="float" office:value="4.138" calcext:value-type="float">
            <text:p>4.138</text:p>
          </table:table-cell>
          <table:table-cell office:value-type="float" office:value="0" calcext:value-type="float">
            <text:p>0</text:p>
          </table:table-cell>
          <table:table-cell office:value-type="float" office:value="0.99950579604963" calcext:value-type="float">
            <text:p>0.99950579604963</text:p>
          </table:table-cell>
          <table:table-cell table:number-columns-repeated="8"/>
        </table:table-row>
        <table:table-row table:style-name="ro1">
          <table:table-cell office:value-type="float" office:value="-0.583" calcext:value-type="float">
            <text:p>-0.583</text:p>
          </table:table-cell>
          <table:table-cell office:value-type="float" office:value="3.616" calcext:value-type="float">
            <text:p>3.6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583" calcext:value-type="float">
            <text:p>-0.583</text:p>
          </table:table-cell>
          <table:table-cell office:value-type="float" office:value="3.616" calcext:value-type="float">
            <text:p>3.616</text:p>
          </table:table-cell>
          <table:table-cell office:value-type="float" office:value="0" calcext:value-type="float">
            <text:p>0</text:p>
          </table:table-cell>
          <table:table-cell office:value-type="float" office:value="0.996926276662769" calcext:value-type="float">
            <text:p>0.996926276662769</text:p>
          </table:table-cell>
          <table:table-cell table:number-columns-repeated="8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4.447" calcext:value-type="float">
            <text:p>4.4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22" calcext:value-type="float">
            <text:p>-0.22</text:p>
          </table:table-cell>
          <table:table-cell office:value-type="float" office:value="4.447" calcext:value-type="float">
            <text:p>4.447</text:p>
          </table:table-cell>
          <table:table-cell office:value-type="float" office:value="0" calcext:value-type="float">
            <text:p>0</text:p>
          </table:table-cell>
          <table:table-cell office:value-type="float" office:value="0.999894370873075" calcext:value-type="float">
            <text:p>0.999894370873075</text:p>
          </table:table-cell>
          <table:table-cell table:number-columns-repeated="8"/>
        </table:table-row>
        <table:table-row table:style-name="ro1">
          <table:table-cell office:value-type="float" office:value="2.142" calcext:value-type="float">
            <text:p>2.142</text:p>
          </table:table-cell>
          <table:table-cell office:value-type="float" office:value="1.656" calcext:value-type="float">
            <text:p>1.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142" calcext:value-type="float">
            <text:p>2.142</text:p>
          </table:table-cell>
          <table:table-cell office:value-type="float" office:value="1.656" calcext:value-type="float">
            <text:p>1.656</text:p>
          </table:table-cell>
          <table:table-cell office:value-type="float" office:value="1" calcext:value-type="float">
            <text:p>1</text:p>
          </table:table-cell>
          <table:table-cell office:value-type="float" office:value="0.926175271088577" calcext:value-type="float">
            <text:p>0.926175271088577</text:p>
          </table:table-cell>
          <table:table-cell table:number-columns-repeated="8"/>
        </table:table-row>
        <table:table-row table:style-name="ro1">
          <table:table-cell office:value-type="float" office:value="2.455" calcext:value-type="float">
            <text:p>2.455</text:p>
          </table:table-cell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55" calcext:value-type="float">
            <text:p>2.455</text:p>
          </table:table-cell>
          <table:table-cell office:value-type="float" office:value="0.468" calcext:value-type="float">
            <text:p>0.468</text:p>
          </table:table-cell>
          <table:table-cell office:value-type="float" office:value="1" calcext:value-type="float">
            <text:p>1</text:p>
          </table:table-cell>
          <table:table-cell office:value-type="float" office:value="0.616674427077318" calcext:value-type="float">
            <text:p>0.616674427077318</text:p>
          </table:table-cell>
          <table:table-cell table:number-columns-repeated="8"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277" calcext:value-type="float">
            <text:p>0.2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0.277" calcext:value-type="float">
            <text:p>0.277</text:p>
          </table:table-cell>
          <table:table-cell office:value-type="float" office:value="2" calcext:value-type="float">
            <text:p>2</text:p>
          </table:table-cell>
          <table:table-cell office:value-type="float" office:value="0.996222454410309" calcext:value-type="float">
            <text:p>0.996222454410309</text:p>
          </table:table-cell>
          <table:table-cell table:number-columns-repeated="8"/>
        </table:table-row>
        <table:table-row table:style-name="ro1">
          <table:table-cell office:value-type="float" office:value="2.317" calcext:value-type="float">
            <text:p>2.317</text:p>
          </table:table-cell>
          <table:table-cell office:value-type="float" office:value="2.666" calcext:value-type="float">
            <text:p>2.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17" calcext:value-type="float">
            <text:p>2.317</text:p>
          </table:table-cell>
          <table:table-cell office:value-type="float" office:value="2.666" calcext:value-type="float">
            <text:p>2.666</text:p>
          </table:table-cell>
          <table:table-cell office:value-type="float" office:value="1" calcext:value-type="float">
            <text:p>1</text:p>
          </table:table-cell>
          <table:table-cell office:value-type="float" office:value="0.994169608513848" calcext:value-type="float">
            <text:p>0.994169608513848</text:p>
          </table:table-cell>
          <table:table-cell table:number-columns-repeated="8"/>
        </table:table-row>
        <table:table-row table:style-name="ro1">
          <table:table-cell office:value-type="float" office:value="5.662" calcext:value-type="float">
            <text:p>5.662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62" calcext:value-type="float">
            <text:p>5.662</text:p>
          </table:table-cell>
          <table:table-cell office:value-type="float" office:value="0.247" calcext:value-type="float">
            <text:p>0.247</text:p>
          </table:table-cell>
          <table:table-cell office:value-type="float" office:value="3" calcext:value-type="float">
            <text:p>3</text:p>
          </table:table-cell>
          <table:table-cell office:value-type="float" office:value="0.992370917589779" calcext:value-type="float">
            <text:p>0.992370917589779</text:p>
          </table:table-cell>
          <table:table-cell table:number-columns-repeated="8"/>
        </table:table-row>
        <table:table-row table:style-name="ro1">
          <table:table-cell office:value-type="float" office:value="3.697" calcext:value-type="float">
            <text:p>3.69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97" calcext:value-type="float">
            <text:p>3.697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886418643312109" calcext:value-type="float">
            <text:p>0.886418643312109</text:p>
          </table:table-cell>
          <table:table-cell table:number-columns-repeated="8"/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4.753" calcext:value-type="float">
            <text:p>4.7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4.753" calcext:value-type="float">
            <text:p>4.753</text:p>
          </table:table-cell>
          <table:table-cell office:value-type="float" office:value="0" calcext:value-type="float">
            <text:p>0</text:p>
          </table:table-cell>
          <table:table-cell office:value-type="float" office:value="0.999802378542913" calcext:value-type="float">
            <text:p>0.999802378542913</text:p>
          </table:table-cell>
          <table:table-cell table:number-columns-repeated="8"/>
        </table:table-row>
        <table:table-row table:style-name="ro1">
          <table:table-cell office:value-type="float" office:value="-1.075" calcext:value-type="float">
            <text:p>-1.075</text:p>
          </table:table-cell>
          <table:table-cell office:value-type="float" office:value="2.693" calcext:value-type="float">
            <text:p>2.6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075" calcext:value-type="float">
            <text:p>-1.075</text:p>
          </table:table-cell>
          <table:table-cell office:value-type="float" office:value="2.693" calcext:value-type="float">
            <text:p>2.693</text:p>
          </table:table-cell>
          <table:table-cell office:value-type="float" office:value="0" calcext:value-type="float">
            <text:p>0</text:p>
          </table:table-cell>
          <table:table-cell office:value-type="float" office:value="0.726619825875132" calcext:value-type="float">
            <text:p>0.726619825875132</text:p>
          </table:table-cell>
          <table:table-cell table:number-columns-repeated="8"/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3.385" calcext:value-type="float">
            <text:p>3.38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3.385" calcext:value-type="float">
            <text:p>3.385</text:p>
          </table:table-cell>
          <table:table-cell office:value-type="float" office:value="0" calcext:value-type="float">
            <text:p>0</text:p>
          </table:table-cell>
          <table:table-cell office:value-type="float" office:value="0.983601854236812" calcext:value-type="float">
            <text:p>0.983601854236812</text:p>
          </table:table-cell>
          <table:table-cell table:number-columns-repeated="8"/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office:value-type="float" office:value="0.995997210555002" calcext:value-type="float">
            <text:p>0.995997210555002</text:p>
          </table:table-cell>
          <table:table-cell table:number-columns-repeated="8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5.464" calcext:value-type="float">
            <text:p>5.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95" calcext:value-type="float">
            <text:p>0.195</text:p>
          </table:table-cell>
          <table:table-cell office:value-type="float" office:value="5.464" calcext:value-type="float">
            <text:p>5.464</text:p>
          </table:table-cell>
          <table:table-cell office:value-type="float" office:value="0" calcext:value-type="float">
            <text:p>0</text:p>
          </table:table-cell>
          <table:table-cell office:value-type="float" office:value="0.999992597748046" calcext:value-type="float">
            <text:p>0.999992597748046</text:p>
          </table:table-cell>
          <table:table-cell table:number-columns-repeated="8"/>
        </table:table-row>
        <table:table-row table:style-name="ro1">
          <table:table-cell office:value-type="float" office:value="4.442" calcext:value-type="float">
            <text:p>4.442</text:p>
          </table:table-cell>
          <table:table-cell office:value-type="float" office:value="-0.039" calcext:value-type="float">
            <text:p>-0.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442" calcext:value-type="float">
            <text:p>4.442</text:p>
          </table:table-cell>
          <table:table-cell office:value-type="float" office:value="-0.039" calcext:value-type="float">
            <text:p>-0.039</text:p>
          </table:table-cell>
          <table:table-cell office:value-type="float" office:value="3" calcext:value-type="float">
            <text:p>3</text:p>
          </table:table-cell>
          <table:table-cell office:value-type="float" office:value="0.974718764756253" calcext:value-type="float">
            <text:p>0.974718764756253</text:p>
          </table:table-cell>
          <table:table-cell table:number-columns-repeated="8"/>
        </table:table-row>
        <table:table-row table:style-name="ro1">
          <table:table-cell office:value-type="float" office:value="3.394" calcext:value-type="float">
            <text:p>3.394</text:p>
          </table:table-cell>
          <table:table-cell office:value-type="float" office:value="1.582" calcext:value-type="float">
            <text:p>1.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394" calcext:value-type="float">
            <text:p>3.394</text:p>
          </table:table-cell>
          <table:table-cell office:value-type="float" office:value="1.582" calcext:value-type="float">
            <text:p>1.582</text:p>
          </table:table-cell>
          <table:table-cell office:value-type="float" office:value="1" calcext:value-type="float">
            <text:p>1</text:p>
          </table:table-cell>
          <table:table-cell office:value-type="float" office:value="0.995460846318796" calcext:value-type="float">
            <text:p>0.995460846318796</text:p>
          </table:table-cell>
          <table:table-cell table:number-columns-repeated="8"/>
        </table:table-row>
        <table:table-row table:style-name="ro1">
          <table:table-cell office:value-type="float" office:value="-0.102" calcext:value-type="float">
            <text:p>-0.102</text:p>
          </table:table-cell>
          <table:table-cell office:value-type="float" office:value="5.887" calcext:value-type="float">
            <text:p>5.8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102" calcext:value-type="float">
            <text:p>-0.102</text:p>
          </table:table-cell>
          <table:table-cell office:value-type="float" office:value="5.887" calcext:value-type="float">
            <text:p>5.887</text:p>
          </table:table-cell>
          <table:table-cell office:value-type="float" office:value="0" calcext:value-type="float">
            <text:p>0</text:p>
          </table:table-cell>
          <table:table-cell office:value-type="float" office:value="0.999999423278565" calcext:value-type="float">
            <text:p>0.999999423278565</text:p>
          </table:table-cell>
          <table:table-cell table:number-columns-repeated="8"/>
        </table:table-row>
        <table:table-row table:style-name="ro1">
          <table:table-cell office:value-type="float" office:value="5.404" calcext:value-type="float">
            <text:p>5.404</text:p>
          </table:table-cell>
          <table:table-cell office:value-type="float" office:value="-0.506" calcext:value-type="float">
            <text:p>-0.5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04" calcext:value-type="float">
            <text:p>5.404</text:p>
          </table:table-cell>
          <table:table-cell office:value-type="float" office:value="-0.506" calcext:value-type="float">
            <text:p>-0.506</text:p>
          </table:table-cell>
          <table:table-cell office:value-type="float" office:value="3" calcext:value-type="float">
            <text:p>3</text:p>
          </table:table-cell>
          <table:table-cell office:value-type="float" office:value="0.996880827777339" calcext:value-type="float">
            <text:p>0.996880827777339</text:p>
          </table:table-cell>
          <table:table-cell table:number-columns-repeated="8"/>
        </table:table-row>
        <table:table-row table:style-name="ro1">
          <table:table-cell office:value-type="float" office:value="4.439" calcext:value-type="float">
            <text:p>4.439</text:p>
          </table:table-cell>
          <table:table-cell office:value-type="float" office:value="-0.685" calcext:value-type="float">
            <text:p>-0.6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439" calcext:value-type="float">
            <text:p>4.439</text:p>
          </table:table-cell>
          <table:table-cell office:value-type="float" office:value="-0.685" calcext:value-type="float">
            <text:p>-0.685</text:p>
          </table:table-cell>
          <table:table-cell office:value-type="float" office:value="3" calcext:value-type="float">
            <text:p>3</text:p>
          </table:table-cell>
          <table:table-cell office:value-type="float" office:value="0.986063231871027" calcext:value-type="float">
            <text:p>0.986063231871027</text:p>
          </table:table-cell>
          <table:table-cell table:number-columns-repeated="8"/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4.101" calcext:value-type="float">
            <text:p>4.1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39" calcext:value-type="float">
            <text:p>0.139</text:p>
          </table:table-cell>
          <table:table-cell office:value-type="float" office:value="4.101" calcext:value-type="float">
            <text:p>4.101</text:p>
          </table:table-cell>
          <table:table-cell office:value-type="float" office:value="0" calcext:value-type="float">
            <text:p>0</text:p>
          </table:table-cell>
          <table:table-cell office:value-type="float" office:value="0.999186274310373" calcext:value-type="float">
            <text:p>0.999186274310373</text:p>
          </table:table-cell>
          <table:table-cell table:number-columns-repeated="8"/>
        </table:table-row>
        <table:table-row table:style-name="ro1">
          <table:table-cell office:value-type="float" office:value="5.344" calcext:value-type="float">
            <text:p>5.344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44" calcext:value-type="float">
            <text:p>5.344</text:p>
          </table:table-cell>
          <table:table-cell office:value-type="float" office:value="-0.13" calcext:value-type="float">
            <text:p>-0.13</text:p>
          </table:table-cell>
          <table:table-cell office:value-type="float" office:value="3" calcext:value-type="float">
            <text:p>3</text:p>
          </table:table-cell>
          <table:table-cell office:value-type="float" office:value="0.994847963366597" calcext:value-type="float">
            <text:p>0.994847963366597</text:p>
          </table:table-cell>
          <table:table-cell table:number-columns-repeated="8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6.075" calcext:value-type="float">
            <text:p>6.0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6.075" calcext:value-type="float">
            <text:p>6.075</text:p>
          </table:table-cell>
          <table:table-cell office:value-type="float" office:value="0" calcext:value-type="float">
            <text:p>0</text:p>
          </table:table-cell>
          <table:table-cell office:value-type="float" office:value="0.999996195407726" calcext:value-type="float">
            <text:p>0.999996195407726</text:p>
          </table:table-cell>
          <table:table-cell table:number-columns-repeated="8"/>
        </table:table-row>
        <table:table-row table:style-name="ro1">
          <table:table-cell office:value-type="float" office:value="-0.436" calcext:value-type="float">
            <text:p>-0.436</text:p>
          </table:table-cell>
          <table:table-cell office:value-type="float" office:value="3.544" calcext:value-type="float">
            <text:p>3.54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36" calcext:value-type="float">
            <text:p>-0.436</text:p>
          </table:table-cell>
          <table:table-cell office:value-type="float" office:value="3.544" calcext:value-type="float">
            <text:p>3.544</text:p>
          </table:table-cell>
          <table:table-cell office:value-type="float" office:value="0" calcext:value-type="float">
            <text:p>0</text:p>
          </table:table-cell>
          <table:table-cell office:value-type="float" office:value="0.996045495838007" calcext:value-type="float">
            <text:p>0.996045495838007</text:p>
          </table:table-cell>
          <table:table-cell table:number-columns-repeated="8"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-0.262" calcext:value-type="float">
            <text:p>-0.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-0.262" calcext:value-type="float">
            <text:p>-0.262</text:p>
          </table:table-cell>
          <table:table-cell office:value-type="float" office:value="2" calcext:value-type="float">
            <text:p>2</text:p>
          </table:table-cell>
          <table:table-cell office:value-type="float" office:value="0.998275514003783" calcext:value-type="float">
            <text:p>0.998275514003783</text:p>
          </table:table-cell>
          <table:table-cell table:number-columns-repeated="8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6.193" calcext:value-type="float">
            <text:p>6.1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6.193" calcext:value-type="float">
            <text:p>6.193</text:p>
          </table:table-cell>
          <table:table-cell office:value-type="float" office:value="0" calcext:value-type="float">
            <text:p>0</text:p>
          </table:table-cell>
          <table:table-cell office:value-type="float" office:value="0.999998471014812" calcext:value-type="float">
            <text:p>0.999998471014812</text:p>
          </table:table-cell>
          <table:table-cell table:number-columns-repeated="8"/>
        </table:table-row>
        <table:table-row table:style-name="ro1">
          <table:table-cell office:value-type="float" office:value="-0.404" calcext:value-type="float">
            <text:p>-0.404</text:p>
          </table:table-cell>
          <table:table-cell office:value-type="float" office:value="3.972" calcext:value-type="float">
            <text:p>3.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04" calcext:value-type="float">
            <text:p>-0.404</text:p>
          </table:table-cell>
          <table:table-cell office:value-type="float" office:value="3.972" calcext:value-type="float">
            <text:p>3.972</text:p>
          </table:table-cell>
          <table:table-cell office:value-type="float" office:value="0" calcext:value-type="float">
            <text:p>0</text:p>
          </table:table-cell>
          <table:table-cell office:value-type="float" office:value="0.999377518201083" calcext:value-type="float">
            <text:p>0.999377518201083</text:p>
          </table:table-cell>
          <table:table-cell table:number-columns-repeated="8"/>
        </table:table-row>
        <table:table-row table:style-name="ro1">
          <table:table-cell office:value-type="float" office:value="-0.817" calcext:value-type="float">
            <text:p>-0.817</text:p>
          </table:table-cell>
          <table:table-cell office:value-type="float" office:value="4.954" calcext:value-type="float">
            <text:p>4.9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817" calcext:value-type="float">
            <text:p>-0.817</text:p>
          </table:table-cell>
          <table:table-cell office:value-type="float" office:value="4.954" calcext:value-type="float">
            <text:p>4.954</text:p>
          </table:table-cell>
          <table:table-cell office:value-type="float" office:value="0" calcext:value-type="float">
            <text:p>0</text:p>
          </table:table-cell>
          <table:table-cell office:value-type="float" office:value="0.999990842745349" calcext:value-type="float">
            <text:p>0.999990842745349</text:p>
          </table:table-cell>
          <table:table-cell table:number-columns-repeated="8"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807" calcext:value-type="float">
            <text:p>0.8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0.807" calcext:value-type="float">
            <text:p>0.807</text:p>
          </table:table-cell>
          <table:table-cell office:value-type="float" office:value="2" calcext:value-type="float">
            <text:p>2</text:p>
          </table:table-cell>
          <table:table-cell office:value-type="float" office:value="0.983414897345315" calcext:value-type="float">
            <text:p>0.983414897345315</text:p>
          </table:table-cell>
          <table:table-cell table:number-columns-repeated="8"/>
        </table:table-row>
        <table:table-row table:style-name="ro1">
          <table:table-cell office:value-type="float" office:value="-0.591" calcext:value-type="float">
            <text:p>-0.591</text:p>
          </table:table-cell>
          <table:table-cell office:value-type="float" office:value="-0.135" calcext:value-type="float">
            <text:p>-0.1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591" calcext:value-type="float">
            <text:p>-0.591</text:p>
          </table:table-cell>
          <table:table-cell office:value-type="float" office:value="-0.135" calcext:value-type="float">
            <text:p>-0.135</text:p>
          </table:table-cell>
          <table:table-cell office:value-type="float" office:value="2" calcext:value-type="float">
            <text:p>2</text:p>
          </table:table-cell>
          <table:table-cell office:value-type="float" office:value="0.999882415312091" calcext:value-type="float">
            <text:p>0.999882415312091</text:p>
          </table:table-cell>
          <table:table-cell table:number-columns-repeated="8"/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 office:value-type="float" office:value="0.998728756579015" calcext:value-type="float">
            <text:p>0.998728756579015</text:p>
          </table:table-cell>
          <table:table-cell table:number-columns-repeated="8"/>
        </table:table-row>
        <table:table-row table:style-name="ro1">
          <table:table-cell office:value-type="float" office:value="-0.948" calcext:value-type="float">
            <text:p>-0.948</text:p>
          </table:table-cell>
          <table:table-cell office:value-type="float" office:value="1.328" calcext:value-type="float">
            <text:p>1.3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948" calcext:value-type="float">
            <text:p>-0.948</text:p>
          </table:table-cell>
          <table:table-cell office:value-type="float" office:value="1.328" calcext:value-type="float">
            <text:p>1.328</text:p>
          </table:table-cell>
          <table:table-cell office:value-type="float" office:value="2" calcext:value-type="float">
            <text:p>2</text:p>
          </table:table-cell>
          <table:table-cell office:value-type="float" office:value="0.988931259129431" calcext:value-type="float">
            <text:p>0.988931259129431</text:p>
          </table:table-cell>
          <table:table-cell table:number-columns-repeated="8"/>
        </table:table-row>
        <table:table-row table:style-name="ro1">
          <table:table-cell office:value-type="float" office:value="-0.921" calcext:value-type="float">
            <text:p>-0.921</text:p>
          </table:table-cell>
          <table:table-cell office:value-type="float" office:value="1.958" calcext:value-type="float">
            <text:p>1.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921" calcext:value-type="float">
            <text:p>-0.921</text:p>
          </table:table-cell>
          <table:table-cell office:value-type="float" office:value="1.958" calcext:value-type="float">
            <text:p>1.958</text:p>
          </table:table-cell>
          <table:table-cell office:value-type="float" office:value="2" calcext:value-type="float">
            <text:p>2</text:p>
          </table:table-cell>
          <table:table-cell office:value-type="float" office:value="0.868133121690491" calcext:value-type="float">
            <text:p>0.868133121690491</text:p>
          </table:table-cell>
          <table:table-cell table:number-columns-repeated="8"/>
        </table:table-row>
        <table:table-row table:style-name="ro1">
          <table:table-cell office:value-type="float" office:value="6.424" calcext:value-type="float">
            <text:p>6.424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424" calcext:value-type="float">
            <text:p>6.424</text:p>
          </table:table-cell>
          <table:table-cell office:value-type="float" office:value="0.416" calcext:value-type="float">
            <text:p>0.416</text:p>
          </table:table-cell>
          <table:table-cell office:value-type="float" office:value="3" calcext:value-type="float">
            <text:p>3</text:p>
          </table:table-cell>
          <table:table-cell office:value-type="float" office:value="0.995584879407792" calcext:value-type="float">
            <text:p>0.995584879407792</text:p>
          </table:table-cell>
          <table:table-cell table:number-columns-repeated="8"/>
        </table:table-row>
        <table:table-row table:style-name="ro1">
          <table:table-cell office:value-type="float" office:value="2.488" calcext:value-type="float">
            <text:p>2.488</text:p>
          </table:table-cell>
          <table:table-cell office:value-type="float" office:value="1.169" calcext:value-type="float">
            <text:p>1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488" calcext:value-type="float">
            <text:p>2.488</text:p>
          </table:table-cell>
          <table:table-cell office:value-type="float" office:value="1.169" calcext:value-type="float">
            <text:p>1.169</text:p>
          </table:table-cell>
          <table:table-cell office:value-type="float" office:value="1" calcext:value-type="float">
            <text:p>1</text:p>
          </table:table-cell>
          <table:table-cell office:value-type="float" office:value="0.926909267324957" calcext:value-type="float">
            <text:p>0.926909267324957</text:p>
          </table:table-cell>
          <table:table-cell table:number-columns-repeated="8"/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-0.98" calcext:value-type="float">
            <text:p>-0.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73" calcext:value-type="float">
            <text:p>0.173</text:p>
          </table:table-cell>
          <table:table-cell office:value-type="float" office:value="-0.98" calcext:value-type="float">
            <text:p>-0.98</text:p>
          </table:table-cell>
          <table:table-cell office:value-type="float" office:value="2" calcext:value-type="float">
            <text:p>2</text:p>
          </table:table-cell>
          <table:table-cell office:value-type="float" office:value="0.999932938597272" calcext:value-type="float">
            <text:p>0.999932938597272</text:p>
          </table:table-cell>
          <table:table-cell table:number-columns-repeated="8"/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5.931" calcext:value-type="float">
            <text:p>5.9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94" calcext:value-type="float">
            <text:p>0.194</text:p>
          </table:table-cell>
          <table:table-cell office:value-type="float" office:value="5.931" calcext:value-type="float">
            <text:p>5.931</text:p>
          </table:table-cell>
          <table:table-cell office:value-type="float" office:value="0" calcext:value-type="float">
            <text:p>0</text:p>
          </table:table-cell>
          <table:table-cell office:value-type="float" office:value="0.999998749389037" calcext:value-type="float">
            <text:p>0.999998749389037</text:p>
          </table:table-cell>
          <table:table-cell table:number-columns-repeated="8"/>
        </table:table-row>
        <table:table-row table:style-name="ro1">
          <table:table-cell office:value-type="float" office:value="6.568" calcext:value-type="float">
            <text:p>6.568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68" calcext:value-type="float">
            <text:p>6.568</text:p>
          </table:table-cell>
          <table:table-cell office:value-type="float" office:value="0.047" calcext:value-type="float">
            <text:p>0.047</text:p>
          </table:table-cell>
          <table:table-cell office:value-type="float" office:value="3" calcext:value-type="float">
            <text:p>3</text:p>
          </table:table-cell>
          <table:table-cell office:value-type="float" office:value="0.998746553180252" calcext:value-type="float">
            <text:p>0.998746553180252</text:p>
          </table:table-cell>
          <table:table-cell table:number-columns-repeated="8"/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1.593" calcext:value-type="float">
            <text:p>1.5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235" calcext:value-type="float">
            <text:p>2.235</text:p>
          </table:table-cell>
          <table:table-cell office:value-type="float" office:value="1.593" calcext:value-type="float">
            <text:p>1.593</text:p>
          </table:table-cell>
          <table:table-cell office:value-type="float" office:value="1" calcext:value-type="float">
            <text:p>1</text:p>
          </table:table-cell>
          <table:table-cell office:value-type="float" office:value="0.937424007333727" calcext:value-type="float">
            <text:p>0.937424007333727</text:p>
          </table:table-cell>
          <table:table-cell table:number-columns-repeated="8"/>
        </table:table-row>
        <table:table-row table:style-name="ro1">
          <table:table-cell office:value-type="float" office:value="3.917" calcext:value-type="float">
            <text:p>3.917</text:p>
          </table:table-cell>
          <table:table-cell office:value-type="float" office:value="3.771" calcext:value-type="float">
            <text:p>3.7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917" calcext:value-type="float">
            <text:p>3.917</text:p>
          </table:table-cell>
          <table:table-cell office:value-type="float" office:value="3.771" calcext:value-type="float">
            <text:p>3.771</text:p>
          </table:table-cell>
          <table:table-cell office:value-type="float" office:value="1" calcext:value-type="float">
            <text:p>1</text:p>
          </table:table-cell>
          <table:table-cell office:value-type="float" office:value="0.999997397945101" calcext:value-type="float">
            <text:p>0.999997397945101</text:p>
          </table:table-cell>
          <table:table-cell table:number-columns-repeated="8"/>
        </table:table-row>
        <table:table-row table:style-name="ro1">
          <table:table-cell office:value-type="float" office:value="5.249" calcext:value-type="float">
            <text:p>5.249</text:p>
          </table:table-cell>
          <table:table-cell office:value-type="float" office:value="-0.486" calcext:value-type="float">
            <text:p>-0.4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49" calcext:value-type="float">
            <text:p>5.249</text:p>
          </table:table-cell>
          <table:table-cell office:value-type="float" office:value="-0.486" calcext:value-type="float">
            <text:p>-0.486</text:p>
          </table:table-cell>
          <table:table-cell office:value-type="float" office:value="3" calcext:value-type="float">
            <text:p>3</text:p>
          </table:table-cell>
          <table:table-cell office:value-type="float" office:value="0.99600446367674" calcext:value-type="float">
            <text:p>0.99600446367674</text:p>
          </table:table-cell>
          <table:table-cell table:number-columns-repeated="8"/>
        </table:table-row>
        <table:table-row table:style-name="ro1">
          <table:table-cell office:value-type="float" office:value="-1.606" calcext:value-type="float">
            <text:p>-1.606</text:p>
          </table:table-cell>
          <table:table-cell office:value-type="float" office:value="0.186" calcext:value-type="float">
            <text:p>0.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606" calcext:value-type="float">
            <text:p>-1.606</text:p>
          </table:table-cell>
          <table:table-cell office:value-type="float" office:value="0.186" calcext:value-type="float">
            <text:p>0.186</text:p>
          </table:table-cell>
          <table:table-cell office:value-type="float" office:value="2" calcext:value-type="float">
            <text:p>2</text:p>
          </table:table-cell>
          <table:table-cell office:value-type="float" office:value="0.999967057520625" calcext:value-type="float">
            <text:p>0.999967057520625</text:p>
          </table:table-cell>
          <table:table-cell table:number-columns-repeated="8"/>
        </table:table-row>
        <table:table-row table:style-name="ro1">
          <table:table-cell office:value-type="float" office:value="5.291" calcext:value-type="float">
            <text:p>5.291</text:p>
          </table:table-cell>
          <table:table-cell office:value-type="float" office:value="2.283" calcext:value-type="float">
            <text:p>2.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291" calcext:value-type="float">
            <text:p>5.291</text:p>
          </table:table-cell>
          <table:table-cell office:value-type="float" office:value="2.283" calcext:value-type="float">
            <text:p>2.283</text:p>
          </table:table-cell>
          <table:table-cell office:value-type="float" office:value="1" calcext:value-type="float">
            <text:p>1</text:p>
          </table:table-cell>
          <table:table-cell office:value-type="float" office:value="0.999780620650403" calcext:value-type="float">
            <text:p>0.999780620650403</text:p>
          </table:table-cell>
          <table:table-cell table:number-columns-repeated="8"/>
        </table:table-row>
        <table:table-row table:style-name="ro1">
          <table:table-cell office:value-type="float" office:value="-0.295" calcext:value-type="float">
            <text:p>-0.295</text:p>
          </table:table-cell>
          <table:table-cell office:value-type="float" office:value="-1.26" calcext:value-type="float">
            <text:p>-1.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295" calcext:value-type="float">
            <text:p>-0.295</text:p>
          </table:table-cell>
          <table:table-cell office:value-type="float" office:value="-1.26" calcext:value-type="float">
            <text:p>-1.26</text:p>
          </table:table-cell>
          <table:table-cell office:value-type="float" office:value="2" calcext:value-type="float">
            <text:p>2</text:p>
          </table:table-cell>
          <table:table-cell office:value-type="float" office:value="0.999990440732193" calcext:value-type="float">
            <text:p>0.999990440732193</text:p>
          </table:table-cell>
          <table:table-cell table:number-columns-repeated="8"/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028" calcext:value-type="float">
            <text:p>2.028</text:p>
          </table:table-cell>
          <table:table-cell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0.937356493833342" calcext:value-type="float">
            <text:p>0.937356493833342</text:p>
          </table:table-cell>
          <table:table-cell table:number-columns-repeated="8"/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958" calcext:value-type="float">
            <text:p>1.95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961565306547367" calcext:value-type="float">
            <text:p>0.961565306547367</text:p>
          </table:table-cell>
          <table:table-cell table:number-columns-repeated="8"/>
        </table:table-row>
        <table:table-row table:style-name="ro1">
          <table:table-cell office:value-type="float" office:value="3.849" calcext:value-type="float">
            <text:p>3.849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49" calcext:value-type="float">
            <text:p>3.849</text:p>
          </table:table-cell>
          <table:table-cell office:value-type="float" office:value="0.218" calcext:value-type="float">
            <text:p>0.218</text:p>
          </table:table-cell>
          <table:table-cell office:value-type="float" office:value="3" calcext:value-type="float">
            <text:p>3</text:p>
          </table:table-cell>
          <table:table-cell office:value-type="float" office:value="0.882359744750159" calcext:value-type="float">
            <text:p>0.882359744750159</text:p>
          </table:table-cell>
          <table:table-cell table:number-columns-repeated="8"/>
        </table:table-row>
        <table:table-row table:style-name="ro1">
          <table:table-cell office:value-type="float" office:value="6.189" calcext:value-type="float">
            <text:p>6.189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89" calcext:value-type="float">
            <text:p>6.189</text:p>
          </table:table-cell>
          <table:table-cell office:value-type="float" office:value="0.197" calcext:value-type="float">
            <text:p>0.197</text:p>
          </table:table-cell>
          <table:table-cell office:value-type="float" office:value="3" calcext:value-type="float">
            <text:p>3</text:p>
          </table:table-cell>
          <table:table-cell office:value-type="float" office:value="0.996907319457676" calcext:value-type="float">
            <text:p>0.996907319457676</text:p>
          </table:table-cell>
          <table:table-cell table:number-columns-repeated="8"/>
        </table:table-row>
        <table:table-row table:style-name="ro1">
          <table:table-cell office:value-type="float" office:value="3.169" calcext:value-type="float">
            <text:p>3.169</text:p>
          </table:table-cell>
          <table:table-cell office:value-type="float" office:value="1.149" calcext:value-type="float">
            <text:p>1.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69" calcext:value-type="float">
            <text:p>3.169</text:p>
          </table:table-cell>
          <table:table-cell office:value-type="float" office:value="1.149" calcext:value-type="float">
            <text:p>1.149</text:p>
          </table:table-cell>
          <table:table-cell office:value-type="float" office:value="1" calcext:value-type="float">
            <text:p>1</text:p>
          </table:table-cell>
          <table:table-cell office:value-type="float" office:value="0.956753159591541" calcext:value-type="float">
            <text:p>0.956753159591541</text:p>
          </table:table-cell>
          <table:table-cell table:number-columns-repeated="8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.867" calcext:value-type="float">
            <text:p>4.8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4.867" calcext:value-type="float">
            <text:p>4.867</text:p>
          </table:table-cell>
          <table:table-cell office:value-type="float" office:value="0" calcext:value-type="float">
            <text:p>0</text:p>
          </table:table-cell>
          <table:table-cell office:value-type="float" office:value="0.99990999126523" calcext:value-type="float">
            <text:p>0.99990999126523</text:p>
          </table:table-cell>
          <table:table-cell table:number-columns-repeated="8"/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1.106" calcext:value-type="float">
            <text:p>1.1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1.106" calcext:value-type="float">
            <text:p>1.106</text:p>
          </table:table-cell>
          <table:table-cell office:value-type="float" office:value="2" calcext:value-type="float">
            <text:p>2</text:p>
          </table:table-cell>
          <table:table-cell office:value-type="float" office:value="0.995900415107061" calcext:value-type="float">
            <text:p>0.995900415107061</text:p>
          </table:table-cell>
          <table:table-cell table:number-columns-repeated="8"/>
        </table:table-row>
        <table:table-row table:style-name="ro1">
          <table:table-cell office:value-type="float" office:value="3.704" calcext:value-type="float">
            <text:p>3.704</text:p>
          </table:table-cell>
          <table:table-cell office:value-type="float" office:value="1.118" calcext:value-type="float">
            <text:p>1.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704" calcext:value-type="float">
            <text:p>3.704</text:p>
          </table:table-cell>
          <table:table-cell office:value-type="float" office:value="1.118" calcext:value-type="float">
            <text:p>1.118</text:p>
          </table:table-cell>
          <table:table-cell office:value-type="float" office:value="1" calcext:value-type="float">
            <text:p>1</text:p>
          </table:table-cell>
          <table:table-cell office:value-type="float" office:value="0.891286512073139" calcext:value-type="float">
            <text:p>0.891286512073139</text:p>
          </table:table-cell>
          <table:table-cell table:number-columns-repeated="8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6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0.622" calcext:value-type="float">
            <text:p>0.622</text:p>
          </table:table-cell>
          <table:table-cell office:value-type="float" office:value="3" calcext:value-type="float">
            <text:p>3</text:p>
          </table:table-cell>
          <table:table-cell office:value-type="float" office:value="0.99259797708533" calcext:value-type="float">
            <text:p>0.99259797708533</text:p>
          </table:table-cell>
          <table:table-cell table:number-columns-repeated="8"/>
        </table:table-row>
        <table:table-row table:style-name="ro1">
          <table:table-cell office:value-type="float" office:value="-0.044" calcext:value-type="float">
            <text:p>-0.044</text:p>
          </table:table-cell>
          <table:table-cell office:value-type="float" office:value="5.625" calcext:value-type="float">
            <text:p>5.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044" calcext:value-type="float">
            <text:p>-0.044</text:p>
          </table:table-cell>
          <table:table-cell office:value-type="float" office:value="5.625" calcext:value-type="float">
            <text:p>5.625</text:p>
          </table:table-cell>
          <table:table-cell office:value-type="float" office:value="0" calcext:value-type="float">
            <text:p>0</text:p>
          </table:table-cell>
          <table:table-cell office:value-type="float" office:value="0.999998128113997" calcext:value-type="float">
            <text:p>0.999998128113997</text:p>
          </table:table-cell>
          <table:table-cell table:number-columns-repeated="8"/>
        </table:table-row>
        <table:table-row table:style-name="ro1">
          <table:table-cell office:value-type="float" office:value="-0.967" calcext:value-type="float">
            <text:p>-0.967</text:p>
          </table:table-cell>
          <table:table-cell office:value-type="float" office:value="0.577" calcext:value-type="float">
            <text:p>0.5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967" calcext:value-type="float">
            <text:p>-0.967</text:p>
          </table:table-cell>
          <table:table-cell office:value-type="float" office:value="0.577" calcext:value-type="float">
            <text:p>0.577</text:p>
          </table:table-cell>
          <table:table-cell office:value-type="float" office:value="2" calcext:value-type="float">
            <text:p>2</text:p>
          </table:table-cell>
          <table:table-cell office:value-type="float" office:value="0.999363982609687" calcext:value-type="float">
            <text:p>0.999363982609687</text:p>
          </table:table-cell>
          <table:table-cell table:number-columns-repeated="8"/>
        </table:table-row>
        <table:table-row table:style-name="ro1">
          <table:table-cell office:value-type="float" office:value="5.679" calcext:value-type="float">
            <text:p>5.679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79" calcext:value-type="float">
            <text:p>5.679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994661474586912" calcext:value-type="float">
            <text:p>0.994661474586912</text:p>
          </table:table-cell>
          <table:table-cell table:number-columns-repeated="8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4.646" calcext:value-type="float">
            <text:p>4.6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44" calcext:value-type="float">
            <text:p>0.144</text:p>
          </table:table-cell>
          <table:table-cell office:value-type="float" office:value="4.646" calcext:value-type="float">
            <text:p>4.646</text:p>
          </table:table-cell>
          <table:table-cell office:value-type="float" office:value="0" calcext:value-type="float">
            <text:p>0</text:p>
          </table:table-cell>
          <table:table-cell office:value-type="float" office:value="0.999880405056993" calcext:value-type="float">
            <text:p>0.999880405056993</text:p>
          </table:table-cell>
          <table:table-cell table:number-columns-repeated="8"/>
        </table:table-row>
        <table:table-row table:style-name="ro1">
          <table:table-cell office:value-type="float" office:value="1.913" calcext:value-type="float">
            <text:p>1.913</text:p>
          </table:table-cell>
          <table:table-cell office:value-type="float" office:value="1.981" calcext:value-type="float">
            <text:p>1.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913" calcext:value-type="float">
            <text:p>1.913</text:p>
          </table:table-cell>
          <table:table-cell office:value-type="float" office:value="1.981" calcext:value-type="float">
            <text:p>1.981</text:p>
          </table:table-cell>
          <table:table-cell office:value-type="float" office:value="1" calcext:value-type="float">
            <text:p>1</text:p>
          </table:table-cell>
          <table:table-cell office:value-type="float" office:value="0.919640717563031" calcext:value-type="float">
            <text:p>0.919640717563031</text:p>
          </table:table-cell>
          <table:table-cell table:number-columns-repeated="8"/>
        </table:table-row>
        <table:table-row table:style-name="ro1">
          <table:table-cell office:value-type="float" office:value="-0.094" calcext:value-type="float">
            <text:p>-0.094</text:p>
          </table:table-cell>
          <table:table-cell office:value-type="float" office:value="0.213" calcext:value-type="float">
            <text:p>0.2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094" calcext:value-type="float">
            <text:p>-0.094</text:p>
          </table:table-cell>
          <table:table-cell office:value-type="float" office:value="0.213" calcext:value-type="float">
            <text:p>0.213</text:p>
          </table:table-cell>
          <table:table-cell office:value-type="float" office:value="2" calcext:value-type="float">
            <text:p>2</text:p>
          </table:table-cell>
          <table:table-cell office:value-type="float" office:value="0.999213875782252" calcext:value-type="float">
            <text:p>0.999213875782252</text:p>
          </table:table-cell>
          <table:table-cell table:number-columns-repeated="8"/>
        </table:table-row>
        <table:table-row table:style-name="ro1">
          <table:table-cell office:value-type="float" office:value="4.529" calcext:value-type="float">
            <text:p>4.529</text:p>
          </table:table-cell>
          <table:table-cell office:value-type="float" office:value="-0.153" calcext:value-type="float">
            <text:p>-0.1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29" calcext:value-type="float">
            <text:p>4.529</text:p>
          </table:table-cell>
          <table:table-cell office:value-type="float" office:value="-0.153" calcext:value-type="float">
            <text:p>-0.153</text:p>
          </table:table-cell>
          <table:table-cell office:value-type="float" office:value="3" calcext:value-type="float">
            <text:p>3</text:p>
          </table:table-cell>
          <table:table-cell office:value-type="float" office:value="0.982077255838493" calcext:value-type="float">
            <text:p>0.982077255838493</text:p>
          </table:table-cell>
          <table:table-cell table:number-columns-repeated="8"/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0.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0.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office:value-type="float" office:value="0.979279759847498" calcext:value-type="float">
            <text:p>0.979279759847498</text:p>
          </table:table-cell>
          <table:table-cell table:number-columns-repeated="8"/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339" calcext:value-type="float">
            <text:p>0.3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0.339" calcext:value-type="float">
            <text:p>0.339</text:p>
          </table:table-cell>
          <table:table-cell office:value-type="float" office:value="2" calcext:value-type="float">
            <text:p>2</text:p>
          </table:table-cell>
          <table:table-cell office:value-type="float" office:value="0.994515082232454" calcext:value-type="float">
            <text:p>0.994515082232454</text:p>
          </table:table-cell>
          <table:table-cell table:number-columns-repeated="8"/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5.238" calcext:value-type="float">
            <text:p>5.2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32" calcext:value-type="float">
            <text:p>0.932</text:p>
          </table:table-cell>
          <table:table-cell office:value-type="float" office:value="5.238" calcext:value-type="float">
            <text:p>5.238</text:p>
          </table:table-cell>
          <table:table-cell office:value-type="float" office:value="0" calcext:value-type="float">
            <text:p>0</text:p>
          </table:table-cell>
          <table:table-cell office:value-type="float" office:value="0.999557556585946" calcext:value-type="float">
            <text:p>0.999557556585946</text:p>
          </table:table-cell>
          <table:table-cell table:number-columns-repeated="8"/>
        </table:table-row>
        <table:table-row table:style-name="ro1">
          <table:table-cell office:value-type="float" office:value="-0.099" calcext:value-type="float">
            <text:p>-0.099</text:p>
          </table:table-cell>
          <table:table-cell office:value-type="float" office:value="5.623" calcext:value-type="float">
            <text:p>5.6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099" calcext:value-type="float">
            <text:p>-0.099</text:p>
          </table:table-cell>
          <table:table-cell office:value-type="float" office:value="5.623" calcext:value-type="float">
            <text:p>5.623</text:p>
          </table:table-cell>
          <table:table-cell office:value-type="float" office:value="0" calcext:value-type="float">
            <text:p>0</text:p>
          </table:table-cell>
          <table:table-cell office:value-type="float" office:value="0.999998385768616" calcext:value-type="float">
            <text:p>0.999998385768616</text:p>
          </table:table-cell>
          <table:table-cell table:number-columns-repeated="8"/>
        </table:table-row>
        <table:table-row table:style-name="ro1">
          <table:table-cell office:value-type="float" office:value="5.413" calcext:value-type="float">
            <text:p>5.413</text:p>
          </table:table-cell>
          <table:table-cell office:value-type="float" office:value="-0.163" calcext:value-type="float">
            <text:p>-0.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13" calcext:value-type="float">
            <text:p>5.413</text:p>
          </table:table-cell>
          <table:table-cell office:value-type="float" office:value="-0.163" calcext:value-type="float">
            <text:p>-0.163</text:p>
          </table:table-cell>
          <table:table-cell office:value-type="float" office:value="3" calcext:value-type="float">
            <text:p>3</text:p>
          </table:table-cell>
          <table:table-cell office:value-type="float" office:value="0.995606834937225" calcext:value-type="float">
            <text:p>0.995606834937225</text:p>
          </table:table-cell>
          <table:table-cell table:number-columns-repeated="8"/>
        </table:table-row>
        <table:table-row table:style-name="ro1">
          <table:table-cell office:value-type="float" office:value="-0.077" calcext:value-type="float">
            <text:p>-0.077</text:p>
          </table:table-cell>
          <table:table-cell office:value-type="float" office:value="5.224" calcext:value-type="float">
            <text:p>5.2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077" calcext:value-type="float">
            <text:p>-0.077</text:p>
          </table:table-cell>
          <table:table-cell office:value-type="float" office:value="5.224" calcext:value-type="float">
            <text:p>5.224</text:p>
          </table:table-cell>
          <table:table-cell office:value-type="float" office:value="0" calcext:value-type="float">
            <text:p>0</text:p>
          </table:table-cell>
          <table:table-cell office:value-type="float" office:value="0.999992271043119" calcext:value-type="float">
            <text:p>0.999992271043119</text:p>
          </table:table-cell>
          <table:table-cell table:number-columns-repeated="8"/>
        </table:table-row>
        <table:table-row table:style-name="ro1">
          <table:table-cell office:value-type="float" office:value="4.971" calcext:value-type="float">
            <text:p>4.971</text:p>
          </table:table-cell>
          <table:table-cell office:value-type="float" office:value="2.513" calcext:value-type="float">
            <text:p>2.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971" calcext:value-type="float">
            <text:p>4.971</text:p>
          </table:table-cell>
          <table:table-cell office:value-type="float" office:value="2.513" calcext:value-type="float">
            <text:p>2.513</text:p>
          </table:table-cell>
          <table:table-cell office:value-type="float" office:value="1" calcext:value-type="float">
            <text:p>1</text:p>
          </table:table-cell>
          <table:table-cell office:value-type="float" office:value="0.999986016462779" calcext:value-type="float">
            <text:p>0.999986016462779</text:p>
          </table:table-cell>
          <table:table-cell table:number-columns-repeated="8"/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1.108" calcext:value-type="float">
            <text:p>1.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52" calcext:value-type="float">
            <text:p>0.652</text:p>
          </table:table-cell>
          <table:table-cell office:value-type="float" office:value="1.108" calcext:value-type="float">
            <text:p>1.108</text:p>
          </table:table-cell>
          <table:table-cell office:value-type="float" office:value="2" calcext:value-type="float">
            <text:p>2</text:p>
          </table:table-cell>
          <table:table-cell office:value-type="float" office:value="0.962975872442301" calcext:value-type="float">
            <text:p>0.962975872442301</text:p>
          </table:table-cell>
          <table:table-cell table:number-columns-repeated="8"/>
        </table:table-row>
        <table:table-row table:style-name="ro1">
          <table:table-cell office:value-type="float" office:value="3.171" calcext:value-type="float">
            <text:p>3.171</text:p>
          </table:table-cell>
          <table:table-cell office:value-type="float" office:value="2.698" calcext:value-type="float">
            <text:p>2.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71" calcext:value-type="float">
            <text:p>3.171</text:p>
          </table:table-cell>
          <table:table-cell office:value-type="float" office:value="2.698" calcext:value-type="float">
            <text:p>2.698</text:p>
          </table:table-cell>
          <table:table-cell office:value-type="float" office:value="1" calcext:value-type="float">
            <text:p>1</text:p>
          </table:table-cell>
          <table:table-cell office:value-type="float" office:value="0.999717204962117" calcext:value-type="float">
            <text:p>0.999717204962117</text:p>
          </table:table-cell>
          <table:table-cell table:number-columns-repeated="8"/>
        </table:table-row>
        <table:table-row table:style-name="ro1">
          <table:table-cell office:value-type="float" office:value="3.579" calcext:value-type="float">
            <text:p>3.579</text:p>
          </table:table-cell>
          <table:table-cell office:value-type="float" office:value="-0.615" calcext:value-type="float">
            <text:p>-0.6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79" calcext:value-type="float">
            <text:p>3.579</text:p>
          </table:table-cell>
          <table:table-cell office:value-type="float" office:value="-0.615" calcext:value-type="float">
            <text:p>-0.615</text:p>
          </table:table-cell>
          <table:table-cell office:value-type="float" office:value="3" calcext:value-type="float">
            <text:p>3</text:p>
          </table:table-cell>
          <table:table-cell office:value-type="float" office:value="0.93673511904878" calcext:value-type="float">
            <text:p>0.93673511904878</text:p>
          </table:table-cell>
          <table:table-cell table:number-columns-repeated="8"/>
        </table:table-row>
        <table:table-row table:style-name="ro1">
          <table:table-cell office:value-type="float" office:value="7.346" calcext:value-type="float">
            <text:p>7.346</text:p>
          </table:table-cell>
          <table:table-cell office:value-type="float" office:value="-0.252" calcext:value-type="float">
            <text:p>-0.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346" calcext:value-type="float">
            <text:p>7.346</text:p>
          </table:table-cell>
          <table:table-cell office:value-type="float" office:value="-0.252" calcext:value-type="float">
            <text:p>-0.252</text:p>
          </table:table-cell>
          <table:table-cell office:value-type="float" office:value="3" calcext:value-type="float">
            <text:p>3</text:p>
          </table:table-cell>
          <table:table-cell office:value-type="float" office:value="0.999734362278678" calcext:value-type="float">
            <text:p>0.999734362278678</text:p>
          </table:table-cell>
          <table:table-cell table:number-columns-repeated="8"/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302" calcext:value-type="float">
            <text:p>0.3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float" office:value="0.302" calcext:value-type="float">
            <text:p>0.302</text:p>
          </table:table-cell>
          <table:table-cell office:value-type="float" office:value="2" calcext:value-type="float">
            <text:p>2</text:p>
          </table:table-cell>
          <table:table-cell office:value-type="float" office:value="0.998164450930745" calcext:value-type="float">
            <text:p>0.998164450930745</text:p>
          </table:table-cell>
          <table:table-cell table:number-columns-repeated="8"/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-1.373" calcext:value-type="float">
            <text:p>-1.3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155" calcext:value-type="float">
            <text:p>1.155</text:p>
          </table:table-cell>
          <table:table-cell office:value-type="float" office:value="-1.373" calcext:value-type="float">
            <text:p>-1.373</text:p>
          </table:table-cell>
          <table:table-cell office:value-type="float" office:value="2" calcext:value-type="float">
            <text:p>2</text:p>
          </table:table-cell>
          <table:table-cell office:value-type="float" office:value="0.999509139917298" calcext:value-type="float">
            <text:p>0.999509139917298</text:p>
          </table:table-cell>
          <table:table-cell table:number-columns-repeated="8"/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488" calcext:value-type="float">
            <text:p>4.488</text:p>
          </table:table-cell>
          <table:table-cell office:value-type="float" office:value="0.477" calcext:value-type="float">
            <text:p>0.477</text:p>
          </table:table-cell>
          <table:table-cell office:value-type="float" office:value="3" calcext:value-type="float">
            <text:p>3</text:p>
          </table:table-cell>
          <table:table-cell office:value-type="float" office:value="0.905574886044698" calcext:value-type="float">
            <text:p>0.905574886044698</text:p>
          </table:table-cell>
          <table:table-cell table:number-columns-repeated="8"/>
        </table:table-row>
        <table:table-row table:style-name="ro1">
          <table:table-cell office:value-type="float" office:value="-0.462" calcext:value-type="float">
            <text:p>-0.462</text:p>
          </table:table-cell>
          <table:table-cell office:value-type="float" office:value="4.476" calcext:value-type="float">
            <text:p>4.4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62" calcext:value-type="float">
            <text:p>-0.462</text:p>
          </table:table-cell>
          <table:table-cell office:value-type="float" office:value="4.476" calcext:value-type="float">
            <text:p>4.476</text:p>
          </table:table-cell>
          <table:table-cell office:value-type="float" office:value="0" calcext:value-type="float">
            <text:p>0</text:p>
          </table:table-cell>
          <table:table-cell office:value-type="float" office:value="0.999926977890122" calcext:value-type="float">
            <text:p>0.999926977890122</text:p>
          </table:table-cell>
          <table:table-cell table:number-columns-repeated="8"/>
        </table:table-row>
        <table:table-row table:style-name="ro1">
          <table:table-cell office:value-type="float" office:value="2.931" calcext:value-type="float">
            <text:p>2.93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931" calcext:value-type="float">
            <text:p>2.931</text:p>
          </table:table-cell>
          <table:table-cell office:value-type="float" office:value="-0.068" calcext:value-type="float">
            <text:p>-0.068</text:p>
          </table:table-cell>
          <table:table-cell office:value-type="float" office:value="3" calcext:value-type="float">
            <text:p>3</text:p>
          </table:table-cell>
          <table:table-cell office:value-type="float" office:value="0.693910761938272" calcext:value-type="float">
            <text:p>0.693910761938272</text:p>
          </table:table-cell>
          <table:table-cell table:number-columns-repeated="8"/>
        </table:table-row>
        <table:table-row table:style-name="ro1">
          <table:table-cell office:value-type="float" office:value="-0.256" calcext:value-type="float">
            <text:p>-0.256</text:p>
          </table:table-cell>
          <table:table-cell office:value-type="float" office:value="3.699" calcext:value-type="float">
            <text:p>3.6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256" calcext:value-type="float">
            <text:p>-0.256</text:p>
          </table:table-cell>
          <table:table-cell office:value-type="float" office:value="3.699" calcext:value-type="float">
            <text:p>3.699</text:p>
          </table:table-cell>
          <table:table-cell office:value-type="float" office:value="0" calcext:value-type="float">
            <text:p>0</text:p>
          </table:table-cell>
          <table:table-cell office:value-type="float" office:value="0.997917514804627" calcext:value-type="float">
            <text:p>0.997917514804627</text:p>
          </table:table-cell>
          <table:table-cell table:number-columns-repeated="8"/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93" calcext:value-type="float">
            <text:p>1.293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office:value-type="float" office:value="0.658865577949834" calcext:value-type="float">
            <text:p>0.658865577949834</text:p>
          </table:table-cell>
          <table:table-cell table:number-columns-repeated="8"/>
        </table:table-row>
        <table:table-row table:style-name="ro1">
          <table:table-cell office:value-type="float" office:value="3.431" calcext:value-type="float">
            <text:p>3.431</text:p>
          </table:table-cell>
          <table:table-cell office:value-type="float" office:value="1.956" calcext:value-type="float">
            <text:p>1.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31" calcext:value-type="float">
            <text:p>3.431</text:p>
          </table:table-cell>
          <table:table-cell office:value-type="float" office:value="1.956" calcext:value-type="float">
            <text:p>1.956</text:p>
          </table:table-cell>
          <table:table-cell office:value-type="float" office:value="1" calcext:value-type="float">
            <text:p>1</text:p>
          </table:table-cell>
          <table:table-cell office:value-type="float" office:value="0.999326884174098" calcext:value-type="float">
            <text:p>0.999326884174098</text:p>
          </table:table-cell>
          <table:table-cell table:number-columns-repeated="8"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904" calcext:value-type="float">
            <text:p>0.9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.904" calcext:value-type="float">
            <text:p>0.904</text:p>
          </table:table-cell>
          <table:table-cell office:value-type="float" office:value="1" calcext:value-type="float">
            <text:p>1</text:p>
          </table:table-cell>
          <table:table-cell office:value-type="float" office:value="0.870779353143892" calcext:value-type="float">
            <text:p>0.870779353143892</text:p>
          </table:table-cell>
          <table:table-cell table:number-columns-repeated="8"/>
        </table:table-row>
        <table:table-row table:style-name="ro1">
          <table:table-cell office:value-type="float" office:value="4.996" calcext:value-type="float">
            <text:p>4.996</text:p>
          </table:table-cell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96" calcext:value-type="float">
            <text:p>4.996</text:p>
          </table:table-cell>
          <table:table-cell office:value-type="float" office:value="0.137" calcext:value-type="float">
            <text:p>0.137</text:p>
          </table:table-cell>
          <table:table-cell office:value-type="float" office:value="3" calcext:value-type="float">
            <text:p>3</text:p>
          </table:table-cell>
          <table:table-cell office:value-type="float" office:value="0.984457305422268" calcext:value-type="float">
            <text:p>0.984457305422268</text:p>
          </table:table-cell>
          <table:table-cell table:number-columns-repeated="8"/>
        </table:table-row>
        <table:table-row table:style-name="ro1">
          <table:table-cell office:value-type="float" office:value="-0.506" calcext:value-type="float">
            <text:p>-0.506</text:p>
          </table:table-cell>
          <table:table-cell office:value-type="float" office:value="0.404" calcext:value-type="float">
            <text:p>0.4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506" calcext:value-type="float">
            <text:p>-0.506</text:p>
          </table:table-cell>
          <table:table-cell office:value-type="float" office:value="0.404" calcext:value-type="float">
            <text:p>0.404</text:p>
          </table:table-cell>
          <table:table-cell office:value-type="float" office:value="2" calcext:value-type="float">
            <text:p>2</text:p>
          </table:table-cell>
          <table:table-cell office:value-type="float" office:value="0.999256297991941" calcext:value-type="float">
            <text:p>0.999256297991941</text:p>
          </table:table-cell>
          <table:table-cell table:number-columns-repeated="8"/>
        </table:table-row>
        <table:table-row table:style-name="ro1">
          <table:table-cell office:value-type="float" office:value="-0.627" calcext:value-type="float">
            <text:p>-0.627</text:p>
          </table:table-cell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627" calcext:value-type="float">
            <text:p>-0.627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0.939199240750792" calcext:value-type="float">
            <text:p>0.939199240750792</text:p>
          </table:table-cell>
          <table:table-cell table:number-columns-repeated="8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5.525" calcext:value-type="float">
            <text:p>5.5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5.525" calcext:value-type="float">
            <text:p>5.525</text:p>
          </table:table-cell>
          <table:table-cell office:value-type="float" office:value="0" calcext:value-type="float">
            <text:p>0</text:p>
          </table:table-cell>
          <table:table-cell office:value-type="float" office:value="0.999995802203344" calcext:value-type="float">
            <text:p>0.999995802203344</text:p>
          </table:table-cell>
          <table:table-cell table:number-columns-repeated="8"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457" calcext:value-type="float">
            <text:p>0.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457" calcext:value-type="float">
            <text:p>0.457</text:p>
          </table:table-cell>
          <table:table-cell office:value-type="float" office:value="3" calcext:value-type="float">
            <text:p>3</text:p>
          </table:table-cell>
          <table:table-cell office:value-type="float" office:value="0.982741267481064" calcext:value-type="float">
            <text:p>0.982741267481064</text:p>
          </table:table-cell>
          <table:table-cell table:number-columns-repeated="8"/>
        </table:table-row>
        <table:table-row table:style-name="ro1">
          <table:table-cell office:value-type="float" office:value="1.916" calcext:value-type="float">
            <text:p>1.916</text:p>
          </table:table-cell>
          <table:table-cell office:value-type="float" office:value="-1.183" calcext:value-type="float">
            <text:p>-1.1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916" calcext:value-type="float">
            <text:p>1.916</text:p>
          </table:table-cell>
          <table:table-cell office:value-type="float" office:value="-1.183" calcext:value-type="float">
            <text:p>-1.183</text:p>
          </table:table-cell>
          <table:table-cell office:value-type="float" office:value="2" calcext:value-type="float">
            <text:p>2</text:p>
          </table:table-cell>
          <table:table-cell office:value-type="float" office:value="0.987714784170276" calcext:value-type="float">
            <text:p>0.987714784170276</text:p>
          </table:table-cell>
          <table:table-cell table:number-columns-repeated="8"/>
        </table:table-row>
        <table:table-row table:style-name="ro1">
          <table:table-cell office:value-type="float" office:value="5.621" calcext:value-type="float">
            <text:p>5.621</text:p>
          </table:table-cell>
          <table:table-cell office:value-type="float" office:value="0.734" calcext:value-type="float">
            <text:p>0.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21" calcext:value-type="float">
            <text:p>5.621</text:p>
          </table:table-cell>
          <table:table-cell office:value-type="float" office:value="0.734" calcext:value-type="float">
            <text:p>0.734</text:p>
          </table:table-cell>
          <table:table-cell office:value-type="float" office:value="3" calcext:value-type="float">
            <text:p>3</text:p>
          </table:table-cell>
          <table:table-cell office:value-type="float" office:value="0.952140904500762" calcext:value-type="float">
            <text:p>0.952140904500762</text:p>
          </table:table-cell>
          <table:table-cell table:number-columns-repeated="8"/>
        </table:table-row>
        <table:table-row table:style-name="ro1">
          <table:table-cell office:value-type="float" office:value="-0.451" calcext:value-type="float">
            <text:p>-0.451</text:p>
          </table:table-cell>
          <table:table-cell office:value-type="float" office:value="6.289" calcext:value-type="float">
            <text:p>6.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51" calcext:value-type="float">
            <text:p>-0.451</text:p>
          </table:table-cell>
          <table:table-cell office:value-type="float" office:value="6.289" calcext:value-type="float">
            <text:p>6.289</text:p>
          </table:table-cell>
          <table:table-cell office:value-type="float" office:value="0" calcext:value-type="float">
            <text:p>0</text:p>
          </table:table-cell>
          <table:table-cell office:value-type="float" office:value="0.999999949655345" calcext:value-type="float">
            <text:p>0.999999949655345</text:p>
          </table:table-cell>
          <table:table-cell table:number-columns-repeated="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.116" calcext:value-type="float">
            <text:p>6.1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6.116" calcext:value-type="float">
            <text:p>6.116</text:p>
          </table:table-cell>
          <table:table-cell office:value-type="float" office:value="0" calcext:value-type="float">
            <text:p>0</text:p>
          </table:table-cell>
          <table:table-cell office:value-type="float" office:value="0.999999617225622" calcext:value-type="float">
            <text:p>0.999999617225622</text:p>
          </table:table-cell>
          <table:table-cell table:number-columns-repeated="8"/>
        </table:table-row>
        <table:table-row table:style-name="ro1">
          <table:table-cell office:value-type="float" office:value="4.933" calcext:value-type="float">
            <text:p>4.933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33" calcext:value-type="float">
            <text:p>4.933</text:p>
          </table:table-cell>
          <table:table-cell office:value-type="float" office:value="0.118" calcext:value-type="float">
            <text:p>0.118</text:p>
          </table:table-cell>
          <table:table-cell office:value-type="float" office:value="3" calcext:value-type="float">
            <text:p>3</text:p>
          </table:table-cell>
          <table:table-cell office:value-type="float" office:value="0.983646949459653" calcext:value-type="float">
            <text:p>0.983646949459653</text:p>
          </table:table-cell>
          <table:table-cell table:number-columns-repeated="8"/>
        </table:table-row>
        <table:table-row table:style-name="ro1">
          <table:table-cell office:value-type="float" office:value="3.982" calcext:value-type="float">
            <text:p>3.982</text:p>
          </table:table-cell>
          <table:table-cell office:value-type="float" office:value="-0.084" calcext:value-type="float">
            <text:p>-0.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982" calcext:value-type="float">
            <text:p>3.982</text:p>
          </table:table-cell>
          <table:table-cell office:value-type="float" office:value="-0.084" calcext:value-type="float">
            <text:p>-0.084</text:p>
          </table:table-cell>
          <table:table-cell office:value-type="float" office:value="3" calcext:value-type="float">
            <text:p>3</text:p>
          </table:table-cell>
          <table:table-cell office:value-type="float" office:value="0.950485153372872" calcext:value-type="float">
            <text:p>0.950485153372872</text:p>
          </table:table-cell>
          <table:table-cell table:number-columns-repeated="8"/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3.836" calcext:value-type="float">
            <text:p>3.8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82" calcext:value-type="float">
            <text:p>0.482</text:p>
          </table:table-cell>
          <table:table-cell office:value-type="float" office:value="3.836" calcext:value-type="float">
            <text:p>3.836</text:p>
          </table:table-cell>
          <table:table-cell office:value-type="float" office:value="0" calcext:value-type="float">
            <text:p>0</text:p>
          </table:table-cell>
          <table:table-cell office:value-type="float" office:value="0.993986538622381" calcext:value-type="float">
            <text:p>0.993986538622381</text:p>
          </table:table-cell>
          <table:table-cell table:number-columns-repeated="8"/>
        </table:table-row>
        <table:table-row table:style-name="ro1">
          <table:table-cell office:value-type="float" office:value="4.965" calcext:value-type="float">
            <text:p>4.965</text:p>
          </table:table-cell>
          <table:table-cell office:value-type="float" office:value="-0.741" calcext:value-type="float">
            <text:p>-0.7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65" calcext:value-type="float">
            <text:p>4.965</text:p>
          </table:table-cell>
          <table:table-cell office:value-type="float" office:value="-0.741" calcext:value-type="float">
            <text:p>-0.741</text:p>
          </table:table-cell>
          <table:table-cell office:value-type="float" office:value="3" calcext:value-type="float">
            <text:p>3</text:p>
          </table:table-cell>
          <table:table-cell office:value-type="float" office:value="0.993981642978496" calcext:value-type="float">
            <text:p>0.993981642978496</text:p>
          </table:table-cell>
          <table:table-cell table:number-columns-repeated="8"/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635" calcext:value-type="float">
            <text:p>0.6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0.635" calcext:value-type="float">
            <text:p>0.635</text:p>
          </table:table-cell>
          <table:table-cell office:value-type="float" office:value="2" calcext:value-type="float">
            <text:p>2</text:p>
          </table:table-cell>
          <table:table-cell office:value-type="float" office:value="0.991024841647753" calcext:value-type="float">
            <text:p>0.991024841647753</text:p>
          </table:table-cell>
          <table:table-cell table:number-columns-repeated="8"/>
        </table:table-row>
        <table:table-row table:style-name="ro1">
          <table:table-cell office:value-type="float" office:value="2.819" calcext:value-type="float">
            <text:p>2.819</text:p>
          </table:table-cell>
          <table:table-cell office:value-type="float" office:value="3.482" calcext:value-type="float">
            <text:p>3.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819" calcext:value-type="float">
            <text:p>2.819</text:p>
          </table:table-cell>
          <table:table-cell office:value-type="float" office:value="3.482" calcext:value-type="float">
            <text:p>3.482</text:p>
          </table:table-cell>
          <table:table-cell office:value-type="float" office:value="1" calcext:value-type="float">
            <text:p>1</text:p>
          </table:table-cell>
          <table:table-cell office:value-type="float" office:value="0.999769338880564" calcext:value-type="float">
            <text:p>0.999769338880564</text:p>
          </table:table-cell>
          <table:table-cell table:number-columns-repeated="8"/>
        </table:table-row>
        <table:table-row table:style-name="ro1">
          <table:table-cell office:value-type="float" office:value="1.003" calcext:value-type="float">
            <text:p>1.003</text:p>
          </table:table-cell>
          <table:table-cell office:value-type="float" office:value="-1.303" calcext:value-type="float">
            <text:p>-1.3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03" calcext:value-type="float">
            <text:p>1.003</text:p>
          </table:table-cell>
          <table:table-cell office:value-type="float" office:value="-1.303" calcext:value-type="float">
            <text:p>-1.303</text:p>
          </table:table-cell>
          <table:table-cell office:value-type="float" office:value="2" calcext:value-type="float">
            <text:p>2</text:p>
          </table:table-cell>
          <table:table-cell office:value-type="float" office:value="0.999638603477185" calcext:value-type="float">
            <text:p>0.999638603477185</text:p>
          </table:table-cell>
          <table:table-cell table:number-columns-repeated="8"/>
        </table:table-row>
        <table:table-row table:style-name="ro1">
          <table:table-cell office:value-type="float" office:value="4.192" calcext:value-type="float">
            <text:p>4.192</text:p>
          </table:table-cell>
          <table:table-cell office:value-type="float" office:value="-0.343" calcext:value-type="float">
            <text:p>-0.3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192" calcext:value-type="float">
            <text:p>4.192</text:p>
          </table:table-cell>
          <table:table-cell office:value-type="float" office:value="-0.343" calcext:value-type="float">
            <text:p>-0.343</text:p>
          </table:table-cell>
          <table:table-cell office:value-type="float" office:value="3" calcext:value-type="float">
            <text:p>3</text:p>
          </table:table-cell>
          <table:table-cell office:value-type="float" office:value="0.975571313189806" calcext:value-type="float">
            <text:p>0.975571313189806</text:p>
          </table:table-cell>
          <table:table-cell table:number-columns-repeated="8"/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482" calcext:value-type="float">
            <text:p>1.482</text:p>
          </table:table-cell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  <table:table-cell office:value-type="float" office:value="0.892335105562308" calcext:value-type="float">
            <text:p>0.892335105562308</text:p>
          </table:table-cell>
          <table:table-cell table:number-columns-repeated="8"/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6.089" calcext:value-type="float">
            <text:p>6.0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6.089" calcext:value-type="float">
            <text:p>6.089</text:p>
          </table:table-cell>
          <table:table-cell office:value-type="float" office:value="0" calcext:value-type="float">
            <text:p>0</text:p>
          </table:table-cell>
          <table:table-cell office:value-type="float" office:value="0.999999467335742" calcext:value-type="float">
            <text:p>0.999999467335742</text:p>
          </table:table-cell>
          <table:table-cell table:number-columns-repeated="8"/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644" calcext:value-type="float">
            <text:p>0.6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11" calcext:value-type="float">
            <text:p>0.111</text:p>
          </table:table-cell>
          <table:table-cell office:value-type="float" office:value="0.644" calcext:value-type="float">
            <text:p>0.644</text:p>
          </table:table-cell>
          <table:table-cell office:value-type="float" office:value="2" calcext:value-type="float">
            <text:p>2</text:p>
          </table:table-cell>
          <table:table-cell office:value-type="float" office:value="0.996217732123777" calcext:value-type="float">
            <text:p>0.996217732123777</text:p>
          </table:table-cell>
          <table:table-cell table:number-columns-repeated="8"/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-1.759" calcext:value-type="float">
            <text:p>-1.7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254" calcext:value-type="float">
            <text:p>1.254</text:p>
          </table:table-cell>
          <table:table-cell office:value-type="float" office:value="-1.759" calcext:value-type="float">
            <text:p>-1.759</text:p>
          </table:table-cell>
          <table:table-cell office:value-type="float" office:value="2" calcext:value-type="float">
            <text:p>2</text:p>
          </table:table-cell>
          <table:table-cell office:value-type="float" office:value="0.999760022142844" calcext:value-type="float">
            <text:p>0.999760022142844</text:p>
          </table:table-cell>
          <table:table-cell table:number-columns-repeated="8"/>
        </table:table-row>
        <table:table-row table:style-name="ro1">
          <table:table-cell office:value-type="float" office:value="-1.717" calcext:value-type="float">
            <text:p>-1.717</text:p>
          </table:table-cell>
          <table:table-cell office:value-type="float" office:value="2.369" calcext:value-type="float">
            <text:p>2.3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717" calcext:value-type="float">
            <text:p>-1.717</text:p>
          </table:table-cell>
          <table:table-cell office:value-type="float" office:value="2.369" calcext:value-type="float">
            <text:p>2.369</text:p>
          </table:table-cell>
          <table:table-cell office:value-type="float" office:value="2" calcext:value-type="float">
            <text:p>2</text:p>
          </table:table-cell>
          <table:table-cell office:value-type="float" office:value="0.896142339798824" calcext:value-type="float">
            <text:p>0.896142339798824</text:p>
          </table:table-cell>
          <table:table-cell table:number-columns-repeated="8"/>
        </table:table-row>
        <table:table-row table:style-name="ro1">
          <table:table-cell office:value-type="float" office:value="4.839" calcext:value-type="float">
            <text:p>4.839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39" calcext:value-type="float">
            <text:p>4.839</text:p>
          </table:table-cell>
          <table:table-cell office:value-type="float" office:value="0.034" calcext:value-type="float">
            <text:p>0.034</text:p>
          </table:table-cell>
          <table:table-cell office:value-type="float" office:value="3" calcext:value-type="float">
            <text:p>3</text:p>
          </table:table-cell>
          <table:table-cell office:value-type="float" office:value="0.98442485392345" calcext:value-type="float">
            <text:p>0.98442485392345</text:p>
          </table:table-cell>
          <table:table-cell table:number-columns-repeated="8"/>
        </table:table-row>
        <table:table-row table:style-name="ro1">
          <table:table-cell office:value-type="float" office:value="4.849" calcext:value-type="float">
            <text:p>4.849</text:p>
          </table:table-cell>
          <table:table-cell office:value-type="float" office:value="2.834" calcext:value-type="float">
            <text:p>2.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849" calcext:value-type="float">
            <text:p>4.849</text:p>
          </table:table-cell>
          <table:table-cell office:value-type="float" office:value="2.834" calcext:value-type="float">
            <text:p>2.834</text:p>
          </table:table-cell>
          <table:table-cell office:value-type="float" office:value="1" calcext:value-type="float">
            <text:p>1</text:p>
          </table:table-cell>
          <table:table-cell office:value-type="float" office:value="0.999999234940735" calcext:value-type="float">
            <text:p>0.999999234940735</text:p>
          </table:table-cell>
          <table:table-cell table:number-columns-repeated="8"/>
        </table:table-row>
        <table:table-row table:style-name="ro1">
          <table:table-cell office:value-type="float" office:value="3.892" calcext:value-type="float">
            <text:p>3.892</text:p>
          </table:table-cell>
          <table:table-cell office:value-type="float" office:value="-0.548" calcext:value-type="float">
            <text:p>-0.5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92" calcext:value-type="float">
            <text:p>3.892</text:p>
          </table:table-cell>
          <table:table-cell office:value-type="float" office:value="-0.548" calcext:value-type="float">
            <text:p>-0.548</text:p>
          </table:table-cell>
          <table:table-cell office:value-type="float" office:value="3" calcext:value-type="float">
            <text:p>3</text:p>
          </table:table-cell>
          <table:table-cell office:value-type="float" office:value="0.964161369415829" calcext:value-type="float">
            <text:p>0.964161369415829</text:p>
          </table:table-cell>
          <table:table-cell table:number-columns-repeated="8"/>
        </table:table-row>
        <table:table-row table:style-name="ro1">
          <table:table-cell office:value-type="float" office:value="7.334" calcext:value-type="float">
            <text:p>7.334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334" calcext:value-type="float">
            <text:p>7.334</text:p>
          </table:table-cell>
          <table:table-cell office:value-type="float" office:value="-0.14" calcext:value-type="float">
            <text:p>-0.14</text:p>
          </table:table-cell>
          <table:table-cell office:value-type="float" office:value="3" calcext:value-type="float">
            <text:p>3</text:p>
          </table:table-cell>
          <table:table-cell office:value-type="float" office:value="0.999681266030586" calcext:value-type="float">
            <text:p>0.999681266030586</text:p>
          </table:table-cell>
          <table:table-cell table:number-columns-repeated="8"/>
        </table:table-row>
        <table:table-row table:style-name="ro1">
          <table:table-cell office:value-type="float" office:value="2.397" calcext:value-type="float">
            <text:p>2.397</text:p>
          </table:table-cell>
          <table:table-cell office:value-type="float" office:value="2.826" calcext:value-type="float">
            <text:p>2.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97" calcext:value-type="float">
            <text:p>2.397</text:p>
          </table:table-cell>
          <table:table-cell office:value-type="float" office:value="2.826" calcext:value-type="float">
            <text:p>2.826</text:p>
          </table:table-cell>
          <table:table-cell office:value-type="float" office:value="1" calcext:value-type="float">
            <text:p>1</text:p>
          </table:table-cell>
          <table:table-cell office:value-type="float" office:value="0.996710049108209" calcext:value-type="float">
            <text:p>0.996710049108209</text:p>
          </table:table-cell>
          <table:table-cell table:number-columns-repeated="8"/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float" office:value="0.389" calcext:value-type="float">
            <text:p>0.3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0.389" calcext:value-type="float">
            <text:p>0.389</text:p>
          </table:table-cell>
          <table:table-cell office:value-type="float" office:value="2" calcext:value-type="float">
            <text:p>2</text:p>
          </table:table-cell>
          <table:table-cell office:value-type="float" office:value="0.9997824790099" calcext:value-type="float">
            <text:p>0.9997824790099</text:p>
          </table:table-cell>
          <table:table-cell table:number-columns-repeated="8"/>
        </table:table-row>
        <table:table-row table:style-name="ro1">
          <table:table-cell office:value-type="float" office:value="5.644" calcext:value-type="float">
            <text:p>5.644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44" calcext:value-type="float">
            <text:p>5.644</text:p>
          </table:table-cell>
          <table:table-cell office:value-type="float" office:value="0.091" calcext:value-type="float">
            <text:p>0.091</text:p>
          </table:table-cell>
          <table:table-cell office:value-type="float" office:value="3" calcext:value-type="float">
            <text:p>3</text:p>
          </table:table-cell>
          <table:table-cell office:value-type="float" office:value="0.994830537230119" calcext:value-type="float">
            <text:p>0.994830537230119</text:p>
          </table:table-cell>
          <table:table-cell table:number-columns-repeated="8"/>
        </table:table-row>
        <table:table-row table:style-name="ro1">
          <table:table-cell office:value-type="float" office:value="4.081" calcext:value-type="float">
            <text:p>4.081</text:p>
          </table:table-cell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81" calcext:value-type="float">
            <text:p>4.081</text:p>
          </table:table-cell>
          <table:table-cell office:value-type="float" office:value="0.268" calcext:value-type="float">
            <text:p>0.268</text:p>
          </table:table-cell>
          <table:table-cell office:value-type="float" office:value="3" calcext:value-type="float">
            <text:p>3</text:p>
          </table:table-cell>
          <table:table-cell office:value-type="float" office:value="0.906612447335288" calcext:value-type="float">
            <text:p>0.906612447335288</text:p>
          </table:table-cell>
          <table:table-cell table:number-columns-repeated="8"/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4.787" calcext:value-type="float">
            <text:p>4.7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4.787" calcext:value-type="float">
            <text:p>4.787</text:p>
          </table:table-cell>
          <table:table-cell office:value-type="float" office:value="0" calcext:value-type="float">
            <text:p>0</text:p>
          </table:table-cell>
          <table:table-cell office:value-type="float" office:value="0.999642809464564" calcext:value-type="float">
            <text:p>0.999642809464564</text:p>
          </table:table-cell>
          <table:table-cell table:number-columns-repeated="8"/>
        </table:table-row>
        <table:table-row table:style-name="ro1">
          <table:table-cell office:value-type="float" office:value="5.189" calcext:value-type="float">
            <text:p>5.189</text:p>
          </table:table-cell>
          <table:table-cell office:value-type="float" office:value="0.701" calcext:value-type="float">
            <text:p>0.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89" calcext:value-type="float">
            <text:p>5.189</text:p>
          </table:table-cell>
          <table:table-cell office:value-type="float" office:value="0.701" calcext:value-type="float">
            <text:p>0.701</text:p>
          </table:table-cell>
          <table:table-cell office:value-type="float" office:value="3" calcext:value-type="float">
            <text:p>3</text:p>
          </table:table-cell>
          <table:table-cell office:value-type="float" office:value="0.922664098579625" calcext:value-type="float">
            <text:p>0.922664098579625</text:p>
          </table:table-cell>
          <table:table-cell table:number-columns-repeated="8"/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75" calcext:value-type="float">
            <text:p>4.575</text:p>
          </table:table-cell>
          <table:table-cell office:value-type="float" office:value="0.685" calcext:value-type="float">
            <text:p>0.685</text:p>
          </table:table-cell>
          <table:table-cell office:value-type="float" office:value="3" calcext:value-type="float">
            <text:p>3</text:p>
          </table:table-cell>
          <table:table-cell office:value-type="float" office:value="0.827384283430971" calcext:value-type="float">
            <text:p>0.827384283430971</text:p>
          </table:table-cell>
          <table:table-cell table:number-columns-repeated="8"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-1.287" calcext:value-type="float">
            <text:p>-1.2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1.287" calcext:value-type="float">
            <text:p>-1.287</text:p>
          </table:table-cell>
          <table:table-cell office:value-type="float" office:value="2" calcext:value-type="float">
            <text:p>2</text:p>
          </table:table-cell>
          <table:table-cell office:value-type="float" office:value="0.999912259195115" calcext:value-type="float">
            <text:p>0.999912259195115</text:p>
          </table:table-cell>
          <table:table-cell table:number-columns-repeated="8"/>
        </table:table-row>
        <table:table-row table:style-name="ro1">
          <table:table-cell office:value-type="float" office:value="3.658" calcext:value-type="float">
            <text:p>3.658</text:p>
          </table:table-cell>
          <table:table-cell office:value-type="float" office:value="-0.574" calcext:value-type="float">
            <text:p>-0.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58" calcext:value-type="float">
            <text:p>3.658</text:p>
          </table:table-cell>
          <table:table-cell office:value-type="float" office:value="-0.574" calcext:value-type="float">
            <text:p>-0.574</text:p>
          </table:table-cell>
          <table:table-cell office:value-type="float" office:value="3" calcext:value-type="float">
            <text:p>3</text:p>
          </table:table-cell>
          <table:table-cell office:value-type="float" office:value="0.94553339967228" calcext:value-type="float">
            <text:p>0.94553339967228</text:p>
          </table:table-cell>
          <table:table-cell table:number-columns-repeated="8"/>
        </table:table-row>
        <table:table-row table:style-name="ro1">
          <table:table-cell office:value-type="float" office:value="-0.691" calcext:value-type="float">
            <text:p>-0.691</text:p>
          </table:table-cell>
          <table:table-cell office:value-type="float" office:value="5.206" calcext:value-type="float">
            <text:p>5.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691" calcext:value-type="float">
            <text:p>-0.691</text:p>
          </table:table-cell>
          <table:table-cell office:value-type="float" office:value="5.206" calcext:value-type="float">
            <text:p>5.206</text:p>
          </table:table-cell>
          <table:table-cell office:value-type="float" office:value="0" calcext:value-type="float">
            <text:p>0</text:p>
          </table:table-cell>
          <table:table-cell office:value-type="float" office:value="0.999996895052124" calcext:value-type="float">
            <text:p>0.999996895052124</text:p>
          </table:table-cell>
          <table:table-cell table:number-columns-repeated="8"/>
        </table:table-row>
        <table:table-row table:style-name="ro1">
          <table:table-cell office:value-type="float" office:value="4.311" calcext:value-type="float">
            <text:p>4.311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11" calcext:value-type="float">
            <text:p>4.311</text:p>
          </table:table-cell>
          <table:table-cell office:value-type="float" office:value="0.119" calcext:value-type="float">
            <text:p>0.119</text:p>
          </table:table-cell>
          <table:table-cell office:value-type="float" office:value="3" calcext:value-type="float">
            <text:p>3</text:p>
          </table:table-cell>
          <table:table-cell office:value-type="float" office:value="0.955873539115181" calcext:value-type="float">
            <text:p>0.955873539115181</text:p>
          </table:table-cell>
          <table:table-cell table:number-columns-repeated="8"/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5.303" calcext:value-type="float">
            <text:p>5.3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98" calcext:value-type="float">
            <text:p>0.698</text:p>
          </table:table-cell>
          <table:table-cell office:value-type="float" office:value="5.303" calcext:value-type="float">
            <text:p>5.303</text:p>
          </table:table-cell>
          <table:table-cell office:value-type="float" office:value="0" calcext:value-type="float">
            <text:p>0</text:p>
          </table:table-cell>
          <table:table-cell office:value-type="float" office:value="0.999892392434916" calcext:value-type="float">
            <text:p>0.999892392434916</text:p>
          </table:table-cell>
          <table:table-cell table:number-columns-repeated="8"/>
        </table:table-row>
        <table:table-row table:style-name="ro1">
          <table:table-cell office:value-type="float" office:value="3.604" calcext:value-type="float">
            <text:p>3.604</text:p>
          </table:table-cell>
          <table:table-cell office:value-type="float" office:value="1.007" calcext:value-type="float">
            <text:p>1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04" calcext:value-type="float">
            <text:p>3.604</text:p>
          </table:table-cell>
          <table:table-cell office:value-type="float" office:value="1.007" calcext:value-type="float">
            <text:p>1.007</text:p>
          </table:table-cell>
          <table:table-cell office:value-type="float" office:value="1" calcext:value-type="float">
            <text:p>1</text:p>
          </table:table-cell>
          <table:table-cell office:value-type="float" office:value="0.840096257316687" calcext:value-type="float">
            <text:p>0.840096257316687</text:p>
          </table:table-cell>
          <table:table-cell table:number-columns-repeated="8"/>
        </table:table-row>
        <table:table-row table:style-name="ro1">
          <table:table-cell office:value-type="float" office:value="-0.093" calcext:value-type="float">
            <text:p>-0.093</text:p>
          </table:table-cell>
          <table:table-cell office:value-type="float" office:value="1.391" calcext:value-type="float">
            <text:p>1.3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093" calcext:value-type="float">
            <text:p>-0.093</text:p>
          </table:table-cell>
          <table:table-cell office:value-type="float" office:value="1.391" calcext:value-type="float">
            <text:p>1.391</text:p>
          </table:table-cell>
          <table:table-cell office:value-type="float" office:value="2" calcext:value-type="float">
            <text:p>2</text:p>
          </table:table-cell>
          <table:table-cell office:value-type="float" office:value="0.966283294569666" calcext:value-type="float">
            <text:p>0.966283294569666</text:p>
          </table:table-cell>
          <table:table-cell table:number-columns-repeated="8"/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0.108" calcext:value-type="float">
            <text:p>-0.1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-0.108" calcext:value-type="float">
            <text:p>-0.108</text:p>
          </table:table-cell>
          <table:table-cell office:value-type="float" office:value="2" calcext:value-type="float">
            <text:p>2</text:p>
          </table:table-cell>
          <table:table-cell office:value-type="float" office:value="0.998948355798255" calcext:value-type="float">
            <text:p>0.998948355798255</text:p>
          </table:table-cell>
          <table:table-cell table:number-columns-repeated="8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.719" calcext:value-type="float">
            <text:p>3.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3.719" calcext:value-type="float">
            <text:p>3.719</text:p>
          </table:table-cell>
          <table:table-cell office:value-type="float" office:value="1" calcext:value-type="float">
            <text:p>1</text:p>
          </table:table-cell>
          <table:table-cell office:value-type="float" office:value="0.671304054063701" calcext:value-type="float">
            <text:p>0.671304054063701</text:p>
          </table:table-cell>
          <table:table-cell table:number-columns-repeated="8"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.042" calcext:value-type="float">
            <text:p>1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1.042" calcext:value-type="float">
            <text:p>1.042</text:p>
          </table:table-cell>
          <table:table-cell office:value-type="float" office:value="1" calcext:value-type="float">
            <text:p>1</text:p>
          </table:table-cell>
          <table:table-cell office:value-type="float" office:value="0.890297069460351" calcext:value-type="float">
            <text:p>0.890297069460351</text:p>
          </table:table-cell>
          <table:table-cell table:number-columns-repeated="8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-1.539" calcext:value-type="float">
            <text:p>-1.5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96" calcext:value-type="float">
            <text:p>0.196</text:p>
          </table:table-cell>
          <table:table-cell office:value-type="float" office:value="-1.539" calcext:value-type="float">
            <text:p>-1.539</text:p>
          </table:table-cell>
          <table:table-cell office:value-type="float" office:value="2" calcext:value-type="float">
            <text:p>2</text:p>
          </table:table-cell>
          <table:table-cell office:value-type="float" office:value="0.999983047957759" calcext:value-type="float">
            <text:p>0.999983047957759</text:p>
          </table:table-cell>
          <table:table-cell table:number-columns-repeated="8"/>
        </table:table-row>
        <table:table-row table:style-name="ro1">
          <table:table-cell office:value-type="float" office:value="5.146" calcext:value-type="float">
            <text:p>5.146</text:p>
          </table:table-cell>
          <table:table-cell office:value-type="float" office:value="-0.628" calcext:value-type="float">
            <text:p>-0.6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46" calcext:value-type="float">
            <text:p>5.146</text:p>
          </table:table-cell>
          <table:table-cell office:value-type="float" office:value="-0.628" calcext:value-type="float">
            <text:p>-0.628</text:p>
          </table:table-cell>
          <table:table-cell office:value-type="float" office:value="3" calcext:value-type="float">
            <text:p>3</text:p>
          </table:table-cell>
          <table:table-cell office:value-type="float" office:value="0.995518943362865" calcext:value-type="float">
            <text:p>0.995518943362865</text:p>
          </table:table-cell>
          <table:table-cell table:number-columns-repeated="8"/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5.306" calcext:value-type="float">
            <text:p>5.3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5.306" calcext:value-type="float">
            <text:p>5.306</text:p>
          </table:table-cell>
          <table:table-cell office:value-type="float" office:value="0" calcext:value-type="float">
            <text:p>0</text:p>
          </table:table-cell>
          <table:table-cell office:value-type="float" office:value="0.999978144222477" calcext:value-type="float">
            <text:p>0.999978144222477</text:p>
          </table:table-cell>
          <table:table-cell table:number-columns-repeated="8"/>
        </table:table-row>
        <table:table-row table:style-name="ro1">
          <table:table-cell office:value-type="float" office:value="4.895" calcext:value-type="float">
            <text:p>4.895</text:p>
          </table:table-cell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95" calcext:value-type="float">
            <text:p>4.895</text:p>
          </table:table-cell>
          <table:table-cell office:value-type="float" office:value="0.714" calcext:value-type="float">
            <text:p>0.714</text:p>
          </table:table-cell>
          <table:table-cell office:value-type="float" office:value="3" calcext:value-type="float">
            <text:p>3</text:p>
          </table:table-cell>
          <table:table-cell office:value-type="float" office:value="0.876301517441347" calcext:value-type="float">
            <text:p>0.876301517441347</text:p>
          </table:table-cell>
          <table:table-cell table:number-columns-repeated="8"/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3.828" calcext:value-type="float">
            <text:p>3.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417" calcext:value-type="float">
            <text:p>1.417</text:p>
          </table:table-cell>
          <table:table-cell office:value-type="float" office:value="3.828" calcext:value-type="float">
            <text:p>3.828</text:p>
          </table:table-cell>
          <table:table-cell office:value-type="float" office:value="0" calcext:value-type="float">
            <text:p>0</text:p>
          </table:table-cell>
          <table:table-cell office:value-type="float" office:value="0.561821998703801" calcext:value-type="float">
            <text:p>0.561821998703801</text:p>
          </table:table-cell>
          <table:table-cell table:number-columns-repeated="8"/>
        </table:table-row>
        <table:table-row table:style-name="ro1">
          <table:table-cell office:value-type="float" office:value="-0.121" calcext:value-type="float">
            <text:p>-0.121</text:p>
          </table:table-cell>
          <table:table-cell office:value-type="float" office:value="-0.313" calcext:value-type="float">
            <text:p>-0.3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121" calcext:value-type="float">
            <text:p>-0.121</text:p>
          </table:table-cell>
          <table:table-cell office:value-type="float" office:value="-0.313" calcext:value-type="float">
            <text:p>-0.313</text:p>
          </table:table-cell>
          <table:table-cell office:value-type="float" office:value="2" calcext:value-type="float">
            <text:p>2</text:p>
          </table:table-cell>
          <table:table-cell office:value-type="float" office:value="0.999822720724086" calcext:value-type="float">
            <text:p>0.999822720724086</text:p>
          </table:table-cell>
          <table:table-cell table:number-columns-repeated="8"/>
        </table:table-row>
        <table:table-row table:style-name="ro1">
          <table:table-cell office:value-type="float" office:value="-0.678" calcext:value-type="float">
            <text:p>-0.678</text:p>
          </table:table-cell>
          <table:table-cell office:value-type="float" office:value="3.523" calcext:value-type="float">
            <text:p>3.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678" calcext:value-type="float">
            <text:p>-0.678</text:p>
          </table:table-cell>
          <table:table-cell office:value-type="float" office:value="3.523" calcext:value-type="float">
            <text:p>3.523</text:p>
          </table:table-cell>
          <table:table-cell office:value-type="float" office:value="0" calcext:value-type="float">
            <text:p>0</text:p>
          </table:table-cell>
          <table:table-cell office:value-type="float" office:value="0.994978966161648" calcext:value-type="float">
            <text:p>0.994978966161648</text:p>
          </table:table-cell>
          <table:table-cell table:number-columns-repeated="8"/>
        </table:table-row>
        <table:table-row table:style-name="ro1">
          <table:table-cell office:value-type="float" office:value="-0.385" calcext:value-type="float">
            <text:p>-0.385</text:p>
          </table:table-cell>
          <table:table-cell office:value-type="float" office:value="4.514" calcext:value-type="float">
            <text:p>4.5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385" calcext:value-type="float">
            <text:p>-0.385</text:p>
          </table:table-cell>
          <table:table-cell office:value-type="float" office:value="4.514" calcext:value-type="float">
            <text:p>4.514</text:p>
          </table:table-cell>
          <table:table-cell office:value-type="float" office:value="0" calcext:value-type="float">
            <text:p>0</text:p>
          </table:table-cell>
          <table:table-cell office:value-type="float" office:value="0.999933888024787" calcext:value-type="float">
            <text:p>0.999933888024787</text:p>
          </table:table-cell>
          <table:table-cell table:number-columns-repeated="8"/>
        </table:table-row>
        <table:table-row table:style-name="ro1">
          <table:table-cell office:value-type="float" office:value="3.583" calcext:value-type="float">
            <text:p>3.583</text:p>
          </table:table-cell>
          <table:table-cell office:value-type="float" office:value="2.426" calcext:value-type="float">
            <text:p>2.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583" calcext:value-type="float">
            <text:p>3.583</text:p>
          </table:table-cell>
          <table:table-cell office:value-type="float" office:value="2.426" calcext:value-type="float">
            <text:p>2.426</text:p>
          </table:table-cell>
          <table:table-cell office:value-type="float" office:value="1" calcext:value-type="float">
            <text:p>1</text:p>
          </table:table-cell>
          <table:table-cell office:value-type="float" office:value="0.999887531486046" calcext:value-type="float">
            <text:p>0.999887531486046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.358" calcext:value-type="float">
            <text:p>5.3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5.358" calcext:value-type="float">
            <text:p>5.358</text:p>
          </table:table-cell>
          <table:table-cell office:value-type="float" office:value="0" calcext:value-type="float">
            <text:p>0</text:p>
          </table:table-cell>
          <table:table-cell office:value-type="float" office:value="0.999993421897018" calcext:value-type="float">
            <text:p>0.999993421897018</text:p>
          </table:table-cell>
          <table:table-cell table:number-columns-repeated="8"/>
        </table:table-row>
        <table:table-row table:style-name="ro1">
          <table:table-cell office:value-type="float" office:value="5.787" calcext:value-type="float">
            <text:p>5.787</text:p>
          </table:table-cell>
          <table:table-cell office:value-type="float" office:value="1.117" calcext:value-type="float">
            <text:p>1.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87" calcext:value-type="float">
            <text:p>5.787</text:p>
          </table:table-cell>
          <table:table-cell office:value-type="float" office:value="1.117" calcext:value-type="float">
            <text:p>1.117</text:p>
          </table:table-cell>
          <table:table-cell office:value-type="float" office:value="3" calcext:value-type="float">
            <text:p>3</text:p>
          </table:table-cell>
          <table:table-cell office:value-type="float" office:value="0.779917035248172" calcext:value-type="float">
            <text:p>0.779917035248172</text:p>
          </table:table-cell>
          <table:table-cell table:number-columns-repeated="8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616" calcext:value-type="float">
            <text:p>0.6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22" calcext:value-type="float">
            <text:p>0.822</text:p>
          </table:table-cell>
          <table:table-cell office:value-type="float" office:value="0.616" calcext:value-type="float">
            <text:p>0.616</text:p>
          </table:table-cell>
          <table:table-cell office:value-type="float" office:value="2" calcext:value-type="float">
            <text:p>2</text:p>
          </table:table-cell>
          <table:table-cell office:value-type="float" office:value="0.980633501935658" calcext:value-type="float">
            <text:p>0.980633501935658</text:p>
          </table:table-cell>
          <table:table-cell table:number-columns-repeated="8"/>
        </table:table-row>
        <table:table-row table:style-name="ro1">
          <table:table-cell office:value-type="float" office:value="-0.271" calcext:value-type="float">
            <text:p>-0.271</text:p>
          </table:table-cell>
          <table:table-cell office:value-type="float" office:value="5.411" calcext:value-type="float">
            <text:p>5.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271" calcext:value-type="float">
            <text:p>-0.271</text:p>
          </table:table-cell>
          <table:table-cell office:value-type="float" office:value="5.411" calcext:value-type="float">
            <text:p>5.411</text:p>
          </table:table-cell>
          <table:table-cell office:value-type="float" office:value="0" calcext:value-type="float">
            <text:p>0</text:p>
          </table:table-cell>
          <table:table-cell office:value-type="float" office:value="0.999997618518667" calcext:value-type="float">
            <text:p>0.999997618518667</text:p>
          </table:table-cell>
          <table:table-cell table:number-columns-repeated="8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6.861" calcext:value-type="float">
            <text:p>6.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6.861" calcext:value-type="float">
            <text:p>6.861</text:p>
          </table:table-cell>
          <table:table-cell office:value-type="float" office:value="0" calcext:value-type="float">
            <text:p>0</text:p>
          </table:table-cell>
          <table:table-cell office:value-type="float" office:value="0.999999905238971" calcext:value-type="float">
            <text:p>0.999999905238971</text:p>
          </table:table-cell>
          <table:table-cell table:number-columns-repeated="8"/>
        </table:table-row>
        <table:table-row table:style-name="ro1">
          <table:table-cell office:value-type="float" office:value="-1.535" calcext:value-type="float">
            <text:p>-1.535</text:p>
          </table:table-cell>
          <table:table-cell office:value-type="float" office:value="5.582" calcext:value-type="float">
            <text:p>5.5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535" calcext:value-type="float">
            <text:p>-1.535</text:p>
          </table:table-cell>
          <table:table-cell office:value-type="float" office:value="5.582" calcext:value-type="float">
            <text:p>5.582</text:p>
          </table:table-cell>
          <table:table-cell office:value-type="float" office:value="0" calcext:value-type="float">
            <text:p>0</text:p>
          </table:table-cell>
          <table:table-cell office:value-type="float" office:value="0.99999862289349" calcext:value-type="float">
            <text:p>0.99999862289349</text:p>
          </table:table-cell>
          <table:table-cell table:number-columns-repeated="8"/>
        </table:table-row>
        <table:table-row table:style-name="ro1">
          <table:table-cell office:value-type="float" office:value="3.084" calcext:value-type="float">
            <text:p>3.084</text:p>
          </table:table-cell>
          <table:table-cell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084" calcext:value-type="float">
            <text:p>3.084</text:p>
          </table:table-cell>
          <table:table-cell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 office:value-type="float" office:value="0.996816465247671" calcext:value-type="float">
            <text:p>0.996816465247671</text:p>
          </table:table-cell>
          <table:table-cell table:number-columns-repeated="8"/>
        </table:table-row>
        <table:table-row table:style-name="ro1">
          <table:table-cell office:value-type="float" office:value="4.222" calcext:value-type="float">
            <text:p>4.222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222" calcext:value-type="float">
            <text:p>4.222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0.905235083657025" calcext:value-type="float">
            <text:p>0.905235083657025</text:p>
          </table:table-cell>
          <table:table-cell table:number-columns-repeated="8"/>
        </table:table-row>
        <table:table-row table:style-name="ro1">
          <table:table-cell office:value-type="float" office:value="-0.17" calcext:value-type="float">
            <text:p>-0.17</text:p>
          </table:table-cell>
          <table:table-cell office:value-type="float" office:value="0.527" calcext:value-type="float">
            <text:p>0.5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17" calcext:value-type="float">
            <text:p>-0.17</text:p>
          </table:table-cell>
          <table:table-cell office:value-type="float" office:value="0.527" calcext:value-type="float">
            <text:p>0.527</text:p>
          </table:table-cell>
          <table:table-cell office:value-type="float" office:value="2" calcext:value-type="float">
            <text:p>2</text:p>
          </table:table-cell>
          <table:table-cell office:value-type="float" office:value="0.998245600000779" calcext:value-type="float">
            <text:p>0.998245600000779</text:p>
          </table:table-cell>
          <table:table-cell table:number-columns-repeated="8"/>
        </table:table-row>
        <table:table-row table:style-name="ro1">
          <table:table-cell office:value-type="float" office:value="-0.842" calcext:value-type="float">
            <text:p>-0.842</text:p>
          </table:table-cell>
          <table:table-cell office:value-type="float" office:value="0.878" calcext:value-type="float">
            <text:p>0.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842" calcext:value-type="float">
            <text:p>-0.842</text:p>
          </table:table-cell>
          <table:table-cell office:value-type="float" office:value="0.878" calcext:value-type="float">
            <text:p>0.878</text:p>
          </table:table-cell>
          <table:table-cell office:value-type="float" office:value="2" calcext:value-type="float">
            <text:p>2</text:p>
          </table:table-cell>
          <table:table-cell office:value-type="float" office:value="0.997615676544779" calcext:value-type="float">
            <text:p>0.997615676544779</text:p>
          </table:table-cell>
          <table:table-cell table:number-columns-repeated="8"/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0.402" calcext:value-type="float">
            <text:p>0.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54" calcext:value-type="float">
            <text:p>1.554</text:p>
          </table:table-cell>
          <table:table-cell office:value-type="float" office:value="0.402" calcext:value-type="float">
            <text:p>0.402</text:p>
          </table:table-cell>
          <table:table-cell office:value-type="float" office:value="2" calcext:value-type="float">
            <text:p>2</text:p>
          </table:table-cell>
          <table:table-cell office:value-type="float" office:value="0.889056977067084" calcext:value-type="float">
            <text:p>0.889056977067084</text:p>
          </table:table-cell>
          <table:table-cell table:number-columns-repeated="8"/>
        </table:table-row>
        <table:table-row table:style-name="ro1">
          <table:table-cell office:value-type="float" office:value="5.857" calcext:value-type="float">
            <text:p>5.857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57" calcext:value-type="float">
            <text:p>5.857</text:p>
          </table:table-cell>
          <table:table-cell office:value-type="float" office:value="0.116" calcext:value-type="float">
            <text:p>0.116</text:p>
          </table:table-cell>
          <table:table-cell office:value-type="float" office:value="3" calcext:value-type="float">
            <text:p>3</text:p>
          </table:table-cell>
          <table:table-cell office:value-type="float" office:value="0.9959800408313" calcext:value-type="float">
            <text:p>0.9959800408313</text:p>
          </table:table-cell>
          <table:table-cell table:number-columns-repeated="8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5.132" calcext:value-type="float">
            <text:p>5.1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5.132" calcext:value-type="float">
            <text:p>5.132</text:p>
          </table:table-cell>
          <table:table-cell office:value-type="float" office:value="0" calcext:value-type="float">
            <text:p>0</text:p>
          </table:table-cell>
          <table:table-cell office:value-type="float" office:value="0.999986422114887" calcext:value-type="float">
            <text:p>0.999986422114887</text:p>
          </table:table-cell>
          <table:table-cell table:number-columns-repeated="8"/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-1.925" calcext:value-type="float">
            <text:p>-1.9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874" calcext:value-type="float">
            <text:p>1.874</text:p>
          </table:table-cell>
          <table:table-cell office:value-type="float" office:value="-1.925" calcext:value-type="float">
            <text:p>-1.925</text:p>
          </table:table-cell>
          <table:table-cell office:value-type="float" office:value="2" calcext:value-type="float">
            <text:p>2</text:p>
          </table:table-cell>
          <table:table-cell office:value-type="float" office:value="0.998827477569568" calcext:value-type="float">
            <text:p>0.998827477569568</text:p>
          </table:table-cell>
          <table:table-cell table:number-columns-repeated="8"/>
        </table:table-row>
        <table:table-row table:style-name="ro1">
          <table:table-cell office:value-type="float" office:value="4.816" calcext:value-type="float">
            <text:p>4.816</text:p>
          </table:table-cell>
          <table:table-cell office:value-type="float" office:value="-0.33" calcext:value-type="float">
            <text:p>-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16" calcext:value-type="float">
            <text:p>4.816</text:p>
          </table:table-cell>
          <table:table-cell office:value-type="float" office:value="-0.33" calcext:value-type="float">
            <text:p>-0.33</text:p>
          </table:table-cell>
          <table:table-cell office:value-type="float" office:value="3" calcext:value-type="float">
            <text:p>3</text:p>
          </table:table-cell>
          <table:table-cell office:value-type="float" office:value="0.991073138474658" calcext:value-type="float">
            <text:p>0.991073138474658</text:p>
          </table:table-cell>
          <table:table-cell table:number-columns-repeated="8"/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1.233" calcext:value-type="float">
            <text:p>1.2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1.233" calcext:value-type="float">
            <text:p>1.233</text:p>
          </table:table-cell>
          <table:table-cell office:value-type="float" office:value="2" calcext:value-type="float">
            <text:p>2</text:p>
          </table:table-cell>
          <table:table-cell office:value-type="float" office:value="0.970053912106585" calcext:value-type="float">
            <text:p>0.970053912106585</text:p>
          </table:table-cell>
          <table:table-cell table:number-columns-repeated="8"/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4.745" calcext:value-type="float">
            <text:p>4.7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126" calcext:value-type="float">
            <text:p>1.126</text:p>
          </table:table-cell>
          <table:table-cell office:value-type="float" office:value="4.745" calcext:value-type="float">
            <text:p>4.745</text:p>
          </table:table-cell>
          <table:table-cell office:value-type="float" office:value="0" calcext:value-type="float">
            <text:p>0</text:p>
          </table:table-cell>
          <table:table-cell office:value-type="float" office:value="0.992867583753615" calcext:value-type="float">
            <text:p>0.992867583753615</text:p>
          </table:table-cell>
          <table:table-cell table:number-columns-repeated="8"/>
        </table:table-row>
        <table:table-row table:style-name="ro1">
          <table:table-cell office:value-type="float" office:value="-0.323" calcext:value-type="float">
            <text:p>-0.323</text:p>
          </table:table-cell>
          <table:table-cell office:value-type="float" office:value="5.604" calcext:value-type="float">
            <text:p>5.6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323" calcext:value-type="float">
            <text:p>-0.323</text:p>
          </table:table-cell>
          <table:table-cell office:value-type="float" office:value="5.604" calcext:value-type="float">
            <text:p>5.604</text:p>
          </table:table-cell>
          <table:table-cell office:value-type="float" office:value="0" calcext:value-type="float">
            <text:p>0</text:p>
          </table:table-cell>
          <table:table-cell office:value-type="float" office:value="0.999998990272002" calcext:value-type="float">
            <text:p>0.999998990272002</text:p>
          </table:table-cell>
          <table:table-cell table:number-columns-repeated="8"/>
        </table:table-row>
        <table:table-row table:style-name="ro1">
          <table:table-cell office:value-type="float" office:value="-0.29" calcext:value-type="float">
            <text:p>-0.29</text:p>
          </table:table-cell>
          <table:table-cell office:value-type="float" office:value="5.373" calcext:value-type="float">
            <text:p>5.3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5.373" calcext:value-type="float">
            <text:p>5.373</text:p>
          </table:table-cell>
          <table:table-cell office:value-type="float" office:value="0" calcext:value-type="float">
            <text:p>0</text:p>
          </table:table-cell>
          <table:table-cell office:value-type="float" office:value="0.999997351361541" calcext:value-type="float">
            <text:p>0.999997351361541</text:p>
          </table:table-cell>
          <table:table-cell table:number-columns-repeated="8"/>
        </table:table-row>
        <table:table-row table:style-name="ro1">
          <table:table-cell office:value-type="float" office:value="-0.208" calcext:value-type="float">
            <text:p>-0.208</text:p>
          </table:table-cell>
          <table:table-cell office:value-type="float" office:value="5.87" calcext:value-type="float">
            <text:p>5.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208" calcext:value-type="float">
            <text:p>-0.208</text:p>
          </table:table-cell>
          <table:table-cell office:value-type="float" office:value="5.87" calcext:value-type="float">
            <text:p>5.87</text:p>
          </table:table-cell>
          <table:table-cell office:value-type="float" office:value="0" calcext:value-type="float">
            <text:p>0</text:p>
          </table:table-cell>
          <table:table-cell office:value-type="float" office:value="0.999999534979801" calcext:value-type="float">
            <text:p>0.999999534979801</text:p>
          </table:table-cell>
          <table:table-cell table:number-columns-repeated="8"/>
        </table:table-row>
        <table:table-row table:style-name="ro1">
          <table:table-cell office:value-type="float" office:value="-1.942" calcext:value-type="float">
            <text:p>-1.942</text:p>
          </table:table-cell>
          <table:table-cell office:value-type="float" office:value="1.753" calcext:value-type="float">
            <text:p>1.7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942" calcext:value-type="float">
            <text:p>-1.942</text:p>
          </table:table-cell>
          <table:table-cell office:value-type="float" office:value="1.753" calcext:value-type="float">
            <text:p>1.753</text:p>
          </table:table-cell>
          <table:table-cell office:value-type="float" office:value="2" calcext:value-type="float">
            <text:p>2</text:p>
          </table:table-cell>
          <table:table-cell office:value-type="float" office:value="0.996155986019611" calcext:value-type="float">
            <text:p>0.996155986019611</text:p>
          </table:table-cell>
          <table:table-cell table:number-columns-repeated="8"/>
        </table:table-row>
        <table:table-row table:style-name="ro1">
          <table:table-cell office:value-type="float" office:value="-1.949" calcext:value-type="float">
            <text:p>-1.949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949" calcext:value-type="float">
            <text:p>-1.949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9994127641727" calcext:value-type="float">
            <text:p>0.999994127641727</text:p>
          </table:table-cell>
          <table:table-cell table:number-columns-repeated="8"/>
        </table:table-row>
        <table:table-row table:style-name="ro1">
          <table:table-cell office:value-type="float" office:value="5.613" calcext:value-type="float">
            <text:p>5.613</text:p>
          </table:table-cell>
          <table:table-cell office:value-type="float" office:value="0.749" calcext:value-type="float">
            <text:p>0.7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13" calcext:value-type="float">
            <text:p>5.613</text:p>
          </table:table-cell>
          <table:table-cell office:value-type="float" office:value="0.749" calcext:value-type="float">
            <text:p>0.749</text:p>
          </table:table-cell>
          <table:table-cell office:value-type="float" office:value="3" calcext:value-type="float">
            <text:p>3</text:p>
          </table:table-cell>
          <table:table-cell office:value-type="float" office:value="0.948352083774029" calcext:value-type="float">
            <text:p>0.948352083774029</text:p>
          </table:table-cell>
          <table:table-cell table:number-columns-repeated="8"/>
        </table:table-row>
        <table:table-row table:style-name="ro1">
          <table:table-cell office:value-type="float" office:value="4.562" calcext:value-type="float">
            <text:p>4.56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62" calcext:value-type="float">
            <text:p>4.562</text:p>
          </table:table-cell>
          <table:table-cell office:value-type="float" office:value="0.119" calcext:value-type="float">
            <text:p>0.119</text:p>
          </table:table-cell>
          <table:table-cell office:value-type="float" office:value="3" calcext:value-type="float">
            <text:p>3</text:p>
          </table:table-cell>
          <table:table-cell office:value-type="float" office:value="0.970503754815957" calcext:value-type="float">
            <text:p>0.970503754815957</text:p>
          </table:table-cell>
          <table:table-cell table:number-columns-repeated="8"/>
        </table:table-row>
        <table:table-row table:style-name="ro1">
          <table:table-cell office:value-type="float" office:value="-0.885" calcext:value-type="float">
            <text:p>-0.885</text:p>
          </table:table-cell>
          <table:table-cell office:value-type="float" office:value="2.805" calcext:value-type="float">
            <text:p>2.8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885" calcext:value-type="float">
            <text:p>-0.885</text:p>
          </table:table-cell>
          <table:table-cell office:value-type="float" office:value="2.805" calcext:value-type="float">
            <text:p>2.805</text:p>
          </table:table-cell>
          <table:table-cell office:value-type="float" office:value="0" calcext:value-type="float">
            <text:p>0</text:p>
          </table:table-cell>
          <table:table-cell office:value-type="float" office:value="0.859467565970413" calcext:value-type="float">
            <text:p>0.859467565970413</text:p>
          </table:table-cell>
          <table:table-cell table:number-columns-repeated="8"/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-0.466" calcext:value-type="float">
            <text:p>-0.4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-0.466" calcext:value-type="float">
            <text:p>-0.466</text:p>
          </table:table-cell>
          <table:table-cell office:value-type="float" office:value="2" calcext:value-type="float">
            <text:p>2</text:p>
          </table:table-cell>
          <table:table-cell office:value-type="float" office:value="0.999378978643104" calcext:value-type="float">
            <text:p>0.999378978643104</text:p>
          </table:table-cell>
          <table:table-cell table:number-columns-repeated="8"/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2.184" calcext:value-type="float">
            <text:p>2.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81" calcext:value-type="float">
            <text:p>1.181</text:p>
          </table:table-cell>
          <table:table-cell office:value-type="float" office:value="2.184" calcext:value-type="float">
            <text:p>2.184</text:p>
          </table:table-cell>
          <table:table-cell office:value-type="float" office:value="1" calcext:value-type="float">
            <text:p>1</text:p>
          </table:table-cell>
          <table:table-cell office:value-type="float" office:value="0.592653431713791" calcext:value-type="float">
            <text:p>0.592653431713791</text:p>
          </table:table-cell>
          <table:table-cell table:number-columns-repeated="8"/>
        </table:table-row>
        <table:table-row table:style-name="ro1">
          <table:table-cell office:value-type="float" office:value="5.103" calcext:value-type="float">
            <text:p>5.103</text:p>
          </table:table-cell>
          <table:table-cell office:value-type="float" office:value="-0.449" calcext:value-type="float">
            <text:p>-0.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03" calcext:value-type="float">
            <text:p>5.103</text:p>
          </table:table-cell>
          <table:table-cell office:value-type="float" office:value="-0.449" calcext:value-type="float">
            <text:p>-0.449</text:p>
          </table:table-cell>
          <table:table-cell office:value-type="float" office:value="3" calcext:value-type="float">
            <text:p>3</text:p>
          </table:table-cell>
          <table:table-cell office:value-type="float" office:value="0.994875343399968" calcext:value-type="float">
            <text:p>0.994875343399968</text:p>
          </table:table-cell>
          <table:table-cell table:number-columns-repeated="8"/>
        </table:table-row>
        <table:table-row table:style-name="ro1">
          <table:table-cell office:value-type="float" office:value="4.099" calcext:value-type="float">
            <text:p>4.099</text:p>
          </table:table-cell>
          <table:table-cell office:value-type="float" office:value="2.798" calcext:value-type="float">
            <text:p>2.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099" calcext:value-type="float">
            <text:p>4.099</text:p>
          </table:table-cell>
          <table:table-cell office:value-type="float" office:value="2.798" calcext:value-type="float">
            <text:p>2.798</text:p>
          </table:table-cell>
          <table:table-cell office:value-type="float" office:value="1" calcext:value-type="float">
            <text:p>1</text:p>
          </table:table-cell>
          <table:table-cell office:value-type="float" office:value="0.999991930407482" calcext:value-type="float">
            <text:p>0.999991930407482</text:p>
          </table:table-cell>
          <table:table-cell table:number-columns-repeated="8"/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462" calcext:value-type="float">
            <text:p>0.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0.462" calcext:value-type="float">
            <text:p>0.462</text:p>
          </table:table-cell>
          <table:table-cell office:value-type="float" office:value="2" calcext:value-type="float">
            <text:p>2</text:p>
          </table:table-cell>
          <table:table-cell office:value-type="float" office:value="0.999313609527456" calcext:value-type="float">
            <text:p>0.999313609527456</text:p>
          </table:table-cell>
          <table:table-cell table:number-columns-repeated="8"/>
        </table:table-row>
        <table:table-row table:style-name="ro1">
          <table:table-cell office:value-type="float" office:value="4.065" calcext:value-type="float">
            <text:p>4.0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65" calcext:value-type="float">
            <text:p>4.065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.744431640148207" calcext:value-type="float">
            <text:p>0.744431640148207</text:p>
          </table:table-cell>
          <table:table-cell table:number-columns-repeated="8"/>
        </table:table-row>
        <table:table-row table:style-name="ro1">
          <table:table-cell office:value-type="float" office:value="5.423" calcext:value-type="float">
            <text:p>5.423</text:p>
          </table:table-cell>
          <table:table-cell office:value-type="float" office:value="-0.403" calcext:value-type="float">
            <text:p>-0.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23" calcext:value-type="float">
            <text:p>5.423</text:p>
          </table:table-cell>
          <table:table-cell office:value-type="float" office:value="-0.403" calcext:value-type="float">
            <text:p>-0.403</text:p>
          </table:table-cell>
          <table:table-cell office:value-type="float" office:value="3" calcext:value-type="float">
            <text:p>3</text:p>
          </table:table-cell>
          <table:table-cell office:value-type="float" office:value="0.996760016009863" calcext:value-type="float">
            <text:p>0.996760016009863</text:p>
          </table:table-cell>
          <table:table-cell table:number-columns-repeated="8"/>
        </table:table-row>
        <table:table-row table:style-name="ro1">
          <table:table-cell office:value-type="float" office:value="5.637" calcext:value-type="float">
            <text:p>5.637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37" calcext:value-type="float">
            <text:p>5.637</text:p>
          </table:table-cell>
          <table:table-cell office:value-type="float" office:value="0.189" calcext:value-type="float">
            <text:p>0.189</text:p>
          </table:table-cell>
          <table:table-cell office:value-type="float" office:value="3" calcext:value-type="float">
            <text:p>3</text:p>
          </table:table-cell>
          <table:table-cell office:value-type="float" office:value="0.993278653496665" calcext:value-type="float">
            <text:p>0.993278653496665</text:p>
          </table:table-cell>
          <table:table-cell table:number-columns-repeated="8"/>
        </table:table-row>
        <table:table-row table:style-name="ro1">
          <table:table-cell office:value-type="float" office:value="3.339" calcext:value-type="float">
            <text:p>3.339</text:p>
          </table:table-cell>
          <table:table-cell office:value-type="float" office:value="1.525" calcext:value-type="float">
            <text:p>1.5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339" calcext:value-type="float">
            <text:p>3.339</text:p>
          </table:table-cell>
          <table:table-cell office:value-type="float" office:value="1.525" calcext:value-type="float">
            <text:p>1.525</text:p>
          </table:table-cell>
          <table:table-cell office:value-type="float" office:value="1" calcext:value-type="float">
            <text:p>1</text:p>
          </table:table-cell>
          <table:table-cell office:value-type="float" office:value="0.993808699833572" calcext:value-type="float">
            <text:p>0.993808699833572</text:p>
          </table:table-cell>
          <table:table-cell table:number-columns-repeated="8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0.551" calcext:value-type="float">
            <text:p>0.551</text:p>
          </table:table-cell>
          <table:table-cell office:value-type="float" office:value="3" calcext:value-type="float">
            <text:p>3</text:p>
          </table:table-cell>
          <table:table-cell office:value-type="float" office:value="0.977947630419628" calcext:value-type="float">
            <text:p>0.977947630419628</text:p>
          </table:table-cell>
          <table:table-cell table:number-columns-repeated="8"/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-0.891" calcext:value-type="float">
            <text:p>-0.8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746" calcext:value-type="float">
            <text:p>1.746</text:p>
          </table:table-cell>
          <table:table-cell office:value-type="float" office:value="-0.891" calcext:value-type="float">
            <text:p>-0.891</text:p>
          </table:table-cell>
          <table:table-cell office:value-type="float" office:value="2" calcext:value-type="float">
            <text:p>2</text:p>
          </table:table-cell>
          <table:table-cell office:value-type="float" office:value="0.985394211283008" calcext:value-type="float">
            <text:p>0.985394211283008</text:p>
          </table:table-cell>
          <table:table-cell table:number-columns-repeated="8"/>
        </table:table-row>
        <table:table-row table:style-name="ro1">
          <table:table-cell office:value-type="float" office:value="5.198" calcext:value-type="float">
            <text:p>5.198</text:p>
          </table:table-cell>
          <table:table-cell office:value-type="float" office:value="0.3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98" calcext:value-type="float">
            <text:p>5.198</text:p>
          </table:table-cell>
          <table:table-cell office:value-type="float" office:value="0.378" calcext:value-type="float">
            <text:p>0.378</text:p>
          </table:table-cell>
          <table:table-cell office:value-type="float" office:value="3" calcext:value-type="float">
            <text:p>3</text:p>
          </table:table-cell>
          <table:table-cell office:value-type="float" office:value="0.977010484956498" calcext:value-type="float">
            <text:p>0.977010484956498</text:p>
          </table:table-cell>
          <table:table-cell table:number-columns-repeated="8"/>
        </table:table-row>
        <table:table-row table:style-name="ro1">
          <table:table-cell office:value-type="float" office:value="3.103" calcext:value-type="float">
            <text:p>3.103</text:p>
          </table:table-cell>
          <table:table-cell office:value-type="float" office:value="4.208" calcext:value-type="float">
            <text:p>4.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03" calcext:value-type="float">
            <text:p>3.103</text:p>
          </table:table-cell>
          <table:table-cell office:value-type="float" office:value="4.208" calcext:value-type="float">
            <text:p>4.208</text:p>
          </table:table-cell>
          <table:table-cell office:value-type="float" office:value="1" calcext:value-type="float">
            <text:p>1</text:p>
          </table:table-cell>
          <table:table-cell office:value-type="float" office:value="0.999973985871065" calcext:value-type="float">
            <text:p>0.999973985871065</text:p>
          </table:table-cell>
          <table:table-cell table:number-columns-repeated="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5.584" calcext:value-type="float">
            <text:p>5.5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5.584" calcext:value-type="float">
            <text:p>5.584</text:p>
          </table:table-cell>
          <table:table-cell office:value-type="float" office:value="0" calcext:value-type="float">
            <text:p>0</text:p>
          </table:table-cell>
          <table:table-cell office:value-type="float" office:value="0.999997250640273" calcext:value-type="float">
            <text:p>0.999997250640273</text:p>
          </table:table-cell>
          <table:table-cell table:number-columns-repeated="8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.618" calcext:value-type="float">
            <text:p>2.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2.618" calcext:value-type="float">
            <text:p>2.618</text:p>
          </table:table-cell>
          <table:table-cell office:value-type="float" office:value="1" calcext:value-type="float">
            <text:p>1</text:p>
          </table:table-cell>
          <table:table-cell office:value-type="float" office:value="0.999994015049061" calcext:value-type="float">
            <text:p>0.999994015049061</text:p>
          </table:table-cell>
          <table:table-cell table:number-columns-repeated="8"/>
        </table:table-row>
        <table:table-row table:style-name="ro1">
          <table:table-cell office:value-type="float" office:value="2.556" calcext:value-type="float">
            <text:p>2.556</text:p>
          </table:table-cell>
          <table:table-cell office:value-type="float" office:value="1.519" calcext:value-type="float">
            <text:p>1.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556" calcext:value-type="float">
            <text:p>2.556</text:p>
          </table:table-cell>
          <table:table-cell office:value-type="float" office:value="1.519" calcext:value-type="float">
            <text:p>1.519</text:p>
          </table:table-cell>
          <table:table-cell office:value-type="float" office:value="1" calcext:value-type="float">
            <text:p>1</text:p>
          </table:table-cell>
          <table:table-cell office:value-type="float" office:value="0.973533100316422" calcext:value-type="float">
            <text:p>0.973533100316422</text:p>
          </table:table-cell>
          <table:table-cell table:number-columns-repeated="8"/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-1.388" calcext:value-type="float">
            <text:p>-1.3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-1.388" calcext:value-type="float">
            <text:p>-1.388</text:p>
          </table:table-cell>
          <table:table-cell office:value-type="float" office:value="2" calcext:value-type="float">
            <text:p>2</text:p>
          </table:table-cell>
          <table:table-cell office:value-type="float" office:value="0.999839484909531" calcext:value-type="float">
            <text:p>0.999839484909531</text:p>
          </table:table-cell>
          <table:table-cell table:number-columns-repeated="8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0.999989928617605" calcext:value-type="float">
            <text:p>0.999989928617605</text:p>
          </table:table-cell>
          <table:table-cell table:number-columns-repeated="8"/>
        </table:table-row>
        <table:table-row table:style-name="ro1">
          <table:table-cell office:value-type="float" office:value="-1.063" calcext:value-type="float">
            <text:p>-1.063</text:p>
          </table:table-cell>
          <table:table-cell office:value-type="float" office:value="0.419" calcext:value-type="float">
            <text:p>0.4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063" calcext:value-type="float">
            <text:p>-1.063</text:p>
          </table:table-cell>
          <table:table-cell office:value-type="float" office:value="0.419" calcext:value-type="float">
            <text:p>0.419</text:p>
          </table:table-cell>
          <table:table-cell office:value-type="float" office:value="2" calcext:value-type="float">
            <text:p>2</text:p>
          </table:table-cell>
          <table:table-cell office:value-type="float" office:value="0.999700944200741" calcext:value-type="float">
            <text:p>0.999700944200741</text:p>
          </table:table-cell>
          <table:table-cell table:number-columns-repeated="8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.477" calcext:value-type="float">
            <text:p>4.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4.477" calcext:value-type="float">
            <text:p>4.477</text:p>
          </table:table-cell>
          <table:table-cell office:value-type="float" office:value="0" calcext:value-type="float">
            <text:p>0</text:p>
          </table:table-cell>
          <table:table-cell office:value-type="float" office:value="0.997838601836291" calcext:value-type="float">
            <text:p>0.997838601836291</text:p>
          </table:table-cell>
          <table:table-cell table:number-columns-repeated="8"/>
        </table:table-row>
        <table:table-row table:style-name="ro1">
          <table:table-cell office:value-type="float" office:value="5.671" calcext:value-type="float">
            <text:p>5.671</text:p>
          </table:table-cell>
          <table:table-cell office:value-type="float" office:value="1.976" calcext:value-type="float">
            <text:p>1.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671" calcext:value-type="float">
            <text:p>5.671</text:p>
          </table:table-cell>
          <table:table-cell office:value-type="float" office:value="1.976" calcext:value-type="float">
            <text:p>1.976</text:p>
          </table:table-cell>
          <table:table-cell office:value-type="float" office:value="1" calcext:value-type="float">
            <text:p>1</text:p>
          </table:table-cell>
          <table:table-cell office:value-type="float" office:value="0.9937298608721" calcext:value-type="float">
            <text:p>0.9937298608721</text:p>
          </table:table-cell>
          <table:table-cell table:number-columns-repeated="8"/>
        </table:table-row>
        <table:table-row table:style-name="ro1">
          <table:table-cell office:value-type="float" office:value="6.218" calcext:value-type="float">
            <text:p>6.218</text:p>
          </table:table-cell>
          <table:table-cell office:value-type="float" office:value="-0.135" calcext:value-type="float">
            <text:p>-0.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18" calcext:value-type="float">
            <text:p>6.218</text:p>
          </table:table-cell>
          <table:table-cell office:value-type="float" office:value="-0.135" calcext:value-type="float">
            <text:p>-0.135</text:p>
          </table:table-cell>
          <table:table-cell office:value-type="float" office:value="3" calcext:value-type="float">
            <text:p>3</text:p>
          </table:table-cell>
          <table:table-cell office:value-type="float" office:value="0.99858319473222" calcext:value-type="float">
            <text:p>0.99858319473222</text:p>
          </table:table-cell>
          <table:table-cell table:number-columns-repeated="8"/>
        </table:table-row>
        <table:table-row table:style-name="ro1">
          <table:table-cell office:value-type="float" office:value="-0.472" calcext:value-type="float">
            <text:p>-0.472</text:p>
          </table:table-cell>
          <table:table-cell office:value-type="float" office:value="-0.579" calcext:value-type="float">
            <text:p>-0.5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472" calcext:value-type="float">
            <text:p>-0.472</text:p>
          </table:table-cell>
          <table:table-cell office:value-type="float" office:value="-0.579" calcext:value-type="float">
            <text:p>-0.579</text:p>
          </table:table-cell>
          <table:table-cell office:value-type="float" office:value="2" calcext:value-type="float">
            <text:p>2</text:p>
          </table:table-cell>
          <table:table-cell office:value-type="float" office:value="0.999959418951898" calcext:value-type="float">
            <text:p>0.999959418951898</text:p>
          </table:table-cell>
          <table:table-cell table:number-columns-repeated="8"/>
        </table:table-row>
        <table:table-row table:style-name="ro1">
          <table:table-cell office:value-type="float" office:value="5.738" calcext:value-type="float">
            <text:p>5.738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8" calcext:value-type="float">
            <text:p>5.738</text:p>
          </table:table-cell>
          <table:table-cell office:value-type="float" office:value="-0.05" calcext:value-type="float">
            <text:p>-0.05</text:p>
          </table:table-cell>
          <table:table-cell office:value-type="float" office:value="3" calcext:value-type="float">
            <text:p>3</text:p>
          </table:table-cell>
          <table:table-cell office:value-type="float" office:value="0.996696219779338" calcext:value-type="float">
            <text:p>0.996696219779338</text:p>
          </table:table-cell>
          <table:table-cell table:number-columns-repeated="8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0.999134013029566" calcext:value-type="float">
            <text:p>0.999134013029566</text:p>
          </table:table-cell>
          <table:table-cell table:number-columns-repeated="8"/>
        </table:table-row>
        <table:table-row table:style-name="ro1">
          <table:table-cell office:value-type="float" office:value="4.551" calcext:value-type="float">
            <text:p>4.551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51" calcext:value-type="float">
            <text:p>4.551</text:p>
          </table:table-cell>
          <table:table-cell office:value-type="float" office:value="-0.12" calcext:value-type="float">
            <text:p>-0.12</text:p>
          </table:table-cell>
          <table:table-cell office:value-type="float" office:value="3" calcext:value-type="float">
            <text:p>3</text:p>
          </table:table-cell>
          <table:table-cell office:value-type="float" office:value="0.981734374850977" calcext:value-type="float">
            <text:p>0.981734374850977</text:p>
          </table:table-cell>
          <table:table-cell table:number-columns-repeated="8"/>
        </table:table-row>
        <table:table-row table:style-name="ro1">
          <table:table-cell office:value-type="float" office:value="-0.342" calcext:value-type="float">
            <text:p>-0.342</text:p>
          </table:table-cell>
          <table:table-cell office:value-type="float" office:value="2.733" calcext:value-type="float">
            <text:p>2.7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342" calcext:value-type="float">
            <text:p>-0.342</text:p>
          </table:table-cell>
          <table:table-cell office:value-type="float" office:value="2.733" calcext:value-type="float">
            <text:p>2.733</text:p>
          </table:table-cell>
          <table:table-cell office:value-type="float" office:value="0" calcext:value-type="float">
            <text:p>0</text:p>
          </table:table-cell>
          <table:table-cell office:value-type="float" office:value="0.882563757703403" calcext:value-type="float">
            <text:p>0.882563757703403</text:p>
          </table:table-cell>
          <table:table-cell table:number-columns-repeated="8"/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-0.848" calcext:value-type="float">
            <text:p>-0.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08" calcext:value-type="float">
            <text:p>0.308</text:p>
          </table:table-cell>
          <table:table-cell office:value-type="float" office:value="-0.848" calcext:value-type="float">
            <text:p>-0.848</text:p>
          </table:table-cell>
          <table:table-cell office:value-type="float" office:value="2" calcext:value-type="float">
            <text:p>2</text:p>
          </table:table-cell>
          <table:table-cell office:value-type="float" office:value="0.999862942703004" calcext:value-type="float">
            <text:p>0.999862942703004</text:p>
          </table:table-cell>
          <table:table-cell table:number-columns-repeated="8"/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-1.632" calcext:value-type="float">
            <text:p>-1.6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55" calcext:value-type="float">
            <text:p>1.055</text:p>
          </table:table-cell>
          <table:table-cell office:value-type="float" office:value="-1.632" calcext:value-type="float">
            <text:p>-1.632</text:p>
          </table:table-cell>
          <table:table-cell office:value-type="float" office:value="2" calcext:value-type="float">
            <text:p>2</text:p>
          </table:table-cell>
          <table:table-cell office:value-type="float" office:value="0.999821496404208" calcext:value-type="float">
            <text:p>0.999821496404208</text:p>
          </table:table-cell>
          <table:table-cell table:number-columns-repeated="8"/>
        </table:table-row>
        <table:table-row table:style-name="ro1">
          <table:table-cell office:value-type="float" office:value="4.683" calcext:value-type="float">
            <text:p>4.683</text:p>
          </table:table-cell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83" calcext:value-type="float">
            <text:p>4.683</text:p>
          </table:table-cell>
          <table:table-cell office:value-type="float" office:value="0.776" calcext:value-type="float">
            <text:p>0.776</text:p>
          </table:table-cell>
          <table:table-cell office:value-type="float" office:value="3" calcext:value-type="float">
            <text:p>3</text:p>
          </table:table-cell>
          <table:table-cell office:value-type="float" office:value="0.791383783137778" calcext:value-type="float">
            <text:p>0.791383783137778</text:p>
          </table:table-cell>
          <table:table-cell table:number-columns-repeated="8"/>
        </table:table-row>
        <calcext:conditional-formats>
          <calcext:conditional-format calcext:target-range-address="data.E2:data.F301">
            <calcext:condition calcext:apply-style-name="ClusterRows_N4_Cluster_0" calcext:value="formula-is([$data.$G2]=0)" calcext:base-cell-address="data.E2"/>
            <calcext:condition calcext:apply-style-name="ClusterRows_N4_Cluster_1" calcext:value="formula-is([$data.$G2]=1)" calcext:base-cell-address="data.E2"/>
            <calcext:condition calcext:apply-style-name="ClusterRows_N4_Cluster_2" calcext:value="formula-is([$data.$G2]=2)" calcext:base-cell-address="data.E2"/>
            <calcext:condition calcext:apply-style-name="ClusterRows_N4_Cluster_3" calcext:value="formula-is([$data.$G2]=3)" calcext:base-cell-address="data.E2"/>
          </calcext:conditional-format>
        </calcext:conditional-formats>
      </table:table>
      <table:table table:name="temp" table:style-name="ta1"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table:style-name="Default" office:value-type="string" calcext:value-type="string">
            <text:p>Cluster0</text:p>
          </table:table-cell>
          <table:table-cell table:style-name="Default"/>
          <table:table-cell office:value-type="string" calcext:value-type="string">
            <text:p>Cluster1</text:p>
          </table:table-cell>
          <table:table-cell/>
          <table:table-cell office:value-type="string" calcext:value-type="string">
            <text:p>Cluster2</text:p>
          </table:table-cell>
          <table:table-cell/>
          <table:table-cell office:value-type="string" calcext:value-type="string">
            <text:p>Cluster3</text:p>
          </table:table-cell>
          <table:table-cell table:number-columns-repeated="2"/>
          <table:table-cell office:value-type="string" calcext:value-type="string">
            <text:p>Cluster0</text:p>
          </table:table-cell>
          <table:table-cell/>
          <table:table-cell office:value-type="string" calcext:value-type="string">
            <text:p>Cluster1</text:p>
          </table:table-cell>
          <table:table-cell/>
          <table:table-cell office:value-type="string" calcext:value-type="string">
            <text:p>Cluster2</text:p>
          </table:table-cell>
          <table:table-cell/>
          <table:table-cell office:value-type="string" calcext:value-type="string">
            <text:p>Cluster3</text:p>
          </table:table-cell>
          <table:table-cell/>
        </table:table-row>
        <table:table-row table:style-name="ro1">
          <table:table-cell table:style-name="Default" table:number-matrix-columns-spanned="2" table:number-matrix-rows-spanned="300" table:formula="of:=IF([$data.$C$2:.$C$301] = 0; [$data.$A$2:.$B$301]; &quot;&quot;)">
            <text:p/>
          </table:table-cell>
          <table:table-cell table:style-name="Default">
            <text:p/>
          </table:table-cell>
          <table:table-cell table:number-matrix-columns-spanned="2" table:number-matrix-rows-spanned="300" table:formula="of:=IF([$data.$C$2:.$C$301] = 1; [$data.$A$2:.$B$301]; &quot;&quot;)" office:value-type="float" office:value="4.85" calcext:value-type="float">
            <text:p>4.85</text:p>
          </table:table-cell>
          <table:table-cell office:value-type="float" office:value="2.205" calcext:value-type="float">
            <text:p>2.205</text:p>
          </table:table-cell>
          <table:table-cell table:number-matrix-columns-spanned="2" table:number-matrix-rows-spanned="300" table:formula="of:=IF([$data.$C$2:.$C$301] = 2; [$data.$A$2:.$B$301]; &quot;&quot;)">
            <text:p/>
          </table:table-cell>
          <table:table-cell>
            <text:p/>
          </table:table-cell>
          <table:table-cell table:number-matrix-columns-spanned="2" table:number-matrix-rows-spanned="300" table:formula="of:=IF([$data.$C$2:.$C$301] = 3; [$data.$A$2:.$B$301]; &quot;&quot;)">
            <text:p/>
          </table:table-cell>
          <table:table-cell>
            <text:p/>
          </table:table-cell>
          <table:table-cell/>
          <table:table-cell table:number-matrix-columns-spanned="2" table:number-matrix-rows-spanned="300" table:formula="of:=IF([$data.$G$2:.$G$301] = 0; [$data.$E$2:.$F$301]; &quot;&quot;)">
            <text:p/>
          </table:table-cell>
          <table:table-cell>
            <text:p/>
          </table:table-cell>
          <table:table-cell table:number-matrix-columns-spanned="2" table:number-matrix-rows-spanned="300" table:formula="of:=IF([$data.$G$2:.$G$301] = 1; [$data.$E$2:.$F$301]; &quot;&quot;)" office:value-type="float" office:value="4.85" calcext:value-type="float">
            <text:p>4.85</text:p>
          </table:table-cell>
          <table:table-cell table:style-name="ce18" office:value-type="float" office:value="2.205" calcext:value-type="float">
            <text:p>2.205</text:p>
          </table:table-cell>
          <table:table-cell table:number-matrix-columns-spanned="2" table:number-matrix-rows-spanned="300" table:formula="of:=IF([$data.$G$2:.$G$301] = 2; [$data.$E$2:.$F$301]; &quot;&quot;)">
            <text:p/>
          </table:table-cell>
          <table:table-cell>
            <text:p/>
          </table:table-cell>
          <table:table-cell table:number-matrix-columns-spanned="2" table:number-matrix-rows-spanned="300" table:formula="of:=IF([$data.$G$2:.$G$301] = 3; [$data.$E$2:.$F$301]; &quot;&quot;)"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 office:value-type="float" office:value="3.688" calcext:value-type="float">
            <text:p>3.688</text:p>
          </table:table-cell>
          <table:table-cell office:value-type="float" office:value="1.482" calcext:value-type="float">
            <text:p>1.4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688" calcext:value-type="float">
            <text:p>3.688</text:p>
          </table:table-cell>
          <table:table-cell table:style-name="ce18" office:value-type="float" office:value="1.482" calcext:value-type="float">
            <text:p>1.4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 office:value-type="float" office:value="3.783" calcext:value-type="float">
            <text:p>3.783</text:p>
          </table:table-cell>
          <table:table-cell office:value-type="float" office:value="1.816" calcext:value-type="float">
            <text:p>1.8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783" calcext:value-type="float">
            <text:p>3.783</text:p>
          </table:table-cell>
          <table:table-cell table:style-name="ce18" office:value-type="float" office:value="1.816" calcext:value-type="float">
            <text:p>1.8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5" calcext:value-type="float">
            <text:p>0.05</text:p>
          </table:table-cell>
          <table:table-cell office:value-type="float" office:value="5.947" calcext:value-type="float">
            <text:p>5.94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5.947" calcext:value-type="float">
            <text:p>5.9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48" calcext:value-type="float">
            <text:p>-0.448</text:p>
          </table:table-cell>
          <table:table-cell office:value-type="float" office:value="5.324" calcext:value-type="float">
            <text:p>5.324</text:p>
          </table:table-cell>
          <table:table-cell/>
          <table:table-cell office:value-type="float" office:value="-0.448" calcext:value-type="float">
            <text:p>-0.448</text:p>
          </table:table-cell>
          <table:table-cell office:value-type="float" office:value="5.324" calcext:value-type="float">
            <text:p>5.3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806" calcext:value-type="float">
            <text:p>0.806</text:p>
          </table:table-cell>
          <table:table-cell office:value-type="float" office:value="6.002" calcext:value-type="float">
            <text:p>6.002</text:p>
          </table:table-cell>
          <table:table-cell/>
          <table:table-cell office:value-type="float" office:value="0.806" calcext:value-type="float">
            <text:p>0.806</text:p>
          </table:table-cell>
          <table:table-cell office:value-type="float" office:value="6.002" calcext:value-type="float">
            <text:p>6.0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 office:value-type="float" office:value="3.84" calcext:value-type="float">
            <text:p>3.84</text:p>
          </table:table-cell>
          <table:table-cell office:value-type="float" office:value="2.575" calcext:value-type="float">
            <text:p>2.5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84" calcext:value-type="float">
            <text:p>3.84</text:p>
          </table:table-cell>
          <table:table-cell table:style-name="ce18" office:value-type="float" office:value="2.575" calcext:value-type="float">
            <text:p>2.5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 office:value-type="float" office:value="3.564" calcext:value-type="float">
            <text:p>3.564</text:p>
          </table:table-cell>
          <table:table-cell office:value-type="float" office:value="2.325" calcext:value-type="float">
            <text:p>2.3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564" calcext:value-type="float">
            <text:p>3.564</text:p>
          </table:table-cell>
          <table:table-cell table:style-name="ce18" office:value-type="float" office:value="2.325" calcext:value-type="float">
            <text:p>2.3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 office:value-type="float" office:value="5.46" calcext:value-type="float">
            <text:p>5.46</text:p>
          </table:table-cell>
          <table:table-cell table:style-name="Default" office:value-type="float" office:value="1.021" calcext:value-type="float">
            <text:p>1.0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46" calcext:value-type="float">
            <text:p>5.46</text:p>
          </table:table-cell>
          <table:table-cell office:value-type="float" office:value="1.021" calcext:value-type="float">
            <text:p>1.021</text:p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2.333" calcext:value-type="float">
            <text:p>2.333</text:p>
          </table:table-cell>
          <table:table-cell office:value-type="float" office:value="-0.425" calcext:value-type="float">
            <text:p>-0.425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2.333" calcext:value-type="float">
            <text:p>2.333</text:p>
          </table:table-cell>
          <table:table-cell office:value-type="float" office:value="-0.425" calcext:value-type="float">
            <text:p>-0.425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01" calcext:value-type="float">
            <text:p>-0.401</text:p>
          </table:table-cell>
          <table:table-cell office:value-type="float" office:value="3.011" calcext:value-type="float">
            <text:p>3.011</text:p>
          </table:table-cell>
          <table:table-cell/>
          <table:table-cell office:value-type="float" office:value="-0.401" calcext:value-type="float">
            <text:p>-0.401</text:p>
          </table:table-cell>
          <table:table-cell office:value-type="float" office:value="3.011" calcext:value-type="float">
            <text:p>3.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873" calcext:value-type="float">
            <text:p>-0.873</text:p>
          </table:table-cell>
          <table:table-cell office:value-type="float" office:value="5.702" calcext:value-type="float">
            <text:p>5.702</text:p>
          </table:table-cell>
          <table:table-cell/>
          <table:table-cell office:value-type="float" office:value="-0.873" calcext:value-type="float">
            <text:p>-0.873</text:p>
          </table:table-cell>
          <table:table-cell office:value-type="float" office:value="5.702" calcext:value-type="float">
            <text:p>5.7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53" calcext:value-type="float">
            <text:p>0.053</text:p>
          </table:table-cell>
          <table:table-cell office:value-type="float" office:value="1.329" calcext:value-type="float">
            <text:p>1.32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53" calcext:value-type="float">
            <text:p>0.053</text:p>
          </table:table-cell>
          <table:table-cell office:value-type="float" office:value="1.329" calcext:value-type="float">
            <text:p>1.32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97" calcext:value-type="float">
            <text:p>-0.097</text:p>
          </table:table-cell>
          <table:table-cell office:value-type="float" office:value="0.143" calcext:value-type="float">
            <text:p>0.14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97" calcext:value-type="float">
            <text:p>-0.097</text:p>
          </table:table-cell>
          <table:table-cell office:value-type="float" office:value="0.143" calcext:value-type="float">
            <text:p>0.14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 office:value-type="float" office:value="5.431" calcext:value-type="float">
            <text:p>5.431</text:p>
          </table:table-cell>
          <table:table-cell table:style-name="Default" office:value-type="float" office:value="0.759" calcext:value-type="float">
            <text:p>0.7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431" calcext:value-type="float">
            <text:p>5.431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462" calcext:value-type="float">
            <text:p>-1.462</text:p>
          </table:table-cell>
          <table:table-cell office:value-type="float" office:value="2.141" calcext:value-type="float">
            <text:p>2.141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462" calcext:value-type="float">
            <text:p>-1.462</text:p>
          </table:table-cell>
          <table:table-cell office:value-type="float" office:value="2.141" calcext:value-type="float">
            <text:p>2.141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32" calcext:value-type="float">
            <text:p>0.032</text:p>
          </table:table-cell>
          <table:table-cell office:value-type="float" office:value="3.497" calcext:value-type="float">
            <text:p>3.497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3.497" calcext:value-type="float">
            <text:p>3.4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 office:value-type="float" office:value="3.586" calcext:value-type="float">
            <text:p>3.586</text:p>
          </table:table-cell>
          <table:table-cell office:value-type="float" office:value="2.331" calcext:value-type="float">
            <text:p>2.3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586" calcext:value-type="float">
            <text:p>3.586</text:p>
          </table:table-cell>
          <table:table-cell table:style-name="ce18" office:value-type="float" office:value="2.331" calcext:value-type="float">
            <text:p>2.3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 office:value-type="float" office:value="3.392" calcext:value-type="float">
            <text:p>3.392</text:p>
          </table:table-cell>
          <table:table-cell table:style-name="Default" office:value-type="float" office:value="-0.011" calcext:value-type="float">
            <text:p>-0.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392" calcext:value-type="float">
            <text:p>3.392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table:style-name="Default" office:value-type="float" office:value="5.802" calcext:value-type="float">
            <text:p>5.802</text:p>
          </table:table-cell>
          <table:table-cell table:style-name="Default" office:value-type="float" office:value="0.01" calcext:value-type="float">
            <text:p>0.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802" calcext:value-type="float">
            <text:p>5.8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 office:value-type="float" office:value="1.716" calcext:value-type="float">
            <text:p>1.716</text:p>
          </table:table-cell>
          <table:table-cell office:value-type="float" office:value="0.999" calcext:value-type="float">
            <text:p>0.9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716" calcext:value-type="float">
            <text:p>1.716</text:p>
          </table:table-cell>
          <table:table-cell office:value-type="float" office:value="0.999" calcext:value-type="float">
            <text:p>0.99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45" calcext:value-type="float">
            <text:p>0.545</text:p>
          </table:table-cell>
          <table:table-cell office:value-type="float" office:value="-1.662" calcext:value-type="float">
            <text:p>-1.662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45" calcext:value-type="float">
            <text:p>0.545</text:p>
          </table:table-cell>
          <table:table-cell office:value-type="float" office:value="-1.662" calcext:value-type="float">
            <text:p>-1.66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 office:value-type="float" office:value="3.157" calcext:value-type="float">
            <text:p>3.157</text:p>
          </table:table-cell>
          <table:table-cell office:value-type="float" office:value="2.127" calcext:value-type="float">
            <text:p>2.1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157" calcext:value-type="float">
            <text:p>3.157</text:p>
          </table:table-cell>
          <table:table-cell table:style-name="ce18" office:value-type="float" office:value="2.127" calcext:value-type="float">
            <text:p>2.1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296" calcext:value-type="float">
            <text:p>0.296</text:p>
          </table:table-cell>
          <table:table-cell office:value-type="float" office:value="5.776" calcext:value-type="float">
            <text:p>5.776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5.776" calcext:value-type="float">
            <text:p>5.7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96" calcext:value-type="float">
            <text:p>1.096</text:p>
          </table:table-cell>
          <table:table-cell office:value-type="float" office:value="-1.379" calcext:value-type="float">
            <text:p>-1.37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96" calcext:value-type="float">
            <text:p>1.096</text:p>
          </table:table-cell>
          <table:table-cell office:value-type="float" office:value="-1.379" calcext:value-type="float">
            <text:p>-1.37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 office:value-type="float" office:value="-0.032" calcext:value-type="float">
            <text:p>-0.032</text:p>
          </table:table-cell>
          <table:table-cell office:value-type="float" office:value="0.721" calcext:value-type="float">
            <text:p>0.7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32" calcext:value-type="float">
            <text:p>-0.032</text:p>
          </table:table-cell>
          <table:table-cell office:value-type="float" office:value="0.721" calcext:value-type="float">
            <text:p>0.721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 office:value-type="float" office:value="4.947" calcext:value-type="float">
            <text:p>4.947</text:p>
          </table:table-cell>
          <table:table-cell table:style-name="Default" office:value-type="float" office:value="0.676" calcext:value-type="float">
            <text:p>0.6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947" calcext:value-type="float">
            <text:p>4.947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77" calcext:value-type="float">
            <text:p>0.77</text:p>
          </table:table-cell>
          <table:table-cell office:value-type="float" office:value="6.076" calcext:value-type="float">
            <text:p>6.07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6.076" calcext:value-type="float">
            <text:p>6.0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43" calcext:value-type="float">
            <text:p>-0.343</text:p>
          </table:table-cell>
          <table:table-cell office:value-type="float" office:value="-0.623" calcext:value-type="float">
            <text:p>-0.62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43" calcext:value-type="float">
            <text:p>-0.343</text:p>
          </table:table-cell>
          <table:table-cell office:value-type="float" office:value="-0.623" calcext:value-type="float">
            <text:p>-0.62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style-name="Default">
            <text:p/>
          </table:table-cell>
          <table:table-cell table:style-name="Default">
            <text:p/>
          </table:table-cell>
          <table:table-cell office:value-type="float" office:value="3.245" calcext:value-type="float">
            <text:p>3.245</text:p>
          </table:table-cell>
          <table:table-cell office:value-type="float" office:value="1.199" calcext:value-type="float">
            <text:p>1.1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245" calcext:value-type="float">
            <text:p>3.245</text:p>
          </table:table-cell>
          <table:table-cell table:style-name="ce18" office:value-type="float" office:value="1.199" calcext:value-type="float">
            <text:p>1.1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978" calcext:value-type="boolean">
            <text:p>TRUE</text:p>
          </table:table-cell>
          <table:table-cell office:value-type="boolean" office:boolean-value="-0.933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978" calcext:value-type="float">
            <text:p>5.978</text:p>
          </table:table-cell>
          <table:table-cell office:value-type="float" office:value="-0.933" calcext:value-type="float">
            <text:p>-0.933</text:p>
          </table:table-cell>
        </table:table-row>
        <table:table-row table:style-name="ro1">
          <table:table-cell office:value-type="boolean" office:boolean-value="5.76" calcext:value-type="boolean">
            <text:p>TRUE</text:p>
          </table:table-cell>
          <table:table-cell office:value-type="boolean" office:boolean-value="0.552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76" calcext:value-type="float">
            <text:p>5.76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677" calcext:value-type="float">
            <text:p>-0.677</text:p>
          </table:table-cell>
          <table:table-cell office:value-type="float" office:value="0.257" calcext:value-type="float">
            <text:p>0.257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677" calcext:value-type="float">
            <text:p>-0.677</text:p>
          </table:table-cell>
          <table:table-cell office:value-type="float" office:value="0.257" calcext:value-type="float">
            <text:p>0.257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994" calcext:value-type="boolean">
            <text:p>TRUE</text:p>
          </table:table-cell>
          <table:table-cell office:value-type="boolean" office:boolean-value="0.038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994" calcext:value-type="float">
            <text:p>5.99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boolean" office:boolean-value="5.78" calcext:value-type="boolean">
            <text:p>TRUE</text:p>
          </table:table-cell>
          <table:table-cell office:value-type="boolean" office:boolean-value="-0.214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78" calcext:value-type="float">
            <text:p>5.78</text:p>
          </table:table-cell>
          <table:table-cell office:value-type="float" office:value="-0.214" calcext:value-type="float">
            <text:p>-0.214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23" calcext:value-type="float">
            <text:p>0.023</text:p>
          </table:table-cell>
          <table:table-cell office:value-type="float" office:value="5.268" calcext:value-type="float">
            <text:p>5.268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5.268" calcext:value-type="float">
            <text:p>5.2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264" calcext:value-type="float">
            <text:p>0.264</text:p>
          </table:table-cell>
          <table:table-cell office:value-type="float" office:value="4.865" calcext:value-type="float">
            <text:p>4.865</text:p>
          </table:table-cell>
          <table:table-cell/>
          <table:table-cell office:value-type="float" office:value="0.264" calcext:value-type="float">
            <text:p>0.264</text:p>
          </table:table-cell>
          <table:table-cell office:value-type="float" office:value="4.865" calcext:value-type="float">
            <text:p>4.8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27" calcext:value-type="float">
            <text:p>0.127</text:p>
          </table:table-cell>
          <table:table-cell office:value-type="float" office:value="5.364" calcext:value-type="float">
            <text:p>5.364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5.364" calcext:value-type="float">
            <text:p>5.3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3.546" calcext:value-type="boolean">
            <text:p>TRUE</text:p>
          </table:table-cell>
          <table:table-cell office:value-type="boolean" office:boolean-value="-0.614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546" calcext:value-type="float">
            <text:p>3.546</text:p>
          </table:table-cell>
          <table:table-cell office:value-type="float" office:value="-0.614" calcext:value-type="float">
            <text:p>-0.614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807" calcext:value-type="float">
            <text:p>-0.807</text:p>
          </table:table-cell>
          <table:table-cell office:value-type="float" office:value="0.372" calcext:value-type="float">
            <text:p>0.372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807" calcext:value-type="float">
            <text:p>-0.807</text:p>
          </table:table-cell>
          <table:table-cell office:value-type="float" office:value="0.372" calcext:value-type="float">
            <text:p>0.37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89" calcext:value-type="float">
            <text:p>2.89</text:p>
          </table:table-cell>
          <table:table-cell office:value-type="float" office:value="3.248" calcext:value-type="float">
            <text:p>3.2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89" calcext:value-type="float">
            <text:p>2.89</text:p>
          </table:table-cell>
          <table:table-cell table:style-name="ce18" office:value-type="float" office:value="3.248" calcext:value-type="float">
            <text:p>3.2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245" calcext:value-type="float">
            <text:p>0.245</text:p>
          </table:table-cell>
          <table:table-cell office:value-type="float" office:value="5.071" calcext:value-type="float">
            <text:p>5.071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5.071" calcext:value-type="float">
            <text:p>5.0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414" calcext:value-type="float">
            <text:p>0.414</text:p>
          </table:table-cell>
          <table:table-cell office:value-type="float" office:value="-1.238" calcext:value-type="float">
            <text:p>-1.238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414" calcext:value-type="float">
            <text:p>0.414</text:p>
          </table:table-cell>
          <table:table-cell office:value-type="float" office:value="-1.238" calcext:value-type="float">
            <text:p>-1.23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32" calcext:value-type="float">
            <text:p>-0.532</text:p>
          </table:table-cell>
          <table:table-cell office:value-type="float" office:value="0.144" calcext:value-type="float">
            <text:p>0.144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32" calcext:value-type="float">
            <text:p>-0.532</text:p>
          </table:table-cell>
          <table:table-cell office:value-type="float" office:value="0.144" calcext:value-type="float">
            <text:p>0.144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815" calcext:value-type="float">
            <text:p>-0.815</text:p>
          </table:table-cell>
          <table:table-cell office:value-type="float" office:value="0.563" calcext:value-type="float">
            <text:p>0.56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815" calcext:value-type="float">
            <text:p>-0.815</text:p>
          </table:table-cell>
          <table:table-cell office:value-type="float" office:value="0.563" calcext:value-type="float">
            <text:p>0.56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41" calcext:value-type="float">
            <text:p>-0.241</text:p>
          </table:table-cell>
          <table:table-cell office:value-type="float" office:value="0.075" calcext:value-type="float">
            <text:p>0.075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41" calcext:value-type="float">
            <text:p>-0.241</text:p>
          </table:table-cell>
          <table:table-cell office:value-type="float" office:value="0.075" calcext:value-type="float">
            <text:p>0.075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74" calcext:value-type="float">
            <text:p>0.74</text:p>
          </table:table-cell>
          <table:table-cell office:value-type="float" office:value="-1.131" calcext:value-type="float">
            <text:p>-1.131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74" calcext:value-type="float">
            <text:p>0.74</text:p>
          </table:table-cell>
          <table:table-cell office:value-type="float" office:value="-1.131" calcext:value-type="float">
            <text:p>-1.131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3.773" calcext:value-type="boolean">
            <text:p>TRUE</text:p>
          </table:table-cell>
          <table:table-cell office:value-type="boolean" office:boolean-value="-0.44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773" calcext:value-type="float">
            <text:p>3.773</text:p>
          </table:table-cell>
          <table:table-cell office:value-type="float" office:value="-0.447" calcext:value-type="float">
            <text:p>-0.447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166" calcext:value-type="float">
            <text:p>3.166</text:p>
          </table:table-cell>
          <table:table-cell office:value-type="float" office:value="2.414" calcext:value-type="float">
            <text:p>2.4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166" calcext:value-type="float">
            <text:p>3.166</text:p>
          </table:table-cell>
          <table:table-cell table:style-name="ce18" office:value-type="float" office:value="2.414" calcext:value-type="float">
            <text:p>2.4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13" calcext:value-type="float">
            <text:p>-0.513</text:p>
          </table:table-cell>
          <table:table-cell office:value-type="float" office:value="0.41" calcext:value-type="float">
            <text:p>0.41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13" calcext:value-type="float">
            <text:p>-0.513</text:p>
          </table:table-cell>
          <table:table-cell office:value-type="float" office:value="0.41" calcext:value-type="float">
            <text:p>0.41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017" calcext:value-type="float">
            <text:p>2.017</text:p>
          </table:table-cell>
          <table:table-cell office:value-type="float" office:value="0.009" calcext:value-type="float">
            <text:p>0.0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2.017" calcext:value-type="float">
            <text:p>2.017</text:p>
          </table:table-cell>
          <table:table-cell office:value-type="float" office:value="0.009" calcext:value-type="float">
            <text:p>0.00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04" calcext:value-type="float">
            <text:p>-1.04</text:p>
          </table:table-cell>
          <table:table-cell office:value-type="float" office:value="0.626" calcext:value-type="float">
            <text:p>0.626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04" calcext:value-type="float">
            <text:p>-1.04</text:p>
          </table:table-cell>
          <table:table-cell office:value-type="float" office:value="0.626" calcext:value-type="float">
            <text:p>0.626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53" calcext:value-type="float">
            <text:p>-0.453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-0.453" calcext:value-type="float">
            <text:p>-0.453</text:p>
          </table:table-cell>
          <table:table-cell office:value-type="float" office:value="3.42" calcext:value-type="float">
            <text:p>3.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7.512" calcext:value-type="boolean">
            <text:p>TRUE</text:p>
          </table:table-cell>
          <table:table-cell office:value-type="boolean" office:boolean-value="0.963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7.512" calcext:value-type="float">
            <text:p>7.512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731" calcext:value-type="float">
            <text:p>-0.731</text:p>
          </table:table-cell>
          <table:table-cell office:value-type="float" office:value="0.598" calcext:value-type="float">
            <text:p>0.598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731" calcext:value-type="float">
            <text:p>-0.731</text:p>
          </table:table-cell>
          <table:table-cell office:value-type="float" office:value="0.598" calcext:value-type="float">
            <text:p>0.59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88" calcext:value-type="float">
            <text:p>0.188</text:p>
          </table:table-cell>
          <table:table-cell office:value-type="float" office:value="6.178" calcext:value-type="float">
            <text:p>6.178</text:p>
          </table:table-cell>
          <table:table-cell/>
          <table:table-cell office:value-type="float" office:value="0.188" calcext:value-type="float">
            <text:p>0.188</text:p>
          </table:table-cell>
          <table:table-cell office:value-type="float" office:value="6.178" calcext:value-type="float">
            <text:p>6.1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237" calcext:value-type="float">
            <text:p>3.237</text:p>
          </table:table-cell>
          <table:table-cell office:value-type="float" office:value="2.45" calcext:value-type="float">
            <text:p>2.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237" calcext:value-type="float">
            <text:p>3.237</text:p>
          </table:table-cell>
          <table:table-cell table:style-name="ce18" office:value-type="float" office:value="2.45" calcext:value-type="float">
            <text:p>2.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69" calcext:value-type="float">
            <text:p>-0.569</text:p>
          </table:table-cell>
          <table:table-cell office:value-type="float" office:value="6.441" calcext:value-type="float">
            <text:p>6.441</text:p>
          </table:table-cell>
          <table:table-cell/>
          <table:table-cell office:value-type="float" office:value="-0.569" calcext:value-type="float">
            <text:p>-0.569</text:p>
          </table:table-cell>
          <table:table-cell office:value-type="float" office:value="6.441" calcext:value-type="float">
            <text:p>6.44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757" calcext:value-type="float">
            <text:p>2.757</text:p>
          </table:table-cell>
          <table:table-cell office:value-type="float" office:value="1.953" calcext:value-type="float">
            <text:p>1.9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757" calcext:value-type="float">
            <text:p>2.757</text:p>
          </table:table-cell>
          <table:table-cell table:style-name="ce18" office:value-type="float" office:value="1.953" calcext:value-type="float">
            <text:p>1.9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458" calcext:value-type="boolean">
            <text:p>TRUE</text:p>
          </table:table-cell>
          <table:table-cell office:value-type="boolean" office:boolean-value="-0.601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458" calcext:value-type="float">
            <text:p>5.458</text:p>
          </table:table-cell>
          <table:table-cell office:value-type="float" office:value="-0.601" calcext:value-type="float">
            <text:p>-0.601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27" calcext:value-type="float">
            <text:p>-0.327</text:p>
          </table:table-cell>
          <table:table-cell office:value-type="float" office:value="-0.104" calcext:value-type="float">
            <text:p>-0.104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27" calcext:value-type="float">
            <text:p>-0.327</text:p>
          </table:table-cell>
          <table:table-cell office:value-type="float" office:value="-0.104" calcext:value-type="float">
            <text:p>-0.104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497" calcext:value-type="float">
            <text:p>0.497</text:p>
          </table:table-cell>
          <table:table-cell office:value-type="float" office:value="5.553" calcext:value-type="float">
            <text:p>5.553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5.553" calcext:value-type="float">
            <text:p>5.5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64" calcext:value-type="float">
            <text:p>0.064</text:p>
          </table:table-cell>
          <table:table-cell office:value-type="float" office:value="0.481" calcext:value-type="float">
            <text:p>0.481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64" calcext:value-type="float">
            <text:p>0.064</text:p>
          </table:table-cell>
          <table:table-cell office:value-type="float" office:value="0.481" calcext:value-type="float">
            <text:p>0.481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943" calcext:value-type="float">
            <text:p>2.943</text:p>
          </table:table-cell>
          <table:table-cell office:value-type="float" office:value="2.081" calcext:value-type="float">
            <text:p>2.0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943" calcext:value-type="float">
            <text:p>2.943</text:p>
          </table:table-cell>
          <table:table-cell table:style-name="ce18" office:value-type="float" office:value="2.081" calcext:value-type="float">
            <text:p>2.0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39" calcext:value-type="float">
            <text:p>-0.239</text:p>
          </table:table-cell>
          <table:table-cell office:value-type="float" office:value="5.603" calcext:value-type="float">
            <text:p>5.603</text:p>
          </table:table-cell>
          <table:table-cell/>
          <table:table-cell office:value-type="float" office:value="-0.239" calcext:value-type="float">
            <text:p>-0.239</text:p>
          </table:table-cell>
          <table:table-cell office:value-type="float" office:value="5.603" calcext:value-type="float">
            <text:p>5.6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5.147" calcext:value-type="float">
            <text:p>5.147</text:p>
          </table:table-cell>
          <table:table-cell office:value-type="float" office:value="1.306" calcext:value-type="float">
            <text:p>1.3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5.147" calcext:value-type="float">
            <text:p>5.147</text:p>
          </table:table-cell>
          <table:table-cell table:style-name="ce18" office:value-type="float" office:value="1.306" calcext:value-type="float">
            <text:p>1.3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6.163" calcext:value-type="boolean">
            <text:p>TRUE</text:p>
          </table:table-cell>
          <table:table-cell office:value-type="boolean" office:boolean-value="0.103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6.163" calcext:value-type="float">
            <text:p>6.16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109" calcext:value-type="float">
            <text:p>-0.109</text:p>
          </table:table-cell>
          <table:table-cell office:value-type="float" office:value="-0" calcext:value-type="float">
            <text:p>0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109" calcext:value-type="float">
            <text:p>-0.109</text:p>
          </table:table-cell>
          <table:table-cell office:value-type="float" office:value="-0" calcext:value-type="float">
            <text:p>0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351" calcext:value-type="float">
            <text:p>1.351</text:p>
          </table:table-cell>
          <table:table-cell office:value-type="float" office:value="1.164" calcext:value-type="float">
            <text:p>1.1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351" calcext:value-type="float">
            <text:p>1.351</text:p>
          </table:table-cell>
          <table:table-cell office:value-type="float" office:value="1.164" calcext:value-type="float">
            <text:p>1.164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739" calcext:value-type="boolean">
            <text:p>TRUE</text:p>
          </table:table-cell>
          <table:table-cell office:value-type="boolean" office:boolean-value="0.1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739" calcext:value-type="float">
            <text:p>5.73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318" calcext:value-type="float">
            <text:p>1.318</text:p>
          </table:table-cell>
          <table:table-cell office:value-type="float" office:value="1.39" calcext:value-type="float">
            <text:p>1.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318" calcext:value-type="float">
            <text:p>1.318</text:p>
          </table:table-cell>
          <table:table-cell office:value-type="float" office:value="1.39" calcext:value-type="float">
            <text:p>1.3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523" calcext:value-type="float">
            <text:p>4.523</text:p>
          </table:table-cell>
          <table:table-cell office:value-type="float" office:value="2.617" calcext:value-type="float">
            <text:p>2.6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523" calcext:value-type="float">
            <text:p>4.523</text:p>
          </table:table-cell>
          <table:table-cell table:style-name="ce18" office:value-type="float" office:value="2.617" calcext:value-type="float">
            <text:p>2.6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62" calcext:value-type="float">
            <text:p>-0.362</text:p>
          </table:table-cell>
          <table:table-cell office:value-type="float" office:value="5.658" calcext:value-type="float">
            <text:p>5.658</text:p>
          </table:table-cell>
          <table:table-cell/>
          <table:table-cell office:value-type="float" office:value="-0.362" calcext:value-type="float">
            <text:p>-0.362</text:p>
          </table:table-cell>
          <table:table-cell office:value-type="float" office:value="5.658" calcext:value-type="float">
            <text:p>5.65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15" calcext:value-type="float">
            <text:p>-0.415</text:p>
          </table:table-cell>
          <table:table-cell office:value-type="float" office:value="7.064" calcext:value-type="float">
            <text:p>7.064</text:p>
          </table:table-cell>
          <table:table-cell/>
          <table:table-cell office:value-type="float" office:value="-0.415" calcext:value-type="float">
            <text:p>-0.415</text:p>
          </table:table-cell>
          <table:table-cell office:value-type="float" office:value="7.064" calcext:value-type="float">
            <text:p>7.0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75" calcext:value-type="float">
            <text:p>-0.275</text:p>
          </table:table-cell>
          <table:table-cell office:value-type="float" office:value="6.675" calcext:value-type="float">
            <text:p>6.675</text:p>
          </table:table-cell>
          <table:table-cell/>
          <table:table-cell office:value-type="float" office:value="-0.275" calcext:value-type="float">
            <text:p>-0.275</text:p>
          </table:table-cell>
          <table:table-cell office:value-type="float" office:value="6.675" calcext:value-type="float">
            <text:p>6.6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116" calcext:value-type="float">
            <text:p>-0.116</text:p>
          </table:table-cell>
          <table:table-cell office:value-type="float" office:value="5.553" calcext:value-type="float">
            <text:p>5.553</text:p>
          </table:table-cell>
          <table:table-cell/>
          <table:table-cell office:value-type="float" office:value="-0.116" calcext:value-type="float">
            <text:p>-0.116</text:p>
          </table:table-cell>
          <table:table-cell office:value-type="float" office:value="5.553" calcext:value-type="float">
            <text:p>5.5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02" calcext:value-type="float">
            <text:p>-0.402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-0.402" calcext:value-type="float">
            <text:p>-0.402</text:p>
          </table:table-cell>
          <table:table-cell office:value-type="float" office:value="4.46" calcext:value-type="float">
            <text:p>4.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76" calcext:value-type="float">
            <text:p>0.176</text:p>
          </table:table-cell>
          <table:table-cell office:value-type="float" office:value="0.829" calcext:value-type="float">
            <text:p>0.82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76" calcext:value-type="float">
            <text:p>0.176</text:p>
          </table:table-cell>
          <table:table-cell office:value-type="float" office:value="0.829" calcext:value-type="float">
            <text:p>0.82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3.669" calcext:value-type="boolean">
            <text:p>TRUE</text:p>
          </table:table-cell>
          <table:table-cell office:value-type="boolean" office:boolean-value="-0.23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669" calcext:value-type="float">
            <text:p>3.669</text:p>
          </table:table-cell>
          <table:table-cell office:value-type="float" office:value="-0.237" calcext:value-type="float">
            <text:p>-0.237</text:p>
          </table:table-cell>
        </table:table-row>
        <table:table-row table:style-name="ro1">
          <table:table-cell office:value-type="boolean" office:boolean-value="4.463" calcext:value-type="boolean">
            <text:p>TRUE</text:p>
          </table:table-cell>
          <table:table-cell office:value-type="boolean" office:boolean-value="0.1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463" calcext:value-type="float">
            <text:p>4.46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boolean" office:boolean-value="4.758" calcext:value-type="boolean">
            <text:p>TRUE</text:p>
          </table:table-cell>
          <table:table-cell office:value-type="boolean" office:boolean-value="0.396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758" calcext:value-type="float">
            <text:p>4.758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578" calcext:value-type="float">
            <text:p>-1.578</text:p>
          </table:table-cell>
          <table:table-cell office:value-type="float" office:value="1.371" calcext:value-type="float">
            <text:p>1.371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578" calcext:value-type="float">
            <text:p>-1.578</text:p>
          </table:table-cell>
          <table:table-cell office:value-type="float" office:value="1.371" calcext:value-type="float">
            <text:p>1.371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6.079" calcext:value-type="boolean">
            <text:p>TRUE</text:p>
          </table:table-cell>
          <table:table-cell office:value-type="boolean" office:boolean-value="0.341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6.079" calcext:value-type="float">
            <text:p>6.079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47" calcext:value-type="float">
            <text:p>0.47</text:p>
          </table:table-cell>
          <table:table-cell office:value-type="float" office:value="-0.092" calcext:value-type="float">
            <text:p>-0.092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47" calcext:value-type="float">
            <text:p>0.47</text:p>
          </table:table-cell>
          <table:table-cell office:value-type="float" office:value="-0.092" calcext:value-type="float">
            <text:p>-0.09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23" calcext:value-type="float">
            <text:p>-0.323</text:p>
          </table:table-cell>
          <table:table-cell office:value-type="float" office:value="1.111" calcext:value-type="float">
            <text:p>1.111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23" calcext:value-type="float">
            <text:p>-0.323</text:p>
          </table:table-cell>
          <table:table-cell office:value-type="float" office:value="1.111" calcext:value-type="float">
            <text:p>1.111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61" calcext:value-type="float">
            <text:p>-0.561</text:p>
          </table:table-cell>
          <table:table-cell office:value-type="float" office:value="-1.146" calcext:value-type="float">
            <text:p>-1.146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61" calcext:value-type="float">
            <text:p>-0.561</text:p>
          </table:table-cell>
          <table:table-cell office:value-type="float" office:value="-1.146" calcext:value-type="float">
            <text:p>-1.146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464" calcext:value-type="float">
            <text:p>0.464</text:p>
          </table:table-cell>
          <table:table-cell office:value-type="float" office:value="2.747" calcext:value-type="float">
            <text:p>2.747</text:p>
          </table:table-cell>
          <table:table-cell/>
          <table:table-cell office:value-type="float" office:value="0.464" calcext:value-type="float">
            <text:p>0.464</text:p>
          </table:table-cell>
          <table:table-cell office:value-type="float" office:value="2.747" calcext:value-type="float">
            <text:p>2.7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743" calcext:value-type="float">
            <text:p>-0.743</text:p>
          </table:table-cell>
          <table:table-cell office:value-type="float" office:value="0.464" calcext:value-type="float">
            <text:p>0.464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743" calcext:value-type="float">
            <text:p>-0.743</text:p>
          </table:table-cell>
          <table:table-cell office:value-type="float" office:value="0.464" calcext:value-type="float">
            <text:p>0.464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34" calcext:value-type="float">
            <text:p>0.534</text:p>
          </table:table-cell>
          <table:table-cell office:value-type="float" office:value="5.223" calcext:value-type="float">
            <text:p>5.223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5.223" calcext:value-type="float">
            <text:p>5.2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829" calcext:value-type="float">
            <text:p>2.829</text:p>
          </table:table-cell>
          <table:table-cell office:value-type="float" office:value="1.908" calcext:value-type="float">
            <text:p>1.9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829" calcext:value-type="float">
            <text:p>2.829</text:p>
          </table:table-cell>
          <table:table-cell table:style-name="ce18" office:value-type="float" office:value="1.908" calcext:value-type="float">
            <text:p>1.9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5.814" calcext:value-type="float">
            <text:p>5.814</text:p>
          </table:table-cell>
          <table:table-cell office:value-type="float" office:value="4.287" calcext:value-type="float">
            <text:p>4.2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5.814" calcext:value-type="float">
            <text:p>5.814</text:p>
          </table:table-cell>
          <table:table-cell table:style-name="ce18" office:value-type="float" office:value="4.287" calcext:value-type="float">
            <text:p>4.2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47" calcext:value-type="float">
            <text:p>4.47</text:p>
          </table:table-cell>
          <table:table-cell office:value-type="float" office:value="3.458" calcext:value-type="float">
            <text:p>3.45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47" calcext:value-type="float">
            <text:p>4.47</text:p>
          </table:table-cell>
          <table:table-cell table:style-name="ce18" office:value-type="float" office:value="3.458" calcext:value-type="float">
            <text:p>3.45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71" calcext:value-type="float">
            <text:p>1.071</text:p>
          </table:table-cell>
          <table:table-cell office:value-type="float" office:value="-1.057" calcext:value-type="float">
            <text:p>-1.057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71" calcext:value-type="float">
            <text:p>1.071</text:p>
          </table:table-cell>
          <table:table-cell office:value-type="float" office:value="-1.057" calcext:value-type="float">
            <text:p>-1.057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392" calcext:value-type="boolean">
            <text:p>TRUE</text:p>
          </table:table-cell>
          <table:table-cell office:value-type="boolean" office:boolean-value="-0.369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392" calcext:value-type="float">
            <text:p>4.392</text:p>
          </table:table-cell>
          <table:table-cell office:value-type="float" office:value="-0.369" calcext:value-type="float">
            <text:p>-0.369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-0.023" calcext:value-type="float">
            <text:p>-0.02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-0.023" calcext:value-type="float">
            <text:p>-0.02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82" calcext:value-type="float">
            <text:p>0.382</text:p>
          </table:table-cell>
          <table:table-cell office:value-type="float" office:value="0.077" calcext:value-type="float">
            <text:p>0.077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82" calcext:value-type="float">
            <text:p>0.382</text:p>
          </table:table-cell>
          <table:table-cell office:value-type="float" office:value="0.077" calcext:value-type="float">
            <text:p>0.077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02" calcext:value-type="float">
            <text:p>4.02</text:p>
          </table:table-cell>
          <table:table-cell office:value-type="float" office:value="1.719" calcext:value-type="float">
            <text:p>1.7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02" calcext:value-type="float">
            <text:p>4.02</text:p>
          </table:table-cell>
          <table:table-cell table:style-name="ce18" office:value-type="float" office:value="1.719" calcext:value-type="float">
            <text:p>1.7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854" calcext:value-type="float">
            <text:p>2.854</text:p>
          </table:table-cell>
          <table:table-cell office:value-type="float" office:value="1.313" calcext:value-type="float">
            <text:p>1.3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854" calcext:value-type="float">
            <text:p>2.854</text:p>
          </table:table-cell>
          <table:table-cell table:style-name="ce18" office:value-type="float" office:value="1.313" calcext:value-type="float">
            <text:p>1.3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162" calcext:value-type="float">
            <text:p>4.162</text:p>
          </table:table-cell>
          <table:table-cell office:value-type="float" office:value="2.368" calcext:value-type="float">
            <text:p>2.3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162" calcext:value-type="float">
            <text:p>4.162</text:p>
          </table:table-cell>
          <table:table-cell table:style-name="ce18" office:value-type="float" office:value="2.368" calcext:value-type="float">
            <text:p>2.3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472" calcext:value-type="float">
            <text:p>3.472</text:p>
          </table:table-cell>
          <table:table-cell office:value-type="float" office:value="1.536" calcext:value-type="float">
            <text:p>1.5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472" calcext:value-type="float">
            <text:p>3.472</text:p>
          </table:table-cell>
          <table:table-cell table:style-name="ce18" office:value-type="float" office:value="1.536" calcext:value-type="float">
            <text:p>1.5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014" calcext:value-type="float">
            <text:p>4.014</text:p>
          </table:table-cell>
          <table:table-cell office:value-type="float" office:value="3.134" calcext:value-type="float">
            <text:p>3.1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014" calcext:value-type="float">
            <text:p>4.014</text:p>
          </table:table-cell>
          <table:table-cell table:style-name="ce18" office:value-type="float" office:value="3.134" calcext:value-type="float">
            <text:p>3.1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393" calcext:value-type="float">
            <text:p>2.393</text:p>
          </table:table-cell>
          <table:table-cell office:value-type="float" office:value="1.159" calcext:value-type="float">
            <text:p>1.1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393" calcext:value-type="float">
            <text:p>2.393</text:p>
          </table:table-cell>
          <table:table-cell table:style-name="ce18" office:value-type="float" office:value="1.159" calcext:value-type="float">
            <text:p>1.1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371" calcext:value-type="float">
            <text:p>2.371</text:p>
          </table:table-cell>
          <table:table-cell office:value-type="float" office:value="1.113" calcext:value-type="float">
            <text:p>1.1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371" calcext:value-type="float">
            <text:p>2.371</text:p>
          </table:table-cell>
          <table:table-cell table:style-name="ce18" office:value-type="float" office:value="1.113" calcext:value-type="float">
            <text:p>1.1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897" calcext:value-type="float">
            <text:p>3.897</text:p>
          </table:table-cell>
          <table:table-cell office:value-type="float" office:value="2.242" calcext:value-type="float">
            <text:p>2.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897" calcext:value-type="float">
            <text:p>3.897</text:p>
          </table:table-cell>
          <table:table-cell table:style-name="ce18" office:value-type="float" office:value="2.242" calcext:value-type="float">
            <text:p>2.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11" calcext:value-type="float">
            <text:p>-1.11</text:p>
          </table:table-cell>
          <table:table-cell office:value-type="float" office:value="-0.122" calcext:value-type="float">
            <text:p>-0.122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11" calcext:value-type="float">
            <text:p>-1.11</text:p>
          </table:table-cell>
          <table:table-cell office:value-type="float" office:value="-0.122" calcext:value-type="float">
            <text:p>-0.12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245" calcext:value-type="float">
            <text:p>0.245</text:p>
          </table:table-cell>
          <table:table-cell office:value-type="float" office:value="-0.523" calcext:value-type="float">
            <text:p>-0.52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245" calcext:value-type="float">
            <text:p>0.245</text:p>
          </table:table-cell>
          <table:table-cell office:value-type="float" office:value="-0.523" calcext:value-type="float">
            <text:p>-0.52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019" calcext:value-type="float">
            <text:p>4.019</text:p>
          </table:table-cell>
          <table:table-cell office:value-type="float" office:value="1.254" calcext:value-type="float">
            <text:p>1.2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019" calcext:value-type="float">
            <text:p>4.019</text:p>
          </table:table-cell>
          <table:table-cell table:style-name="ce18" office:value-type="float" office:value="1.254" calcext:value-type="float">
            <text:p>1.2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6.132" calcext:value-type="boolean">
            <text:p>TRUE</text:p>
          </table:table-cell>
          <table:table-cell office:value-type="boolean" office:boolean-value="-0.39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6.132" calcext:value-type="float">
            <text:p>6.132</text:p>
          </table:table-cell>
          <table:table-cell office:value-type="float" office:value="-0.397" calcext:value-type="float">
            <text:p>-0.397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08" calcext:value-type="float">
            <text:p>-0.308</text:p>
          </table:table-cell>
          <table:table-cell office:value-type="float" office:value="-0.852" calcext:value-type="float">
            <text:p>-0.852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08" calcext:value-type="float">
            <text:p>-0.308</text:p>
          </table:table-cell>
          <table:table-cell office:value-type="float" office:value="-0.852" calcext:value-type="float">
            <text:p>-0.85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815" calcext:value-type="float">
            <text:p>1.815</text:p>
          </table:table-cell>
          <table:table-cell office:value-type="float" office:value="1.618" calcext:value-type="float">
            <text:p>1.6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1.815" calcext:value-type="float">
            <text:p>1.815</text:p>
          </table:table-cell>
          <table:table-cell table:style-name="ce18" office:value-type="float" office:value="1.618" calcext:value-type="float">
            <text:p>1.6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-0.018" calcext:value-type="float">
            <text:p>-0.018</text:p>
          </table:table-cell>
          <table:table-cell office:value-type="float" office:value="0.939" calcext:value-type="float">
            <text:p>0.9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18" calcext:value-type="float">
            <text:p>-0.018</text:p>
          </table:table-cell>
          <table:table-cell office:value-type="float" office:value="0.939" calcext:value-type="float">
            <text:p>0.93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24" calcext:value-type="float">
            <text:p>-0.424</text:p>
          </table:table-cell>
          <table:table-cell office:value-type="float" office:value="4.276" calcext:value-type="float">
            <text:p>4.276</text:p>
          </table:table-cell>
          <table:table-cell/>
          <table:table-cell office:value-type="float" office:value="-0.424" calcext:value-type="float">
            <text:p>-0.424</text:p>
          </table:table-cell>
          <table:table-cell office:value-type="float" office:value="4.276" calcext:value-type="float">
            <text:p>4.2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61" calcext:value-type="float">
            <text:p>3.61</text:p>
          </table:table-cell>
          <table:table-cell office:value-type="float" office:value="3.435" calcext:value-type="float">
            <text:p>3.4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61" calcext:value-type="float">
            <text:p>3.61</text:p>
          </table:table-cell>
          <table:table-cell table:style-name="ce18" office:value-type="float" office:value="3.435" calcext:value-type="float">
            <text:p>3.4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1" calcext:value-type="boolean">
            <text:p>TRUE</text:p>
          </table:table-cell>
          <table:table-cell office:value-type="boolean" office:boolean-value="0.265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1" calcext:value-type="float">
            <text:p>4.1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16" calcext:value-type="float">
            <text:p>-0.016</text:p>
          </table:table-cell>
          <table:table-cell office:value-type="float" office:value="4.138" calcext:value-type="float">
            <text:p>4.138</text:p>
          </table:table-cell>
          <table:table-cell/>
          <table:table-cell office:value-type="float" office:value="-0.016" calcext:value-type="float">
            <text:p>-0.016</text:p>
          </table:table-cell>
          <table:table-cell office:value-type="float" office:value="4.138" calcext:value-type="float">
            <text:p>4.1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83" calcext:value-type="float">
            <text:p>-0.583</text:p>
          </table:table-cell>
          <table:table-cell office:value-type="float" office:value="3.616" calcext:value-type="float">
            <text:p>3.616</text:p>
          </table:table-cell>
          <table:table-cell/>
          <table:table-cell office:value-type="float" office:value="-0.583" calcext:value-type="float">
            <text:p>-0.583</text:p>
          </table:table-cell>
          <table:table-cell office:value-type="float" office:value="3.616" calcext:value-type="float">
            <text:p>3.6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2" calcext:value-type="float">
            <text:p>-0.22</text:p>
          </table:table-cell>
          <table:table-cell office:value-type="float" office:value="4.447" calcext:value-type="float">
            <text:p>4.447</text:p>
          </table:table-cell>
          <table:table-cell/>
          <table:table-cell office:value-type="float" office:value="-0.22" calcext:value-type="float">
            <text:p>-0.22</text:p>
          </table:table-cell>
          <table:table-cell office:value-type="float" office:value="4.447" calcext:value-type="float">
            <text:p>4.4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142" calcext:value-type="float">
            <text:p>2.142</text:p>
          </table:table-cell>
          <table:table-cell office:value-type="float" office:value="1.656" calcext:value-type="float">
            <text:p>1.6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142" calcext:value-type="float">
            <text:p>2.142</text:p>
          </table:table-cell>
          <table:table-cell table:style-name="ce18" office:value-type="float" office:value="1.656" calcext:value-type="float">
            <text:p>1.6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2.455" calcext:value-type="boolean">
            <text:p>TRUE</text:p>
          </table:table-cell>
          <table:table-cell office:value-type="boolean" office:boolean-value="0.468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455" calcext:value-type="float">
            <text:p>2.455</text:p>
          </table:table-cell>
          <table:table-cell table:style-name="ce18" office:value-type="float" office:value="0.468" calcext:value-type="float">
            <text:p>0.4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19" calcext:value-type="float">
            <text:p>0.519</text:p>
          </table:table-cell>
          <table:table-cell office:value-type="float" office:value="0.277" calcext:value-type="float">
            <text:p>0.277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19" calcext:value-type="float">
            <text:p>0.519</text:p>
          </table:table-cell>
          <table:table-cell office:value-type="float" office:value="0.277" calcext:value-type="float">
            <text:p>0.277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317" calcext:value-type="float">
            <text:p>2.317</text:p>
          </table:table-cell>
          <table:table-cell office:value-type="float" office:value="2.666" calcext:value-type="float">
            <text:p>2.6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317" calcext:value-type="float">
            <text:p>2.317</text:p>
          </table:table-cell>
          <table:table-cell table:style-name="ce18" office:value-type="float" office:value="2.666" calcext:value-type="float">
            <text:p>2.6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662" calcext:value-type="boolean">
            <text:p>TRUE</text:p>
          </table:table-cell>
          <table:table-cell office:value-type="boolean" office:boolean-value="0.24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662" calcext:value-type="float">
            <text:p>5.662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boolean" office:boolean-value="3.697" calcext:value-type="boolean">
            <text:p>TRUE</text:p>
          </table:table-cell>
          <table:table-cell office:value-type="boolean" office:boolean-value="0.1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697" calcext:value-type="float">
            <text:p>3.69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93" calcext:value-type="float">
            <text:p>0.393</text:p>
          </table:table-cell>
          <table:table-cell office:value-type="float" office:value="4.753" calcext:value-type="float">
            <text:p>4.753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4.753" calcext:value-type="float">
            <text:p>4.7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075" calcext:value-type="float">
            <text:p>-1.075</text:p>
          </table:table-cell>
          <table:table-cell office:value-type="float" office:value="2.693" calcext:value-type="float">
            <text:p>2.693</text:p>
          </table:table-cell>
          <table:table-cell/>
          <table:table-cell office:value-type="float" office:value="-1.075" calcext:value-type="float">
            <text:p>-1.075</text:p>
          </table:table-cell>
          <table:table-cell office:value-type="float" office:value="2.693" calcext:value-type="float">
            <text:p>2.6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11" calcext:value-type="float">
            <text:p>0.311</text:p>
          </table:table-cell>
          <table:table-cell office:value-type="float" office:value="3.385" calcext:value-type="float">
            <text:p>3.385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3.385" calcext:value-type="float">
            <text:p>3.38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06" calcext:value-type="float">
            <text:p>0.106</text:p>
          </table:table-cell>
          <table:table-cell office:value-type="float" office:value="0.667" calcext:value-type="float">
            <text:p>0.667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06" calcext:value-type="float">
            <text:p>0.106</text:p>
          </table:table-cell>
          <table:table-cell office:value-type="float" office:value="0.667" calcext:value-type="float">
            <text:p>0.667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95" calcext:value-type="float">
            <text:p>0.195</text:p>
          </table:table-cell>
          <table:table-cell office:value-type="float" office:value="5.464" calcext:value-type="float">
            <text:p>5.464</text:p>
          </table:table-cell>
          <table:table-cell/>
          <table:table-cell office:value-type="float" office:value="0.195" calcext:value-type="float">
            <text:p>0.195</text:p>
          </table:table-cell>
          <table:table-cell office:value-type="float" office:value="5.464" calcext:value-type="float">
            <text:p>5.4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4.442" calcext:value-type="boolean">
            <text:p>TRUE</text:p>
          </table:table-cell>
          <table:table-cell office:value-type="boolean" office:boolean-value="-0.039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442" calcext:value-type="float">
            <text:p>4.442</text:p>
          </table:table-cell>
          <table:table-cell office:value-type="float" office:value="-0.039" calcext:value-type="float">
            <text:p>-0.039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394" calcext:value-type="float">
            <text:p>3.394</text:p>
          </table:table-cell>
          <table:table-cell office:value-type="float" office:value="1.582" calcext:value-type="float">
            <text:p>1.5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394" calcext:value-type="float">
            <text:p>3.394</text:p>
          </table:table-cell>
          <table:table-cell table:style-name="ce18" office:value-type="float" office:value="1.582" calcext:value-type="float">
            <text:p>1.5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102" calcext:value-type="float">
            <text:p>-0.102</text:p>
          </table:table-cell>
          <table:table-cell office:value-type="float" office:value="5.887" calcext:value-type="float">
            <text:p>5.887</text:p>
          </table:table-cell>
          <table:table-cell/>
          <table:table-cell office:value-type="float" office:value="-0.102" calcext:value-type="float">
            <text:p>-0.102</text:p>
          </table:table-cell>
          <table:table-cell office:value-type="float" office:value="5.887" calcext:value-type="float">
            <text:p>5.8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5.404" calcext:value-type="boolean">
            <text:p>TRUE</text:p>
          </table:table-cell>
          <table:table-cell office:value-type="boolean" office:boolean-value="-0.506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404" calcext:value-type="float">
            <text:p>5.404</text:p>
          </table:table-cell>
          <table:table-cell office:value-type="float" office:value="-0.506" calcext:value-type="float">
            <text:p>-0.506</text:p>
          </table:table-cell>
        </table:table-row>
        <table:table-row table:style-name="ro1">
          <table:table-cell office:value-type="boolean" office:boolean-value="4.439" calcext:value-type="boolean">
            <text:p>TRUE</text:p>
          </table:table-cell>
          <table:table-cell office:value-type="boolean" office:boolean-value="-0.685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439" calcext:value-type="float">
            <text:p>4.439</text:p>
          </table:table-cell>
          <table:table-cell office:value-type="float" office:value="-0.685" calcext:value-type="float">
            <text:p>-0.685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39" calcext:value-type="float">
            <text:p>0.139</text:p>
          </table:table-cell>
          <table:table-cell office:value-type="float" office:value="4.101" calcext:value-type="float">
            <text:p>4.101</text:p>
          </table:table-cell>
          <table:table-cell/>
          <table:table-cell office:value-type="float" office:value="0.139" calcext:value-type="float">
            <text:p>0.139</text:p>
          </table:table-cell>
          <table:table-cell office:value-type="float" office:value="4.101" calcext:value-type="float">
            <text:p>4.1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5.344" calcext:value-type="boolean">
            <text:p>TRUE</text:p>
          </table:table-cell>
          <table:table-cell office:value-type="boolean" office:boolean-value="-0.13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344" calcext:value-type="float">
            <text:p>5.344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605" calcext:value-type="float">
            <text:p>0.605</text:p>
          </table:table-cell>
          <table:table-cell office:value-type="float" office:value="6.075" calcext:value-type="float">
            <text:p>6.075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6.075" calcext:value-type="float">
            <text:p>6.0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36" calcext:value-type="float">
            <text:p>-0.436</text:p>
          </table:table-cell>
          <table:table-cell office:value-type="float" office:value="3.544" calcext:value-type="float">
            <text:p>3.544</text:p>
          </table:table-cell>
          <table:table-cell/>
          <table:table-cell office:value-type="float" office:value="-0.436" calcext:value-type="float">
            <text:p>-0.436</text:p>
          </table:table-cell>
          <table:table-cell office:value-type="float" office:value="3.544" calcext:value-type="float">
            <text:p>3.5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681" calcext:value-type="float">
            <text:p>0.681</text:p>
          </table:table-cell>
          <table:table-cell office:value-type="float" office:value="-0.262" calcext:value-type="float">
            <text:p>-0.262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681" calcext:value-type="float">
            <text:p>0.681</text:p>
          </table:table-cell>
          <table:table-cell office:value-type="float" office:value="-0.262" calcext:value-type="float">
            <text:p>-0.26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05" calcext:value-type="float">
            <text:p>0.505</text:p>
          </table:table-cell>
          <table:table-cell office:value-type="float" office:value="6.193" calcext:value-type="float">
            <text:p>6.193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6.193" calcext:value-type="float">
            <text:p>6.1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04" calcext:value-type="float">
            <text:p>-0.404</text:p>
          </table:table-cell>
          <table:table-cell office:value-type="float" office:value="3.972" calcext:value-type="float">
            <text:p>3.972</text:p>
          </table:table-cell>
          <table:table-cell/>
          <table:table-cell office:value-type="float" office:value="-0.404" calcext:value-type="float">
            <text:p>-0.404</text:p>
          </table:table-cell>
          <table:table-cell office:value-type="float" office:value="3.972" calcext:value-type="float">
            <text:p>3.9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817" calcext:value-type="float">
            <text:p>-0.817</text:p>
          </table:table-cell>
          <table:table-cell office:value-type="float" office:value="4.954" calcext:value-type="float">
            <text:p>4.954</text:p>
          </table:table-cell>
          <table:table-cell/>
          <table:table-cell office:value-type="float" office:value="-0.817" calcext:value-type="float">
            <text:p>-0.817</text:p>
          </table:table-cell>
          <table:table-cell office:value-type="float" office:value="4.954" calcext:value-type="float">
            <text:p>4.9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609" calcext:value-type="float">
            <text:p>0.609</text:p>
          </table:table-cell>
          <table:table-cell office:value-type="float" office:value="0.807" calcext:value-type="float">
            <text:p>0.807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609" calcext:value-type="float">
            <text:p>0.609</text:p>
          </table:table-cell>
          <table:table-cell office:value-type="float" office:value="0.807" calcext:value-type="float">
            <text:p>0.807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91" calcext:value-type="float">
            <text:p>-0.591</text:p>
          </table:table-cell>
          <table:table-cell office:value-type="float" office:value="-0.135" calcext:value-type="float">
            <text:p>-0.135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91" calcext:value-type="float">
            <text:p>-0.591</text:p>
          </table:table-cell>
          <table:table-cell office:value-type="float" office:value="-0.135" calcext:value-type="float">
            <text:p>-0.135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38" calcext:value-type="float">
            <text:p>-1.38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4.09" calcext:value-type="float">
            <text:p>4.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948" calcext:value-type="float">
            <text:p>-0.948</text:p>
          </table:table-cell>
          <table:table-cell office:value-type="float" office:value="1.328" calcext:value-type="float">
            <text:p>1.328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948" calcext:value-type="float">
            <text:p>-0.948</text:p>
          </table:table-cell>
          <table:table-cell office:value-type="float" office:value="1.328" calcext:value-type="float">
            <text:p>1.32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921" calcext:value-type="float">
            <text:p>-0.921</text:p>
          </table:table-cell>
          <table:table-cell office:value-type="float" office:value="1.958" calcext:value-type="float">
            <text:p>1.958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921" calcext:value-type="float">
            <text:p>-0.921</text:p>
          </table:table-cell>
          <table:table-cell office:value-type="float" office:value="1.958" calcext:value-type="float">
            <text:p>1.95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6.424" calcext:value-type="boolean">
            <text:p>TRUE</text:p>
          </table:table-cell>
          <table:table-cell office:value-type="boolean" office:boolean-value="0.416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6.424" calcext:value-type="float">
            <text:p>6.424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488" calcext:value-type="float">
            <text:p>2.488</text:p>
          </table:table-cell>
          <table:table-cell office:value-type="float" office:value="1.169" calcext:value-type="float">
            <text:p>1.1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488" calcext:value-type="float">
            <text:p>2.488</text:p>
          </table:table-cell>
          <table:table-cell table:style-name="ce18" office:value-type="float" office:value="1.169" calcext:value-type="float">
            <text:p>1.1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73" calcext:value-type="float">
            <text:p>0.173</text:p>
          </table:table-cell>
          <table:table-cell office:value-type="float" office:value="-0.98" calcext:value-type="float">
            <text:p>-0.98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73" calcext:value-type="float">
            <text:p>0.173</text:p>
          </table:table-cell>
          <table:table-cell office:value-type="float" office:value="-0.98" calcext:value-type="float">
            <text:p>-0.9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94" calcext:value-type="float">
            <text:p>0.194</text:p>
          </table:table-cell>
          <table:table-cell office:value-type="float" office:value="5.931" calcext:value-type="float">
            <text:p>5.931</text:p>
          </table:table-cell>
          <table:table-cell/>
          <table:table-cell office:value-type="float" office:value="0.194" calcext:value-type="float">
            <text:p>0.194</text:p>
          </table:table-cell>
          <table:table-cell office:value-type="float" office:value="5.931" calcext:value-type="float">
            <text:p>5.9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6.568" calcext:value-type="boolean">
            <text:p>TRUE</text:p>
          </table:table-cell>
          <table:table-cell office:value-type="boolean" office:boolean-value="0.04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6.568" calcext:value-type="float">
            <text:p>6.56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235" calcext:value-type="float">
            <text:p>2.235</text:p>
          </table:table-cell>
          <table:table-cell office:value-type="float" office:value="1.593" calcext:value-type="float">
            <text:p>1.5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235" calcext:value-type="float">
            <text:p>2.235</text:p>
          </table:table-cell>
          <table:table-cell table:style-name="ce18" office:value-type="float" office:value="1.593" calcext:value-type="float">
            <text:p>1.5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917" calcext:value-type="float">
            <text:p>3.917</text:p>
          </table:table-cell>
          <table:table-cell office:value-type="float" office:value="3.771" calcext:value-type="float">
            <text:p>3.7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917" calcext:value-type="float">
            <text:p>3.917</text:p>
          </table:table-cell>
          <table:table-cell table:style-name="ce18" office:value-type="float" office:value="3.771" calcext:value-type="float">
            <text:p>3.7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249" calcext:value-type="boolean">
            <text:p>TRUE</text:p>
          </table:table-cell>
          <table:table-cell office:value-type="boolean" office:boolean-value="-0.486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249" calcext:value-type="float">
            <text:p>5.249</text:p>
          </table:table-cell>
          <table:table-cell office:value-type="float" office:value="-0.486" calcext:value-type="float">
            <text:p>-0.486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-1.606" calcext:value-type="float">
            <text:p>-1.606</text:p>
          </table:table-cell>
          <table:table-cell office:value-type="float" office:value="0.186" calcext:value-type="float">
            <text:p>0.1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606" calcext:value-type="float">
            <text:p>-1.606</text:p>
          </table:table-cell>
          <table:table-cell office:value-type="float" office:value="0.186" calcext:value-type="float">
            <text:p>0.186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5.291" calcext:value-type="float">
            <text:p>5.291</text:p>
          </table:table-cell>
          <table:table-cell office:value-type="float" office:value="2.283" calcext:value-type="float">
            <text:p>2.28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5.291" calcext:value-type="float">
            <text:p>5.291</text:p>
          </table:table-cell>
          <table:table-cell table:style-name="ce18" office:value-type="float" office:value="2.283" calcext:value-type="float">
            <text:p>2.28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95" calcext:value-type="float">
            <text:p>-0.295</text:p>
          </table:table-cell>
          <table:table-cell office:value-type="float" office:value="-1.26" calcext:value-type="float">
            <text:p>-1.26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95" calcext:value-type="float">
            <text:p>-0.295</text:p>
          </table:table-cell>
          <table:table-cell office:value-type="float" office:value="-1.26" calcext:value-type="float">
            <text:p>-1.26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028" calcext:value-type="float">
            <text:p>2.028</text:p>
          </table:table-cell>
          <table:table-cell office:value-type="float" office:value="1.925" calcext:value-type="float">
            <text:p>1.9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028" calcext:value-type="float">
            <text:p>2.028</text:p>
          </table:table-cell>
          <table:table-cell table:style-name="ce18" office:value-type="float" office:value="1.925" calcext:value-type="float">
            <text:p>1.9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958" calcext:value-type="float">
            <text:p>1.958</text:p>
          </table:table-cell>
          <table:table-cell office:value-type="float" office:value="2.3" calcext:value-type="float">
            <text:p>2.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1.958" calcext:value-type="float">
            <text:p>1.958</text:p>
          </table:table-cell>
          <table:table-cell table:style-name="ce18" office:value-type="float" office:value="2.3" calcext:value-type="float">
            <text:p>2.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3.849" calcext:value-type="boolean">
            <text:p>TRUE</text:p>
          </table:table-cell>
          <table:table-cell office:value-type="boolean" office:boolean-value="0.218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849" calcext:value-type="float">
            <text:p>3.849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boolean" office:boolean-value="6.189" calcext:value-type="boolean">
            <text:p>TRUE</text:p>
          </table:table-cell>
          <table:table-cell office:value-type="boolean" office:boolean-value="0.19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6.189" calcext:value-type="float">
            <text:p>6.189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169" calcext:value-type="float">
            <text:p>3.169</text:p>
          </table:table-cell>
          <table:table-cell office:value-type="float" office:value="1.149" calcext:value-type="float">
            <text:p>1.1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169" calcext:value-type="float">
            <text:p>3.169</text:p>
          </table:table-cell>
          <table:table-cell table:style-name="ce18" office:value-type="float" office:value="1.149" calcext:value-type="float">
            <text:p>1.1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29" calcext:value-type="float">
            <text:p>0.29</text:p>
          </table:table-cell>
          <table:table-cell office:value-type="float" office:value="4.867" calcext:value-type="float">
            <text:p>4.867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4.867" calcext:value-type="float">
            <text:p>4.86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02" calcext:value-type="float">
            <text:p>-1.02</text:p>
          </table:table-cell>
          <table:table-cell office:value-type="float" office:value="1.106" calcext:value-type="float">
            <text:p>1.106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02" calcext:value-type="float">
            <text:p>-1.02</text:p>
          </table:table-cell>
          <table:table-cell office:value-type="float" office:value="1.106" calcext:value-type="float">
            <text:p>1.106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704" calcext:value-type="float">
            <text:p>3.704</text:p>
          </table:table-cell>
          <table:table-cell office:value-type="float" office:value="1.118" calcext:value-type="float">
            <text:p>1.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704" calcext:value-type="float">
            <text:p>3.704</text:p>
          </table:table-cell>
          <table:table-cell table:style-name="ce18" office:value-type="float" office:value="1.118" calcext:value-type="float">
            <text:p>1.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6.62" calcext:value-type="boolean">
            <text:p>TRUE</text:p>
          </table:table-cell>
          <table:table-cell office:value-type="boolean" office:boolean-value="0.622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6.62" calcext:value-type="float">
            <text:p>6.62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44" calcext:value-type="float">
            <text:p>-0.044</text:p>
          </table:table-cell>
          <table:table-cell office:value-type="float" office:value="5.625" calcext:value-type="float">
            <text:p>5.625</text:p>
          </table:table-cell>
          <table:table-cell/>
          <table:table-cell office:value-type="float" office:value="-0.044" calcext:value-type="float">
            <text:p>-0.044</text:p>
          </table:table-cell>
          <table:table-cell office:value-type="float" office:value="5.625" calcext:value-type="float">
            <text:p>5.6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967" calcext:value-type="float">
            <text:p>-0.967</text:p>
          </table:table-cell>
          <table:table-cell office:value-type="float" office:value="0.577" calcext:value-type="float">
            <text:p>0.577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967" calcext:value-type="float">
            <text:p>-0.967</text:p>
          </table:table-cell>
          <table:table-cell office:value-type="float" office:value="0.577" calcext:value-type="float">
            <text:p>0.577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679" calcext:value-type="boolean">
            <text:p>TRUE</text:p>
          </table:table-cell>
          <table:table-cell office:value-type="boolean" office:boolean-value="0.125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679" calcext:value-type="float">
            <text:p>5.67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44" calcext:value-type="float">
            <text:p>0.144</text:p>
          </table:table-cell>
          <table:table-cell office:value-type="float" office:value="4.646" calcext:value-type="float">
            <text:p>4.646</text:p>
          </table:table-cell>
          <table:table-cell/>
          <table:table-cell office:value-type="float" office:value="0.144" calcext:value-type="float">
            <text:p>0.144</text:p>
          </table:table-cell>
          <table:table-cell office:value-type="float" office:value="4.646" calcext:value-type="float">
            <text:p>4.6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913" calcext:value-type="float">
            <text:p>1.913</text:p>
          </table:table-cell>
          <table:table-cell office:value-type="float" office:value="1.981" calcext:value-type="float">
            <text:p>1.9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1.913" calcext:value-type="float">
            <text:p>1.913</text:p>
          </table:table-cell>
          <table:table-cell table:style-name="ce18" office:value-type="float" office:value="1.981" calcext:value-type="float">
            <text:p>1.9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94" calcext:value-type="float">
            <text:p>-0.094</text:p>
          </table:table-cell>
          <table:table-cell office:value-type="float" office:value="0.213" calcext:value-type="float">
            <text:p>0.21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94" calcext:value-type="float">
            <text:p>-0.094</text:p>
          </table:table-cell>
          <table:table-cell office:value-type="float" office:value="0.213" calcext:value-type="float">
            <text:p>0.21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529" calcext:value-type="boolean">
            <text:p>TRUE</text:p>
          </table:table-cell>
          <table:table-cell office:value-type="boolean" office:boolean-value="-0.153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529" calcext:value-type="float">
            <text:p>4.529</text:p>
          </table:table-cell>
          <table:table-cell office:value-type="float" office:value="-0.153" calcext:value-type="float">
            <text:p>-0.153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52" calcext:value-type="float">
            <text:p>1.052</text:p>
          </table:table-cell>
          <table:table-cell office:value-type="float" office:value="0.333" calcext:value-type="float">
            <text:p>0.33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52" calcext:value-type="float">
            <text:p>1.052</text:p>
          </table:table-cell>
          <table:table-cell office:value-type="float" office:value="0.333" calcext:value-type="float">
            <text:p>0.33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601" calcext:value-type="float">
            <text:p>0.601</text:p>
          </table:table-cell>
          <table:table-cell office:value-type="float" office:value="0.339" calcext:value-type="float">
            <text:p>0.33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601" calcext:value-type="float">
            <text:p>0.601</text:p>
          </table:table-cell>
          <table:table-cell office:value-type="float" office:value="0.339" calcext:value-type="float">
            <text:p>0.33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932" calcext:value-type="float">
            <text:p>0.932</text:p>
          </table:table-cell>
          <table:table-cell office:value-type="float" office:value="5.238" calcext:value-type="float">
            <text:p>5.238</text:p>
          </table:table-cell>
          <table:table-cell/>
          <table:table-cell office:value-type="float" office:value="0.932" calcext:value-type="float">
            <text:p>0.932</text:p>
          </table:table-cell>
          <table:table-cell office:value-type="float" office:value="5.238" calcext:value-type="float">
            <text:p>5.2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99" calcext:value-type="float">
            <text:p>-0.099</text:p>
          </table:table-cell>
          <table:table-cell office:value-type="float" office:value="5.623" calcext:value-type="float">
            <text:p>5.623</text:p>
          </table:table-cell>
          <table:table-cell/>
          <table:table-cell office:value-type="float" office:value="-0.099" calcext:value-type="float">
            <text:p>-0.099</text:p>
          </table:table-cell>
          <table:table-cell office:value-type="float" office:value="5.623" calcext:value-type="float">
            <text:p>5.6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5.413" calcext:value-type="boolean">
            <text:p>TRUE</text:p>
          </table:table-cell>
          <table:table-cell office:value-type="boolean" office:boolean-value="-0.163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413" calcext:value-type="float">
            <text:p>5.413</text:p>
          </table:table-cell>
          <table:table-cell office:value-type="float" office:value="-0.163" calcext:value-type="float">
            <text:p>-0.163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77" calcext:value-type="float">
            <text:p>-0.077</text:p>
          </table:table-cell>
          <table:table-cell office:value-type="float" office:value="5.224" calcext:value-type="float">
            <text:p>5.224</text:p>
          </table:table-cell>
          <table:table-cell/>
          <table:table-cell office:value-type="float" office:value="-0.077" calcext:value-type="float">
            <text:p>-0.077</text:p>
          </table:table-cell>
          <table:table-cell office:value-type="float" office:value="5.224" calcext:value-type="float">
            <text:p>5.2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971" calcext:value-type="float">
            <text:p>4.971</text:p>
          </table:table-cell>
          <table:table-cell office:value-type="float" office:value="2.513" calcext:value-type="float">
            <text:p>2.5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971" calcext:value-type="float">
            <text:p>4.971</text:p>
          </table:table-cell>
          <table:table-cell table:style-name="ce18" office:value-type="float" office:value="2.513" calcext:value-type="float">
            <text:p>2.5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0.652" calcext:value-type="float">
            <text:p>0.652</text:p>
          </table:table-cell>
          <table:table-cell office:value-type="float" office:value="1.108" calcext:value-type="float">
            <text:p>1.1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652" calcext:value-type="float">
            <text:p>0.652</text:p>
          </table:table-cell>
          <table:table-cell office:value-type="float" office:value="1.108" calcext:value-type="float">
            <text:p>1.10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171" calcext:value-type="float">
            <text:p>3.171</text:p>
          </table:table-cell>
          <table:table-cell office:value-type="float" office:value="2.698" calcext:value-type="float">
            <text:p>2.6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171" calcext:value-type="float">
            <text:p>3.171</text:p>
          </table:table-cell>
          <table:table-cell table:style-name="ce18" office:value-type="float" office:value="2.698" calcext:value-type="float">
            <text:p>2.6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3.579" calcext:value-type="boolean">
            <text:p>TRUE</text:p>
          </table:table-cell>
          <table:table-cell office:value-type="boolean" office:boolean-value="-0.615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579" calcext:value-type="float">
            <text:p>3.579</text:p>
          </table:table-cell>
          <table:table-cell office:value-type="float" office:value="-0.615" calcext:value-type="float">
            <text:p>-0.615</text:p>
          </table:table-cell>
        </table:table-row>
        <table:table-row table:style-name="ro1">
          <table:table-cell office:value-type="boolean" office:boolean-value="7.346" calcext:value-type="boolean">
            <text:p>TRUE</text:p>
          </table:table-cell>
          <table:table-cell office:value-type="boolean" office:boolean-value="-0.252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7.346" calcext:value-type="float">
            <text:p>7.346</text:p>
          </table:table-cell>
          <table:table-cell office:value-type="float" office:value="-0.252" calcext:value-type="float">
            <text:p>-0.252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208" calcext:value-type="float">
            <text:p>0.208</text:p>
          </table:table-cell>
          <table:table-cell office:value-type="float" office:value="0.302" calcext:value-type="float">
            <text:p>0.302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208" calcext:value-type="float">
            <text:p>0.208</text:p>
          </table:table-cell>
          <table:table-cell office:value-type="float" office:value="0.302" calcext:value-type="float">
            <text:p>0.30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155" calcext:value-type="float">
            <text:p>1.155</text:p>
          </table:table-cell>
          <table:table-cell office:value-type="float" office:value="-1.373" calcext:value-type="float">
            <text:p>-1.37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155" calcext:value-type="float">
            <text:p>1.155</text:p>
          </table:table-cell>
          <table:table-cell office:value-type="float" office:value="-1.373" calcext:value-type="float">
            <text:p>-1.37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488" calcext:value-type="boolean">
            <text:p>TRUE</text:p>
          </table:table-cell>
          <table:table-cell office:value-type="boolean" office:boolean-value="0.47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488" calcext:value-type="float">
            <text:p>4.488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62" calcext:value-type="float">
            <text:p>-0.462</text:p>
          </table:table-cell>
          <table:table-cell office:value-type="float" office:value="4.476" calcext:value-type="float">
            <text:p>4.476</text:p>
          </table:table-cell>
          <table:table-cell/>
          <table:table-cell office:value-type="float" office:value="-0.462" calcext:value-type="float">
            <text:p>-0.462</text:p>
          </table:table-cell>
          <table:table-cell office:value-type="float" office:value="4.476" calcext:value-type="float">
            <text:p>4.4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2.931" calcext:value-type="boolean">
            <text:p>TRUE</text:p>
          </table:table-cell>
          <table:table-cell office:value-type="boolean" office:boolean-value="-0.068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2.931" calcext:value-type="float">
            <text:p>2.931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56" calcext:value-type="float">
            <text:p>-0.256</text:p>
          </table:table-cell>
          <table:table-cell office:value-type="float" office:value="3.699" calcext:value-type="float">
            <text:p>3.699</text:p>
          </table:table-cell>
          <table:table-cell/>
          <table:table-cell office:value-type="float" office:value="-0.256" calcext:value-type="float">
            <text:p>-0.256</text:p>
          </table:table-cell>
          <table:table-cell office:value-type="float" office:value="3.699" calcext:value-type="float">
            <text:p>3.6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293" calcext:value-type="float">
            <text:p>1.293</text:p>
          </table:table-cell>
          <table:table-cell office:value-type="float" office:value="1.45" calcext:value-type="float">
            <text:p>1.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293" calcext:value-type="float">
            <text:p>1.293</text:p>
          </table:table-cell>
          <table:table-cell office:value-type="float" office:value="1.45" calcext:value-type="float">
            <text:p>1.45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431" calcext:value-type="float">
            <text:p>3.431</text:p>
          </table:table-cell>
          <table:table-cell office:value-type="float" office:value="1.956" calcext:value-type="float">
            <text:p>1.9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431" calcext:value-type="float">
            <text:p>3.431</text:p>
          </table:table-cell>
          <table:table-cell table:style-name="ce18" office:value-type="float" office:value="1.956" calcext:value-type="float">
            <text:p>1.9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54" calcext:value-type="float">
            <text:p>2.54</text:p>
          </table:table-cell>
          <table:table-cell office:value-type="float" office:value="0.904" calcext:value-type="float">
            <text:p>0.9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54" calcext:value-type="float">
            <text:p>2.54</text:p>
          </table:table-cell>
          <table:table-cell table:style-name="ce18" office:value-type="float" office:value="0.904" calcext:value-type="float">
            <text:p>0.9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996" calcext:value-type="boolean">
            <text:p>TRUE</text:p>
          </table:table-cell>
          <table:table-cell office:value-type="boolean" office:boolean-value="0.13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996" calcext:value-type="float">
            <text:p>4.996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06" calcext:value-type="float">
            <text:p>-0.506</text:p>
          </table:table-cell>
          <table:table-cell office:value-type="float" office:value="0.404" calcext:value-type="float">
            <text:p>0.404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506" calcext:value-type="float">
            <text:p>-0.506</text:p>
          </table:table-cell>
          <table:table-cell office:value-type="float" office:value="0.404" calcext:value-type="float">
            <text:p>0.404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627" calcext:value-type="float">
            <text:p>-0.627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-0.627" calcext:value-type="float">
            <text:p>-0.627</text:p>
          </table:table-cell>
          <table:table-cell office:value-type="float" office:value="2.94" calcext:value-type="float">
            <text:p>2.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95" calcext:value-type="float">
            <text:p>0.095</text:p>
          </table:table-cell>
          <table:table-cell office:value-type="float" office:value="5.525" calcext:value-type="float">
            <text:p>5.525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5.525" calcext:value-type="float">
            <text:p>5.5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5.57" calcext:value-type="boolean">
            <text:p>TRUE</text:p>
          </table:table-cell>
          <table:table-cell office:value-type="boolean" office:boolean-value="0.45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57" calcext:value-type="float">
            <text:p>5.57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916" calcext:value-type="float">
            <text:p>1.916</text:p>
          </table:table-cell>
          <table:table-cell office:value-type="float" office:value="-1.183" calcext:value-type="float">
            <text:p>-1.18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916" calcext:value-type="float">
            <text:p>1.916</text:p>
          </table:table-cell>
          <table:table-cell office:value-type="float" office:value="-1.183" calcext:value-type="float">
            <text:p>-1.18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621" calcext:value-type="boolean">
            <text:p>TRUE</text:p>
          </table:table-cell>
          <table:table-cell office:value-type="boolean" office:boolean-value="0.734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621" calcext:value-type="float">
            <text:p>5.621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51" calcext:value-type="float">
            <text:p>-0.451</text:p>
          </table:table-cell>
          <table:table-cell office:value-type="float" office:value="6.289" calcext:value-type="float">
            <text:p>6.289</text:p>
          </table:table-cell>
          <table:table-cell/>
          <table:table-cell office:value-type="float" office:value="-0.451" calcext:value-type="float">
            <text:p>-0.451</text:p>
          </table:table-cell>
          <table:table-cell office:value-type="float" office:value="6.289" calcext:value-type="float">
            <text:p>6.2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6" calcext:value-type="float">
            <text:p>0.06</text:p>
          </table:table-cell>
          <table:table-cell office:value-type="float" office:value="6.116" calcext:value-type="float">
            <text:p>6.11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6.116" calcext:value-type="float">
            <text:p>6.1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4.933" calcext:value-type="boolean">
            <text:p>TRUE</text:p>
          </table:table-cell>
          <table:table-cell office:value-type="boolean" office:boolean-value="0.118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933" calcext:value-type="float">
            <text:p>4.933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boolean" office:boolean-value="3.982" calcext:value-type="boolean">
            <text:p>TRUE</text:p>
          </table:table-cell>
          <table:table-cell office:value-type="boolean" office:boolean-value="-0.084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982" calcext:value-type="float">
            <text:p>3.982</text:p>
          </table:table-cell>
          <table:table-cell office:value-type="float" office:value="-0.084" calcext:value-type="float">
            <text:p>-0.084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482" calcext:value-type="float">
            <text:p>0.482</text:p>
          </table:table-cell>
          <table:table-cell office:value-type="float" office:value="3.836" calcext:value-type="float">
            <text:p>3.836</text:p>
          </table:table-cell>
          <table:table-cell/>
          <table:table-cell office:value-type="float" office:value="0.482" calcext:value-type="float">
            <text:p>0.482</text:p>
          </table:table-cell>
          <table:table-cell office:value-type="float" office:value="3.836" calcext:value-type="float">
            <text:p>3.8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4.965" calcext:value-type="boolean">
            <text:p>TRUE</text:p>
          </table:table-cell>
          <table:table-cell office:value-type="boolean" office:boolean-value="-0.741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965" calcext:value-type="float">
            <text:p>4.965</text:p>
          </table:table-cell>
          <table:table-cell office:value-type="float" office:value="-0.741" calcext:value-type="float">
            <text:p>-0.741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27" calcext:value-type="float">
            <text:p>0.527</text:p>
          </table:table-cell>
          <table:table-cell office:value-type="float" office:value="0.635" calcext:value-type="float">
            <text:p>0.635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27" calcext:value-type="float">
            <text:p>0.527</text:p>
          </table:table-cell>
          <table:table-cell office:value-type="float" office:value="0.635" calcext:value-type="float">
            <text:p>0.635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819" calcext:value-type="float">
            <text:p>2.819</text:p>
          </table:table-cell>
          <table:table-cell office:value-type="float" office:value="3.482" calcext:value-type="float">
            <text:p>3.4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819" calcext:value-type="float">
            <text:p>2.819</text:p>
          </table:table-cell>
          <table:table-cell table:style-name="ce18" office:value-type="float" office:value="3.482" calcext:value-type="float">
            <text:p>3.4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03" calcext:value-type="float">
            <text:p>1.003</text:p>
          </table:table-cell>
          <table:table-cell office:value-type="float" office:value="-1.303" calcext:value-type="float">
            <text:p>-1.30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03" calcext:value-type="float">
            <text:p>1.003</text:p>
          </table:table-cell>
          <table:table-cell office:value-type="float" office:value="-1.303" calcext:value-type="float">
            <text:p>-1.30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192" calcext:value-type="boolean">
            <text:p>TRUE</text:p>
          </table:table-cell>
          <table:table-cell office:value-type="boolean" office:boolean-value="-0.343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192" calcext:value-type="float">
            <text:p>4.192</text:p>
          </table:table-cell>
          <table:table-cell office:value-type="float" office:value="-0.343" calcext:value-type="float">
            <text:p>-0.343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482" calcext:value-type="float">
            <text:p>1.482</text:p>
          </table:table-cell>
          <table:table-cell office:value-type="float" office:value="2.82" calcext:value-type="float">
            <text:p>2.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1.482" calcext:value-type="float">
            <text:p>1.482</text:p>
          </table:table-cell>
          <table:table-cell table:style-name="ce18" office:value-type="float" office:value="2.82" calcext:value-type="float">
            <text:p>2.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27" calcext:value-type="float">
            <text:p>0.127</text:p>
          </table:table-cell>
          <table:table-cell office:value-type="float" office:value="6.089" calcext:value-type="float">
            <text:p>6.089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6.089" calcext:value-type="float">
            <text:p>6.0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11" calcext:value-type="float">
            <text:p>0.111</text:p>
          </table:table-cell>
          <table:table-cell office:value-type="float" office:value="0.644" calcext:value-type="float">
            <text:p>0.644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11" calcext:value-type="float">
            <text:p>0.111</text:p>
          </table:table-cell>
          <table:table-cell office:value-type="float" office:value="0.644" calcext:value-type="float">
            <text:p>0.644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254" calcext:value-type="float">
            <text:p>1.254</text:p>
          </table:table-cell>
          <table:table-cell office:value-type="float" office:value="-1.759" calcext:value-type="float">
            <text:p>-1.75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254" calcext:value-type="float">
            <text:p>1.254</text:p>
          </table:table-cell>
          <table:table-cell office:value-type="float" office:value="-1.759" calcext:value-type="float">
            <text:p>-1.75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717" calcext:value-type="float">
            <text:p>-1.717</text:p>
          </table:table-cell>
          <table:table-cell office:value-type="float" office:value="2.369" calcext:value-type="float">
            <text:p>2.36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717" calcext:value-type="float">
            <text:p>-1.717</text:p>
          </table:table-cell>
          <table:table-cell office:value-type="float" office:value="2.369" calcext:value-type="float">
            <text:p>2.36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839" calcext:value-type="boolean">
            <text:p>TRUE</text:p>
          </table:table-cell>
          <table:table-cell office:value-type="boolean" office:boolean-value="0.034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839" calcext:value-type="float">
            <text:p>4.83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849" calcext:value-type="float">
            <text:p>4.849</text:p>
          </table:table-cell>
          <table:table-cell office:value-type="float" office:value="2.834" calcext:value-type="float">
            <text:p>2.8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849" calcext:value-type="float">
            <text:p>4.849</text:p>
          </table:table-cell>
          <table:table-cell table:style-name="ce18" office:value-type="float" office:value="2.834" calcext:value-type="float">
            <text:p>2.8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3.892" calcext:value-type="boolean">
            <text:p>TRUE</text:p>
          </table:table-cell>
          <table:table-cell office:value-type="boolean" office:boolean-value="-0.548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892" calcext:value-type="float">
            <text:p>3.892</text:p>
          </table:table-cell>
          <table:table-cell office:value-type="float" office:value="-0.548" calcext:value-type="float">
            <text:p>-0.548</text:p>
          </table:table-cell>
        </table:table-row>
        <table:table-row table:style-name="ro1">
          <table:table-cell office:value-type="boolean" office:boolean-value="7.334" calcext:value-type="boolean">
            <text:p>TRUE</text:p>
          </table:table-cell>
          <table:table-cell office:value-type="boolean" office:boolean-value="-0.14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7.334" calcext:value-type="float">
            <text:p>7.334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397" calcext:value-type="float">
            <text:p>2.397</text:p>
          </table:table-cell>
          <table:table-cell office:value-type="float" office:value="2.826" calcext:value-type="float">
            <text:p>2.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397" calcext:value-type="float">
            <text:p>2.397</text:p>
          </table:table-cell>
          <table:table-cell table:style-name="ce18" office:value-type="float" office:value="2.826" calcext:value-type="float">
            <text:p>2.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16" calcext:value-type="float">
            <text:p>-1.16</text:p>
          </table:table-cell>
          <table:table-cell office:value-type="float" office:value="0.389" calcext:value-type="float">
            <text:p>0.38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16" calcext:value-type="float">
            <text:p>-1.16</text:p>
          </table:table-cell>
          <table:table-cell office:value-type="float" office:value="0.389" calcext:value-type="float">
            <text:p>0.38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644" calcext:value-type="boolean">
            <text:p>TRUE</text:p>
          </table:table-cell>
          <table:table-cell office:value-type="boolean" office:boolean-value="0.091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644" calcext:value-type="float">
            <text:p>5.644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boolean" office:boolean-value="4.081" calcext:value-type="boolean">
            <text:p>TRUE</text:p>
          </table:table-cell>
          <table:table-cell office:value-type="boolean" office:boolean-value="0.268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081" calcext:value-type="float">
            <text:p>4.081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64" calcext:value-type="float">
            <text:p>0.564</text:p>
          </table:table-cell>
          <table:table-cell office:value-type="float" office:value="4.787" calcext:value-type="float">
            <text:p>4.787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4.787" calcext:value-type="float">
            <text:p>4.7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5.189" calcext:value-type="boolean">
            <text:p>TRUE</text:p>
          </table:table-cell>
          <table:table-cell office:value-type="boolean" office:boolean-value="0.701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189" calcext:value-type="float">
            <text:p>5.189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boolean" office:boolean-value="4.575" calcext:value-type="boolean">
            <text:p>TRUE</text:p>
          </table:table-cell>
          <table:table-cell office:value-type="boolean" office:boolean-value="0.685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575" calcext:value-type="float">
            <text:p>4.575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35" calcext:value-type="float">
            <text:p>0.535</text:p>
          </table:table-cell>
          <table:table-cell office:value-type="float" office:value="-1.287" calcext:value-type="float">
            <text:p>-1.287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35" calcext:value-type="float">
            <text:p>0.535</text:p>
          </table:table-cell>
          <table:table-cell office:value-type="float" office:value="-1.287" calcext:value-type="float">
            <text:p>-1.287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3.658" calcext:value-type="boolean">
            <text:p>TRUE</text:p>
          </table:table-cell>
          <table:table-cell office:value-type="boolean" office:boolean-value="-0.574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3.658" calcext:value-type="float">
            <text:p>3.658</text:p>
          </table:table-cell>
          <table:table-cell office:value-type="float" office:value="-0.574" calcext:value-type="float">
            <text:p>-0.574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691" calcext:value-type="float">
            <text:p>-0.691</text:p>
          </table:table-cell>
          <table:table-cell office:value-type="float" office:value="5.206" calcext:value-type="float">
            <text:p>5.206</text:p>
          </table:table-cell>
          <table:table-cell/>
          <table:table-cell office:value-type="float" office:value="-0.691" calcext:value-type="float">
            <text:p>-0.691</text:p>
          </table:table-cell>
          <table:table-cell office:value-type="float" office:value="5.206" calcext:value-type="float">
            <text:p>5.2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4.311" calcext:value-type="boolean">
            <text:p>TRUE</text:p>
          </table:table-cell>
          <table:table-cell office:value-type="boolean" office:boolean-value="0.119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311" calcext:value-type="float">
            <text:p>4.311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698" calcext:value-type="float">
            <text:p>0.698</text:p>
          </table:table-cell>
          <table:table-cell office:value-type="float" office:value="5.303" calcext:value-type="float">
            <text:p>5.303</text:p>
          </table:table-cell>
          <table:table-cell/>
          <table:table-cell office:value-type="float" office:value="0.698" calcext:value-type="float">
            <text:p>0.698</text:p>
          </table:table-cell>
          <table:table-cell office:value-type="float" office:value="5.303" calcext:value-type="float">
            <text:p>5.3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604" calcext:value-type="float">
            <text:p>3.604</text:p>
          </table:table-cell>
          <table:table-cell office:value-type="float" office:value="1.007" calcext:value-type="float">
            <text:p>1.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604" calcext:value-type="float">
            <text:p>3.604</text:p>
          </table:table-cell>
          <table:table-cell table:style-name="ce18" office:value-type="float" office:value="1.007" calcext:value-type="float">
            <text:p>1.0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93" calcext:value-type="float">
            <text:p>-0.093</text:p>
          </table:table-cell>
          <table:table-cell office:value-type="float" office:value="1.391" calcext:value-type="float">
            <text:p>1.391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093" calcext:value-type="float">
            <text:p>-0.093</text:p>
          </table:table-cell>
          <table:table-cell office:value-type="float" office:value="1.391" calcext:value-type="float">
            <text:p>1.391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87" calcext:value-type="float">
            <text:p>0.387</text:p>
          </table:table-cell>
          <table:table-cell office:value-type="float" office:value="-0.108" calcext:value-type="float">
            <text:p>-0.108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87" calcext:value-type="float">
            <text:p>0.387</text:p>
          </table:table-cell>
          <table:table-cell office:value-type="float" office:value="-0.108" calcext:value-type="float">
            <text:p>-0.10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52" calcext:value-type="float">
            <text:p>1.52</text:p>
          </table:table-cell>
          <table:table-cell office:value-type="float" office:value="3.719" calcext:value-type="float">
            <text:p>3.7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1.52" calcext:value-type="float">
            <text:p>1.52</text:p>
          </table:table-cell>
          <table:table-cell table:style-name="ce18" office:value-type="float" office:value="3.719" calcext:value-type="float">
            <text:p>3.7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46" calcext:value-type="float">
            <text:p>3.46</text:p>
          </table:table-cell>
          <table:table-cell office:value-type="float" office:value="1.042" calcext:value-type="float">
            <text:p>1.0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46" calcext:value-type="float">
            <text:p>3.46</text:p>
          </table:table-cell>
          <table:table-cell table:style-name="ce18" office:value-type="float" office:value="1.042" calcext:value-type="float">
            <text:p>1.0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96" calcext:value-type="float">
            <text:p>0.196</text:p>
          </table:table-cell>
          <table:table-cell office:value-type="float" office:value="-1.539" calcext:value-type="float">
            <text:p>-1.53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196" calcext:value-type="float">
            <text:p>0.196</text:p>
          </table:table-cell>
          <table:table-cell office:value-type="float" office:value="-1.539" calcext:value-type="float">
            <text:p>-1.53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146" calcext:value-type="boolean">
            <text:p>TRUE</text:p>
          </table:table-cell>
          <table:table-cell office:value-type="boolean" office:boolean-value="-0.628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146" calcext:value-type="float">
            <text:p>5.146</text:p>
          </table:table-cell>
          <table:table-cell office:value-type="float" office:value="-0.628" calcext:value-type="float">
            <text:p>-0.628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31" calcext:value-type="float">
            <text:p>0.331</text:p>
          </table:table-cell>
          <table:table-cell office:value-type="float" office:value="5.306" calcext:value-type="float">
            <text:p>5.306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5.306" calcext:value-type="float">
            <text:p>5.3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4.895" calcext:value-type="boolean">
            <text:p>TRUE</text:p>
          </table:table-cell>
          <table:table-cell office:value-type="boolean" office:boolean-value="0.714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895" calcext:value-type="float">
            <text:p>4.895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417" calcext:value-type="float">
            <text:p>1.417</text:p>
          </table:table-cell>
          <table:table-cell office:value-type="float" office:value="3.828" calcext:value-type="float">
            <text:p>3.82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 office:value-type="float" office:value="1.417" calcext:value-type="float">
            <text:p>1.417</text:p>
          </table:table-cell>
          <table:table-cell office:value-type="float" office:value="3.828" calcext:value-type="float">
            <text:p>3.82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121" calcext:value-type="float">
            <text:p>-0.121</text:p>
          </table:table-cell>
          <table:table-cell office:value-type="float" office:value="-0.313" calcext:value-type="float">
            <text:p>-0.31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121" calcext:value-type="float">
            <text:p>-0.121</text:p>
          </table:table-cell>
          <table:table-cell office:value-type="float" office:value="-0.313" calcext:value-type="float">
            <text:p>-0.31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678" calcext:value-type="float">
            <text:p>-0.678</text:p>
          </table:table-cell>
          <table:table-cell office:value-type="float" office:value="3.523" calcext:value-type="float">
            <text:p>3.523</text:p>
          </table:table-cell>
          <table:table-cell/>
          <table:table-cell office:value-type="float" office:value="-0.678" calcext:value-type="float">
            <text:p>-0.678</text:p>
          </table:table-cell>
          <table:table-cell office:value-type="float" office:value="3.523" calcext:value-type="float">
            <text:p>3.5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85" calcext:value-type="float">
            <text:p>-0.385</text:p>
          </table:table-cell>
          <table:table-cell office:value-type="float" office:value="4.514" calcext:value-type="float">
            <text:p>4.514</text:p>
          </table:table-cell>
          <table:table-cell/>
          <table:table-cell office:value-type="float" office:value="-0.385" calcext:value-type="float">
            <text:p>-0.385</text:p>
          </table:table-cell>
          <table:table-cell office:value-type="float" office:value="4.514" calcext:value-type="float">
            <text:p>4.5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583" calcext:value-type="float">
            <text:p>3.583</text:p>
          </table:table-cell>
          <table:table-cell office:value-type="float" office:value="2.426" calcext:value-type="float">
            <text:p>2.4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583" calcext:value-type="float">
            <text:p>3.583</text:p>
          </table:table-cell>
          <table:table-cell table:style-name="ce18" office:value-type="float" office:value="2.426" calcext:value-type="float">
            <text:p>2.4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4" calcext:value-type="float">
            <text:p>0.04</text:p>
          </table:table-cell>
          <table:table-cell office:value-type="float" office:value="5.358" calcext:value-type="float">
            <text:p>5.35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5.358" calcext:value-type="float">
            <text:p>5.35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 office:value-type="boolean" office:boolean-value="5.787" calcext:value-type="boolean">
            <text:p>TRUE</text:p>
          </table:table-cell>
          <table:table-cell office:value-type="boolean" office:boolean-value="1.117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787" calcext:value-type="float">
            <text:p>5.787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822" calcext:value-type="float">
            <text:p>0.822</text:p>
          </table:table-cell>
          <table:table-cell office:value-type="float" office:value="0.616" calcext:value-type="float">
            <text:p>0.616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822" calcext:value-type="float">
            <text:p>0.822</text:p>
          </table:table-cell>
          <table:table-cell office:value-type="float" office:value="0.616" calcext:value-type="float">
            <text:p>0.616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71" calcext:value-type="float">
            <text:p>-0.271</text:p>
          </table:table-cell>
          <table:table-cell office:value-type="float" office:value="5.411" calcext:value-type="float">
            <text:p>5.411</text:p>
          </table:table-cell>
          <table:table-cell/>
          <table:table-cell office:value-type="float" office:value="-0.271" calcext:value-type="float">
            <text:p>-0.271</text:p>
          </table:table-cell>
          <table:table-cell office:value-type="float" office:value="5.411" calcext:value-type="float">
            <text:p>5.4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498" calcext:value-type="float">
            <text:p>0.498</text:p>
          </table:table-cell>
          <table:table-cell office:value-type="float" office:value="6.861" calcext:value-type="float">
            <text:p>6.861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6.861" calcext:value-type="float">
            <text:p>6.8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535" calcext:value-type="float">
            <text:p>-1.535</text:p>
          </table:table-cell>
          <table:table-cell office:value-type="float" office:value="5.582" calcext:value-type="float">
            <text:p>5.582</text:p>
          </table:table-cell>
          <table:table-cell/>
          <table:table-cell office:value-type="float" office:value="-1.535" calcext:value-type="float">
            <text:p>-1.535</text:p>
          </table:table-cell>
          <table:table-cell office:value-type="float" office:value="5.582" calcext:value-type="float">
            <text:p>5.5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084" calcext:value-type="float">
            <text:p>3.084</text:p>
          </table:table-cell>
          <table:table-cell office:value-type="float" office:value="1.74" calcext:value-type="float">
            <text:p>1.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084" calcext:value-type="float">
            <text:p>3.084</text:p>
          </table:table-cell>
          <table:table-cell table:style-name="ce18" office:value-type="float" office:value="1.74" calcext:value-type="float">
            <text:p>1.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222" calcext:value-type="float">
            <text:p>4.222</text:p>
          </table:table-cell>
          <table:table-cell office:value-type="float" office:value="1.29" calcext:value-type="float">
            <text:p>1.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222" calcext:value-type="float">
            <text:p>4.222</text:p>
          </table:table-cell>
          <table:table-cell table:style-name="ce18" office:value-type="float" office:value="1.29" calcext:value-type="float">
            <text:p>1.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17" calcext:value-type="float">
            <text:p>-0.17</text:p>
          </table:table-cell>
          <table:table-cell office:value-type="float" office:value="0.527" calcext:value-type="float">
            <text:p>0.527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17" calcext:value-type="float">
            <text:p>-0.17</text:p>
          </table:table-cell>
          <table:table-cell office:value-type="float" office:value="0.527" calcext:value-type="float">
            <text:p>0.527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-0.842" calcext:value-type="float">
            <text:p>-0.842</text:p>
          </table:table-cell>
          <table:table-cell office:value-type="float" office:value="0.878" calcext:value-type="float">
            <text:p>0.8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842" calcext:value-type="float">
            <text:p>-0.842</text:p>
          </table:table-cell>
          <table:table-cell office:value-type="float" office:value="0.878" calcext:value-type="float">
            <text:p>0.87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554" calcext:value-type="float">
            <text:p>1.554</text:p>
          </table:table-cell>
          <table:table-cell office:value-type="float" office:value="0.402" calcext:value-type="float">
            <text:p>0.4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554" calcext:value-type="float">
            <text:p>1.554</text:p>
          </table:table-cell>
          <table:table-cell office:value-type="float" office:value="0.402" calcext:value-type="float">
            <text:p>0.40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857" calcext:value-type="boolean">
            <text:p>TRUE</text:p>
          </table:table-cell>
          <table:table-cell office:value-type="boolean" office:boolean-value="0.116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857" calcext:value-type="float">
            <text:p>5.857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03" calcext:value-type="float">
            <text:p>0.003</text:p>
          </table:table-cell>
          <table:table-cell office:value-type="float" office:value="5.132" calcext:value-type="float">
            <text:p>5.1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5.132" calcext:value-type="float">
            <text:p>5.1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874" calcext:value-type="float">
            <text:p>1.874</text:p>
          </table:table-cell>
          <table:table-cell office:value-type="float" office:value="-1.925" calcext:value-type="float">
            <text:p>-1.925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874" calcext:value-type="float">
            <text:p>1.874</text:p>
          </table:table-cell>
          <table:table-cell office:value-type="float" office:value="-1.925" calcext:value-type="float">
            <text:p>-1.925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816" calcext:value-type="boolean">
            <text:p>TRUE</text:p>
          </table:table-cell>
          <table:table-cell office:value-type="boolean" office:boolean-value="-0.33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816" calcext:value-type="float">
            <text:p>4.816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82" calcext:value-type="float">
            <text:p>0.382</text:p>
          </table:table-cell>
          <table:table-cell office:value-type="float" office:value="1.233" calcext:value-type="float">
            <text:p>1.23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82" calcext:value-type="float">
            <text:p>0.382</text:p>
          </table:table-cell>
          <table:table-cell office:value-type="float" office:value="1.233" calcext:value-type="float">
            <text:p>1.23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126" calcext:value-type="float">
            <text:p>1.126</text:p>
          </table:table-cell>
          <table:table-cell office:value-type="float" office:value="4.745" calcext:value-type="float">
            <text:p>4.745</text:p>
          </table:table-cell>
          <table:table-cell/>
          <table:table-cell office:value-type="float" office:value="1.126" calcext:value-type="float">
            <text:p>1.126</text:p>
          </table:table-cell>
          <table:table-cell office:value-type="float" office:value="4.745" calcext:value-type="float">
            <text:p>4.7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23" calcext:value-type="float">
            <text:p>-0.323</text:p>
          </table:table-cell>
          <table:table-cell office:value-type="float" office:value="5.604" calcext:value-type="float">
            <text:p>5.604</text:p>
          </table:table-cell>
          <table:table-cell/>
          <table:table-cell office:value-type="float" office:value="-0.323" calcext:value-type="float">
            <text:p>-0.323</text:p>
          </table:table-cell>
          <table:table-cell office:value-type="float" office:value="5.604" calcext:value-type="float">
            <text:p>5.6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9" calcext:value-type="float">
            <text:p>-0.29</text:p>
          </table:table-cell>
          <table:table-cell office:value-type="float" office:value="5.373" calcext:value-type="float">
            <text:p>5.373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5.373" calcext:value-type="float">
            <text:p>5.3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208" calcext:value-type="float">
            <text:p>-0.208</text:p>
          </table:table-cell>
          <table:table-cell office:value-type="float" office:value="5.87" calcext:value-type="float">
            <text:p>5.87</text:p>
          </table:table-cell>
          <table:table-cell/>
          <table:table-cell office:value-type="float" office:value="-0.208" calcext:value-type="float">
            <text:p>-0.208</text:p>
          </table:table-cell>
          <table:table-cell office:value-type="float" office:value="5.87" calcext:value-type="float">
            <text:p>5.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942" calcext:value-type="float">
            <text:p>-1.942</text:p>
          </table:table-cell>
          <table:table-cell office:value-type="float" office:value="1.753" calcext:value-type="float">
            <text:p>1.753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942" calcext:value-type="float">
            <text:p>-1.942</text:p>
          </table:table-cell>
          <table:table-cell office:value-type="float" office:value="1.753" calcext:value-type="float">
            <text:p>1.753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949" calcext:value-type="float">
            <text:p>-1.949</text:p>
          </table:table-cell>
          <table:table-cell office:value-type="float" office:value="-0" calcext:value-type="float">
            <text:p>0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949" calcext:value-type="float">
            <text:p>-1.949</text:p>
          </table:table-cell>
          <table:table-cell office:value-type="float" office:value="-0" calcext:value-type="float">
            <text:p>0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613" calcext:value-type="boolean">
            <text:p>TRUE</text:p>
          </table:table-cell>
          <table:table-cell office:value-type="boolean" office:boolean-value="0.749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613" calcext:value-type="float">
            <text:p>5.613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boolean" office:boolean-value="4.562" calcext:value-type="boolean">
            <text:p>TRUE</text:p>
          </table:table-cell>
          <table:table-cell office:value-type="boolean" office:boolean-value="0.119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562" calcext:value-type="float">
            <text:p>4.562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885" calcext:value-type="float">
            <text:p>-0.885</text:p>
          </table:table-cell>
          <table:table-cell office:value-type="float" office:value="2.805" calcext:value-type="float">
            <text:p>2.805</text:p>
          </table:table-cell>
          <table:table-cell/>
          <table:table-cell office:value-type="float" office:value="-0.885" calcext:value-type="float">
            <text:p>-0.885</text:p>
          </table:table-cell>
          <table:table-cell office:value-type="float" office:value="2.805" calcext:value-type="float">
            <text:p>2.8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03" calcext:value-type="float">
            <text:p>0.503</text:p>
          </table:table-cell>
          <table:table-cell office:value-type="float" office:value="-0.466" calcext:value-type="float">
            <text:p>-0.466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503" calcext:value-type="float">
            <text:p>0.503</text:p>
          </table:table-cell>
          <table:table-cell office:value-type="float" office:value="-0.466" calcext:value-type="float">
            <text:p>-0.466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1.181" calcext:value-type="float">
            <text:p>1.181</text:p>
          </table:table-cell>
          <table:table-cell office:value-type="float" office:value="2.184" calcext:value-type="float">
            <text:p>2.1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1.181" calcext:value-type="float">
            <text:p>1.181</text:p>
          </table:table-cell>
          <table:table-cell table:style-name="ce18" office:value-type="float" office:value="2.184" calcext:value-type="float">
            <text:p>2.1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103" calcext:value-type="boolean">
            <text:p>TRUE</text:p>
          </table:table-cell>
          <table:table-cell office:value-type="boolean" office:boolean-value="-0.449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103" calcext:value-type="float">
            <text:p>5.103</text:p>
          </table:table-cell>
          <table:table-cell office:value-type="float" office:value="-0.449" calcext:value-type="float">
            <text:p>-0.449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099" calcext:value-type="float">
            <text:p>4.099</text:p>
          </table:table-cell>
          <table:table-cell office:value-type="float" office:value="2.798" calcext:value-type="float">
            <text:p>2.7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099" calcext:value-type="float">
            <text:p>4.099</text:p>
          </table:table-cell>
          <table:table-cell table:style-name="ce18" office:value-type="float" office:value="2.798" calcext:value-type="float">
            <text:p>2.7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69" calcext:value-type="float">
            <text:p>-0.69</text:p>
          </table:table-cell>
          <table:table-cell office:value-type="float" office:value="0.462" calcext:value-type="float">
            <text:p>0.462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69" calcext:value-type="float">
            <text:p>-0.69</text:p>
          </table:table-cell>
          <table:table-cell office:value-type="float" office:value="0.462" calcext:value-type="float">
            <text:p>0.46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065" calcext:value-type="boolean">
            <text:p>TRUE</text:p>
          </table:table-cell>
          <table:table-cell office:value-type="boolean" office:boolean-value="0.6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065" calcext:value-type="float">
            <text:p>4.0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boolean" office:boolean-value="5.423" calcext:value-type="boolean">
            <text:p>TRUE</text:p>
          </table:table-cell>
          <table:table-cell office:value-type="boolean" office:boolean-value="-0.403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423" calcext:value-type="float">
            <text:p>5.423</text:p>
          </table:table-cell>
          <table:table-cell office:value-type="float" office:value="-0.403" calcext:value-type="float">
            <text:p>-0.403</text:p>
          </table:table-cell>
        </table:table-row>
        <table:table-row table:style-name="ro1">
          <table:table-cell office:value-type="boolean" office:boolean-value="5.637" calcext:value-type="boolean">
            <text:p>TRUE</text:p>
          </table:table-cell>
          <table:table-cell office:value-type="boolean" office:boolean-value="0.189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637" calcext:value-type="float">
            <text:p>5.637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339" calcext:value-type="float">
            <text:p>3.339</text:p>
          </table:table-cell>
          <table:table-cell office:value-type="float" office:value="1.525" calcext:value-type="float">
            <text:p>1.5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339" calcext:value-type="float">
            <text:p>3.339</text:p>
          </table:table-cell>
          <table:table-cell table:style-name="ce18" office:value-type="float" office:value="1.525" calcext:value-type="float">
            <text:p>1.5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64" calcext:value-type="boolean">
            <text:p>TRUE</text:p>
          </table:table-cell>
          <table:table-cell office:value-type="boolean" office:boolean-value="0.551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64" calcext:value-type="float">
            <text:p>5.64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746" calcext:value-type="float">
            <text:p>1.746</text:p>
          </table:table-cell>
          <table:table-cell office:value-type="float" office:value="-0.891" calcext:value-type="float">
            <text:p>-0.891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746" calcext:value-type="float">
            <text:p>1.746</text:p>
          </table:table-cell>
          <table:table-cell office:value-type="float" office:value="-0.891" calcext:value-type="float">
            <text:p>-0.891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198" calcext:value-type="boolean">
            <text:p>TRUE</text:p>
          </table:table-cell>
          <table:table-cell office:value-type="boolean" office:boolean-value="0.378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198" calcext:value-type="float">
            <text:p>5.198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103" calcext:value-type="float">
            <text:p>3.103</text:p>
          </table:table-cell>
          <table:table-cell office:value-type="float" office:value="4.208" calcext:value-type="float">
            <text:p>4.2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103" calcext:value-type="float">
            <text:p>3.103</text:p>
          </table:table-cell>
          <table:table-cell table:style-name="ce18" office:value-type="float" office:value="4.208" calcext:value-type="float">
            <text:p>4.2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032" calcext:value-type="float">
            <text:p>0.032</text:p>
          </table:table-cell>
          <table:table-cell office:value-type="float" office:value="5.584" calcext:value-type="float">
            <text:p>5.584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5.584" calcext:value-type="float">
            <text:p>5.5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4.35" calcext:value-type="float">
            <text:p>4.35</text:p>
          </table:table-cell>
          <table:table-cell office:value-type="float" office:value="2.618" calcext:value-type="float">
            <text:p>2.6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4.35" calcext:value-type="float">
            <text:p>4.35</text:p>
          </table:table-cell>
          <table:table-cell table:style-name="ce18" office:value-type="float" office:value="2.618" calcext:value-type="float">
            <text:p>2.6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2.556" calcext:value-type="float">
            <text:p>2.556</text:p>
          </table:table-cell>
          <table:table-cell office:value-type="float" office:value="1.519" calcext:value-type="float">
            <text:p>1.5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2.556" calcext:value-type="float">
            <text:p>2.556</text:p>
          </table:table-cell>
          <table:table-cell table:style-name="ce18" office:value-type="float" office:value="1.519" calcext:value-type="float">
            <text:p>1.5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817" calcext:value-type="float">
            <text:p>0.817</text:p>
          </table:table-cell>
          <table:table-cell office:value-type="float" office:value="-1.388" calcext:value-type="float">
            <text:p>-1.388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817" calcext:value-type="float">
            <text:p>0.817</text:p>
          </table:table-cell>
          <table:table-cell office:value-type="float" office:value="-1.388" calcext:value-type="float">
            <text:p>-1.38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215" calcext:value-type="float">
            <text:p>0.215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5.4" calcext:value-type="float">
            <text:p>5.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063" calcext:value-type="float">
            <text:p>-1.063</text:p>
          </table:table-cell>
          <table:table-cell office:value-type="float" office:value="0.419" calcext:value-type="float">
            <text:p>0.41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1.063" calcext:value-type="float">
            <text:p>-1.063</text:p>
          </table:table-cell>
          <table:table-cell office:value-type="float" office:value="0.419" calcext:value-type="float">
            <text:p>0.41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73" calcext:value-type="float">
            <text:p>0.73</text:p>
          </table:table-cell>
          <table:table-cell office:value-type="float" office:value="4.477" calcext:value-type="float">
            <text:p>4.477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4.477" calcext:value-type="float">
            <text:p>4.4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5.671" calcext:value-type="float">
            <text:p>5.671</text:p>
          </table:table-cell>
          <table:table-cell office:value-type="float" office:value="1.976" calcext:value-type="float">
            <text:p>1.9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5.671" calcext:value-type="float">
            <text:p>5.671</text:p>
          </table:table-cell>
          <table:table-cell table:style-name="ce18" office:value-type="float" office:value="1.976" calcext:value-type="float">
            <text:p>1.9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6.218" calcext:value-type="boolean">
            <text:p>TRUE</text:p>
          </table:table-cell>
          <table:table-cell office:value-type="boolean" office:boolean-value="-0.135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6.218" calcext:value-type="float">
            <text:p>6.218</text:p>
          </table:table-cell>
          <table:table-cell office:value-type="float" office:value="-0.135" calcext:value-type="float">
            <text:p>-0.135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72" calcext:value-type="float">
            <text:p>-0.472</text:p>
          </table:table-cell>
          <table:table-cell office:value-type="float" office:value="-0.579" calcext:value-type="float">
            <text:p>-0.579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472" calcext:value-type="float">
            <text:p>-0.472</text:p>
          </table:table-cell>
          <table:table-cell office:value-type="float" office:value="-0.579" calcext:value-type="float">
            <text:p>-0.579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5.738" calcext:value-type="boolean">
            <text:p>TRUE</text:p>
          </table:table-cell>
          <table:table-cell office:value-type="boolean" office:boolean-value="-0.05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5.738" calcext:value-type="float">
            <text:p>5.738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3.32" calcext:value-type="float">
            <text:p>3.32</text:p>
          </table:table-cell>
          <table:table-cell office:value-type="float" office:value="1.96" calcext:value-type="float">
            <text:p>1.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 table:style-name="ce18" office:value-type="float" office:value="3.32" calcext:value-type="float">
            <text:p>3.32</text:p>
          </table:table-cell>
          <table:table-cell table:style-name="ce18" office:value-type="float" office:value="1.96" calcext:value-type="float">
            <text:p>1.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551" calcext:value-type="boolean">
            <text:p>TRUE</text:p>
          </table:table-cell>
          <table:table-cell office:value-type="boolean" office:boolean-value="-0.12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551" calcext:value-type="float">
            <text:p>4.55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-0.342" calcext:value-type="float">
            <text:p>-0.342</text:p>
          </table:table-cell>
          <table:table-cell office:value-type="float" office:value="2.733" calcext:value-type="float">
            <text:p>2.733</text:p>
          </table:table-cell>
          <table:table-cell/>
          <table:table-cell office:value-type="float" office:value="-0.342" calcext:value-type="float">
            <text:p>-0.342</text:p>
          </table:table-cell>
          <table:table-cell office:value-type="float" office:value="2.733" calcext:value-type="float">
            <text:p>2.7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08" calcext:value-type="float">
            <text:p>0.308</text:p>
          </table:table-cell>
          <table:table-cell office:value-type="float" office:value="-0.848" calcext:value-type="float">
            <text:p>-0.848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.308" calcext:value-type="float">
            <text:p>0.308</text:p>
          </table:table-cell>
          <table:table-cell office:value-type="float" office:value="-0.848" calcext:value-type="float">
            <text:p>-0.848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55" calcext:value-type="float">
            <text:p>1.055</text:p>
          </table:table-cell>
          <table:table-cell office:value-type="float" office:value="-1.632" calcext:value-type="float">
            <text:p>-1.632</text:p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.055" calcext:value-type="float">
            <text:p>1.055</text:p>
          </table:table-cell>
          <table:table-cell office:value-type="float" office:value="-1.632" calcext:value-type="float">
            <text:p>-1.632</text:p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office:value-type="boolean" office:boolean-value="4.683" calcext:value-type="boolean">
            <text:p>TRUE</text:p>
          </table:table-cell>
          <table:table-cell office:value-type="boolean" office:boolean-value="0.776" calcext:value-type="boolean">
            <text:p>TR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style-name="ce18">
            <text:p/>
          </table:table-cell>
          <table:table-cell table:style-name="ce18">
            <text:p/>
          </table:table-cell>
          <table:table-cell office:value-type="float" office:value="4.683" calcext:value-type="float">
            <text:p>4.683</text:p>
          </table:table-cell>
          <table:table-cell office:value-type="float" office:value="0.776" calcext:value-type="float">
            <text:p>0.776</text:p>
          </table:table-cell>
        </table:table-row>
      </table:table>
      <table:table table:name="charts" table:style-name="ta1">
        <table:shapes>
          <draw:frame draw:z-index="0" draw:style-name="gr1" draw:text-style-name="P1" svg:width="13.684cm" svg:height="15.092cm" svg:x="0cm" svg:y="0.154cm">
            <draw:object draw:notify-on-update-of-ranges="temp.A2:temp.A301 temp.A1:temp.A1 temp.B2:temp.B301 temp.C2:temp.C301 temp.C1:temp.C1 temp.D2:temp.D301 temp.E2:temp.E301 temp.E1:temp.E1 temp.F2:temp.F301 temp.G2:temp.G301 temp.G1:temp.G1 temp.H2:temp.H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416cm" svg:height="13.24cm" svg:x="13.659cm" svg:y="0.2cm">
            <draw:object draw:notify-on-update-of-ranges="data.A2:data.A301 data.B2:data.B3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684cm" svg:height="15.092cm" svg:x="26.057cm" svg:y="0.059cm">
            <draw:object draw:notify-on-update-of-ranges="temp.J2:temp.J301 temp.J1:temp.J1 temp.K2:temp.K301 temp.L2:temp.L301 temp.L1:temp.L1 temp.M2:temp.M301 temp.N2:temp.N301 temp.N1:temp.N1 temp.O2:temp.O301 temp.P2:temp.P301 temp.P1:temp.P1 temp.Q2:temp.Q3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lusterRows_5f_N4_5f_Cluster_5f_0" style:display-name="ClusterRows_N4_Cluster_0" style:family="table-cell" style:parent-style-name="Default">
      <style:table-cell-properties fo:background-color="#df1f1f"/>
    </style:style>
    <style:style style:name="ClusterRows_5f_N4_5f_Cluster_5f_1" style:display-name="ClusterRows_N4_Cluster_1" style:family="table-cell" style:parent-style-name="Default">
      <style:table-cell-properties fo:background-color="#7f1fdf"/>
    </style:style>
    <style:style style:name="ClusterRows_5f_N4_5f_Cluster_5f_2" style:display-name="ClusterRows_N4_Cluster_2" style:family="table-cell" style:parent-style-name="Default">
      <style:table-cell-properties fo:background-color="#1fdfdf"/>
    </style:style>
    <style:style style:name="ClusterRows_5f_N4_5f_Cluster_5f_3" style:display-name="ClusterRows_N4_Cluster_3" style:family="table-cell" style:parent-style-name="Default">
      <style:table-cell-properties fo:background-color="#7fdf1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5:52:57.228628733</meta:creation-date>
    <dc:date>2023-01-16T18:15:23.208069406</dc:date>
    <meta:editing-duration>PT3H26M53S</meta:editing-duration>
    <meta:editing-cycles>35</meta:editing-cycles>
    <meta:generator>LibreOffice/7.3.7.2$Linux_X86_64 LibreOffice_project/30$Build-2</meta:generator>
    <meta:document-statistic meta:table-count="3" meta:cell-count="694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Mono'" style:font-style-name="Regular" style:font-family-generic="modern" style:font-pitch="fixed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5cm" svg:height="15.093cm" xlink:href=".." xlink:type="simple" chart:class="chart:scatter" chart:style-name="ch1">
        <chart:title svg:x="4.51cm" svg:y="0.437cm" chart:style-name="ch2">
          <text:p>Original Clusters</text:p>
        </chart:title>
        <chart:legend chart:legend-position="bottom" svg:x="3.212cm" svg:y="14.494cm" style:legend-expansion="wide" chart:style-name="ch3"/>
        <chart:plot-area chart:style-name="ch4" table:cell-range-address="temp.A1:temp.A301 temp.B2:temp.B301 temp.C1:temp.C1 temp.D2:temp.D301 temp.E1:temp.E1 temp.F2:temp.F301 temp.G1:temp.G1 temp.H2:temp.H301" chart:data-source-has-labels="row" svg:x="1.284cm" svg:y="1.517cm" svg:width="12.128cm" svg:height="11.511cm">
          <chart:coordinate-region svg:x="1.43cm" svg:y="1.716cm" svg:width="11.795cm" svg:height="11.113cm"/>
          <chart:axis chart:dimension="x" chart:name="primary-x" chart:style-name="ch5">
            <chart:title svg:x="7.185cm" svg:y="13.329cm" chart:style-name="ch6">
              <text:p>X</text:p>
            </chart:title>
          </chart:axis>
          <chart:axis chart:dimension="y" chart:name="primary-y" chart:style-name="ch5">
            <chart:title svg:x="0.451cm" svg:y="7.435cm" chart:style-name="ch7">
              <text:p>Y</text:p>
            </chart:title>
          </chart:axis>
          <chart:series chart:style-name="ch8" chart:values-cell-range-address="temp.B2:temp.B301" chart:label-cell-address="temp.A1:temp.A1" chart:class="chart:scatter">
            <chart:domain table:cell-range-address="temp.A2:temp.A301"/>
            <chart:data-point chart:repeated="300"/>
          </chart:series>
          <chart:series chart:style-name="ch9" chart:values-cell-range-address="temp.D2:temp.D301" chart:label-cell-address="temp.C1:temp.C1" chart:class="chart:scatter">
            <chart:domain table:cell-range-address="temp.C2:temp.C301"/>
            <chart:data-point chart:repeated="300"/>
          </chart:series>
          <chart:series chart:style-name="ch10" chart:values-cell-range-address="temp.F2:temp.F301" chart:label-cell-address="temp.E1:temp.E1" chart:class="chart:scatter">
            <chart:domain table:cell-range-address="temp.E2:temp.E301"/>
            <chart:data-point chart:repeated="300"/>
          </chart:series>
          <chart:series chart:style-name="ch11" chart:values-cell-range-address="temp.H2:temp.H301" chart:label-cell-address="temp.G1:temp.G1" chart:class="chart:scatter">
            <chart:domain table:cell-range-address="temp.G2:temp.G301"/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er0</text:p>
                <draw:g>
                  <svg:desc>temp.A1:temp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luster1</text:p>
                <draw:g>
                  <svg:desc>temp.C1:temp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luster2</text:p>
                <draw:g>
                  <svg:desc>temp.E1:temp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luster3</text:p>
                <draw:g>
                  <svg:desc>temp.G1:tem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A2:temp.A301</svg:desc>
                </draw:g>
              </table:table-cell>
              <table:table-cell office:value-type="float" office:value="NaN">
                <text:p>NaN</text:p>
                <draw:g>
                  <svg:desc>temp.B2:temp.B301</svg:desc>
                </draw:g>
              </table:table-cell>
              <table:table-cell office:value-type="float" office:value="4.85">
                <text:p>4.85</text:p>
                <draw:g>
                  <svg:desc>temp.C2:temp.C301</svg:desc>
                </draw:g>
              </table:table-cell>
              <table:table-cell office:value-type="float" office:value="2.205">
                <text:p>2.205</text:p>
                <draw:g>
                  <svg:desc>temp.D2:temp.D301</svg:desc>
                </draw:g>
              </table:table-cell>
              <table:table-cell office:value-type="float" office:value="NaN">
                <text:p>NaN</text:p>
                <draw:g>
                  <svg:desc>temp.E2:temp.E301</svg:desc>
                </draw:g>
              </table:table-cell>
              <table:table-cell office:value-type="float" office:value="NaN">
                <text:p>NaN</text:p>
                <draw:g>
                  <svg:desc>temp.F2:temp.F301</svg:desc>
                </draw:g>
              </table:table-cell>
              <table:table-cell office:value-type="float" office:value="NaN">
                <text:p>NaN</text:p>
                <draw:g>
                  <svg:desc>temp.G2:temp.G301</svg:desc>
                </draw:g>
              </table:table-cell>
              <table:table-cell office:value-type="float" office:value="NaN">
                <text:p>NaN</text:p>
                <draw:g>
                  <svg:desc>temp.H2:temp.H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8">
                <text:p>3.688</text:p>
              </table:table-cell>
              <table:table-cell office:value-type="float" office:value="1.482">
                <text:p>1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3">
                <text:p>3.783</text:p>
              </table:table-cell>
              <table:table-cell office:value-type="float" office:value="1.816">
                <text:p>1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5.947">
                <text:p>5.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8">
                <text:p>-0.448</text:p>
              </table:table-cell>
              <table:table-cell office:value-type="float" office:value="5.324">
                <text:p>5.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6">
                <text:p>0.806</text:p>
              </table:table-cell>
              <table:table-cell office:value-type="float" office:value="6.002">
                <text:p>6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">
                <text:p>3.84</text:p>
              </table:table-cell>
              <table:table-cell office:value-type="float" office:value="2.575">
                <text:p>2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4">
                <text:p>3.564</text:p>
              </table:table-cell>
              <table:table-cell office:value-type="float" office:value="2.325">
                <text:p>2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6">
                <text:p>5.46</text:p>
              </table:table-cell>
              <table:table-cell office:value-type="float" office:value="1.021">
                <text:p>1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3">
                <text:p>2.333</text:p>
              </table:table-cell>
              <table:table-cell office:value-type="float" office:value="-0.425">
                <text:p>-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1">
                <text:p>-0.401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3">
                <text:p>-0.873</text:p>
              </table:table-cell>
              <table:table-cell office:value-type="float" office:value="5.702">
                <text:p>5.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">
                <text:p>0.053</text:p>
              </table:table-cell>
              <table:table-cell office:value-type="float" office:value="1.329">
                <text:p>1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7">
                <text:p>-0.097</text:p>
              </table:table-cell>
              <table:table-cell office:value-type="float" office:value="0.143">
                <text:p>0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1">
                <text:p>5.431</text:p>
              </table:table-cell>
              <table:table-cell office:value-type="float" office:value="0.759">
                <text:p>0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62">
                <text:p>-1.462</text:p>
              </table:table-cell>
              <table:table-cell office:value-type="float" office:value="2.141">
                <text:p>2.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3.497">
                <text:p>3.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6">
                <text:p>3.586</text:p>
              </table:table-cell>
              <table:table-cell office:value-type="float" office:value="2.331">
                <text:p>2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92">
                <text:p>3.392</text:p>
              </table:table-cell>
              <table:table-cell office:value-type="float" office:value="-0.011">
                <text:p>-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02">
                <text:p>5.802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6">
                <text:p>1.716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">
                <text:p>0.545</text:p>
              </table:table-cell>
              <table:table-cell office:value-type="float" office:value="-1.662">
                <text:p>-1.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7">
                <text:p>3.157</text:p>
              </table:table-cell>
              <table:table-cell office:value-type="float" office:value="2.127">
                <text:p>2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">
                <text:p>0.296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6">
                <text:p>1.096</text:p>
              </table:table-cell>
              <table:table-cell office:value-type="float" office:value="-1.379">
                <text:p>-1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2">
                <text:p>-0.032</text:p>
              </table:table-cell>
              <table:table-cell office:value-type="float" office:value="0.721">
                <text:p>0.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947">
                <text:p>4.947</text:p>
              </table:table-cell>
              <table:table-cell office:value-type="float" office:value="0.676">
                <text:p>0.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6.076">
                <text:p>6.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3">
                <text:p>-0.343</text:p>
              </table:table-cell>
              <table:table-cell office:value-type="float" office:value="-0.623">
                <text:p>-0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">
                <text:p>3.245</text:p>
              </table:table-cell>
              <table:table-cell office:value-type="float" office:value="1.199">
                <text:p>1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78">
                <text:p>5.978</text:p>
              </table:table-cell>
              <table:table-cell office:value-type="float" office:value="-0.933">
                <text:p>-0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6">
                <text:p>5.7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7">
                <text:p>-0.677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94">
                <text:p>5.994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78">
                <text:p>5.78</text:p>
              </table:table-cell>
              <table:table-cell office:value-type="float" office:value="-0.214">
                <text:p>-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  <table:table-cell office:value-type="float" office:value="5.268">
                <text:p>5.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">
                <text:p>0.264</text:p>
              </table:table-cell>
              <table:table-cell office:value-type="float" office:value="4.865">
                <text:p>4.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">
                <text:p>0.127</text:p>
              </table:table-cell>
              <table:table-cell office:value-type="float" office:value="5.364">
                <text:p>5.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46">
                <text:p>3.546</text:p>
              </table:table-cell>
              <table:table-cell office:value-type="float" office:value="-0.614">
                <text:p>-0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">
                <text:p>-0.807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">
                <text:p>2.89</text:p>
              </table:table-cell>
              <table:table-cell office:value-type="float" office:value="3.248">
                <text:p>3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">
                <text:p>0.245</text:p>
              </table:table-cell>
              <table:table-cell office:value-type="float" office:value="5.071">
                <text:p>5.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">
                <text:p>0.414</text:p>
              </table:table-cell>
              <table:table-cell office:value-type="float" office:value="-1.238">
                <text:p>-1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2">
                <text:p>-0.532</text:p>
              </table:table-cell>
              <table:table-cell office:value-type="float" office:value="0.144">
                <text:p>0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5">
                <text:p>-0.815</text:p>
              </table:table-cell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1">
                <text:p>-0.241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-1.131">
                <text:p>-1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73">
                <text:p>3.773</text:p>
              </table:table-cell>
              <table:table-cell office:value-type="float" office:value="-0.447">
                <text:p>-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6">
                <text:p>3.166</text:p>
              </table:table-cell>
              <table:table-cell office:value-type="float" office:value="2.414">
                <text:p>2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">
                <text:p>-0.513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7">
                <text:p>2.017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4">
                <text:p>-1.04</text:p>
              </table:table-cell>
              <table:table-cell office:value-type="float" office:value="0.626">
                <text:p>0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3">
                <text:p>-0.45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12">
                <text:p>7.512</text:p>
              </table:table-cell>
              <table:table-cell office:value-type="float" office:value="0.963">
                <text:p>0.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1">
                <text:p>-0.731</text:p>
              </table:table-cell>
              <table:table-cell office:value-type="float" office:value="0.598">
                <text:p>0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">
                <text:p>0.188</text:p>
              </table:table-cell>
              <table:table-cell office:value-type="float" office:value="6.178">
                <text:p>6.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7">
                <text:p>3.237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9">
                <text:p>-0.569</text:p>
              </table:table-cell>
              <table:table-cell office:value-type="float" office:value="6.441">
                <text:p>6.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7">
                <text:p>2.757</text:p>
              </table:table-cell>
              <table:table-cell office:value-type="float" office:value="1.953">
                <text:p>1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58">
                <text:p>5.458</text:p>
              </table:table-cell>
              <table:table-cell office:value-type="float" office:value="-0.601">
                <text:p>-0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7">
                <text:p>-0.327</text:p>
              </table:table-cell>
              <table:table-cell office:value-type="float" office:value="-0.104">
                <text:p>-0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">
                <text:p>0.497</text:p>
              </table:table-cell>
              <table:table-cell office:value-type="float" office:value="5.553">
                <text:p>5.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481">
                <text:p>0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3">
                <text:p>2.943</text:p>
              </table:table-cell>
              <table:table-cell office:value-type="float" office:value="2.081">
                <text:p>2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39">
                <text:p>-0.239</text:p>
              </table:table-cell>
              <table:table-cell office:value-type="float" office:value="5.603">
                <text:p>5.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">
                <text:p>5.147</text:p>
              </table:table-cell>
              <table:table-cell office:value-type="float" office:value="1.306">
                <text:p>1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63">
                <text:p>6.163</text:p>
              </table:table-cell>
              <table:table-cell office:value-type="float" office:value="0.103">
                <text:p>0.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9">
                <text:p>-0.109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">
                <text:p>1.351</text:p>
              </table:table-cell>
              <table:table-cell office:value-type="float" office:value="1.164">
                <text:p>1.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39">
                <text:p>5.73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8">
                <text:p>1.318</text:p>
              </table:table-cell>
              <table:table-cell office:value-type="float" office:value="1.39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3">
                <text:p>4.523</text:p>
              </table:table-cell>
              <table:table-cell office:value-type="float" office:value="2.617">
                <text:p>2.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2">
                <text:p>-0.362</text:p>
              </table:table-cell>
              <table:table-cell office:value-type="float" office:value="5.658">
                <text:p>5.6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5">
                <text:p>-0.415</text:p>
              </table:table-cell>
              <table:table-cell office:value-type="float" office:value="7.064">
                <text:p>7.0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5">
                <text:p>-0.275</text:p>
              </table:table-cell>
              <table:table-cell office:value-type="float" office:value="6.675">
                <text:p>6.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6">
                <text:p>-0.116</text:p>
              </table:table-cell>
              <table:table-cell office:value-type="float" office:value="5.553">
                <text:p>5.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2">
                <text:p>-0.40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">
                <text:p>0.176</text:p>
              </table:table-cell>
              <table:table-cell office:value-type="float" office:value="0.829">
                <text:p>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69">
                <text:p>3.669</text:p>
              </table:table-cell>
              <table:table-cell office:value-type="float" office:value="-0.237">
                <text:p>-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63">
                <text:p>4.46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58">
                <text:p>4.758</text:p>
              </table:table-cell>
              <table:table-cell office:value-type="float" office:value="0.396">
                <text:p>0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8">
                <text:p>-1.578</text:p>
              </table:table-cell>
              <table:table-cell office:value-type="float" office:value="1.371">
                <text:p>1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079">
                <text:p>6.079</text:p>
              </table:table-cell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-0.092">
                <text:p>-0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3">
                <text:p>-0.323</text:p>
              </table:table-cell>
              <table:table-cell office:value-type="float" office:value="1.111">
                <text:p>1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1">
                <text:p>-0.561</text:p>
              </table:table-cell>
              <table:table-cell office:value-type="float" office:value="-1.146">
                <text:p>-1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2.747">
                <text:p>2.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3">
                <text:p>-0.743</text:p>
              </table:table-cell>
              <table:table-cell office:value-type="float" office:value="0.464">
                <text:p>0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">
                <text:p>0.534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9">
                <text:p>2.829</text:p>
              </table:table-cell>
              <table:table-cell office:value-type="float" office:value="1.908">
                <text:p>1.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14">
                <text:p>5.814</text:p>
              </table:table-cell>
              <table:table-cell office:value-type="float" office:value="4.287">
                <text:p>4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">
                <text:p>4.47</text:p>
              </table:table-cell>
              <table:table-cell office:value-type="float" office:value="3.458">
                <text:p>3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1">
                <text:p>1.071</text:p>
              </table:table-cell>
              <table:table-cell office:value-type="float" office:value="-1.057">
                <text:p>-1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92">
                <text:p>4.392</text:p>
              </table:table-cell>
              <table:table-cell office:value-type="float" office:value="-0.369">
                <text:p>-0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-0.023">
                <text:p>-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">
                <text:p>0.382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">
                <text:p>4.02</text:p>
              </table:table-cell>
              <table:table-cell office:value-type="float" office:value="1.719">
                <text:p>1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4">
                <text:p>2.854</text:p>
              </table:table-cell>
              <table:table-cell office:value-type="float" office:value="1.313">
                <text:p>1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2">
                <text:p>4.162</text:p>
              </table:table-cell>
              <table:table-cell office:value-type="float" office:value="2.368">
                <text:p>2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72">
                <text:p>3.472</text:p>
              </table:table-cell>
              <table:table-cell office:value-type="float" office:value="1.536">
                <text:p>1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4">
                <text:p>4.014</text:p>
              </table:table-cell>
              <table:table-cell office:value-type="float" office:value="3.134">
                <text:p>3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3">
                <text:p>2.393</text:p>
              </table:table-cell>
              <table:table-cell office:value-type="float" office:value="1.159">
                <text:p>1.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1">
                <text:p>2.371</text:p>
              </table:table-cell>
              <table:table-cell office:value-type="float" office:value="1.113">
                <text:p>1.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97">
                <text:p>3.897</text:p>
              </table:table-cell>
              <table:table-cell office:value-type="float" office:value="2.242">
                <text:p>2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">
                <text:p>-1.11</text:p>
              </table:table-cell>
              <table:table-cell office:value-type="float" office:value="-0.122">
                <text:p>-0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">
                <text:p>0.245</text:p>
              </table:table-cell>
              <table:table-cell office:value-type="float" office:value="-0.523">
                <text:p>-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9">
                <text:p>4.019</text:p>
              </table:table-cell>
              <table:table-cell office:value-type="float" office:value="1.254">
                <text:p>1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132">
                <text:p>6.132</text:p>
              </table:table-cell>
              <table:table-cell office:value-type="float" office:value="-0.397">
                <text:p>-0.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8">
                <text:p>-0.308</text:p>
              </table:table-cell>
              <table:table-cell office:value-type="float" office:value="-0.852">
                <text:p>-0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5">
                <text:p>1.815</text:p>
              </table:table-cell>
              <table:table-cell office:value-type="float" office:value="1.618">
                <text:p>1.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8">
                <text:p>-0.018</text:p>
              </table:table-cell>
              <table:table-cell office:value-type="float" office:value="0.939">
                <text:p>0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4">
                <text:p>-0.424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">
                <text:p>3.61</text:p>
              </table:table-cell>
              <table:table-cell office:value-type="float" office:value="3.435">
                <text:p>3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">
                <text:p>4.1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">
                <text:p>-0.016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3">
                <text:p>-0.583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">
                <text:p>-0.22</text:p>
              </table:table-cell>
              <table:table-cell office:value-type="float" office:value="4.447">
                <text:p>4.4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2">
                <text:p>2.142</text:p>
              </table:table-cell>
              <table:table-cell office:value-type="float" office:value="1.656">
                <text:p>1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55">
                <text:p>2.455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">
                <text:p>0.519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7">
                <text:p>2.317</text:p>
              </table:table-cell>
              <table:table-cell office:value-type="float" office:value="2.666">
                <text:p>2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62">
                <text:p>5.662</text:p>
              </table:table-cell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97">
                <text:p>3.69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">
                <text:p>0.393</text:p>
              </table:table-cell>
              <table:table-cell office:value-type="float" office:value="4.753">
                <text:p>4.7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75">
                <text:p>-1.075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">
                <text:p>0.311</text:p>
              </table:table-cell>
              <table:table-cell office:value-type="float" office:value="3.385">
                <text:p>3.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">
                <text:p>0.195</text:p>
              </table:table-cell>
              <table:table-cell office:value-type="float" office:value="5.464">
                <text:p>5.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42">
                <text:p>4.442</text:p>
              </table:table-cell>
              <table:table-cell office:value-type="float" office:value="-0.039">
                <text:p>-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4">
                <text:p>3.394</text:p>
              </table:table-cell>
              <table:table-cell office:value-type="float" office:value="1.582">
                <text:p>1.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2">
                <text:p>-0.102</text:p>
              </table:table-cell>
              <table:table-cell office:value-type="float" office:value="5.887">
                <text:p>5.8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04">
                <text:p>5.404</text:p>
              </table:table-cell>
              <table:table-cell office:value-type="float" office:value="-0.506">
                <text:p>-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9">
                <text:p>4.439</text:p>
              </table:table-cell>
              <table:table-cell office:value-type="float" office:value="-0.685">
                <text:p>-0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">
                <text:p>0.139</text:p>
              </table:table-cell>
              <table:table-cell office:value-type="float" office:value="4.101">
                <text:p>4.1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44">
                <text:p>5.344</text:p>
              </table:table-cell>
              <table:table-cell office:value-type="float" office:value="-0.13">
                <text:p>-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">
                <text:p>0.605</text:p>
              </table:table-cell>
              <table:table-cell office:value-type="float" office:value="6.075">
                <text:p>6.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6">
                <text:p>-0.436</text:p>
              </table:table-cell>
              <table:table-cell office:value-type="float" office:value="3.544">
                <text:p>3.5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">
                <text:p>0.681</text:p>
              </table:table-cell>
              <table:table-cell office:value-type="float" office:value="-0.262">
                <text:p>-0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">
                <text:p>0.505</text:p>
              </table:table-cell>
              <table:table-cell office:value-type="float" office:value="6.193">
                <text:p>6.1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4">
                <text:p>-0.404</text:p>
              </table:table-cell>
              <table:table-cell office:value-type="float" office:value="3.972">
                <text:p>3.9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7">
                <text:p>-0.817</text:p>
              </table:table-cell>
              <table:table-cell office:value-type="float" office:value="4.954">
                <text:p>4.9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">
                <text:p>0.609</text:p>
              </table:table-cell>
              <table:table-cell office:value-type="float" office:value="0.807">
                <text:p>0.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1">
                <text:p>-0.591</text:p>
              </table:table-cell>
              <table:table-cell office:value-type="float" office:value="-0.135">
                <text:p>-0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">
                <text:p>-1.3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8">
                <text:p>-0.948</text:p>
              </table:table-cell>
              <table:table-cell office:value-type="float" office:value="1.328">
                <text:p>1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1">
                <text:p>-0.921</text:p>
              </table:table-cell>
              <table:table-cell office:value-type="float" office:value="1.958">
                <text:p>1.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424">
                <text:p>6.424</text:p>
              </table:table-cell>
              <table:table-cell office:value-type="float" office:value="0.416">
                <text:p>0.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8">
                <text:p>2.488</text:p>
              </table:table-cell>
              <table:table-cell office:value-type="float" office:value="1.169">
                <text:p>1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">
                <text:p>0.173</text:p>
              </table:table-cell>
              <table:table-cell office:value-type="float" office:value="-0.98">
                <text:p>-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4">
                <text:p>0.194</text:p>
              </table:table-cell>
              <table:table-cell office:value-type="float" office:value="5.931">
                <text:p>5.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68">
                <text:p>6.568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5">
                <text:p>2.235</text:p>
              </table:table-cell>
              <table:table-cell office:value-type="float" office:value="1.593">
                <text:p>1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7">
                <text:p>3.917</text:p>
              </table:table-cell>
              <table:table-cell office:value-type="float" office:value="3.771">
                <text:p>3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49">
                <text:p>5.249</text:p>
              </table:table-cell>
              <table:table-cell office:value-type="float" office:value="-0.486">
                <text:p>-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6">
                <text:p>-1.606</text:p>
              </table:table-cell>
              <table:table-cell office:value-type="float" office:value="0.186">
                <text:p>0.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1">
                <text:p>5.291</text:p>
              </table:table-cell>
              <table:table-cell office:value-type="float" office:value="2.283">
                <text:p>2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5">
                <text:p>-0.295</text:p>
              </table:table-cell>
              <table:table-cell office:value-type="float" office:value="-1.26">
                <text:p>-1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8">
                <text:p>2.028</text:p>
              </table:table-cell>
              <table:table-cell office:value-type="float" office:value="1.925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8">
                <text:p>1.958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49">
                <text:p>3.849</text:p>
              </table:table-cell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89">
                <text:p>6.189</text:p>
              </table:table-cell>
              <table:table-cell office:value-type="float" office:value="0.197">
                <text:p>0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9">
                <text:p>3.169</text:p>
              </table:table-cell>
              <table:table-cell office:value-type="float" office:value="1.149">
                <text:p>1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4.867">
                <text:p>4.8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">
                <text:p>-1.02</text:p>
              </table:table-cell>
              <table:table-cell office:value-type="float" office:value="1.106">
                <text:p>1.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">
                <text:p>3.704</text:p>
              </table:table-cell>
              <table:table-cell office:value-type="float" office:value="1.118">
                <text:p>1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2">
                <text:p>6.62</text:p>
              </table:table-cell>
              <table:table-cell office:value-type="float" office:value="0.622">
                <text:p>0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4">
                <text:p>-0.044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7">
                <text:p>-0.967</text:p>
              </table:table-cell>
              <table:table-cell office:value-type="float" office:value="0.577">
                <text:p>0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79">
                <text:p>5.679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">
                <text:p>0.144</text:p>
              </table:table-cell>
              <table:table-cell office:value-type="float" office:value="4.646">
                <text:p>4.6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3">
                <text:p>1.913</text:p>
              </table:table-cell>
              <table:table-cell office:value-type="float" office:value="1.981">
                <text:p>1.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4">
                <text:p>-0.094</text:p>
              </table:table-cell>
              <table:table-cell office:value-type="float" office:value="0.213">
                <text:p>0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29">
                <text:p>4.529</text:p>
              </table:table-cell>
              <table:table-cell office:value-type="float" office:value="-0.153">
                <text:p>-0.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2">
                <text:p>1.052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">
                <text:p>0.601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">
                <text:p>0.932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">
                <text:p>-0.099</text:p>
              </table:table-cell>
              <table:table-cell office:value-type="float" office:value="5.623">
                <text:p>5.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413">
                <text:p>5.413</text:p>
              </table:table-cell>
              <table:table-cell office:value-type="float" office:value="-0.163">
                <text:p>-0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7">
                <text:p>-0.077</text:p>
              </table:table-cell>
              <table:table-cell office:value-type="float" office:value="5.224">
                <text:p>5.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1">
                <text:p>4.971</text:p>
              </table:table-cell>
              <table:table-cell office:value-type="float" office:value="2.513">
                <text:p>2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">
                <text:p>0.652</text:p>
              </table:table-cell>
              <table:table-cell office:value-type="float" office:value="1.108">
                <text:p>1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1">
                <text:p>3.171</text:p>
              </table:table-cell>
              <table:table-cell office:value-type="float" office:value="2.698">
                <text:p>2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579">
                <text:p>3.579</text:p>
              </table:table-cell>
              <table:table-cell office:value-type="float" office:value="-0.615">
                <text:p>-0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46">
                <text:p>7.346</text:p>
              </table:table-cell>
              <table:table-cell office:value-type="float" office:value="-0.252">
                <text:p>-0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">
                <text:p>0.208</text:p>
              </table:table-cell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5">
                <text:p>1.155</text:p>
              </table:table-cell>
              <table:table-cell office:value-type="float" office:value="-1.373">
                <text:p>-1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88">
                <text:p>4.488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2">
                <text:p>-0.462</text:p>
              </table:table-cell>
              <table:table-cell office:value-type="float" office:value="4.476">
                <text:p>4.4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31">
                <text:p>2.931</text:p>
              </table:table-cell>
              <table:table-cell office:value-type="float" office:value="-0.068">
                <text:p>-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6">
                <text:p>-0.256</text:p>
              </table:table-cell>
              <table:table-cell office:value-type="float" office:value="3.699">
                <text:p>3.6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3">
                <text:p>1.293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1">
                <text:p>3.431</text:p>
              </table:table-cell>
              <table:table-cell office:value-type="float" office:value="1.956">
                <text:p>1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">
                <text:p>2.54</text:p>
              </table:table-cell>
              <table:table-cell office:value-type="float" office:value="0.904">
                <text:p>0.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996">
                <text:p>4.996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">
                <text:p>-0.506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7">
                <text:p>-0.627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">
                <text:p>0.095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57">
                <text:p>5.57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6">
                <text:p>1.916</text:p>
              </table:table-cell>
              <table:table-cell office:value-type="float" office:value="-1.183">
                <text:p>-1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621">
                <text:p>5.621</text:p>
              </table:table-cell>
              <table:table-cell office:value-type="float" office:value="0.734">
                <text:p>0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1">
                <text:p>-0.451</text:p>
              </table:table-cell>
              <table:table-cell office:value-type="float" office:value="6.289">
                <text:p>6.2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6.116">
                <text:p>6.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933">
                <text:p>4.933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82">
                <text:p>3.982</text:p>
              </table:table-cell>
              <table:table-cell office:value-type="float" office:value="-0.084">
                <text:p>-0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">
                <text:p>0.482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65">
                <text:p>4.965</text:p>
              </table:table-cell>
              <table:table-cell office:value-type="float" office:value="-0.741">
                <text:p>-0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9">
                <text:p>2.819</text:p>
              </table:table-cell>
              <table:table-cell office:value-type="float" office:value="3.482">
                <text:p>3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  <table:table-cell office:value-type="float" office:value="-1.303">
                <text:p>-1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92">
                <text:p>4.192</text:p>
              </table:table-cell>
              <table:table-cell office:value-type="float" office:value="-0.343">
                <text:p>-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2">
                <text:p>1.482</text:p>
              </table:table-cell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">
                <text:p>0.127</text:p>
              </table:table-cell>
              <table:table-cell office:value-type="float" office:value="6.089">
                <text:p>6.0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">
                <text:p>0.111</text:p>
              </table:table-cell>
              <table:table-cell office:value-type="float" office:value="0.644">
                <text:p>0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4">
                <text:p>1.254</text:p>
              </table:table-cell>
              <table:table-cell office:value-type="float" office:value="-1.759">
                <text:p>-1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7">
                <text:p>-1.717</text:p>
              </table:table-cell>
              <table:table-cell office:value-type="float" office:value="2.369">
                <text:p>2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839">
                <text:p>4.839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9">
                <text:p>4.849</text:p>
              </table:table-cell>
              <table:table-cell office:value-type="float" office:value="2.834">
                <text:p>2.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92">
                <text:p>3.892</text:p>
              </table:table-cell>
              <table:table-cell office:value-type="float" office:value="-0.548">
                <text:p>-0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34">
                <text:p>7.334</text:p>
              </table:table-cell>
              <table:table-cell office:value-type="float" office:value="-0.14">
                <text:p>-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7">
                <text:p>2.397</text:p>
              </table:table-cell>
              <table:table-cell office:value-type="float" office:value="2.826">
                <text:p>2.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">
                <text:p>-1.16</text:p>
              </table:table-cell>
              <table:table-cell office:value-type="float" office:value="0.389">
                <text:p>0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644">
                <text:p>5.644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081">
                <text:p>4.081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">
                <text:p>0.564</text:p>
              </table:table-cell>
              <table:table-cell office:value-type="float" office:value="4.787">
                <text:p>4.7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189">
                <text:p>5.189</text:p>
              </table:table-cell>
              <table:table-cell office:value-type="float" office:value="0.701">
                <text:p>0.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75">
                <text:p>4.575</text:p>
              </table:table-cell>
              <table:table-cell office:value-type="float" office:value="0.685">
                <text:p>0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">
                <text:p>0.535</text:p>
              </table:table-cell>
              <table:table-cell office:value-type="float" office:value="-1.287">
                <text:p>-1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658">
                <text:p>3.658</text:p>
              </table:table-cell>
              <table:table-cell office:value-type="float" office:value="-0.574">
                <text:p>-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1">
                <text:p>-0.691</text:p>
              </table:table-cell>
              <table:table-cell office:value-type="float" office:value="5.206">
                <text:p>5.2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311">
                <text:p>4.311</text:p>
              </table:table-cell>
              <table:table-cell office:value-type="float" office:value="0.119">
                <text:p>0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">
                <text:p>0.698</text:p>
              </table:table-cell>
              <table:table-cell office:value-type="float" office:value="5.303">
                <text:p>5.3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4">
                <text:p>3.604</text:p>
              </table:table-cell>
              <table:table-cell office:value-type="float" office:value="1.007">
                <text:p>1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3">
                <text:p>-0.093</text:p>
              </table:table-cell>
              <table:table-cell office:value-type="float" office:value="1.391">
                <text:p>1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">
                <text:p>0.387</text:p>
              </table:table-cell>
              <table:table-cell office:value-type="float" office:value="-0.108">
                <text:p>-0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">
                <text:p>1.52</text:p>
              </table:table-cell>
              <table:table-cell office:value-type="float" office:value="3.719">
                <text:p>3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1.042">
                <text:p>1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6">
                <text:p>0.196</text:p>
              </table:table-cell>
              <table:table-cell office:value-type="float" office:value="-1.539">
                <text:p>-1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146">
                <text:p>5.146</text:p>
              </table:table-cell>
              <table:table-cell office:value-type="float" office:value="-0.628">
                <text:p>-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">
                <text:p>0.331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895">
                <text:p>4.89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7">
                <text:p>1.417</text:p>
              </table:table-cell>
              <table:table-cell office:value-type="float" office:value="3.828">
                <text:p>3.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1">
                <text:p>-0.121</text:p>
              </table:table-cell>
              <table:table-cell office:value-type="float" office:value="-0.313">
                <text:p>-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8">
                <text:p>-0.678</text:p>
              </table:table-cell>
              <table:table-cell office:value-type="float" office:value="3.523">
                <text:p>3.5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85">
                <text:p>-0.385</text:p>
              </table:table-cell>
              <table:table-cell office:value-type="float" office:value="4.514">
                <text:p>4.5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3">
                <text:p>3.583</text:p>
              </table:table-cell>
              <table:table-cell office:value-type="float" office:value="2.426">
                <text:p>2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5.358">
                <text:p>5.3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787">
                <text:p>5.787</text:p>
              </table:table-cell>
              <table:table-cell office:value-type="float" office:value="1.117">
                <text:p>1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">
                <text:p>0.822</text:p>
              </table:table-cell>
              <table:table-cell office:value-type="float" office:value="0.616">
                <text:p>0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1">
                <text:p>-0.271</text:p>
              </table:table-cell>
              <table:table-cell office:value-type="float" office:value="5.411">
                <text:p>5.4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">
                <text:p>0.498</text:p>
              </table:table-cell>
              <table:table-cell office:value-type="float" office:value="6.861">
                <text:p>6.8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35">
                <text:p>-1.535</text:p>
              </table:table-cell>
              <table:table-cell office:value-type="float" office:value="5.582">
                <text:p>5.5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4">
                <text:p>3.084</text:p>
              </table:table-cell>
              <table:table-cell office:value-type="float" office:value="1.74">
                <text:p>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2">
                <text:p>4.222</text:p>
              </table:table-cell>
              <table:table-cell office:value-type="float" office:value="1.29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">
                <text:p>-0.17</text:p>
              </table:table-cell>
              <table:table-cell office:value-type="float" office:value="0.527">
                <text:p>0.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2">
                <text:p>-0.842</text:p>
              </table:table-cell>
              <table:table-cell office:value-type="float" office:value="0.878">
                <text:p>0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4">
                <text:p>1.554</text:p>
              </table:table-cell>
              <table:table-cell office:value-type="float" office:value="0.402">
                <text:p>0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857">
                <text:p>5.857</text:p>
              </table:table-cell>
              <table:table-cell office:value-type="float" office:value="0.116">
                <text:p>0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5.132">
                <text:p>5.1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4">
                <text:p>1.874</text:p>
              </table:table-cell>
              <table:table-cell office:value-type="float" office:value="-1.925">
                <text:p>-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816">
                <text:p>4.816</text:p>
              </table:table-cell>
              <table:table-cell office:value-type="float" office:value="-0.33">
                <text:p>-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">
                <text:p>0.382</text:p>
              </table:table-cell>
              <table:table-cell office:value-type="float" office:value="1.233">
                <text:p>1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6">
                <text:p>1.126</text:p>
              </table:table-cell>
              <table:table-cell office:value-type="float" office:value="4.745">
                <text:p>4.7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3">
                <text:p>-0.323</text:p>
              </table:table-cell>
              <table:table-cell office:value-type="float" office:value="5.604">
                <text:p>5.6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">
                <text:p>-0.29</text:p>
              </table:table-cell>
              <table:table-cell office:value-type="float" office:value="5.373">
                <text:p>5.3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8">
                <text:p>-0.208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2">
                <text:p>-1.942</text:p>
              </table:table-cell>
              <table:table-cell office:value-type="float" office:value="1.753">
                <text:p>1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9">
                <text:p>-1.949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613">
                <text:p>5.613</text:p>
              </table:table-cell>
              <table:table-cell office:value-type="float" office:value="0.749">
                <text:p>0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562">
                <text:p>4.562</text:p>
              </table:table-cell>
              <table:table-cell office:value-type="float" office:value="0.119">
                <text:p>0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5">
                <text:p>-0.885</text:p>
              </table:table-cell>
              <table:table-cell office:value-type="float" office:value="2.805">
                <text:p>2.8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-0.466">
                <text:p>-0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1">
                <text:p>1.181</text:p>
              </table:table-cell>
              <table:table-cell office:value-type="float" office:value="2.184">
                <text:p>2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103">
                <text:p>5.103</text:p>
              </table:table-cell>
              <table:table-cell office:value-type="float" office:value="-0.449">
                <text:p>-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9">
                <text:p>4.099</text:p>
              </table:table-cell>
              <table:table-cell office:value-type="float" office:value="2.798">
                <text:p>2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">
                <text:p>-0.69</text:p>
              </table:table-cell>
              <table:table-cell office:value-type="float" office:value="0.462">
                <text:p>0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065">
                <text:p>4.06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423">
                <text:p>5.423</text:p>
              </table:table-cell>
              <table:table-cell office:value-type="float" office:value="-0.403">
                <text:p>-0.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637">
                <text:p>5.637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9">
                <text:p>3.339</text:p>
              </table:table-cell>
              <table:table-cell office:value-type="float" office:value="1.525">
                <text:p>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64">
                <text:p>5.64</text:p>
              </table:table-cell>
              <table:table-cell office:value-type="float" office:value="0.551">
                <text:p>0.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6">
                <text:p>1.746</text:p>
              </table:table-cell>
              <table:table-cell office:value-type="float" office:value="-0.891">
                <text:p>-0.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198">
                <text:p>5.198</text:p>
              </table:table-cell>
              <table:table-cell office:value-type="float" office:value="0.378">
                <text:p>0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3">
                <text:p>3.103</text:p>
              </table:table-cell>
              <table:table-cell office:value-type="float" office:value="4.208">
                <text:p>4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2.618">
                <text:p>2.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6">
                <text:p>2.556</text:p>
              </table:table-cell>
              <table:table-cell office:value-type="float" office:value="1.519">
                <text:p>1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7">
                <text:p>0.817</text:p>
              </table:table-cell>
              <table:table-cell office:value-type="float" office:value="-1.388">
                <text:p>-1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">
                <text:p>0.21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3">
                <text:p>-1.063</text:p>
              </table:table-cell>
              <table:table-cell office:value-type="float" office:value="0.419">
                <text:p>0.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4.477">
                <text:p>4.4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1">
                <text:p>5.671</text:p>
              </table:table-cell>
              <table:table-cell office:value-type="float" office:value="1.976">
                <text:p>1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218">
                <text:p>6.218</text:p>
              </table:table-cell>
              <table:table-cell office:value-type="float" office:value="-0.135">
                <text:p>-0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2">
                <text:p>-0.472</text:p>
              </table:table-cell>
              <table:table-cell office:value-type="float" office:value="-0.579">
                <text:p>-0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738">
                <text:p>5.738</text:p>
              </table:table-cell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">
                <text:p>3.32</text:p>
              </table:table-cell>
              <table:table-cell office:value-type="float" office:value="1.96">
                <text:p>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551">
                <text:p>4.551</text:p>
              </table:table-cell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2">
                <text:p>-0.342</text:p>
              </table:table-cell>
              <table:table-cell office:value-type="float" office:value="2.733">
                <text:p>2.7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">
                <text:p>0.308</text:p>
              </table:table-cell>
              <table:table-cell office:value-type="float" office:value="-0.848">
                <text:p>-0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5">
                <text:p>1.055</text:p>
              </table:table-cell>
              <table:table-cell office:value-type="float" office:value="-1.632">
                <text:p>-1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83">
                <text:p>4.683</text:p>
              </table:table-cell>
              <table:table-cell office:value-type="float" office:value="0.776">
                <text:p>0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Mono'" style:font-style-name="Regular" style:font-family-generic="modern" style:font-pitch="fixed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0010000000A0000000A36182673571669CF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25cm" chart:symbol-height="0.25cm" chart:link-data-style-to-source="true">
        <chart:symbol-image xlink:href="Pictures/100000010000000A0000000A36182673571669CF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17cm" svg:height="13.241cm" xlink:href=".." xlink:type="simple" chart:class="chart:scatter" chart:style-name="ch1">
        <chart:title svg:x="4.14cm" svg:y="0.4cm" chart:style-name="ch2">
          <text:p>Unlabelled data</text:p>
        </chart:title>
        <chart:plot-area chart:style-name="ch3" table:cell-range-address="data.A2:data.B301" svg:x="0.248cm" svg:y="1.443cm" svg:width="11.921cm" svg:height="11.534cm">
          <chart:coordinate-region svg:x="0.394cm" svg:y="1.642cm" svg:width="11.588cm" svg:height="11.136cm"/>
          <chart:axis chart:dimension="x" chart:name="primary-x" chart:style-name="ch4"/>
          <chart:axis chart:dimension="y" chart:name="primary-y" chart:style-name="ch5"/>
          <chart:series chart:style-name="ch6" chart:values-cell-range-address="data.B2:data.B301" chart:class="chart:scatter">
            <chart:domain table:cell-range-address="data.A2:data.A301"/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5">
                <text:p>4.85</text:p>
                <draw:g>
                  <svg:desc>data.A2:data.A301</svg:desc>
                </draw:g>
              </table:table-cell>
              <table:table-cell office:value-type="float" office:value="2.205">
                <text:p>2.205</text:p>
                <draw:g>
                  <svg:desc>data.B2:data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88">
                <text:p>3.688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83">
                <text:p>3.783</text:p>
              </table:table-cell>
              <table:table-cell office:value-type="float" office:value="1.816">
                <text:p>1.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5.947">
                <text:p>5.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48">
                <text:p>-0.448</text:p>
              </table:table-cell>
              <table:table-cell office:value-type="float" office:value="5.324">
                <text:p>5.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6">
                <text:p>0.806</text:p>
              </table:table-cell>
              <table:table-cell office:value-type="float" office:value="6.002">
                <text:p>6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4">
                <text:p>3.84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64">
                <text:p>3.564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6">
                <text:p>5.46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33">
                <text:p>2.333</text:p>
              </table:table-cell>
              <table:table-cell office:value-type="float" office:value="-0.425">
                <text:p>-0.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01">
                <text:p>-0.401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73">
                <text:p>-0.873</text:p>
              </table:table-cell>
              <table:table-cell office:value-type="float" office:value="5.702">
                <text:p>5.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">
                <text:p>0.053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97">
                <text:p>-0.09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1">
                <text:p>5.431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62">
                <text:p>-1.462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3.497">
                <text:p>3.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86">
                <text:p>3.586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92">
                <text:p>3.392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02">
                <text:p>5.8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16">
                <text:p>1.716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5">
                <text:p>0.545</text:p>
              </table:table-cell>
              <table:table-cell office:value-type="float" office:value="-1.662">
                <text:p>-1.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57">
                <text:p>3.157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6">
                <text:p>0.296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96">
                <text:p>1.096</text:p>
              </table:table-cell>
              <table:table-cell office:value-type="float" office:value="-1.379">
                <text:p>-1.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32">
                <text:p>-0.032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947">
                <text:p>4.947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">
                <text:p>0.77</text:p>
              </table:table-cell>
              <table:table-cell office:value-type="float" office:value="6.076">
                <text:p>6.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43">
                <text:p>-0.343</text:p>
              </table:table-cell>
              <table:table-cell office:value-type="float" office:value="-0.623">
                <text:p>-0.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45">
                <text:p>3.245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78">
                <text:p>5.978</text:p>
              </table:table-cell>
              <table:table-cell office:value-type="float" office:value="-0.933">
                <text:p>-0.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6">
                <text:p>5.76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77">
                <text:p>-0.677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94">
                <text:p>5.99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78">
                <text:p>5.78</text:p>
              </table:table-cell>
              <table:table-cell office:value-type="float" office:value="-0.214">
                <text:p>-0.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">
                <text:p>0.023</text:p>
              </table:table-cell>
              <table:table-cell office:value-type="float" office:value="5.268">
                <text:p>5.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4">
                <text:p>0.264</text:p>
              </table:table-cell>
              <table:table-cell office:value-type="float" office:value="4.865">
                <text:p>4.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7">
                <text:p>0.127</text:p>
              </table:table-cell>
              <table:table-cell office:value-type="float" office:value="5.364">
                <text:p>5.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46">
                <text:p>3.546</text:p>
              </table:table-cell>
              <table:table-cell office:value-type="float" office:value="-0.614">
                <text:p>-0.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807">
                <text:p>-0.807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9">
                <text:p>2.89</text:p>
              </table:table-cell>
              <table:table-cell office:value-type="float" office:value="3.248">
                <text:p>3.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5">
                <text:p>0.245</text:p>
              </table:table-cell>
              <table:table-cell office:value-type="float" office:value="5.071">
                <text:p>5.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4">
                <text:p>0.414</text:p>
              </table:table-cell>
              <table:table-cell office:value-type="float" office:value="-1.238">
                <text:p>-1.2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32">
                <text:p>-0.53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15">
                <text:p>-0.815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41">
                <text:p>-0.241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">
                <text:p>0.74</text:p>
              </table:table-cell>
              <table:table-cell office:value-type="float" office:value="-1.131">
                <text:p>-1.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73">
                <text:p>3.773</text:p>
              </table:table-cell>
              <table:table-cell office:value-type="float" office:value="-0.447">
                <text:p>-0.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66">
                <text:p>3.166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3">
                <text:p>-0.51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17">
                <text:p>2.01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4">
                <text:p>-1.04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53">
                <text:p>-0.45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12">
                <text:p>7.512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31">
                <text:p>-0.731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8">
                <text:p>0.188</text:p>
              </table:table-cell>
              <table:table-cell office:value-type="float" office:value="6.178">
                <text:p>6.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37">
                <text:p>3.23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69">
                <text:p>-0.569</text:p>
              </table:table-cell>
              <table:table-cell office:value-type="float" office:value="6.441">
                <text:p>6.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57">
                <text:p>2.757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58">
                <text:p>5.458</text:p>
              </table:table-cell>
              <table:table-cell office:value-type="float" office:value="-0.601">
                <text:p>-0.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7">
                <text:p>-0.327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7">
                <text:p>0.497</text:p>
              </table:table-cell>
              <table:table-cell office:value-type="float" office:value="5.553">
                <text:p>5.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4">
                <text:p>0.064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43">
                <text:p>2.943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39">
                <text:p>-0.239</text:p>
              </table:table-cell>
              <table:table-cell office:value-type="float" office:value="5.603">
                <text:p>5.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147">
                <text:p>5.147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63">
                <text:p>6.16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09">
                <text:p>-0.1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51">
                <text:p>1.351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39">
                <text:p>5.7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18">
                <text:p>1.31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23">
                <text:p>4.523</text:p>
              </table:table-cell>
              <table:table-cell office:value-type="float" office:value="2.617">
                <text:p>2.6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62">
                <text:p>-0.362</text:p>
              </table:table-cell>
              <table:table-cell office:value-type="float" office:value="5.658">
                <text:p>5.6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15">
                <text:p>-0.415</text:p>
              </table:table-cell>
              <table:table-cell office:value-type="float" office:value="7.064">
                <text:p>7.0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75">
                <text:p>-0.275</text:p>
              </table:table-cell>
              <table:table-cell office:value-type="float" office:value="6.675">
                <text:p>6.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16">
                <text:p>-0.116</text:p>
              </table:table-cell>
              <table:table-cell office:value-type="float" office:value="5.553">
                <text:p>5.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02">
                <text:p>-0.40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6">
                <text:p>0.176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69">
                <text:p>3.669</text:p>
              </table:table-cell>
              <table:table-cell office:value-type="float" office:value="-0.237">
                <text:p>-0.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63">
                <text:p>4.4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58">
                <text:p>4.758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578">
                <text:p>-1.578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079">
                <text:p>6.07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">
                <text:p>0.47</text:p>
              </table:table-cell>
              <table:table-cell office:value-type="float" office:value="-0.092">
                <text:p>-0.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23">
                <text:p>-0.323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61">
                <text:p>-0.561</text:p>
              </table:table-cell>
              <table:table-cell office:value-type="float" office:value="-1.146">
                <text:p>-1.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64">
                <text:p>0.464</text:p>
              </table:table-cell>
              <table:table-cell office:value-type="float" office:value="2.747">
                <text:p>2.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43">
                <text:p>-0.743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34">
                <text:p>0.534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29">
                <text:p>2.829</text:p>
              </table:table-cell>
              <table:table-cell office:value-type="float" office:value="1.908">
                <text:p>1.9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814">
                <text:p>5.814</text:p>
              </table:table-cell>
              <table:table-cell office:value-type="float" office:value="4.287">
                <text:p>4.2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7">
                <text:p>4.47</text:p>
              </table:table-cell>
              <table:table-cell office:value-type="float" office:value="3.458">
                <text:p>3.4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1">
                <text:p>1.071</text:p>
              </table:table-cell>
              <table:table-cell office:value-type="float" office:value="-1.057">
                <text:p>-1.0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92">
                <text:p>4.392</text:p>
              </table:table-cell>
              <table:table-cell office:value-type="float" office:value="-0.369">
                <text:p>-0.3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">
                <text:p>0.1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2">
                <text:p>0.382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2">
                <text:p>4.02</text:p>
              </table:table-cell>
              <table:table-cell office:value-type="float" office:value="1.719">
                <text:p>1.7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54">
                <text:p>2.854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62">
                <text:p>4.162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72">
                <text:p>3.472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14">
                <text:p>4.014</text:p>
              </table:table-cell>
              <table:table-cell office:value-type="float" office:value="3.134">
                <text:p>3.1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393">
                <text:p>2.393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371">
                <text:p>2.371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97">
                <text:p>3.897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11">
                <text:p>-1.11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5">
                <text:p>0.245</text:p>
              </table:table-cell>
              <table:table-cell office:value-type="float" office:value="-0.523">
                <text:p>-0.5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019">
                <text:p>4.019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132">
                <text:p>6.132</text:p>
              </table:table-cell>
              <table:table-cell office:value-type="float" office:value="-0.397">
                <text:p>-0.3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08">
                <text:p>-0.308</text:p>
              </table:table-cell>
              <table:table-cell office:value-type="float" office:value="-0.852">
                <text:p>-0.8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15">
                <text:p>1.815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8">
                <text:p>-0.018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24">
                <text:p>-0.424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1">
                <text:p>3.61</text:p>
              </table:table-cell>
              <table:table-cell office:value-type="float" office:value="3.435">
                <text:p>3.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">
                <text:p>4.1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6">
                <text:p>-0.016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83">
                <text:p>-0.583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2">
                <text:p>-0.22</text:p>
              </table:table-cell>
              <table:table-cell office:value-type="float" office:value="4.447">
                <text:p>4.4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2">
                <text:p>2.142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55">
                <text:p>2.455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9">
                <text:p>0.519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17">
                <text:p>2.317</text:p>
              </table:table-cell>
              <table:table-cell office:value-type="float" office:value="2.666">
                <text:p>2.6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62">
                <text:p>5.662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97">
                <text:p>3.6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3">
                <text:p>0.393</text:p>
              </table:table-cell>
              <table:table-cell office:value-type="float" office:value="4.753">
                <text:p>4.7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075">
                <text:p>-1.075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1">
                <text:p>0.311</text:p>
              </table:table-cell>
              <table:table-cell office:value-type="float" office:value="3.385">
                <text:p>3.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6">
                <text:p>0.106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5">
                <text:p>0.195</text:p>
              </table:table-cell>
              <table:table-cell office:value-type="float" office:value="5.464">
                <text:p>5.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42">
                <text:p>4.442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94">
                <text:p>3.394</text:p>
              </table:table-cell>
              <table:table-cell office:value-type="float" office:value="1.582">
                <text:p>1.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02">
                <text:p>-0.102</text:p>
              </table:table-cell>
              <table:table-cell office:value-type="float" office:value="5.887">
                <text:p>5.8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04">
                <text:p>5.404</text:p>
              </table:table-cell>
              <table:table-cell office:value-type="float" office:value="-0.506">
                <text:p>-0.5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9">
                <text:p>4.439</text:p>
              </table:table-cell>
              <table:table-cell office:value-type="float" office:value="-0.685">
                <text:p>-0.6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9">
                <text:p>0.139</text:p>
              </table:table-cell>
              <table:table-cell office:value-type="float" office:value="4.101">
                <text:p>4.1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44">
                <text:p>5.34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05">
                <text:p>0.605</text:p>
              </table:table-cell>
              <table:table-cell office:value-type="float" office:value="6.075">
                <text:p>6.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436">
                <text:p>-0.436</text:p>
              </table:table-cell>
              <table:table-cell office:value-type="float" office:value="3.544">
                <text:p>3.5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1">
                <text:p>0.681</text:p>
              </table:table-cell>
              <table:table-cell office:value-type="float" office:value="-0.262">
                <text:p>-0.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05">
                <text:p>0.505</text:p>
              </table:table-cell>
              <table:table-cell office:value-type="float" office:value="6.193">
                <text:p>6.1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04">
                <text:p>-0.404</text:p>
              </table:table-cell>
              <table:table-cell office:value-type="float" office:value="3.972">
                <text:p>3.9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817">
                <text:p>-0.817</text:p>
              </table:table-cell>
              <table:table-cell office:value-type="float" office:value="4.954">
                <text:p>4.9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09">
                <text:p>0.609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91">
                <text:p>-0.591</text:p>
              </table:table-cell>
              <table:table-cell office:value-type="float" office:value="-0.135">
                <text:p>-0.1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38">
                <text:p>-1.3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48">
                <text:p>-0.948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21">
                <text:p>-0.921</text:p>
              </table:table-cell>
              <table:table-cell office:value-type="float" office:value="1.958">
                <text:p>1.9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424">
                <text:p>6.424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88">
                <text:p>2.488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3">
                <text:p>0.17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4">
                <text:p>0.194</text:p>
              </table:table-cell>
              <table:table-cell office:value-type="float" office:value="5.931">
                <text:p>5.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68">
                <text:p>6.56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235">
                <text:p>2.235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17">
                <text:p>3.917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49">
                <text:p>5.249</text:p>
              </table:table-cell>
              <table:table-cell office:value-type="float" office:value="-0.486">
                <text:p>-0.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606">
                <text:p>-1.606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91">
                <text:p>5.291</text:p>
              </table:table-cell>
              <table:table-cell office:value-type="float" office:value="2.283">
                <text:p>2.2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95">
                <text:p>-0.295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028">
                <text:p>2.028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58">
                <text:p>1.95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49">
                <text:p>3.84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89">
                <text:p>6.189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69">
                <text:p>3.169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9">
                <text:p>0.29</text:p>
              </table:table-cell>
              <table:table-cell office:value-type="float" office:value="4.867">
                <text:p>4.8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02">
                <text:p>-1.02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04">
                <text:p>3.704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2">
                <text:p>6.62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44">
                <text:p>-0.044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67">
                <text:p>-0.967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79">
                <text:p>5.67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4">
                <text:p>0.144</text:p>
              </table:table-cell>
              <table:table-cell office:value-type="float" office:value="4.646">
                <text:p>4.6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13">
                <text:p>1.913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94">
                <text:p>-0.09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29">
                <text:p>4.529</text:p>
              </table:table-cell>
              <table:table-cell office:value-type="float" office:value="-0.153">
                <text:p>-0.1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52">
                <text:p>1.052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01">
                <text:p>0.601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2">
                <text:p>0.932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99">
                <text:p>-0.099</text:p>
              </table:table-cell>
              <table:table-cell office:value-type="float" office:value="5.623">
                <text:p>5.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413">
                <text:p>5.413</text:p>
              </table:table-cell>
              <table:table-cell office:value-type="float" office:value="-0.163">
                <text:p>-0.1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77">
                <text:p>-0.077</text:p>
              </table:table-cell>
              <table:table-cell office:value-type="float" office:value="5.224">
                <text:p>5.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971">
                <text:p>4.971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52">
                <text:p>0.652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171">
                <text:p>3.171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579">
                <text:p>3.579</text:p>
              </table:table-cell>
              <table:table-cell office:value-type="float" office:value="-0.615">
                <text:p>-0.6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46">
                <text:p>7.346</text:p>
              </table:table-cell>
              <table:table-cell office:value-type="float" office:value="-0.252">
                <text:p>-0.2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08">
                <text:p>0.208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55">
                <text:p>1.155</text:p>
              </table:table-cell>
              <table:table-cell office:value-type="float" office:value="-1.373">
                <text:p>-1.3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88">
                <text:p>4.488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462">
                <text:p>-0.462</text:p>
              </table:table-cell>
              <table:table-cell office:value-type="float" office:value="4.476">
                <text:p>4.4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31">
                <text:p>2.931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56">
                <text:p>-0.256</text:p>
              </table:table-cell>
              <table:table-cell office:value-type="float" office:value="3.699">
                <text:p>3.6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93">
                <text:p>1.293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31">
                <text:p>3.431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4">
                <text:p>2.5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996">
                <text:p>4.99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506">
                <text:p>-0.506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627">
                <text:p>-0.627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95">
                <text:p>0.095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57">
                <text:p>5.57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16">
                <text:p>1.916</text:p>
              </table:table-cell>
              <table:table-cell office:value-type="float" office:value="-1.183">
                <text:p>-1.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621">
                <text:p>5.621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451">
                <text:p>-0.451</text:p>
              </table:table-cell>
              <table:table-cell office:value-type="float" office:value="6.289">
                <text:p>6.2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">
                <text:p>0.06</text:p>
              </table:table-cell>
              <table:table-cell office:value-type="float" office:value="6.116">
                <text:p>6.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933">
                <text:p>4.93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82">
                <text:p>3.982</text:p>
              </table:table-cell>
              <table:table-cell office:value-type="float" office:value="-0.084">
                <text:p>-0.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82">
                <text:p>0.482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65">
                <text:p>4.965</text:p>
              </table:table-cell>
              <table:table-cell office:value-type="float" office:value="-0.741">
                <text:p>-0.7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27">
                <text:p>0.52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19">
                <text:p>2.819</text:p>
              </table:table-cell>
              <table:table-cell office:value-type="float" office:value="3.482">
                <text:p>3.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03">
                <text:p>1.003</text:p>
              </table:table-cell>
              <table:table-cell office:value-type="float" office:value="-1.303">
                <text:p>-1.3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92">
                <text:p>4.192</text:p>
              </table:table-cell>
              <table:table-cell office:value-type="float" office:value="-0.343">
                <text:p>-0.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82">
                <text:p>1.48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7">
                <text:p>0.127</text:p>
              </table:table-cell>
              <table:table-cell office:value-type="float" office:value="6.089">
                <text:p>6.0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11">
                <text:p>0.111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54">
                <text:p>1.254</text:p>
              </table:table-cell>
              <table:table-cell office:value-type="float" office:value="-1.759">
                <text:p>-1.7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717">
                <text:p>-1.717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839">
                <text:p>4.83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849">
                <text:p>4.849</text:p>
              </table:table-cell>
              <table:table-cell office:value-type="float" office:value="2.834">
                <text:p>2.8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92">
                <text:p>3.892</text:p>
              </table:table-cell>
              <table:table-cell office:value-type="float" office:value="-0.548">
                <text:p>-0.5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34">
                <text:p>7.33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97">
                <text:p>2.397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16">
                <text:p>-1.16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644">
                <text:p>5.644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081">
                <text:p>4.081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64">
                <text:p>0.564</text:p>
              </table:table-cell>
              <table:table-cell office:value-type="float" office:value="4.787">
                <text:p>4.7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189">
                <text:p>5.189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75">
                <text:p>4.575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35">
                <text:p>0.535</text:p>
              </table:table-cell>
              <table:table-cell office:value-type="float" office:value="-1.287">
                <text:p>-1.2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658">
                <text:p>3.658</text:p>
              </table:table-cell>
              <table:table-cell office:value-type="float" office:value="-0.574">
                <text:p>-0.5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691">
                <text:p>-0.691</text:p>
              </table:table-cell>
              <table:table-cell office:value-type="float" office:value="5.206">
                <text:p>5.2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311">
                <text:p>4.311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98">
                <text:p>0.698</text:p>
              </table:table-cell>
              <table:table-cell office:value-type="float" office:value="5.303">
                <text:p>5.3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04">
                <text:p>3.604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93">
                <text:p>-0.093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87">
                <text:p>0.387</text:p>
              </table:table-cell>
              <table:table-cell office:value-type="float" office:value="-0.108">
                <text:p>-0.1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2">
                <text:p>1.52</text:p>
              </table:table-cell>
              <table:table-cell office:value-type="float" office:value="3.719">
                <text:p>3.7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46">
                <text:p>3.46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96">
                <text:p>0.196</text:p>
              </table:table-cell>
              <table:table-cell office:value-type="float" office:value="-1.539">
                <text:p>-1.5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146">
                <text:p>5.146</text:p>
              </table:table-cell>
              <table:table-cell office:value-type="float" office:value="-0.628">
                <text:p>-0.6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1">
                <text:p>0.331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895">
                <text:p>4.895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17">
                <text:p>1.417</text:p>
              </table:table-cell>
              <table:table-cell office:value-type="float" office:value="3.828">
                <text:p>3.8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21">
                <text:p>-0.121</text:p>
              </table:table-cell>
              <table:table-cell office:value-type="float" office:value="-0.313">
                <text:p>-0.3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678">
                <text:p>-0.678</text:p>
              </table:table-cell>
              <table:table-cell office:value-type="float" office:value="3.523">
                <text:p>3.5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85">
                <text:p>-0.385</text:p>
              </table:table-cell>
              <table:table-cell office:value-type="float" office:value="4.514">
                <text:p>4.5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583">
                <text:p>3.583</text:p>
              </table:table-cell>
              <table:table-cell office:value-type="float" office:value="2.426">
                <text:p>2.4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">
                <text:p>0.04</text:p>
              </table:table-cell>
              <table:table-cell office:value-type="float" office:value="5.358">
                <text:p>5.3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787">
                <text:p>5.787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22">
                <text:p>0.822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271">
                <text:p>-0.271</text:p>
              </table:table-cell>
              <table:table-cell office:value-type="float" office:value="5.411">
                <text:p>5.4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6.861">
                <text:p>6.8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535">
                <text:p>-1.535</text:p>
              </table:table-cell>
              <table:table-cell office:value-type="float" office:value="5.582">
                <text:p>5.5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084">
                <text:p>3.08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222">
                <text:p>4.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17">
                <text:p>-0.17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842">
                <text:p>-0.84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54">
                <text:p>1.554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857">
                <text:p>5.85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">
                <text:p>0.003</text:p>
              </table:table-cell>
              <table:table-cell office:value-type="float" office:value="5.132">
                <text:p>5.1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874">
                <text:p>1.874</text:p>
              </table:table-cell>
              <table:table-cell office:value-type="float" office:value="-1.925">
                <text:p>-1.9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816">
                <text:p>4.816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82">
                <text:p>0.382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26">
                <text:p>1.126</text:p>
              </table:table-cell>
              <table:table-cell office:value-type="float" office:value="4.745">
                <text:p>4.7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323">
                <text:p>-0.323</text:p>
              </table:table-cell>
              <table:table-cell office:value-type="float" office:value="5.604">
                <text:p>5.6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29">
                <text:p>-0.29</text:p>
              </table:table-cell>
              <table:table-cell office:value-type="float" office:value="5.373">
                <text:p>5.3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208">
                <text:p>-0.208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942">
                <text:p>-1.942</text:p>
              </table:table-cell>
              <table:table-cell office:value-type="float" office:value="1.753">
                <text:p>1.7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949">
                <text:p>-1.9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613">
                <text:p>5.613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562">
                <text:p>4.56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885">
                <text:p>-0.885</text:p>
              </table:table-cell>
              <table:table-cell office:value-type="float" office:value="2.805">
                <text:p>2.8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03">
                <text:p>0.503</text:p>
              </table:table-cell>
              <table:table-cell office:value-type="float" office:value="-0.466">
                <text:p>-0.4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81">
                <text:p>1.181</text:p>
              </table:table-cell>
              <table:table-cell office:value-type="float" office:value="2.184">
                <text:p>2.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103">
                <text:p>5.103</text:p>
              </table:table-cell>
              <table:table-cell office:value-type="float" office:value="-0.449">
                <text:p>-0.4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099">
                <text:p>4.099</text:p>
              </table:table-cell>
              <table:table-cell office:value-type="float" office:value="2.798">
                <text:p>2.7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69">
                <text:p>-0.69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065">
                <text:p>4.0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423">
                <text:p>5.423</text:p>
              </table:table-cell>
              <table:table-cell office:value-type="float" office:value="-0.403">
                <text:p>-0.4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637">
                <text:p>5.637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339">
                <text:p>3.339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64">
                <text:p>5.64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46">
                <text:p>1.746</text:p>
              </table:table-cell>
              <table:table-cell office:value-type="float" office:value="-0.891">
                <text:p>-0.8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198">
                <text:p>5.198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03">
                <text:p>3.103</text:p>
              </table:table-cell>
              <table:table-cell office:value-type="float" office:value="4.208">
                <text:p>4.2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2">
                <text:p>0.032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35">
                <text:p>4.35</text:p>
              </table:table-cell>
              <table:table-cell office:value-type="float" office:value="2.618">
                <text:p>2.6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556">
                <text:p>2.556</text:p>
              </table:table-cell>
              <table:table-cell office:value-type="float" office:value="1.519">
                <text:p>1.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17">
                <text:p>0.817</text:p>
              </table:table-cell>
              <table:table-cell office:value-type="float" office:value="-1.388">
                <text:p>-1.3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15">
                <text:p>0.21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063">
                <text:p>-1.06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3">
                <text:p>0.73</text:p>
              </table:table-cell>
              <table:table-cell office:value-type="float" office:value="4.477">
                <text:p>4.4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671">
                <text:p>5.671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218">
                <text:p>6.218</text:p>
              </table:table-cell>
              <table:table-cell office:value-type="float" office:value="-0.135">
                <text:p>-0.1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472">
                <text:p>-0.472</text:p>
              </table:table-cell>
              <table:table-cell office:value-type="float" office:value="-0.579">
                <text:p>-0.5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738">
                <text:p>5.7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32">
                <text:p>3.3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551">
                <text:p>4.55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342">
                <text:p>-0.342</text:p>
              </table:table-cell>
              <table:table-cell office:value-type="float" office:value="2.733">
                <text:p>2.7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08">
                <text:p>0.308</text:p>
              </table:table-cell>
              <table:table-cell office:value-type="float" office:value="-0.848">
                <text:p>-0.8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55">
                <text:p>1.055</text:p>
              </table:table-cell>
              <table:table-cell office:value-type="float" office:value="-1.632">
                <text:p>-1.6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83">
                <text:p>4.683</text:p>
              </table:table-cell>
              <table:table-cell office:value-type="float" office:value="0.776">
                <text:p>0.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Mono'" style:font-style-name="Regular" style:font-family-generic="modern" style:font-pitch="fixed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5cm" svg:height="15.093cm" xlink:href=".." xlink:type="simple" chart:class="chart:scatter" chart:style-name="ch1">
        <chart:title svg:x="4.51cm" svg:y="0.437cm" chart:style-name="ch2">
          <text:p>Original Clusters</text:p>
        </chart:title>
        <chart:legend chart:legend-position="bottom" svg:x="3.212cm" svg:y="14.494cm" style:legend-expansion="wide" chart:style-name="ch3"/>
        <chart:plot-area chart:style-name="ch4" table:cell-range-address="temp.J1:temp.J301 temp.K2:temp.K301 temp.L1:temp.L1 temp.M2:temp.M301 temp.N1:temp.N1 temp.O2:temp.O301 temp.P1:temp.P1 temp.Q2:temp.Q301" chart:data-source-has-labels="row" svg:x="1.284cm" svg:y="1.517cm" svg:width="12.128cm" svg:height="11.511cm">
          <chart:coordinate-region svg:x="1.43cm" svg:y="1.716cm" svg:width="11.795cm" svg:height="11.113cm"/>
          <chart:axis chart:dimension="x" chart:name="primary-x" chart:style-name="ch5">
            <chart:title svg:x="7.185cm" svg:y="13.329cm" chart:style-name="ch6">
              <text:p>X</text:p>
            </chart:title>
          </chart:axis>
          <chart:axis chart:dimension="y" chart:name="primary-y" chart:style-name="ch5">
            <chart:title svg:x="0.451cm" svg:y="7.435cm" chart:style-name="ch7">
              <text:p>Y</text:p>
            </chart:title>
          </chart:axis>
          <chart:series chart:style-name="ch8" chart:values-cell-range-address="temp.K2:temp.K301" chart:label-cell-address="temp.J1:temp.J1" chart:class="chart:scatter">
            <chart:domain table:cell-range-address="temp.J2:temp.J301"/>
            <chart:data-point chart:repeated="300"/>
          </chart:series>
          <chart:series chart:style-name="ch9" chart:values-cell-range-address="temp.M2:temp.M301" chart:label-cell-address="temp.L1:temp.L1" chart:class="chart:scatter">
            <chart:domain table:cell-range-address="temp.L2:temp.L301"/>
            <chart:data-point chart:repeated="300"/>
          </chart:series>
          <chart:series chart:style-name="ch10" chart:values-cell-range-address="temp.O2:temp.O301" chart:label-cell-address="temp.N1:temp.N1" chart:class="chart:scatter">
            <chart:domain table:cell-range-address="temp.N2:temp.N301"/>
            <chart:data-point chart:repeated="300"/>
          </chart:series>
          <chart:series chart:style-name="ch11" chart:values-cell-range-address="temp.Q2:temp.Q301" chart:label-cell-address="temp.P1:temp.P1" chart:class="chart:scatter">
            <chart:domain table:cell-range-address="temp.P2:temp.P301"/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luster0</text:p>
                <draw:g>
                  <svg:desc>temp.J1:temp.J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luster1</text:p>
                <draw:g>
                  <svg:desc>temp.L1:temp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luster2</text:p>
                <draw:g>
                  <svg:desc>temp.N1:temp.N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luster3</text:p>
                <draw:g>
                  <svg:desc>temp.P1:temp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J2:temp.J301</svg:desc>
                </draw:g>
              </table:table-cell>
              <table:table-cell office:value-type="float" office:value="NaN">
                <text:p>NaN</text:p>
                <draw:g>
                  <svg:desc>temp.K2:temp.K301</svg:desc>
                </draw:g>
              </table:table-cell>
              <table:table-cell office:value-type="float" office:value="4.85">
                <text:p>4.85</text:p>
                <draw:g>
                  <svg:desc>temp.L2:temp.L301</svg:desc>
                </draw:g>
              </table:table-cell>
              <table:table-cell office:value-type="float" office:value="2.205">
                <text:p>2.205</text:p>
                <draw:g>
                  <svg:desc>temp.M2:temp.M301</svg:desc>
                </draw:g>
              </table:table-cell>
              <table:table-cell office:value-type="float" office:value="NaN">
                <text:p>NaN</text:p>
                <draw:g>
                  <svg:desc>temp.N2:temp.N301</svg:desc>
                </draw:g>
              </table:table-cell>
              <table:table-cell office:value-type="float" office:value="NaN">
                <text:p>NaN</text:p>
                <draw:g>
                  <svg:desc>temp.O2:temp.O301</svg:desc>
                </draw:g>
              </table:table-cell>
              <table:table-cell office:value-type="float" office:value="NaN">
                <text:p>NaN</text:p>
                <draw:g>
                  <svg:desc>temp.P2:temp.P301</svg:desc>
                </draw:g>
              </table:table-cell>
              <table:table-cell office:value-type="float" office:value="NaN">
                <text:p>NaN</text:p>
                <draw:g>
                  <svg:desc>temp.Q2:temp.Q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8">
                <text:p>3.688</text:p>
              </table:table-cell>
              <table:table-cell office:value-type="float" office:value="1.482">
                <text:p>1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3">
                <text:p>3.783</text:p>
              </table:table-cell>
              <table:table-cell office:value-type="float" office:value="1.816">
                <text:p>1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5.947">
                <text:p>5.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48">
                <text:p>-0.448</text:p>
              </table:table-cell>
              <table:table-cell office:value-type="float" office:value="5.324">
                <text:p>5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6">
                <text:p>0.806</text:p>
              </table:table-cell>
              <table:table-cell office:value-type="float" office:value="6.002">
                <text:p>6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">
                <text:p>3.84</text:p>
              </table:table-cell>
              <table:table-cell office:value-type="float" office:value="2.575">
                <text:p>2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4">
                <text:p>3.564</text:p>
              </table:table-cell>
              <table:table-cell office:value-type="float" office:value="2.325">
                <text:p>2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6">
                <text:p>5.46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3">
                <text:p>2.333</text:p>
              </table:table-cell>
              <table:table-cell office:value-type="float" office:value="-0.425">
                <text:p>-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01">
                <text:p>-0.401</text:p>
              </table:table-cell>
              <table:table-cell office:value-type="float" office:value="3.011">
                <text:p>3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73">
                <text:p>-0.873</text:p>
              </table:table-cell>
              <table:table-cell office:value-type="float" office:value="5.702">
                <text:p>5.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">
                <text:p>0.053</text:p>
              </table:table-cell>
              <table:table-cell office:value-type="float" office:value="1.329">
                <text:p>1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7">
                <text:p>-0.097</text:p>
              </table:table-cell>
              <table:table-cell office:value-type="float" office:value="0.143">
                <text:p>0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31">
                <text:p>5.431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62">
                <text:p>-1.462</text:p>
              </table:table-cell>
              <table:table-cell office:value-type="float" office:value="2.141">
                <text:p>2.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3.497">
                <text:p>3.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6">
                <text:p>3.586</text:p>
              </table:table-cell>
              <table:table-cell office:value-type="float" office:value="2.331">
                <text:p>2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2">
                <text:p>3.392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02">
                <text:p>5.8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6">
                <text:p>1.716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">
                <text:p>0.545</text:p>
              </table:table-cell>
              <table:table-cell office:value-type="float" office:value="-1.662">
                <text:p>-1.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7">
                <text:p>3.157</text:p>
              </table:table-cell>
              <table:table-cell office:value-type="float" office:value="2.127">
                <text:p>2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6">
                <text:p>0.296</text:p>
              </table:table-cell>
              <table:table-cell office:value-type="float" office:value="5.776">
                <text:p>5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6">
                <text:p>1.096</text:p>
              </table:table-cell>
              <table:table-cell office:value-type="float" office:value="-1.379">
                <text:p>-1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2">
                <text:p>-0.032</text:p>
              </table:table-cell>
              <table:table-cell office:value-type="float" office:value="0.721">
                <text:p>0.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47">
                <text:p>4.947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">
                <text:p>0.77</text:p>
              </table:table-cell>
              <table:table-cell office:value-type="float" office:value="6.076">
                <text:p>6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3">
                <text:p>-0.343</text:p>
              </table:table-cell>
              <table:table-cell office:value-type="float" office:value="-0.623">
                <text:p>-0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">
                <text:p>3.245</text:p>
              </table:table-cell>
              <table:table-cell office:value-type="float" office:value="1.199">
                <text:p>1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78">
                <text:p>5.978</text:p>
              </table:table-cell>
              <table:table-cell office:value-type="float" office:value="-0.933">
                <text:p>-0.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">
                <text:p>5.76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7">
                <text:p>-0.677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94">
                <text:p>5.99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8">
                <text:p>5.78</text:p>
              </table:table-cell>
              <table:table-cell office:value-type="float" office:value="-0.214">
                <text:p>-0.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">
                <text:p>0.023</text:p>
              </table:table-cell>
              <table:table-cell office:value-type="float" office:value="5.268">
                <text:p>5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4">
                <text:p>0.264</text:p>
              </table:table-cell>
              <table:table-cell office:value-type="float" office:value="4.865">
                <text:p>4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7">
                <text:p>0.127</text:p>
              </table:table-cell>
              <table:table-cell office:value-type="float" office:value="5.364">
                <text:p>5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6">
                <text:p>3.546</text:p>
              </table:table-cell>
              <table:table-cell office:value-type="float" office:value="-0.614">
                <text:p>-0.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">
                <text:p>-0.807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">
                <text:p>2.89</text:p>
              </table:table-cell>
              <table:table-cell office:value-type="float" office:value="3.248">
                <text:p>3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5">
                <text:p>0.245</text:p>
              </table:table-cell>
              <table:table-cell office:value-type="float" office:value="5.071">
                <text:p>5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">
                <text:p>0.414</text:p>
              </table:table-cell>
              <table:table-cell office:value-type="float" office:value="-1.238">
                <text:p>-1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2">
                <text:p>-0.532</text:p>
              </table:table-cell>
              <table:table-cell office:value-type="float" office:value="0.144">
                <text:p>0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5">
                <text:p>-0.815</text:p>
              </table:table-cell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1">
                <text:p>-0.241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-1.131">
                <text:p>-1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3">
                <text:p>3.773</text:p>
              </table:table-cell>
              <table:table-cell office:value-type="float" office:value="-0.447">
                <text:p>-0.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6">
                <text:p>3.166</text:p>
              </table:table-cell>
              <table:table-cell office:value-type="float" office:value="2.414">
                <text:p>2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">
                <text:p>-0.513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7">
                <text:p>2.017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4">
                <text:p>-1.04</text:p>
              </table:table-cell>
              <table:table-cell office:value-type="float" office:value="0.626">
                <text:p>0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53">
                <text:p>-0.453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12">
                <text:p>7.512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1">
                <text:p>-0.731</text:p>
              </table:table-cell>
              <table:table-cell office:value-type="float" office:value="0.598">
                <text:p>0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8">
                <text:p>0.188</text:p>
              </table:table-cell>
              <table:table-cell office:value-type="float" office:value="6.178">
                <text:p>6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7">
                <text:p>3.237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69">
                <text:p>-0.569</text:p>
              </table:table-cell>
              <table:table-cell office:value-type="float" office:value="6.441">
                <text:p>6.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7">
                <text:p>2.757</text:p>
              </table:table-cell>
              <table:table-cell office:value-type="float" office:value="1.953">
                <text:p>1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8">
                <text:p>5.458</text:p>
              </table:table-cell>
              <table:table-cell office:value-type="float" office:value="-0.601">
                <text:p>-0.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7">
                <text:p>-0.327</text:p>
              </table:table-cell>
              <table:table-cell office:value-type="float" office:value="-0.104">
                <text:p>-0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7">
                <text:p>0.497</text:p>
              </table:table-cell>
              <table:table-cell office:value-type="float" office:value="5.553">
                <text:p>5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481">
                <text:p>0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3">
                <text:p>2.943</text:p>
              </table:table-cell>
              <table:table-cell office:value-type="float" office:value="2.081">
                <text:p>2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39">
                <text:p>-0.239</text:p>
              </table:table-cell>
              <table:table-cell office:value-type="float" office:value="5.603">
                <text:p>5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">
                <text:p>5.147</text:p>
              </table:table-cell>
              <table:table-cell office:value-type="float" office:value="1.306">
                <text:p>1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3">
                <text:p>6.16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9">
                <text:p>-0.109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">
                <text:p>1.351</text:p>
              </table:table-cell>
              <table:table-cell office:value-type="float" office:value="1.164">
                <text:p>1.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9">
                <text:p>5.7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8">
                <text:p>1.318</text:p>
              </table:table-cell>
              <table:table-cell office:value-type="float" office:value="1.39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3">
                <text:p>4.523</text:p>
              </table:table-cell>
              <table:table-cell office:value-type="float" office:value="2.617">
                <text:p>2.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62">
                <text:p>-0.362</text:p>
              </table:table-cell>
              <table:table-cell office:value-type="float" office:value="5.658">
                <text:p>5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15">
                <text:p>-0.415</text:p>
              </table:table-cell>
              <table:table-cell office:value-type="float" office:value="7.064">
                <text:p>7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75">
                <text:p>-0.275</text:p>
              </table:table-cell>
              <table:table-cell office:value-type="float" office:value="6.675">
                <text:p>6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16">
                <text:p>-0.116</text:p>
              </table:table-cell>
              <table:table-cell office:value-type="float" office:value="5.553">
                <text:p>5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02">
                <text:p>-0.402</text:p>
              </table:table-cell>
              <table:table-cell office:value-type="float" office:value="4.46">
                <text:p>4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">
                <text:p>0.176</text:p>
              </table:table-cell>
              <table:table-cell office:value-type="float" office:value="0.829">
                <text:p>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9">
                <text:p>3.669</text:p>
              </table:table-cell>
              <table:table-cell office:value-type="float" office:value="-0.237">
                <text:p>-0.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3">
                <text:p>4.4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8">
                <text:p>4.758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8">
                <text:p>-1.578</text:p>
              </table:table-cell>
              <table:table-cell office:value-type="float" office:value="1.371">
                <text:p>1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">
                <text:p>6.07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-0.092">
                <text:p>-0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3">
                <text:p>-0.323</text:p>
              </table:table-cell>
              <table:table-cell office:value-type="float" office:value="1.111">
                <text:p>1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1">
                <text:p>-0.561</text:p>
              </table:table-cell>
              <table:table-cell office:value-type="float" office:value="-1.146">
                <text:p>-1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64">
                <text:p>0.464</text:p>
              </table:table-cell>
              <table:table-cell office:value-type="float" office:value="2.747">
                <text:p>2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3">
                <text:p>-0.743</text:p>
              </table:table-cell>
              <table:table-cell office:value-type="float" office:value="0.464">
                <text:p>0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34">
                <text:p>0.534</text:p>
              </table:table-cell>
              <table:table-cell office:value-type="float" office:value="5.223">
                <text:p>5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9">
                <text:p>2.829</text:p>
              </table:table-cell>
              <table:table-cell office:value-type="float" office:value="1.908">
                <text:p>1.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14">
                <text:p>5.814</text:p>
              </table:table-cell>
              <table:table-cell office:value-type="float" office:value="4.287">
                <text:p>4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">
                <text:p>4.47</text:p>
              </table:table-cell>
              <table:table-cell office:value-type="float" office:value="3.458">
                <text:p>3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1">
                <text:p>1.071</text:p>
              </table:table-cell>
              <table:table-cell office:value-type="float" office:value="-1.057">
                <text:p>-1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2">
                <text:p>4.392</text:p>
              </table:table-cell>
              <table:table-cell office:value-type="float" office:value="-0.369">
                <text:p>-0.3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-0.023">
                <text:p>-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">
                <text:p>0.382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">
                <text:p>4.02</text:p>
              </table:table-cell>
              <table:table-cell office:value-type="float" office:value="1.719">
                <text:p>1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4">
                <text:p>2.854</text:p>
              </table:table-cell>
              <table:table-cell office:value-type="float" office:value="1.313">
                <text:p>1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2">
                <text:p>4.162</text:p>
              </table:table-cell>
              <table:table-cell office:value-type="float" office:value="2.368">
                <text:p>2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72">
                <text:p>3.472</text:p>
              </table:table-cell>
              <table:table-cell office:value-type="float" office:value="1.536">
                <text:p>1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4">
                <text:p>4.014</text:p>
              </table:table-cell>
              <table:table-cell office:value-type="float" office:value="3.134">
                <text:p>3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3">
                <text:p>2.393</text:p>
              </table:table-cell>
              <table:table-cell office:value-type="float" office:value="1.159">
                <text:p>1.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1">
                <text:p>2.371</text:p>
              </table:table-cell>
              <table:table-cell office:value-type="float" office:value="1.113">
                <text:p>1.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97">
                <text:p>3.897</text:p>
              </table:table-cell>
              <table:table-cell office:value-type="float" office:value="2.242">
                <text:p>2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">
                <text:p>-1.11</text:p>
              </table:table-cell>
              <table:table-cell office:value-type="float" office:value="-0.122">
                <text:p>-0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">
                <text:p>0.245</text:p>
              </table:table-cell>
              <table:table-cell office:value-type="float" office:value="-0.523">
                <text:p>-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9">
                <text:p>4.019</text:p>
              </table:table-cell>
              <table:table-cell office:value-type="float" office:value="1.254">
                <text:p>1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32">
                <text:p>6.132</text:p>
              </table:table-cell>
              <table:table-cell office:value-type="float" office:value="-0.397">
                <text:p>-0.3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8">
                <text:p>-0.308</text:p>
              </table:table-cell>
              <table:table-cell office:value-type="float" office:value="-0.852">
                <text:p>-0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5">
                <text:p>1.815</text:p>
              </table:table-cell>
              <table:table-cell office:value-type="float" office:value="1.618">
                <text:p>1.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8">
                <text:p>-0.018</text:p>
              </table:table-cell>
              <table:table-cell office:value-type="float" office:value="0.939">
                <text:p>0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24">
                <text:p>-0.424</text:p>
              </table:table-cell>
              <table:table-cell office:value-type="float" office:value="4.276">
                <text:p>4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">
                <text:p>3.61</text:p>
              </table:table-cell>
              <table:table-cell office:value-type="float" office:value="3.435">
                <text:p>3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6">
                <text:p>-0.016</text:p>
              </table:table-cell>
              <table:table-cell office:value-type="float" office:value="4.138">
                <text:p>4.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83">
                <text:p>-0.583</text:p>
              </table:table-cell>
              <table:table-cell office:value-type="float" office:value="3.616">
                <text:p>3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2">
                <text:p>-0.22</text:p>
              </table:table-cell>
              <table:table-cell office:value-type="float" office:value="4.447">
                <text:p>4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2">
                <text:p>2.142</text:p>
              </table:table-cell>
              <table:table-cell office:value-type="float" office:value="1.656">
                <text:p>1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5">
                <text:p>2.455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">
                <text:p>0.519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7">
                <text:p>2.317</text:p>
              </table:table-cell>
              <table:table-cell office:value-type="float" office:value="2.666">
                <text:p>2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2">
                <text:p>5.662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7">
                <text:p>3.6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3">
                <text:p>0.393</text:p>
              </table:table-cell>
              <table:table-cell office:value-type="float" office:value="4.753">
                <text:p>4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075">
                <text:p>-1.075</text:p>
              </table:table-cell>
              <table:table-cell office:value-type="float" office:value="2.693">
                <text:p>2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1">
                <text:p>0.311</text:p>
              </table:table-cell>
              <table:table-cell office:value-type="float" office:value="3.385">
                <text:p>3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5">
                <text:p>0.195</text:p>
              </table:table-cell>
              <table:table-cell office:value-type="float" office:value="5.464">
                <text:p>5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2">
                <text:p>4.442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4">
                <text:p>3.394</text:p>
              </table:table-cell>
              <table:table-cell office:value-type="float" office:value="1.582">
                <text:p>1.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02">
                <text:p>-0.102</text:p>
              </table:table-cell>
              <table:table-cell office:value-type="float" office:value="5.887">
                <text:p>5.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4">
                <text:p>5.404</text:p>
              </table:table-cell>
              <table:table-cell office:value-type="float" office:value="-0.506">
                <text:p>-0.5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9">
                <text:p>4.439</text:p>
              </table:table-cell>
              <table:table-cell office:value-type="float" office:value="-0.685">
                <text:p>-0.6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9">
                <text:p>0.139</text:p>
              </table:table-cell>
              <table:table-cell office:value-type="float" office:value="4.101">
                <text:p>4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4">
                <text:p>5.34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05">
                <text:p>0.605</text:p>
              </table:table-cell>
              <table:table-cell office:value-type="float" office:value="6.075">
                <text:p>6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436">
                <text:p>-0.436</text:p>
              </table:table-cell>
              <table:table-cell office:value-type="float" office:value="3.544">
                <text:p>3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">
                <text:p>0.681</text:p>
              </table:table-cell>
              <table:table-cell office:value-type="float" office:value="-0.262">
                <text:p>-0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05">
                <text:p>0.505</text:p>
              </table:table-cell>
              <table:table-cell office:value-type="float" office:value="6.193">
                <text:p>6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04">
                <text:p>-0.404</text:p>
              </table:table-cell>
              <table:table-cell office:value-type="float" office:value="3.972">
                <text:p>3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817">
                <text:p>-0.817</text:p>
              </table:table-cell>
              <table:table-cell office:value-type="float" office:value="4.954">
                <text:p>4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">
                <text:p>0.609</text:p>
              </table:table-cell>
              <table:table-cell office:value-type="float" office:value="0.807">
                <text:p>0.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1">
                <text:p>-0.591</text:p>
              </table:table-cell>
              <table:table-cell office:value-type="float" office:value="-0.135">
                <text:p>-0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38">
                <text:p>-1.38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8">
                <text:p>-0.948</text:p>
              </table:table-cell>
              <table:table-cell office:value-type="float" office:value="1.328">
                <text:p>1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1">
                <text:p>-0.921</text:p>
              </table:table-cell>
              <table:table-cell office:value-type="float" office:value="1.958">
                <text:p>1.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4">
                <text:p>6.424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8">
                <text:p>2.488</text:p>
              </table:table-cell>
              <table:table-cell office:value-type="float" office:value="1.169">
                <text:p>1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">
                <text:p>0.173</text:p>
              </table:table-cell>
              <table:table-cell office:value-type="float" office:value="-0.98">
                <text:p>-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4">
                <text:p>0.194</text:p>
              </table:table-cell>
              <table:table-cell office:value-type="float" office:value="5.931">
                <text:p>5.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8">
                <text:p>6.56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5">
                <text:p>2.235</text:p>
              </table:table-cell>
              <table:table-cell office:value-type="float" office:value="1.593">
                <text:p>1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7">
                <text:p>3.917</text:p>
              </table:table-cell>
              <table:table-cell office:value-type="float" office:value="3.771">
                <text:p>3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9">
                <text:p>5.249</text:p>
              </table:table-cell>
              <table:table-cell office:value-type="float" office:value="-0.486">
                <text:p>-0.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6">
                <text:p>-1.606</text:p>
              </table:table-cell>
              <table:table-cell office:value-type="float" office:value="0.186">
                <text:p>0.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1">
                <text:p>5.291</text:p>
              </table:table-cell>
              <table:table-cell office:value-type="float" office:value="2.283">
                <text:p>2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5">
                <text:p>-0.295</text:p>
              </table:table-cell>
              <table:table-cell office:value-type="float" office:value="-1.26">
                <text:p>-1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8">
                <text:p>2.028</text:p>
              </table:table-cell>
              <table:table-cell office:value-type="float" office:value="1.925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8">
                <text:p>1.958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9">
                <text:p>3.84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9">
                <text:p>6.189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9">
                <text:p>3.169</text:p>
              </table:table-cell>
              <table:table-cell office:value-type="float" office:value="1.149">
                <text:p>1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9">
                <text:p>0.29</text:p>
              </table:table-cell>
              <table:table-cell office:value-type="float" office:value="4.867">
                <text:p>4.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">
                <text:p>-1.02</text:p>
              </table:table-cell>
              <table:table-cell office:value-type="float" office:value="1.106">
                <text:p>1.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">
                <text:p>3.704</text:p>
              </table:table-cell>
              <table:table-cell office:value-type="float" office:value="1.118">
                <text:p>1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2">
                <text:p>6.62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44">
                <text:p>-0.044</text:p>
              </table:table-cell>
              <table:table-cell office:value-type="float" office:value="5.625">
                <text:p>5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7">
                <text:p>-0.967</text:p>
              </table:table-cell>
              <table:table-cell office:value-type="float" office:value="0.577">
                <text:p>0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9">
                <text:p>5.67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4">
                <text:p>0.144</text:p>
              </table:table-cell>
              <table:table-cell office:value-type="float" office:value="4.646">
                <text:p>4.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3">
                <text:p>1.913</text:p>
              </table:table-cell>
              <table:table-cell office:value-type="float" office:value="1.981">
                <text:p>1.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4">
                <text:p>-0.094</text:p>
              </table:table-cell>
              <table:table-cell office:value-type="float" office:value="0.213">
                <text:p>0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9">
                <text:p>4.529</text:p>
              </table:table-cell>
              <table:table-cell office:value-type="float" office:value="-0.153">
                <text:p>-0.1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2">
                <text:p>1.052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">
                <text:p>0.601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2">
                <text:p>0.932</text:p>
              </table:table-cell>
              <table:table-cell office:value-type="float" office:value="5.238">
                <text:p>5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99">
                <text:p>-0.099</text:p>
              </table:table-cell>
              <table:table-cell office:value-type="float" office:value="5.623">
                <text:p>5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3">
                <text:p>5.413</text:p>
              </table:table-cell>
              <table:table-cell office:value-type="float" office:value="-0.163">
                <text:p>-0.1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77">
                <text:p>-0.077</text:p>
              </table:table-cell>
              <table:table-cell office:value-type="float" office:value="5.224">
                <text:p>5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1">
                <text:p>4.971</text:p>
              </table:table-cell>
              <table:table-cell office:value-type="float" office:value="2.513">
                <text:p>2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">
                <text:p>0.652</text:p>
              </table:table-cell>
              <table:table-cell office:value-type="float" office:value="1.108">
                <text:p>1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1">
                <text:p>3.171</text:p>
              </table:table-cell>
              <table:table-cell office:value-type="float" office:value="2.698">
                <text:p>2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9">
                <text:p>3.579</text:p>
              </table:table-cell>
              <table:table-cell office:value-type="float" office:value="-0.615">
                <text:p>-0.6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46">
                <text:p>7.346</text:p>
              </table:table-cell>
              <table:table-cell office:value-type="float" office:value="-0.252">
                <text:p>-0.2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">
                <text:p>0.208</text:p>
              </table:table-cell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5">
                <text:p>1.155</text:p>
              </table:table-cell>
              <table:table-cell office:value-type="float" office:value="-1.373">
                <text:p>-1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8">
                <text:p>4.488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462">
                <text:p>-0.462</text:p>
              </table:table-cell>
              <table:table-cell office:value-type="float" office:value="4.476">
                <text:p>4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1">
                <text:p>2.931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56">
                <text:p>-0.256</text:p>
              </table:table-cell>
              <table:table-cell office:value-type="float" office:value="3.699">
                <text:p>3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3">
                <text:p>1.293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1">
                <text:p>3.431</text:p>
              </table:table-cell>
              <table:table-cell office:value-type="float" office:value="1.956">
                <text:p>1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">
                <text:p>2.54</text:p>
              </table:table-cell>
              <table:table-cell office:value-type="float" office:value="0.904">
                <text:p>0.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96">
                <text:p>4.99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">
                <text:p>-0.506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627">
                <text:p>-0.627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95">
                <text:p>0.095</text:p>
              </table:table-cell>
              <table:table-cell office:value-type="float" office:value="5.525">
                <text:p>5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">
                <text:p>5.57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6">
                <text:p>1.916</text:p>
              </table:table-cell>
              <table:table-cell office:value-type="float" office:value="-1.183">
                <text:p>-1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">
                <text:p>5.621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451">
                <text:p>-0.451</text:p>
              </table:table-cell>
              <table:table-cell office:value-type="float" office:value="6.289">
                <text:p>6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">
                <text:p>0.06</text:p>
              </table:table-cell>
              <table:table-cell office:value-type="float" office:value="6.116">
                <text:p>6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3">
                <text:p>4.93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2">
                <text:p>3.982</text:p>
              </table:table-cell>
              <table:table-cell office:value-type="float" office:value="-0.084">
                <text:p>-0.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82">
                <text:p>0.482</text:p>
              </table:table-cell>
              <table:table-cell office:value-type="float" office:value="3.836">
                <text:p>3.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5">
                <text:p>4.965</text:p>
              </table:table-cell>
              <table:table-cell office:value-type="float" office:value="-0.741">
                <text:p>-0.7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9">
                <text:p>2.819</text:p>
              </table:table-cell>
              <table:table-cell office:value-type="float" office:value="3.482">
                <text:p>3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  <table:table-cell office:value-type="float" office:value="-1.303">
                <text:p>-1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2">
                <text:p>4.192</text:p>
              </table:table-cell>
              <table:table-cell office:value-type="float" office:value="-0.343">
                <text:p>-0.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2">
                <text:p>1.482</text:p>
              </table:table-cell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7">
                <text:p>0.127</text:p>
              </table:table-cell>
              <table:table-cell office:value-type="float" office:value="6.089">
                <text:p>6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">
                <text:p>0.111</text:p>
              </table:table-cell>
              <table:table-cell office:value-type="float" office:value="0.644">
                <text:p>0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4">
                <text:p>1.254</text:p>
              </table:table-cell>
              <table:table-cell office:value-type="float" office:value="-1.759">
                <text:p>-1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7">
                <text:p>-1.717</text:p>
              </table:table-cell>
              <table:table-cell office:value-type="float" office:value="2.369">
                <text:p>2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9">
                <text:p>4.83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9">
                <text:p>4.849</text:p>
              </table:table-cell>
              <table:table-cell office:value-type="float" office:value="2.834">
                <text:p>2.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92">
                <text:p>3.892</text:p>
              </table:table-cell>
              <table:table-cell office:value-type="float" office:value="-0.548">
                <text:p>-0.5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4">
                <text:p>7.33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7">
                <text:p>2.397</text:p>
              </table:table-cell>
              <table:table-cell office:value-type="float" office:value="2.826">
                <text:p>2.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">
                <text:p>-1.16</text:p>
              </table:table-cell>
              <table:table-cell office:value-type="float" office:value="0.389">
                <text:p>0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4">
                <text:p>5.644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1">
                <text:p>4.081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64">
                <text:p>0.564</text:p>
              </table:table-cell>
              <table:table-cell office:value-type="float" office:value="4.787">
                <text:p>4.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9">
                <text:p>5.189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5">
                <text:p>4.575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">
                <text:p>0.535</text:p>
              </table:table-cell>
              <table:table-cell office:value-type="float" office:value="-1.287">
                <text:p>-1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8">
                <text:p>3.658</text:p>
              </table:table-cell>
              <table:table-cell office:value-type="float" office:value="-0.574">
                <text:p>-0.5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691">
                <text:p>-0.691</text:p>
              </table:table-cell>
              <table:table-cell office:value-type="float" office:value="5.206">
                <text:p>5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1">
                <text:p>4.311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98">
                <text:p>0.698</text:p>
              </table:table-cell>
              <table:table-cell office:value-type="float" office:value="5.303">
                <text:p>5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4">
                <text:p>3.604</text:p>
              </table:table-cell>
              <table:table-cell office:value-type="float" office:value="1.007">
                <text:p>1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3">
                <text:p>-0.093</text:p>
              </table:table-cell>
              <table:table-cell office:value-type="float" office:value="1.391">
                <text:p>1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">
                <text:p>0.387</text:p>
              </table:table-cell>
              <table:table-cell office:value-type="float" office:value="-0.108">
                <text:p>-0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">
                <text:p>1.52</text:p>
              </table:table-cell>
              <table:table-cell office:value-type="float" office:value="3.719">
                <text:p>3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1.042">
                <text:p>1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6">
                <text:p>0.196</text:p>
              </table:table-cell>
              <table:table-cell office:value-type="float" office:value="-1.539">
                <text:p>-1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6">
                <text:p>5.146</text:p>
              </table:table-cell>
              <table:table-cell office:value-type="float" office:value="-0.628">
                <text:p>-0.6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1">
                <text:p>0.331</text:p>
              </table:table-cell>
              <table:table-cell office:value-type="float" office:value="5.306">
                <text:p>5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95">
                <text:p>4.895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17">
                <text:p>1.417</text:p>
              </table:table-cell>
              <table:table-cell office:value-type="float" office:value="3.828">
                <text:p>3.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1">
                <text:p>-0.121</text:p>
              </table:table-cell>
              <table:table-cell office:value-type="float" office:value="-0.313">
                <text:p>-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678">
                <text:p>-0.678</text:p>
              </table:table-cell>
              <table:table-cell office:value-type="float" office:value="3.523">
                <text:p>3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85">
                <text:p>-0.385</text:p>
              </table:table-cell>
              <table:table-cell office:value-type="float" office:value="4.514">
                <text:p>4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3">
                <text:p>3.583</text:p>
              </table:table-cell>
              <table:table-cell office:value-type="float" office:value="2.426">
                <text:p>2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">
                <text:p>0.04</text:p>
              </table:table-cell>
              <table:table-cell office:value-type="float" office:value="5.358">
                <text:p>5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87">
                <text:p>5.787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">
                <text:p>0.822</text:p>
              </table:table-cell>
              <table:table-cell office:value-type="float" office:value="0.616">
                <text:p>0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271">
                <text:p>-0.271</text:p>
              </table:table-cell>
              <table:table-cell office:value-type="float" office:value="5.411">
                <text:p>5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6.861">
                <text:p>6.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535">
                <text:p>-1.535</text:p>
              </table:table-cell>
              <table:table-cell office:value-type="float" office:value="5.582">
                <text:p>5.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4">
                <text:p>3.084</text:p>
              </table:table-cell>
              <table:table-cell office:value-type="float" office:value="1.74">
                <text:p>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2">
                <text:p>4.222</text:p>
              </table:table-cell>
              <table:table-cell office:value-type="float" office:value="1.29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">
                <text:p>-0.17</text:p>
              </table:table-cell>
              <table:table-cell office:value-type="float" office:value="0.527">
                <text:p>0.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2">
                <text:p>-0.842</text:p>
              </table:table-cell>
              <table:table-cell office:value-type="float" office:value="0.878">
                <text:p>0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4">
                <text:p>1.554</text:p>
              </table:table-cell>
              <table:table-cell office:value-type="float" office:value="0.402">
                <text:p>0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57">
                <text:p>5.85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">
                <text:p>0.003</text:p>
              </table:table-cell>
              <table:table-cell office:value-type="float" office:value="5.132">
                <text:p>5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4">
                <text:p>1.874</text:p>
              </table:table-cell>
              <table:table-cell office:value-type="float" office:value="-1.925">
                <text:p>-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16">
                <text:p>4.816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">
                <text:p>0.382</text:p>
              </table:table-cell>
              <table:table-cell office:value-type="float" office:value="1.233">
                <text:p>1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26">
                <text:p>1.126</text:p>
              </table:table-cell>
              <table:table-cell office:value-type="float" office:value="4.745">
                <text:p>4.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323">
                <text:p>-0.323</text:p>
              </table:table-cell>
              <table:table-cell office:value-type="float" office:value="5.604">
                <text:p>5.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29">
                <text:p>-0.29</text:p>
              </table:table-cell>
              <table:table-cell office:value-type="float" office:value="5.373">
                <text:p>5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208">
                <text:p>-0.208</text:p>
              </table:table-cell>
              <table:table-cell office:value-type="float" office:value="5.87">
                <text:p>5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2">
                <text:p>-1.942</text:p>
              </table:table-cell>
              <table:table-cell office:value-type="float" office:value="1.753">
                <text:p>1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9">
                <text:p>-1.949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13">
                <text:p>5.613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62">
                <text:p>4.56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885">
                <text:p>-0.885</text:p>
              </table:table-cell>
              <table:table-cell office:value-type="float" office:value="2.805">
                <text:p>2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-0.466">
                <text:p>-0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1">
                <text:p>1.181</text:p>
              </table:table-cell>
              <table:table-cell office:value-type="float" office:value="2.184">
                <text:p>2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3">
                <text:p>5.103</text:p>
              </table:table-cell>
              <table:table-cell office:value-type="float" office:value="-0.449">
                <text:p>-0.4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9">
                <text:p>4.099</text:p>
              </table:table-cell>
              <table:table-cell office:value-type="float" office:value="2.798">
                <text:p>2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">
                <text:p>-0.69</text:p>
              </table:table-cell>
              <table:table-cell office:value-type="float" office:value="0.462">
                <text:p>0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">
                <text:p>4.0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23">
                <text:p>5.423</text:p>
              </table:table-cell>
              <table:table-cell office:value-type="float" office:value="-0.403">
                <text:p>-0.4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37">
                <text:p>5.637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9">
                <text:p>3.339</text:p>
              </table:table-cell>
              <table:table-cell office:value-type="float" office:value="1.525">
                <text:p>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">
                <text:p>5.64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6">
                <text:p>1.746</text:p>
              </table:table-cell>
              <table:table-cell office:value-type="float" office:value="-0.891">
                <text:p>-0.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8">
                <text:p>5.198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3">
                <text:p>3.103</text:p>
              </table:table-cell>
              <table:table-cell office:value-type="float" office:value="4.208">
                <text:p>4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2">
                <text:p>0.032</text:p>
              </table:table-cell>
              <table:table-cell office:value-type="float" office:value="5.584">
                <text:p>5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2.618">
                <text:p>2.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6">
                <text:p>2.556</text:p>
              </table:table-cell>
              <table:table-cell office:value-type="float" office:value="1.519">
                <text:p>1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7">
                <text:p>0.817</text:p>
              </table:table-cell>
              <table:table-cell office:value-type="float" office:value="-1.388">
                <text:p>-1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15">
                <text:p>0.215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3">
                <text:p>-1.063</text:p>
              </table:table-cell>
              <table:table-cell office:value-type="float" office:value="0.419">
                <text:p>0.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3">
                <text:p>0.73</text:p>
              </table:table-cell>
              <table:table-cell office:value-type="float" office:value="4.477">
                <text:p>4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1">
                <text:p>5.671</text:p>
              </table:table-cell>
              <table:table-cell office:value-type="float" office:value="1.976">
                <text:p>1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8">
                <text:p>6.218</text:p>
              </table:table-cell>
              <table:table-cell office:value-type="float" office:value="-0.135">
                <text:p>-0.1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2">
                <text:p>-0.472</text:p>
              </table:table-cell>
              <table:table-cell office:value-type="float" office:value="-0.579">
                <text:p>-0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8">
                <text:p>5.73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">
                <text:p>3.32</text:p>
              </table:table-cell>
              <table:table-cell office:value-type="float" office:value="1.96">
                <text:p>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">
                <text:p>4.55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342">
                <text:p>-0.342</text:p>
              </table:table-cell>
              <table:table-cell office:value-type="float" office:value="2.733">
                <text:p>2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">
                <text:p>0.308</text:p>
              </table:table-cell>
              <table:table-cell office:value-type="float" office:value="-0.848">
                <text:p>-0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5">
                <text:p>1.055</text:p>
              </table:table-cell>
              <table:table-cell office:value-type="float" office:value="-1.632">
                <text:p>-1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3">
                <text:p>4.683</text:p>
              </table:table-cell>
              <table:table-cell office:value-type="float" office:value="0.776">
                <text:p>0.7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